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736cm" svg:y="166.936cm">
            <draw:object draw:notify-on-update-of-ranges="Sheet1.C1:Sheet1.C1 Sheet1.C2:Sheet1.C3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154cm" svg:y="0.1cm">
            <draw:object draw:notify-on-update-of-ranges="Sheet1.C1:Sheet1.C1 Sheet1.C2:Sheet1.C3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44.5" calcext:value-type="float">
            <text:p>44.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45.5" calcext:value-type="float">
            <text:p>45.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47.75" calcext:value-type="float">
            <text:p>47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48.25" calcext:value-type="float">
            <text:p>48.2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49.25" calcext:value-type="float">
            <text:p>49.2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49.75" calcext:value-type="float">
            <text:p>49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50.25" calcext:value-type="float">
            <text:p>50.25</text:p>
          </table:table-cell>
          <table:table-cell office:value-type="float" office:value="2000" calcext:value-type="float">
            <text:p>2000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51.5" calcext:value-type="float">
            <text:p>51.5</text:p>
          </table:table-cell>
          <table:table-cell office:value-type="float" office:value="2000" calcext:value-type="float">
            <text:p>2000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51.75" calcext:value-type="float">
            <text:p>51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000" calcext:value-type="float">
            <text:p>2000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52.5" calcext:value-type="float">
            <text:p>52.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52.75" calcext:value-type="float">
            <text:p>52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53.5" calcext:value-type="float">
            <text:p>53.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53.5" calcext:value-type="float">
            <text:p>53.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54.5" calcext:value-type="float">
            <text:p>54.5</text:p>
          </table:table-cell>
          <table:table-cell office:value-type="float" office:value="2000" calcext:value-type="float">
            <text:p>200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54.75" calcext:value-type="float">
            <text:p>54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55.75" calcext:value-type="float">
            <text:p>55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55.75" calcext:value-type="float">
            <text:p>55.75</text:p>
          </table:table-cell>
          <table:table-cell office:value-type="float" office:value="2000" calcext:value-type="float">
            <text:p>20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56.5" calcext:value-type="float">
            <text:p>56.5</text:p>
          </table:table-cell>
          <table:table-cell office:value-type="float" office:value="2000" calcext:value-type="float">
            <text:p>20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57.25" calcext:value-type="float">
            <text:p>57.25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56.75" calcext:value-type="float">
            <text:p>56.75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56.5" calcext:value-type="float">
            <text:p>56.5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float" office:value="57.5" calcext:value-type="float">
            <text:p>57.5</text:p>
          </table:table-cell>
          <table:table-cell office:value-type="float" office:value="2000" calcext:value-type="float">
            <text:p>2000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2000" calcext:value-type="float">
            <text:p>2000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59.5" calcext:value-type="float">
            <text:p>59.5</text:p>
          </table:table-cell>
          <table:table-cell office:value-type="float" office:value="2000" calcext:value-type="float">
            <text:p>200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59.75" calcext:value-type="float">
            <text:p>59.75</text:p>
          </table:table-cell>
          <table:table-cell office:value-type="float" office:value="2000" calcext:value-type="float">
            <text:p>200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60.5" calcext:value-type="float">
            <text:p>60.5</text:p>
          </table:table-cell>
          <table:table-cell office:value-type="float" office:value="2000" calcext:value-type="float">
            <text:p>200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60.25" calcext:value-type="float">
            <text:p>60.25</text:p>
          </table:table-cell>
          <table:table-cell office:value-type="float" office:value="2000" calcext:value-type="float">
            <text:p>200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62.5" calcext:value-type="float">
            <text:p>62.5</text:p>
          </table:table-cell>
          <table:table-cell office:value-type="float" office:value="2000" calcext:value-type="float">
            <text:p>200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62.25" calcext:value-type="float">
            <text:p>62.25</text:p>
          </table:table-cell>
          <table:table-cell office:value-type="float" office:value="2000" calcext:value-type="float">
            <text:p>2000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62.25" calcext:value-type="float">
            <text:p>62.25</text:p>
          </table:table-cell>
          <table:table-cell office:value-type="float" office:value="2000" calcext:value-type="float">
            <text:p>2000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62.5" calcext:value-type="float">
            <text:p>62.5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62.5" calcext:value-type="float">
            <text:p>62.5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64.25" calcext:value-type="float">
            <text:p>64.25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65.75" calcext:value-type="float">
            <text:p>65.75</text:p>
          </table:table-cell>
          <table:table-cell office:value-type="float" office:value="2000" calcext:value-type="float">
            <text:p>200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65.5" calcext:value-type="float">
            <text:p>65.5</text:p>
          </table:table-cell>
          <table:table-cell office:value-type="float" office:value="2000" calcext:value-type="float">
            <text:p>20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68.75" calcext:value-type="float">
            <text:p>68.75</text:p>
          </table:table-cell>
          <table:table-cell office:value-type="float" office:value="2000" calcext:value-type="float">
            <text:p>2000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69.75" calcext:value-type="float">
            <text:p>69.75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68.75" calcext:value-type="float">
            <text:p>68.75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71.25" calcext:value-type="float">
            <text:p>71.25</text:p>
          </table:table-cell>
          <table:table-cell office:value-type="float" office:value="2000" calcext:value-type="float">
            <text:p>2000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71.25" calcext:value-type="float">
            <text:p>71.25</text:p>
          </table:table-cell>
          <table:table-cell office:value-type="float" office:value="2000" calcext:value-type="float">
            <text:p>2000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72.25" calcext:value-type="float">
            <text:p>72.25</text:p>
          </table:table-cell>
          <table:table-cell office:value-type="float" office:value="2000" calcext:value-type="float">
            <text:p>200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74.25" calcext:value-type="float">
            <text:p>74.25</text:p>
          </table:table-cell>
          <table:table-cell office:value-type="float" office:value="2000" calcext:value-type="float">
            <text:p>2000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76.25" calcext:value-type="float">
            <text:p>76.25</text:p>
          </table:table-cell>
          <table:table-cell office:value-type="float" office:value="2000" calcext:value-type="float">
            <text:p>2000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77.5" calcext:value-type="float">
            <text:p>77.5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office:value-type="float" office:value="2000" calcext:value-type="float">
            <text:p>200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77.75" calcext:value-type="float">
            <text:p>77.75</text:p>
          </table:table-cell>
          <table:table-cell office:value-type="float" office:value="2000" calcext:value-type="float">
            <text:p>2000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2000" calcext:value-type="float">
            <text:p>2000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2000" calcext:value-type="float">
            <text:p>2000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82.5" calcext:value-type="float">
            <text:p>82.5</text:p>
          </table:table-cell>
          <table:table-cell office:value-type="float" office:value="2000" calcext:value-type="float">
            <text:p>200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81.75" calcext:value-type="float">
            <text:p>81.75</text:p>
          </table:table-cell>
          <table:table-cell office:value-type="float" office:value="2000" calcext:value-type="float">
            <text:p>2000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84.75" calcext:value-type="float">
            <text:p>84.75</text:p>
          </table:table-cell>
          <table:table-cell office:value-type="float" office:value="2000" calcext:value-type="float">
            <text:p>200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96.25" calcext:value-type="float">
            <text:p>96.25</text:p>
          </table:table-cell>
          <table:table-cell office:value-type="float" office:value="2000" calcext:value-type="float">
            <text:p>2000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98.5" calcext:value-type="float">
            <text:p>98.5</text:p>
          </table:table-cell>
          <table:table-cell office:value-type="float" office:value="2000" calcext:value-type="float">
            <text:p>200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95.5" calcext:value-type="float">
            <text:p>95.5</text:p>
          </table:table-cell>
          <table:table-cell office:value-type="float" office:value="2000" calcext:value-type="float">
            <text:p>200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97.25" calcext:value-type="float">
            <text:p>97.25</text:p>
          </table:table-cell>
          <table:table-cell office:value-type="float" office:value="2000" calcext:value-type="float">
            <text:p>2000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96.25" calcext:value-type="float">
            <text:p>96.25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2000" calcext:value-type="float">
            <text:p>2000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08.5" calcext:value-type="float">
            <text:p>108.5</text:p>
          </table:table-cell>
          <table:table-cell office:value-type="float" office:value="2000" calcext:value-type="float">
            <text:p>2000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111.5" calcext:value-type="float">
            <text:p>111.5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111.5" calcext:value-type="float">
            <text:p>111.5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10.25" calcext:value-type="float">
            <text:p>110.25</text:p>
          </table:table-cell>
          <table:table-cell office:value-type="float" office:value="2000" calcext:value-type="float">
            <text:p>200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108.75" calcext:value-type="float">
            <text:p>108.75</text:p>
          </table:table-cell>
          <table:table-cell office:value-type="float" office:value="2000" calcext:value-type="float">
            <text:p>2000</text:p>
          </table:table-cell>
          <table:table-cell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07.75" calcext:value-type="float">
            <text:p>107.75</text:p>
          </table:table-cell>
          <table:table-cell office:value-type="float" office:value="2000" calcext:value-type="float">
            <text:p>2000</text:p>
          </table:table-cell>
          <table:table-cell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114.5" calcext:value-type="float">
            <text:p>114.5</text:p>
          </table:table-cell>
          <table:table-cell office:value-type="float" office:value="2000" calcext:value-type="float">
            <text:p>2000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114.5" calcext:value-type="float">
            <text:p>114.5</text:p>
          </table:table-cell>
          <table:table-cell office:value-type="float" office:value="2000" calcext:value-type="float">
            <text:p>200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14.75" calcext:value-type="float">
            <text:p>114.75</text:p>
          </table:table-cell>
          <table:table-cell office:value-type="float" office:value="2000" calcext:value-type="float">
            <text:p>200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00" calcext:value-type="float">
            <text:p>2000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118.25" calcext:value-type="float">
            <text:p>118.25</text:p>
          </table:table-cell>
          <table:table-cell office:value-type="float" office:value="2000" calcext:value-type="float">
            <text:p>2000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16.75" calcext:value-type="float">
            <text:p>116.75</text:p>
          </table:table-cell>
          <table:table-cell office:value-type="float" office:value="2000" calcext:value-type="float">
            <text:p>2000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121.75" calcext:value-type="float">
            <text:p>121.75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123.75" calcext:value-type="float">
            <text:p>123.75</text:p>
          </table:table-cell>
          <table:table-cell office:value-type="float" office:value="1880.77" calcext:value-type="float">
            <text:p>1880.77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27.75" calcext:value-type="float">
            <text:p>127.75</text:p>
          </table:table-cell>
          <table:table-cell office:value-type="float" office:value="1741.18" calcext:value-type="float">
            <text:p>1741.18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01.48" calcext:value-type="float">
            <text:p>1301.48</text:p>
          </table:table-cell>
          <table:table-cell office:value-type="float" office:value="35.75" calcext:value-type="float">
            <text:p>35.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137.5" calcext:value-type="float">
            <text:p>137.5</text:p>
          </table:table-cell>
          <table:table-cell office:value-type="float" office:value="1081.72" calcext:value-type="float">
            <text:p>1081.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office:value-type="float" office:value="134.25" calcext:value-type="float">
            <text:p>134.25</text:p>
          </table:table-cell>
          <table:table-cell office:value-type="float" office:value="261.79" calcext:value-type="float">
            <text:p>261.79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796.93" calcext:value-type="float">
            <text:p>796.93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002.13" calcext:value-type="float">
            <text:p>1002.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31.25" calcext:value-type="float">
            <text:p>131.25</text:p>
          </table:table-cell>
          <table:table-cell office:value-type="float" office:value="717.28" calcext:value-type="float">
            <text:p>717.28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office:value-type="float" office:value="129.75" calcext:value-type="float">
            <text:p>129.75</text:p>
          </table:table-cell>
          <table:table-cell office:value-type="float" office:value="1087.5" calcext:value-type="float">
            <text:p>1087.5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office:value-type="float" office:value="127.75" calcext:value-type="float">
            <text:p>127.75</text:p>
          </table:table-cell>
          <table:table-cell office:value-type="float" office:value="1212.76" calcext:value-type="float">
            <text:p>1212.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423.06" calcext:value-type="float">
            <text:p>1423.06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32.75" calcext:value-type="float">
            <text:p>132.75</text:p>
          </table:table-cell>
          <table:table-cell office:value-type="float" office:value="1233.34" calcext:value-type="float">
            <text:p>1233.34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808.52" calcext:value-type="float">
            <text:p>808.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132.25" calcext:value-type="float">
            <text:p>132.25</text:p>
          </table:table-cell>
          <table:table-cell office:value-type="float" office:value="973.72" calcext:value-type="float">
            <text:p>973.72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928.91" calcext:value-type="float">
            <text:p>928.91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36.25" calcext:value-type="float">
            <text:p>136.25</text:p>
          </table:table-cell>
          <table:table-cell office:value-type="float" office:value="844.09" calcext:value-type="float">
            <text:p>844.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36.25" calcext:value-type="float">
            <text:p>136.25</text:p>
          </table:table-cell>
          <table:table-cell office:value-type="float" office:value="469.18" calcext:value-type="float">
            <text:p>469.18</text:p>
          </table:table-cell>
          <table:table-cell office:value-type="float" office:value="40.25" calcext:value-type="float">
            <text:p>40.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39.75" calcext:value-type="float">
            <text:p>139.75</text:p>
          </table:table-cell>
          <table:table-cell office:value-type="float" office:value="534.27" calcext:value-type="float">
            <text:p>534.2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40.25" calcext:value-type="float">
            <text:p>140.25</text:p>
          </table:table-cell>
          <table:table-cell office:value-type="float" office:value="114.28" calcext:value-type="float">
            <text:p>114.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59.52" calcext:value-type="float">
            <text:p>1459.52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office:value-type="float" office:value="1859.78" calcext:value-type="float">
            <text:p>1859.78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38.75" calcext:value-type="float">
            <text:p>138.75</text:p>
          </table:table-cell>
          <table:table-cell office:value-type="float" office:value="2000" calcext:value-type="float">
            <text:p>2000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office:value-type="float" office:value="1973.24" calcext:value-type="float">
            <text:p>1973.24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42.25" calcext:value-type="float">
            <text:p>142.25</text:p>
          </table:table-cell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41.75" calcext:value-type="float">
            <text:p>141.75</text:p>
          </table:table-cell>
          <table:table-cell office:value-type="float" office:value="48.71" calcext:value-type="float">
            <text:p>48.71</text:p>
          </table:table-cell>
          <table:table-cell office:value-type="float" office:value="43.25" calcext:value-type="float">
            <text:p>43.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43.5" calcext:value-type="float">
            <text:p>143.5</text:p>
          </table:table-cell>
          <table:table-cell office:value-type="float" office:value="1261.37" calcext:value-type="float">
            <text:p>1261.37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73.94" calcext:value-type="float">
            <text:p>173.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43.5" calcext:value-type="float">
            <text:p>143.5</text:p>
          </table:table-cell>
          <table:table-cell office:value-type="float" office:value="2000" calcext:value-type="float">
            <text:p>200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42.5" calcext:value-type="float">
            <text:p>142.5</text:p>
          </table:table-cell>
          <table:table-cell office:value-type="float" office:value="1987.12" calcext:value-type="float">
            <text:p>1987.12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2000" calcext:value-type="float">
            <text:p>2000</text:p>
          </table:table-cell>
          <table:table-cell office:value-type="float" office:value="45.25" calcext:value-type="float">
            <text:p>45.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43.25" calcext:value-type="float">
            <text:p>143.25</text:p>
          </table:table-cell>
          <table:table-cell office:value-type="float" office:value="1587.79" calcext:value-type="float">
            <text:p>1587.79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45.75" calcext:value-type="float">
            <text:p>145.75</text:p>
          </table:table-cell>
          <table:table-cell office:value-type="float" office:value="2000" calcext:value-type="float">
            <text:p>2000</text:p>
          </table:table-cell>
          <table:table-cell office:value-type="float" office:value="45.75" calcext:value-type="float">
            <text:p>45.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46.5" calcext:value-type="float">
            <text:p>146.5</text:p>
          </table:table-cell>
          <table:table-cell office:value-type="float" office:value="813.34" calcext:value-type="float">
            <text:p>813.34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47.75" calcext:value-type="float">
            <text:p>147.75</text:p>
          </table:table-cell>
          <table:table-cell office:value-type="float" office:value="1026.02" calcext:value-type="float">
            <text:p>1026.02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526.13" calcext:value-type="float">
            <text:p>526.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48.5" calcext:value-type="float">
            <text:p>148.5</text:p>
          </table:table-cell>
          <table:table-cell office:value-type="float" office:value="151.18" calcext:value-type="float">
            <text:p>151.18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49.75" calcext:value-type="float">
            <text:p>149.75</text:p>
          </table:table-cell>
          <table:table-cell office:value-type="float" office:value="2000" calcext:value-type="float">
            <text:p>2000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1426.77" calcext:value-type="float">
            <text:p>1426.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48.25" calcext:value-type="float">
            <text:p>148.25</text:p>
          </table:table-cell>
          <table:table-cell office:value-type="float" office:value="2000" calcext:value-type="float">
            <text:p>2000</text:p>
          </table:table-cell>
          <table:table-cell office:value-type="float" office:value="48.25" calcext:value-type="float">
            <text:p>48.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147.75" calcext:value-type="float">
            <text:p>147.75</text:p>
          </table:table-cell>
          <table:table-cell office:value-type="float" office:value="2000" calcext:value-type="float">
            <text:p>2000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48.25" calcext:value-type="float">
            <text:p>148.25</text:p>
          </table:table-cell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2000" calcext:value-type="float">
            <text:p>200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151.75" calcext:value-type="float">
            <text:p>151.75</text:p>
          </table:table-cell>
          <table:table-cell office:value-type="float" office:value="678.36" calcext:value-type="float">
            <text:p>678.36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52.25" calcext:value-type="float">
            <text:p>152.25</text:p>
          </table:table-cell>
          <table:table-cell office:value-type="float" office:value="953.52" calcext:value-type="float">
            <text:p>953.52</text:p>
          </table:table-cell>
          <table:table-cell office:value-type="float" office:value="50.25" calcext:value-type="float">
            <text:p>50.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53.5" calcext:value-type="float">
            <text:p>153.5</text:p>
          </table:table-cell>
          <table:table-cell office:value-type="float" office:value="866.16" calcext:value-type="float">
            <text:p>866.16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5.25" calcext:value-type="float">
            <text:p>155.25</text:p>
          </table:table-cell>
          <table:table-cell office:value-type="float" office:value="1803.98" calcext:value-type="float">
            <text:p>1803.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54.5" calcext:value-type="float">
            <text:p>154.5</text:p>
          </table:table-cell>
          <table:table-cell office:value-type="float" office:value="1154.22" calcext:value-type="float">
            <text:p>1154.22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2000" calcext:value-type="float">
            <text:p>2000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55.5" calcext:value-type="float">
            <text:p>155.5</text:p>
          </table:table-cell>
          <table:table-cell office:value-type="float" office:value="1542.24" calcext:value-type="float">
            <text:p>1542.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55.25" calcext:value-type="float">
            <text:p>155.25</text:p>
          </table:table-cell>
          <table:table-cell office:value-type="float" office:value="1392.47" calcext:value-type="float">
            <text:p>1392.47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57.25" calcext:value-type="float">
            <text:p>157.25</text:p>
          </table:table-cell>
          <table:table-cell office:value-type="float" office:value="1655.21" calcext:value-type="float">
            <text:p>1655.21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57.5" calcext:value-type="float">
            <text:p>157.5</text:p>
          </table:table-cell>
          <table:table-cell office:value-type="float" office:value="492.84" calcext:value-type="float">
            <text:p>492.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855.47" calcext:value-type="float">
            <text:p>855.47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61.5" calcext:value-type="float">
            <text:p>161.5</text:p>
          </table:table-cell>
          <table:table-cell office:value-type="float" office:value="0" calcext:value-type="float">
            <text:p>0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61.5" calcext:value-type="float">
            <text:p>161.5</text:p>
          </table:table-cell>
          <table:table-cell office:value-type="float" office:value="1592.99" calcext:value-type="float">
            <text:p>1592.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61.5" calcext:value-type="float">
            <text:p>161.5</text:p>
          </table:table-cell>
          <table:table-cell office:value-type="float" office:value="1218.17" calcext:value-type="float">
            <text:p>1218.17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63.75" calcext:value-type="float">
            <text:p>163.75</text:p>
          </table:table-cell>
          <table:table-cell office:value-type="float" office:value="1218.34" calcext:value-type="float">
            <text:p>1218.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63.25" calcext:value-type="float">
            <text:p>163.25</text:p>
          </table:table-cell>
          <table:table-cell office:value-type="float" office:value="0" calcext:value-type="float">
            <text:p>0</text:p>
          </table:table-cell>
          <table:table-cell office:value-type="float" office:value="55.25" calcext:value-type="float">
            <text:p>55.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64.25" calcext:value-type="float">
            <text:p>164.25</text:p>
          </table:table-cell>
          <table:table-cell office:value-type="float" office:value="818.49" calcext:value-type="float">
            <text:p>818.49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64.75" calcext:value-type="float">
            <text:p>164.75</text:p>
          </table:table-cell>
          <table:table-cell office:value-type="float" office:value="143.53" calcext:value-type="float">
            <text:p>143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18.54" calcext:value-type="float">
            <text:p>118.54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69.25" calcext:value-type="float">
            <text:p>169.25</text:p>
          </table:table-cell>
          <table:table-cell office:value-type="float" office:value="0" calcext:value-type="float">
            <text:p>0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68.75" calcext:value-type="float">
            <text:p>168.75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68.25" calcext:value-type="float">
            <text:p>168.25</text:p>
          </table:table-cell>
          <table:table-cell office:value-type="float" office:value="855.79" calcext:value-type="float">
            <text:p>855.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818.38" calcext:value-type="float">
            <text:p>818.38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70.75" calcext:value-type="float">
            <text:p>170.75</text:p>
          </table:table-cell>
          <table:table-cell office:value-type="float" office:value="0" calcext:value-type="float">
            <text:p>0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71.5" calcext:value-type="float">
            <text:p>171.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2.5" calcext:value-type="float">
            <text:p>172.5</text:p>
          </table:table-cell>
          <table:table-cell office:value-type="float" office:value="0" calcext:value-type="float">
            <text:p>0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2.75" calcext:value-type="float">
            <text:p>172.75</text:p>
          </table:table-cell>
          <table:table-cell office:value-type="float" office:value="0" calcext:value-type="float">
            <text:p>0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" calcext:value-type="float">
            <text:p>174.5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74.25" calcext:value-type="float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455.42" calcext:value-type="float">
            <text:p>455.42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76.25" calcext:value-type="float">
            <text:p>176.25</text:p>
          </table:table-cell>
          <table:table-cell office:value-type="float" office:value="0" calcext:value-type="float">
            <text:p>0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5.5" calcext:value-type="float">
            <text:p>175.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5.75" calcext:value-type="float">
            <text:p>175.75</text:p>
          </table:table-cell>
          <table:table-cell office:value-type="float" office:value="205.23" calcext:value-type="float">
            <text:p>205.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5.5" calcext:value-type="float">
            <text:p>175.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.25" calcext:value-type="float">
            <text:p>176.25</text:p>
          </table:table-cell>
          <table:table-cell office:value-type="float" office:value="80.17" calcext:value-type="float">
            <text:p>80.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76.25" calcext:value-type="float">
            <text:p>176.25</text:p>
          </table:table-cell>
          <table:table-cell office:value-type="float" office:value="0" calcext:value-type="float">
            <text:p>0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292.79" calcext:value-type="float">
            <text:p>1292.79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78.25" calcext:value-type="float">
            <text:p>178.25</text:p>
          </table:table-cell>
          <table:table-cell office:value-type="float" office:value="880.44" calcext:value-type="float">
            <text:p>880.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6.5" calcext:value-type="float">
            <text:p>176.5</text:p>
          </table:table-cell>
          <table:table-cell office:value-type="float" office:value="380.53" calcext:value-type="float">
            <text:p>380.53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78.5" calcext:value-type="float">
            <text:p>178.5</text:p>
          </table:table-cell>
          <table:table-cell office:value-type="float" office:value="1655.71" calcext:value-type="float">
            <text:p>1655.71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77.5" calcext:value-type="float">
            <text:p>177.5</text:p>
          </table:table-cell>
          <table:table-cell office:value-type="float" office:value="118.28" calcext:value-type="float">
            <text:p>118.28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78.75" calcext:value-type="float">
            <text:p>178.75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230.97" calcext:value-type="float">
            <text:p>230.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77.25" calcext:value-type="float">
            <text:p>177.25</text:p>
          </table:table-cell>
          <table:table-cell office:value-type="float" office:value="1506.12" calcext:value-type="float">
            <text:p>1506.1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79.5" calcext:value-type="float">
            <text:p>179.5</text:p>
          </table:table-cell>
          <table:table-cell office:value-type="float" office:value="931.26" calcext:value-type="float">
            <text:p>931.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5" calcext:value-type="float">
            <text:p>255</text:p>
          </table:table-cell>
          <table:table-cell office:value-type="float" office:value="180.75" calcext:value-type="float">
            <text:p>180.75</text:p>
          </table:table-cell>
          <table:table-cell office:value-type="float" office:value="2000" calcext:value-type="float">
            <text:p>200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179.5" calcext:value-type="float">
            <text:p>179.5</text:p>
          </table:table-cell>
          <table:table-cell office:value-type="float" office:value="2000" calcext:value-type="float">
            <text:p>2000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5" calcext:value-type="float">
            <text:p>255</text:p>
          </table:table-cell>
          <table:table-cell office:value-type="float" office:value="178.5" calcext:value-type="float">
            <text:p>178.5</text:p>
          </table:table-cell>
          <table:table-cell office:value-type="float" office:value="2000" calcext:value-type="float">
            <text:p>200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5" calcext:value-type="float">
            <text:p>255</text:p>
          </table:table-cell>
          <table:table-cell office:value-type="float" office:value="177.5" calcext:value-type="float">
            <text:p>177.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177.5" calcext:value-type="float">
            <text:p>177.5</text:p>
          </table:table-cell>
          <table:table-cell office:value-type="float" office:value="2000" calcext:value-type="float">
            <text:p>200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178.75" calcext:value-type="float">
            <text:p>178.75</text:p>
          </table:table-cell>
          <table:table-cell office:value-type="float" office:value="2000" calcext:value-type="float">
            <text:p>2000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78.25" calcext:value-type="float">
            <text:p>178.2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office:value-type="float" office:value="177.75" calcext:value-type="float">
            <text:p>177.75</text:p>
          </table:table-cell>
          <table:table-cell office:value-type="float" office:value="2000" calcext:value-type="float">
            <text:p>2000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178" calcext:value-type="float">
            <text:p>178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178.25" calcext:value-type="float">
            <text:p>178.25</text:p>
          </table:table-cell>
          <table:table-cell office:value-type="float" office:value="2000" calcext:value-type="float">
            <text:p>2000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179.25" calcext:value-type="float">
            <text:p>179.2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179.5" calcext:value-type="float">
            <text:p>179.5</text:p>
          </table:table-cell>
          <table:table-cell office:value-type="float" office:value="2000" calcext:value-type="float">
            <text:p>2000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 office:value-type="float" office:value="179.5" calcext:value-type="float">
            <text:p>179.5</text:p>
          </table:table-cell>
          <table:table-cell office:value-type="float" office:value="2000" calcext:value-type="float">
            <text:p>2000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180.25" calcext:value-type="float">
            <text:p>180.25</text:p>
          </table:table-cell>
          <table:table-cell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2000" calcext:value-type="float">
            <text:p>2000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183.25" calcext:value-type="float">
            <text:p>183.25</text:p>
          </table:table-cell>
          <table:table-cell office:value-type="float" office:value="2000" calcext:value-type="float">
            <text:p>2000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183.5" calcext:value-type="float">
            <text:p>183.5</text:p>
          </table:table-cell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184.75" calcext:value-type="float">
            <text:p>184.75</text:p>
          </table:table-cell>
          <table:table-cell office:value-type="float" office:value="2000" calcext:value-type="float">
            <text:p>2000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184.5" calcext:value-type="float">
            <text:p>184.5</text:p>
          </table:table-cell>
          <table:table-cell office:value-type="float" office:value="2000" calcext:value-type="float">
            <text:p>2000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office:value-type="float" office:value="184.75" calcext:value-type="float">
            <text:p>184.75</text:p>
          </table:table-cell>
          <table:table-cell office:value-type="float" office:value="2000" calcext:value-type="float">
            <text:p>2000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185.25" calcext:value-type="float">
            <text:p>185.25</text:p>
          </table:table-cell>
          <table:table-cell office:value-type="float" office:value="2000" calcext:value-type="float">
            <text:p>2000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office:value-type="float" office:value="2000" calcext:value-type="float">
            <text:p>2000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office:value-type="float" office:value="186.75" calcext:value-type="float">
            <text:p>186.75</text:p>
          </table:table-cell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2000" calcext:value-type="float">
            <text:p>2000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189.5" calcext:value-type="float">
            <text:p>189.5</text:p>
          </table:table-cell>
          <table:table-cell office:value-type="float" office:value="2000" calcext:value-type="float">
            <text:p>2000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office:value-type="float" office:value="189.75" calcext:value-type="float">
            <text:p>189.75</text:p>
          </table:table-cell>
          <table:table-cell office:value-type="float" office:value="2000" calcext:value-type="float">
            <text:p>2000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190.25" calcext:value-type="float">
            <text:p>190.25</text:p>
          </table:table-cell>
          <table:table-cell office:value-type="float" office:value="2000" calcext:value-type="float">
            <text:p>200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2000" calcext:value-type="float">
            <text:p>2000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191.5" calcext:value-type="float">
            <text:p>191.5</text:p>
          </table:table-cell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192.25" calcext:value-type="float">
            <text:p>192.25</text:p>
          </table:table-cell>
          <table:table-cell office:value-type="float" office:value="2000" calcext:value-type="float">
            <text:p>2000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193.75" calcext:value-type="float">
            <text:p>193.75</text:p>
          </table:table-cell>
          <table:table-cell office:value-type="float" office:value="2000" calcext:value-type="float">
            <text:p>2000</text:p>
          </table:table-cell>
          <table:table-cell office:value-type="float" office:value="82.25" calcext:value-type="float">
            <text:p>82.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194.75" calcext:value-type="float">
            <text:p>194.75</text:p>
          </table:table-cell>
          <table:table-cell office:value-type="float" office:value="2000" calcext:value-type="float">
            <text:p>2000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195.5" calcext:value-type="float">
            <text:p>195.5</text:p>
          </table:table-cell>
          <table:table-cell office:value-type="float" office:value="2000" calcext:value-type="float">
            <text:p>2000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2000" calcext:value-type="float">
            <text:p>2000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2000" calcext:value-type="float">
            <text:p>2000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198.75" calcext:value-type="float">
            <text:p>198.75</text:p>
          </table:table-cell>
          <table:table-cell office:value-type="float" office:value="2000" calcext:value-type="float">
            <text:p>2000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199.75" calcext:value-type="float">
            <text:p>199.75</text:p>
          </table:table-cell>
          <table:table-cell office:value-type="float" office:value="2000" calcext:value-type="float">
            <text:p>2000</text:p>
          </table:table-cell>
          <table:table-cell office:value-type="float" office:value="85.25" calcext:value-type="float">
            <text:p>85.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200.5" calcext:value-type="float">
            <text:p>200.5</text:p>
          </table:table-cell>
          <table:table-cell office:value-type="float" office:value="2000" calcext:value-type="float">
            <text:p>2000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  <table:table-cell office:value-type="float" office:value="201.5" calcext:value-type="float">
            <text:p>201.5</text:p>
          </table:table-cell>
          <table:table-cell office:value-type="float" office:value="2000" calcext:value-type="float">
            <text:p>2000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  <table:table-cell office:value-type="float" office:value="202.75" calcext:value-type="float">
            <text:p>202.75</text:p>
          </table:table-cell>
          <table:table-cell office:value-type="float" office:value="2000" calcext:value-type="float">
            <text:p>200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office:value-type="float" office:value="203.75" calcext:value-type="float">
            <text:p>203.75</text:p>
          </table:table-cell>
          <table:table-cell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2000" calcext:value-type="float">
            <text:p>2000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5" calcext:value-type="float">
            <text:p>255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00" calcext:value-type="float">
            <text:p>2000</text:p>
          </table:table-cell>
          <table:table-cell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00" calcext:value-type="float">
            <text:p>2000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207.5" calcext:value-type="float">
            <text:p>207.5</text:p>
          </table:table-cell>
          <table:table-cell office:value-type="float" office:value="2000" calcext:value-type="float">
            <text:p>2000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08.5" calcext:value-type="float">
            <text:p>208.5</text:p>
          </table:table-cell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209.75" calcext:value-type="float">
            <text:p>209.75</text:p>
          </table:table-cell>
          <table:table-cell office:value-type="float" office:value="2000" calcext:value-type="float">
            <text:p>2000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10.75" calcext:value-type="float">
            <text:p>210.75</text:p>
          </table:table-cell>
          <table:table-cell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office:value-type="float" office:value="211.75" calcext:value-type="float">
            <text:p>211.75</text:p>
          </table:table-cell>
          <table:table-cell office:value-type="float" office:value="2000" calcext:value-type="float">
            <text:p>2000</text:p>
          </table:table-cell>
          <table:table-cell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12.75" calcext:value-type="float">
            <text:p>212.75</text:p>
          </table:table-cell>
          <table:table-cell office:value-type="float" office:value="2000" calcext:value-type="float">
            <text:p>2000</text:p>
          </table:table-cell>
          <table:table-cell office:value-type="float" office:value="90.75" calcext:value-type="float">
            <text:p>90.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office:value-type="float" office:value="2000" calcext:value-type="float">
            <text:p>2000</text:p>
          </table:table-cell>
          <table:table-cell office:value-type="float" office:value="91.25" calcext:value-type="float">
            <text:p>91.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14.75" calcext:value-type="float">
            <text:p>214.75</text:p>
          </table:table-cell>
          <table:table-cell office:value-type="float" office:value="2000" calcext:value-type="float">
            <text:p>2000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215.75" calcext:value-type="float">
            <text:p>215.75</text:p>
          </table:table-cell>
          <table:table-cell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  <table:table-cell office:value-type="float" office:value="2000" calcext:value-type="float">
            <text:p>2000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19.25" calcext:value-type="float">
            <text:p>219.25</text:p>
          </table:table-cell>
          <table:table-cell office:value-type="float" office:value="2000" calcext:value-type="float">
            <text:p>200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20.25" calcext:value-type="float">
            <text:p>220.25</text:p>
          </table:table-cell>
          <table:table-cell office:value-type="float" office:value="2000" calcext:value-type="float">
            <text:p>2000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21.25" calcext:value-type="float">
            <text:p>221.25</text:p>
          </table:table-cell>
          <table:table-cell office:value-type="float" office:value="2000" calcext:value-type="float">
            <text:p>2000</text:p>
          </table:table-cell>
          <table:table-cell office:value-type="float" office:value="94.25" calcext:value-type="float">
            <text:p>94.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22.5" calcext:value-type="float">
            <text:p>222.5</text:p>
          </table:table-cell>
          <table:table-cell office:value-type="float" office:value="2000" calcext:value-type="float">
            <text:p>2000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2000" calcext:value-type="float">
            <text:p>2000</text:p>
          </table:table-cell>
          <table:table-cell office:value-type="float" office:value="95.25" calcext:value-type="float">
            <text:p>95.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25.25" calcext:value-type="float">
            <text:p>225.25</text:p>
          </table:table-cell>
          <table:table-cell office:value-type="float" office:value="2000" calcext:value-type="float">
            <text:p>2000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26.5" calcext:value-type="float">
            <text:p>226.5</text:p>
          </table:table-cell>
          <table:table-cell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000" calcext:value-type="float">
            <text:p>2000</text:p>
          </table:table-cell>
          <table:table-cell office:value-type="float" office:value="96.25" calcext:value-type="float">
            <text:p>96.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29.25" calcext:value-type="float">
            <text:p>229.25</text:p>
          </table:table-cell>
          <table:table-cell office:value-type="float" office:value="2000" calcext:value-type="float">
            <text:p>2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30.5" calcext:value-type="float">
            <text:p>230.5</text:p>
          </table:table-cell>
          <table:table-cell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000" calcext:value-type="float">
            <text:p>200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33.25" calcext:value-type="float">
            <text:p>233.25</text:p>
          </table:table-cell>
          <table:table-cell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34.75" calcext:value-type="float">
            <text:p>234.75</text:p>
          </table:table-cell>
          <table:table-cell office:value-type="float" office:value="2000" calcext:value-type="float">
            <text:p>2000</text:p>
          </table:table-cell>
          <table:table-cell office:value-type="float" office:value="98.25" calcext:value-type="float">
            <text:p>98.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2000" calcext:value-type="float">
            <text:p>2000</text:p>
          </table:table-cell>
          <table:table-cell office:value-type="float" office:value="98.75" calcext:value-type="float">
            <text:p>98.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000" calcext:value-type="float">
            <text:p>2000</text:p>
          </table:table-cell>
          <table:table-cell office:value-type="float" office:value="99.25" calcext:value-type="float">
            <text:p>99.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000" calcext:value-type="float">
            <text:p>2000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241.25" calcext:value-type="float">
            <text:p>241.25</text:p>
          </table:table-cell>
          <table:table-cell office:value-type="float" office:value="2000" calcext:value-type="float">
            <text:p>2000</text:p>
          </table:table-cell>
          <table:table-cell office:value-type="float" office:value="100.25" calcext:value-type="float">
            <text:p>100.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2.75" calcext:value-type="float">
            <text:p>242.75</text:p>
          </table:table-cell>
          <table:table-cell office:value-type="float" office:value="2000" calcext:value-type="float">
            <text:p>2000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44.25" calcext:value-type="float">
            <text:p>244.25</text:p>
          </table:table-cell>
          <table:table-cell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45.5" calcext:value-type="float">
            <text:p>245.5</text:p>
          </table:table-cell>
          <table:table-cell office:value-type="float" office:value="2000" calcext:value-type="float">
            <text:p>2000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7.25" calcext:value-type="float">
            <text:p>247.25</text:p>
          </table:table-cell>
          <table:table-cell office:value-type="float" office:value="2000" calcext:value-type="float">
            <text:p>2000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5" calcext:value-type="float">
            <text:p>255</text:p>
          </table:table-cell>
          <table:table-cell office:value-type="float" office:value="248.75" calcext:value-type="float">
            <text:p>248.75</text:p>
          </table:table-cell>
          <table:table-cell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1729.91" calcext:value-type="float">
            <text:p>1729.91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" calcext:value-type="float">
            <text:p>45</text:p>
          </table:table-cell>
          <table:table-cell office:value-type="float" office:value="251.5" calcext:value-type="float">
            <text:p>251.5</text:p>
          </table:table-cell>
          <table:table-cell office:value-type="float" office:value="0" calcext:value-type="float">
            <text:p>0</text:p>
          </table:table-cell>
          <table:table-cell office:value-type="float" office:value="102.75" calcext:value-type="float">
            <text:p>102.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252.75" calcext:value-type="float">
            <text:p>252.75</text:p>
          </table:table-cell>
          <table:table-cell office:value-type="float" office:value="0" calcext:value-type="float">
            <text:p>0</text:p>
          </table:table-cell>
          <table:table-cell office:value-type="float" office:value="103.25" calcext:value-type="float">
            <text:p>103.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254.25" calcext:value-type="float">
            <text:p>254.25</text:p>
          </table:table-cell>
          <table:table-cell office:value-type="float" office:value="0" calcext:value-type="float">
            <text:p>0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5" calcext:value-type="float">
            <text:p>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" calcext:value-type="float">
            <text:p>45</text:p>
          </table:table-cell>
          <table:table-cell office:value-type="float" office:value="257.25" calcext:value-type="float">
            <text:p>257.25</text:p>
          </table:table-cell>
          <table:table-cell office:value-type="float" office:value="0" calcext:value-type="float">
            <text:p>0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  <table:table-cell office:value-type="float" office:value="251.25" calcext:value-type="float">
            <text:p>251.25</text:p>
          </table:table-cell>
          <table:table-cell office:value-type="float" office:value="0" calcext:value-type="float">
            <text:p>0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" calcext:value-type="float">
            <text:p>45</text:p>
          </table:table-cell>
          <table:table-cell office:value-type="float" office:value="243.75" calcext:value-type="float">
            <text:p>243.7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235.5" calcext:value-type="float">
            <text:p>235.5</text:p>
          </table:table-cell>
          <table:table-cell office:value-type="float" office:value="0" calcext:value-type="float">
            <text:p>0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" calcext:value-type="float">
            <text:p>45</text:p>
          </table:table-cell>
          <table:table-cell office:value-type="float" office:value="227.75" calcext:value-type="float">
            <text:p>227.75</text:p>
          </table:table-cell>
          <table:table-cell office:value-type="float" office:value="0" calcext:value-type="float">
            <text:p>0</text:p>
          </table:table-cell>
          <table:table-cell office:value-type="float" office:value="105.75" calcext:value-type="float">
            <text:p>105.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5" calcext:value-type="float">
            <text:p>45</text:p>
          </table:table-cell>
          <table:table-cell office:value-type="float" office:value="222.25" calcext:value-type="float">
            <text:p>222.2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218.75" calcext:value-type="float">
            <text:p>218.75</text:p>
          </table:table-cell>
          <table:table-cell office:value-type="float" office:value="0" calcext:value-type="float">
            <text:p>0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14.25" calcext:value-type="float">
            <text:p>214.25</text:p>
          </table:table-cell>
          <table:table-cell office:value-type="float" office:value="0" calcext:value-type="float">
            <text:p>0</text:p>
          </table:table-cell>
          <table:table-cell office:value-type="float" office:value="106.75" calcext:value-type="float">
            <text:p>106.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float" office:value="212.75" calcext:value-type="float">
            <text:p>212.75</text:p>
          </table:table-cell>
          <table:table-cell office:value-type="float" office:value="0" calcext:value-type="float">
            <text:p>0</text:p>
          </table:table-cell>
          <table:table-cell office:value-type="float" office:value="107.25" calcext:value-type="float">
            <text:p>107.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210.75" calcext:value-type="float">
            <text:p>210.75</text:p>
          </table:table-cell>
          <table:table-cell office:value-type="float" office:value="0" calcext:value-type="float">
            <text:p>0</text:p>
          </table:table-cell>
          <table:table-cell office:value-type="float" office:value="107.75" calcext:value-type="float">
            <text:p>107.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office:value-type="float" office:value="207.75" calcext:value-type="float">
            <text:p>207.75</text:p>
          </table:table-cell>
          <table:table-cell office:value-type="float" office:value="0" calcext:value-type="float">
            <text:p>0</text:p>
          </table:table-cell>
          <table:table-cell office:value-type="float" office:value="108.75" calcext:value-type="float">
            <text:p>108.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office:value-type="float" office:value="206.25" calcext:value-type="float">
            <text:p>206.25</text:p>
          </table:table-cell>
          <table:table-cell office:value-type="float" office:value="0" calcext:value-type="float">
            <text:p>0</text:p>
          </table:table-cell>
          <table:table-cell office:value-type="float" office:value="109.25" calcext:value-type="float">
            <text:p>109.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" calcext:value-type="float">
            <text:p>45</text:p>
          </table:table-cell>
          <table:table-cell office:value-type="float" office:value="202.75" calcext:value-type="float">
            <text:p>202.7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200.25" calcext:value-type="float">
            <text:p>200.25</text:p>
          </table:table-cell>
          <table:table-cell office:value-type="float" office:value="0" calcext:value-type="float">
            <text:p>0</text:p>
          </table:table-cell>
          <table:table-cell office:value-type="float" office:value="109.75" calcext:value-type="float">
            <text:p>109.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" calcext:value-type="float">
            <text:p>45</text:p>
          </table:table-cell>
          <table:table-cell office:value-type="float" office:value="199.75" calcext:value-type="float">
            <text:p>199.75</text:p>
          </table:table-cell>
          <table:table-cell office:value-type="float" office:value="0" calcext:value-type="float">
            <text:p>0</text:p>
          </table:table-cell>
          <table:table-cell office:value-type="float" office:value="110.25" calcext:value-type="float">
            <text:p>110.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196.25" calcext:value-type="float">
            <text:p>196.25</text:p>
          </table:table-cell>
          <table:table-cell office:value-type="float" office:value="0" calcext:value-type="float">
            <text:p>0</text:p>
          </table:table-cell>
          <table:table-cell office:value-type="float" office:value="110.75" calcext:value-type="float">
            <text:p>110.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195.5" calcext:value-type="float">
            <text:p>195.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96.5" calcext:value-type="float">
            <text:p>196.5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194.25" calcext:value-type="float">
            <text:p>194.2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193.75" calcext:value-type="float">
            <text:p>193.75</text:p>
          </table:table-cell>
          <table:table-cell office:value-type="float" office:value="0" calcext:value-type="float">
            <text:p>0</text:p>
          </table:table-cell>
          <table:table-cell office:value-type="float" office:value="112.25" calcext:value-type="float">
            <text:p>112.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194.25" calcext:value-type="float">
            <text:p>194.2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" calcext:value-type="float">
            <text:p>45</text:p>
          </table:table-cell>
          <table:table-cell office:value-type="float" office:value="194.25" calcext:value-type="float">
            <text:p>194.25</text:p>
          </table:table-cell>
          <table:table-cell office:value-type="float" office:value="0" calcext:value-type="float">
            <text:p>0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" calcext:value-type="float">
            <text:p>45</text:p>
          </table:table-cell>
          <table:table-cell office:value-type="float" office:value="193.25" calcext:value-type="float">
            <text:p>193.25</text:p>
          </table:table-cell>
          <table:table-cell office:value-type="float" office:value="0" calcext:value-type="float">
            <text:p>0</text:p>
          </table:table-cell>
          <table:table-cell office:value-type="float" office:value="113.75" calcext:value-type="float">
            <text:p>113.7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5" calcext:value-type="float">
            <text:p>45</text:p>
          </table:table-cell>
          <table:table-cell office:value-type="float" office:value="194.5" calcext:value-type="float">
            <text:p>194.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 office:value-type="float" office:value="195.25" calcext:value-type="float">
            <text:p>195.25</text:p>
          </table:table-cell>
          <table:table-cell office:value-type="float" office:value="0" calcext:value-type="float">
            <text:p>0</text:p>
          </table:table-cell>
          <table:table-cell office:value-type="float" office:value="114.25" calcext:value-type="float">
            <text:p>114.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193.5" calcext:value-type="float">
            <text:p>193.5</text:p>
          </table:table-cell>
          <table:table-cell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float" office:value="193.25" calcext:value-type="float">
            <text:p>193.25</text:p>
          </table:table-cell>
          <table:table-cell office:value-type="float" office:value="0" calcext:value-type="float">
            <text:p>0</text:p>
          </table:table-cell>
          <table:table-cell office:value-type="float" office:value="115.25" calcext:value-type="float">
            <text:p>115.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193.75" calcext:value-type="float">
            <text:p>193.7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193.25" calcext:value-type="float">
            <text:p>193.25</text:p>
          </table:table-cell>
          <table:table-cell office:value-type="float" office:value="0" calcext:value-type="float">
            <text:p>0</text:p>
          </table:table-cell>
          <table:table-cell office:value-type="float" office:value="115.75" calcext:value-type="float">
            <text:p>115.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 office:value-type="float" office:value="191.5" calcext:value-type="float">
            <text:p>191.5</text:p>
          </table:table-cell>
          <table:table-cell office:value-type="float" office:value="0" calcext:value-type="float">
            <text:p>0</text:p>
          </table:table-cell>
          <table:table-cell office:value-type="float" office:value="116.25" calcext:value-type="float">
            <text:p>116.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" calcext:value-type="float">
            <text:p>45</text:p>
          </table:table-cell>
          <table:table-cell office:value-type="float" office:value="190.5" calcext:value-type="float">
            <text:p>190.5</text:p>
          </table:table-cell>
          <table:table-cell office:value-type="float" office:value="0" calcext:value-type="float">
            <text:p>0</text:p>
          </table:table-cell>
          <table:table-cell office:value-type="float" office:value="117.25" calcext:value-type="float">
            <text:p>117.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" calcext:value-type="float">
            <text:p>45</text:p>
          </table:table-cell>
          <table:table-cell office:value-type="float" office:value="190.25" calcext:value-type="float">
            <text:p>190.2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office:value-type="float" office:value="188.75" calcext:value-type="float">
            <text:p>188.7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187.25" calcext:value-type="float">
            <text:p>187.25</text:p>
          </table:table-cell>
          <table:table-cell office:value-type="float" office:value="0" calcext:value-type="float">
            <text:p>0</text:p>
          </table:table-cell>
          <table:table-cell office:value-type="float" office:value="118.25" calcext:value-type="float">
            <text:p>118.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186.75" calcext:value-type="float">
            <text:p>186.75</text:p>
          </table:table-cell>
          <table:table-cell office:value-type="float" office:value="0" calcext:value-type="float">
            <text:p>0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" calcext:value-type="float">
            <text:p>45</text:p>
          </table:table-cell>
          <table:table-cell office:value-type="float" office:value="185.25" calcext:value-type="float">
            <text:p>185.25</text:p>
          </table:table-cell>
          <table:table-cell office:value-type="float" office:value="0" calcext:value-type="float">
            <text:p>0</text:p>
          </table:table-cell>
          <table:table-cell office:value-type="float" office:value="118.75" calcext:value-type="float">
            <text:p>118.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office:value-type="float" office:value="183.75" calcext:value-type="float">
            <text:p>183.75</text:p>
          </table:table-cell>
          <table:table-cell office:value-type="float" office:value="0" calcext:value-type="float">
            <text:p>0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" calcext:value-type="float">
            <text:p>45</text:p>
          </table:table-cell>
          <table:table-cell office:value-type="float" office:value="183.5" calcext:value-type="float">
            <text:p>183.5</text:p>
          </table:table-cell>
          <table:table-cell office:value-type="float" office:value="0" calcext:value-type="float">
            <text:p>0</text:p>
          </table:table-cell>
          <table:table-cell office:value-type="float" office:value="119.75" calcext:value-type="float">
            <text:p>119.7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float" office:value="185.5" calcext:value-type="float">
            <text:p>185.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5" calcext:value-type="float">
            <text:p>45</text:p>
          </table:table-cell>
          <table:table-cell office:value-type="float" office:value="183.75" calcext:value-type="float">
            <text:p>183.75</text:p>
          </table:table-cell>
          <table:table-cell office:value-type="float" office:value="0" calcext:value-type="float">
            <text:p>0</text:p>
          </table:table-cell>
          <table:table-cell office:value-type="float" office:value="120.25" calcext:value-type="float">
            <text:p>120.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184.5" calcext:value-type="float">
            <text:p>184.5</text:p>
          </table:table-cell>
          <table:table-cell office:value-type="float" office:value="0" calcext:value-type="float">
            <text:p>0</text:p>
          </table:table-cell>
          <table:table-cell office:value-type="float" office:value="120.75" calcext:value-type="float">
            <text:p>120.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float" office:value="183.25" calcext:value-type="float">
            <text:p>183.2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" calcext:value-type="float">
            <text:p>45</text:p>
          </table:table-cell>
          <table:table-cell office:value-type="float" office:value="182.25" calcext:value-type="float">
            <text:p>182.25</text:p>
          </table:table-cell>
          <table:table-cell office:value-type="float" office:value="0" calcext:value-type="float">
            <text:p>0</text:p>
          </table:table-cell>
          <table:table-cell office:value-type="float" office:value="121.25" calcext:value-type="float">
            <text:p>121.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183.5" calcext:value-type="float">
            <text:p>183.5</text:p>
          </table:table-cell>
          <table:table-cell office:value-type="float" office:value="0" calcext:value-type="float">
            <text:p>0</text:p>
          </table:table-cell>
          <table:table-cell office:value-type="float" office:value="121.75" calcext:value-type="float">
            <text:p>121.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" calcext:value-type="float">
            <text:p>45</text:p>
          </table:table-cell>
          <table:table-cell office:value-type="float" office:value="181.75" calcext:value-type="float">
            <text:p>181.7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181.75" calcext:value-type="float">
            <text:p>181.75</text:p>
          </table:table-cell>
          <table:table-cell office:value-type="float" office:value="0" calcext:value-type="float">
            <text:p>0</text:p>
          </table:table-cell>
          <table:table-cell office:value-type="float" office:value="122.25" calcext:value-type="float">
            <text:p>122.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" calcext:value-type="float">
            <text:p>45</text:p>
          </table:table-cell>
          <table:table-cell office:value-type="float" office:value="181.75" calcext:value-type="float">
            <text:p>181.75</text:p>
          </table:table-cell>
          <table:table-cell office:value-type="float" office:value="0" calcext:value-type="float">
            <text:p>0</text:p>
          </table:table-cell>
          <table:table-cell office:value-type="float" office:value="122.75" calcext:value-type="float">
            <text:p>122.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" calcext:value-type="float">
            <text:p>45</text:p>
          </table:table-cell>
          <table:table-cell office:value-type="float" office:value="180.25" calcext:value-type="float">
            <text:p>180.25</text:p>
          </table:table-cell>
          <table:table-cell office:value-type="float" office:value="0" calcext:value-type="float">
            <text:p>0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" calcext:value-type="float">
            <text:p>45</text:p>
          </table:table-cell>
          <table:table-cell office:value-type="float" office:value="181.25" calcext:value-type="float">
            <text:p>181.25</text:p>
          </table:table-cell>
          <table:table-cell office:value-type="float" office:value="0" calcext:value-type="float">
            <text:p>0</text:p>
          </table:table-cell>
          <table:table-cell office:value-type="float" office:value="124.25" calcext:value-type="float">
            <text:p>124.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179.5" calcext:value-type="float">
            <text:p>179.5</text:p>
          </table:table-cell>
          <table:table-cell office:value-type="float" office:value="0" calcext:value-type="float">
            <text:p>0</text:p>
          </table:table-cell>
          <table:table-cell office:value-type="float" office:value="124.75" calcext:value-type="float">
            <text:p>124.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179.75" calcext:value-type="float">
            <text:p>179.75</text:p>
          </table:table-cell>
          <table:table-cell office:value-type="float" office:value="0" calcext:value-type="float">
            <text:p>0</text:p>
          </table:table-cell>
          <table:table-cell office:value-type="float" office:value="125.25" calcext:value-type="float">
            <text:p>125.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office:value-type="float" office:value="179.25" calcext:value-type="float">
            <text:p>179.25</text:p>
          </table:table-cell>
          <table:table-cell office:value-type="float" office:value="0" calcext:value-type="float">
            <text:p>0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" calcext:value-type="float">
            <text:p>45</text:p>
          </table:table-cell>
          <table:table-cell office:value-type="float" office:value="178.75" calcext:value-type="float">
            <text:p>178.75</text:p>
          </table:table-cell>
          <table:table-cell office:value-type="float" office:value="0" calcext:value-type="float">
            <text:p>0</text:p>
          </table:table-cell>
          <table:table-cell office:value-type="float" office:value="125.75" calcext:value-type="float">
            <text:p>125.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179.25" calcext:value-type="float">
            <text:p>179.2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179.5" calcext:value-type="float">
            <text:p>179.5</text:p>
          </table:table-cell>
          <table:table-cell office:value-type="float" office:value="0" calcext:value-type="float">
            <text:p>0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" calcext:value-type="float">
            <text:p>45</text:p>
          </table:table-cell>
          <table:table-cell office:value-type="float" office:value="177.5" calcext:value-type="float">
            <text:p>177.5</text:p>
          </table:table-cell>
          <table:table-cell office:value-type="float" office:value="0" calcext:value-type="float">
            <text:p>0</text:p>
          </table:table-cell>
          <table:table-cell office:value-type="float" office:value="126.75" calcext:value-type="float">
            <text:p>126.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" calcext:value-type="float">
            <text:p>45</text:p>
          </table:table-cell>
          <table:table-cell office:value-type="float" office:value="176.25" calcext:value-type="float">
            <text:p>176.25</text:p>
          </table:table-cell>
          <table:table-cell office:value-type="float" office:value="0" calcext:value-type="float">
            <text:p>0</text:p>
          </table:table-cell>
          <table:table-cell office:value-type="float" office:value="127.25" calcext:value-type="float">
            <text:p>127.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74.5" calcext:value-type="float">
            <text:p>174.5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float" office:value="174.25" calcext:value-type="float">
            <text:p>174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" calcext:value-type="float">
            <text:p>45</text:p>
          </table:table-cell>
          <table:table-cell office:value-type="float" office:value="172.75" calcext:value-type="float">
            <text:p>172.75</text:p>
          </table:table-cell>
          <table:table-cell office:value-type="float" office:value="0" calcext:value-type="float">
            <text:p>0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 office:value-type="float" office:value="172.25" calcext:value-type="float">
            <text:p>172.25</text:p>
          </table:table-cell>
          <table:table-cell office:value-type="float" office:value="0" calcext:value-type="float">
            <text:p>0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28.75" calcext:value-type="float">
            <text:p>128.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" calcext:value-type="float">
            <text:p>45</text:p>
          </table:table-cell>
          <table:table-cell office:value-type="float" office:value="175.25" calcext:value-type="float">
            <text:p>175.25</text:p>
          </table:table-cell>
          <table:table-cell office:value-type="float" office:value="0" calcext:value-type="float">
            <text:p>0</text:p>
          </table:table-cell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" calcext:value-type="float">
            <text:p>45</text:p>
          </table:table-cell>
          <table:table-cell office:value-type="float" office:value="173.5" calcext:value-type="float">
            <text:p>173.5</text:p>
          </table:table-cell>
          <table:table-cell office:value-type="float" office:value="0" calcext:value-type="float">
            <text:p>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" calcext:value-type="float">
            <text:p>45</text:p>
          </table:table-cell>
          <table:table-cell office:value-type="float" office:value="174.5" calcext:value-type="float">
            <text:p>174.5</text:p>
          </table:table-cell>
          <table:table-cell office:value-type="float" office:value="0" calcext:value-type="float">
            <text:p>0</text:p>
          </table:table-cell>
          <table:table-cell office:value-type="float" office:value="129.75" calcext:value-type="float">
            <text:p>129.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30.25" calcext:value-type="float">
            <text:p>130.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173.25" calcext:value-type="float">
            <text:p>173.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office:value-type="float" office:value="172.75" calcext:value-type="float">
            <text:p>172.75</text:p>
          </table:table-cell>
          <table:table-cell office:value-type="float" office:value="0" calcext:value-type="float">
            <text:p>0</text:p>
          </table:table-cell>
          <table:table-cell office:value-type="float" office:value="131.25" calcext:value-type="float">
            <text:p>131.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" calcext:value-type="float">
            <text:p>45</text:p>
          </table:table-cell>
          <table:table-cell office:value-type="float" office:value="170.5" calcext:value-type="float">
            <text:p>170.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office:value-type="float" office:value="168.75" calcext:value-type="float">
            <text:p>168.75</text:p>
          </table:table-cell>
          <table:table-cell office:value-type="float" office:value="0" calcext:value-type="float">
            <text:p>0</text:p>
          </table:table-cell>
          <table:table-cell office:value-type="float" office:value="131.75" calcext:value-type="float">
            <text:p>131.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float" office:value="166.5" calcext:value-type="float">
            <text:p>166.5</text:p>
          </table:table-cell>
          <table:table-cell office:value-type="float" office:value="0" calcext:value-type="float">
            <text:p>0</text:p>
          </table:table-cell>
          <table:table-cell office:value-type="float" office:value="132.25" calcext:value-type="float">
            <text:p>132.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165.5" calcext:value-type="float">
            <text:p>165.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" calcext:value-type="float">
            <text:p>45</text:p>
          </table:table-cell>
          <table:table-cell office:value-type="float" office:value="165.5" calcext:value-type="float">
            <text:p>165.5</text:p>
          </table:table-cell>
          <table:table-cell office:value-type="float" office:value="0" calcext:value-type="float">
            <text:p>0</text:p>
          </table:table-cell>
          <table:table-cell office:value-type="float" office:value="132.75" calcext:value-type="float">
            <text:p>132.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165.75" calcext:value-type="float">
            <text:p>165.75</text:p>
          </table:table-cell>
          <table:table-cell office:value-type="float" office:value="0" calcext:value-type="float">
            <text:p>0</text:p>
          </table:table-cell>
          <table:table-cell office:value-type="float" office:value="133.25" calcext:value-type="float">
            <text:p>133.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165.5" calcext:value-type="float">
            <text:p>165.5</text:p>
          </table:table-cell>
          <table:table-cell office:value-type="float" office:value="0" calcext:value-type="float">
            <text:p>0</text:p>
          </table:table-cell>
          <table:table-cell office:value-type="float" office:value="133.75" calcext:value-type="float">
            <text:p>133.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office:value-type="float" office:value="166.75" calcext:value-type="float">
            <text:p>166.75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 office:value-type="float" office:value="165.25" calcext:value-type="float">
            <text:p>165.25</text:p>
          </table:table-cell>
          <table:table-cell office:value-type="float" office:value="0" calcext:value-type="float">
            <text:p>0</text:p>
          </table:table-cell>
          <table:table-cell office:value-type="float" office:value="134.25" calcext:value-type="float">
            <text:p>134.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" calcext:value-type="float">
            <text:p>45</text:p>
          </table:table-cell>
          <table:table-cell office:value-type="float" office:value="162.75" calcext:value-type="float">
            <text:p>162.75</text:p>
          </table:table-cell>
          <table:table-cell office:value-type="float" office:value="0" calcext:value-type="float">
            <text:p>0</text:p>
          </table:table-cell>
          <table:table-cell office:value-type="float" office:value="134.75" calcext:value-type="float">
            <text:p>134.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162.25" calcext:value-type="float">
            <text:p>162.2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float" office:value="161.25" calcext:value-type="float">
            <text:p>161.25</text:p>
          </table:table-cell>
          <table:table-cell office:value-type="float" office:value="0" calcext:value-type="float">
            <text:p>0</text:p>
          </table:table-cell>
          <table:table-cell office:value-type="float" office:value="135.25" calcext:value-type="float">
            <text:p>135.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" calcext:value-type="float">
            <text:p>45</text:p>
          </table:table-cell>
          <table:table-cell office:value-type="float" office:value="158.75" calcext:value-type="float">
            <text:p>158.75</text:p>
          </table:table-cell>
          <table:table-cell office:value-type="float" office:value="0" calcext:value-type="float">
            <text:p>0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" calcext:value-type="float">
            <text:p>45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office:value-type="float" office:value="135.75" calcext:value-type="float">
            <text:p>135.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136.25" calcext:value-type="float">
            <text:p>136.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" calcext:value-type="float">
            <text:p>45</text:p>
          </table:table-cell>
          <table:table-cell office:value-type="float" office:value="154.5" calcext:value-type="float">
            <text:p>154.5</text:p>
          </table:table-cell>
          <table:table-cell office:value-type="float" office:value="0" calcext:value-type="float">
            <text:p>0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5" calcext:value-type="float">
            <text:p>45</text:p>
          </table:table-cell>
          <table:table-cell office:value-type="float" office:value="153.25" calcext:value-type="float">
            <text:p>153.2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" calcext:value-type="float">
            <text:p>45</text:p>
          </table:table-cell>
          <table:table-cell office:value-type="float" office:value="154.25" calcext:value-type="float">
            <text:p>154.25</text:p>
          </table:table-cell>
          <table:table-cell office:value-type="float" office:value="0" calcext:value-type="float">
            <text:p>0</text:p>
          </table:table-cell>
          <table:table-cell office:value-type="float" office:value="137.25" calcext:value-type="float">
            <text:p>137.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" calcext:value-type="float">
            <text:p>45</text:p>
          </table:table-cell>
          <table:table-cell office:value-type="float" office:value="156.5" calcext:value-type="float">
            <text:p>156.5</text:p>
          </table:table-cell>
          <table:table-cell office:value-type="float" office:value="0" calcext:value-type="float">
            <text:p>0</text:p>
          </table:table-cell>
          <table:table-cell office:value-type="float" office:value="137.75" calcext:value-type="float">
            <text:p>137.7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155.5" calcext:value-type="float">
            <text:p>155.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table:number-columns-repeated="3"/>
          <table:table-cell office:value-type="float" office:value="138.25" calcext:value-type="float">
            <text:p>138.25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table:number-columns-repeated="3"/>
          <table:table-cell office:value-type="float" office:value="138.5" calcext:value-type="float">
            <text:p>138.5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table:number-columns-repeated="3"/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table:number-columns-repeated="3"/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table:number-columns-repeated="3"/>
          <table:table-cell office:value-type="float" office:value="139.25" calcext:value-type="float">
            <text:p>139.25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table:number-columns-repeated="3"/>
          <table:table-cell office:value-type="float" office:value="139.5" calcext:value-type="float">
            <text:p>139.5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table:number-columns-repeated="3"/>
          <table:table-cell office:value-type="float" office:value="139.75" calcext:value-type="float">
            <text:p>139.75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table:number-columns-repeated="3"/>
          <table:table-cell office:value-type="float" office:value="140.25" calcext:value-type="float">
            <text:p>140.25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table:number-columns-repeated="3"/>
          <table:table-cell office:value-type="float" office:value="140.5" calcext:value-type="float">
            <text:p>140.5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number-columns-repeated="3"/>
          <table:table-cell office:value-type="float" office:value="140.5" calcext:value-type="float">
            <text:p>140.5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number-columns-repeated="3"/>
          <table:table-cell office:value-type="float" office:value="140.75" calcext:value-type="float">
            <text:p>140.75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table:number-columns-repeated="3"/>
          <table:table-cell office:value-type="float" office:value="141.25" calcext:value-type="float">
            <text:p>141.25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table:number-columns-repeated="3"/>
          <table:table-cell office:value-type="float" office:value="141.5" calcext:value-type="float">
            <text:p>141.5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table:number-columns-repeated="3"/>
          <table:table-cell office:value-type="float" office:value="141.75" calcext:value-type="float">
            <text:p>141.75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table:number-columns-repeated="3"/>
          <table:table-cell office:value-type="float" office:value="142.25" calcext:value-type="float">
            <text:p>142.25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table:number-columns-repeated="3"/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table:number-columns-repeated="3"/>
          <table:table-cell office:value-type="float" office:value="142.75" calcext:value-type="float">
            <text:p>142.75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table:number-columns-repeated="3"/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table:number-columns-repeated="3"/>
          <table:table-cell office:value-type="float" office:value="143.25" calcext:value-type="float">
            <text:p>143.25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table:number-columns-repeated="3"/>
          <table:table-cell office:value-type="float" office:value="143.5" calcext:value-type="float">
            <text:p>143.5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table:number-columns-repeated="3"/>
          <table:table-cell office:value-type="float" office:value="143.75" calcext:value-type="float">
            <text:p>143.75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table:number-columns-repeated="3"/>
          <table:table-cell office:value-type="float" office:value="143.75" calcext:value-type="float">
            <text:p>143.75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number-columns-repeated="3"/>
          <table:table-cell office:value-type="float" office:value="144.25" calcext:value-type="float">
            <text:p>144.25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table:number-columns-repeated="3"/>
          <table:table-cell office:value-type="float" office:value="144.5" calcext:value-type="float">
            <text:p>144.5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table:number-columns-repeated="3"/>
          <table:table-cell office:value-type="float" office:value="144.75" calcext:value-type="float">
            <text:p>144.75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table:number-columns-repeated="3"/>
          <table:table-cell office:value-type="float" office:value="145.25" calcext:value-type="float">
            <text:p>145.25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table:number-columns-repeated="3"/>
          <table:table-cell office:value-type="float" office:value="145.5" calcext:value-type="float">
            <text:p>145.5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table:number-columns-repeated="3"/>
          <table:table-cell office:value-type="float" office:value="145.5" calcext:value-type="float">
            <text:p>145.5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table:number-columns-repeated="3"/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table:number-columns-repeated="3"/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number-columns-repeated="3"/>
          <table:table-cell office:value-type="float" office:value="146.25" calcext:value-type="float">
            <text:p>146.25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table:number-columns-repeated="3"/>
          <table:table-cell office:value-type="float" office:value="146.5" calcext:value-type="float">
            <text:p>146.5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table:number-columns-repeated="3"/>
          <table:table-cell office:value-type="float" office:value="146.75" calcext:value-type="float">
            <text:p>146.75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table:number-columns-repeated="3"/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table:number-columns-repeated="3"/>
          <table:table-cell office:value-type="float" office:value="147.25" calcext:value-type="float">
            <text:p>147.25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number-columns-repeated="3"/>
          <table:table-cell office:value-type="float" office:value="147.5" calcext:value-type="float">
            <text:p>147.5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table:number-columns-repeated="3"/>
          <table:table-cell office:value-type="float" office:value="147.75" calcext:value-type="float">
            <text:p>147.75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table:number-columns-repeated="3"/>
          <table:table-cell office:value-type="float" office:value="148.25" calcext:value-type="float">
            <text:p>148.25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table:number-columns-repeated="3"/>
          <table:table-cell office:value-type="float" office:value="148.5" calcext:value-type="float">
            <text:p>148.5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table:number-columns-repeated="3"/>
          <table:table-cell office:value-type="float" office:value="148.75" calcext:value-type="float">
            <text:p>148.75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table:number-columns-repeated="3"/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table:number-columns-repeated="3"/>
          <table:table-cell office:value-type="float" office:value="149.25" calcext:value-type="float">
            <text:p>149.25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table:number-columns-repeated="3"/>
          <table:table-cell office:value-type="float" office:value="149.5" calcext:value-type="float">
            <text:p>149.5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table:number-columns-repeated="3"/>
          <table:table-cell office:value-type="float" office:value="149.75" calcext:value-type="float">
            <text:p>149.75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table:number-columns-repeated="3"/>
          <table:table-cell office:value-type="float" office:value="150.25" calcext:value-type="float">
            <text:p>150.25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table:number-columns-repeated="3"/>
          <table:table-cell office:value-type="float" office:value="150.5" calcext:value-type="float">
            <text:p>150.5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table:number-columns-repeated="3"/>
          <table:table-cell office:value-type="float" office:value="150.75" calcext:value-type="float">
            <text:p>150.75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number-columns-repeated="3"/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table:number-columns-repeated="3"/>
          <table:table-cell office:value-type="float" office:value="151.25" calcext:value-type="float">
            <text:p>151.25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table:number-columns-repeated="3"/>
          <table:table-cell office:value-type="float" office:value="151.5" calcext:value-type="float">
            <text:p>151.5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table:number-columns-repeated="3"/>
          <table:table-cell office:value-type="float" office:value="151.5" calcext:value-type="float">
            <text:p>151.5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table:number-columns-repeated="3"/>
          <table:table-cell office:value-type="float" office:value="151.75" calcext:value-type="float">
            <text:p>151.75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table:number-columns-repeated="3"/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table:number-columns-repeated="3"/>
          <table:table-cell office:value-type="float" office:value="152.25" calcext:value-type="float">
            <text:p>152.25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table:number-columns-repeated="3"/>
          <table:table-cell office:value-type="float" office:value="152.5" calcext:value-type="float">
            <text:p>152.5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table:number-columns-repeated="3"/>
          <table:table-cell office:value-type="float" office:value="152.75" calcext:value-type="float">
            <text:p>152.75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table:number-columns-repeated="3"/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table:number-columns-repeated="3"/>
          <table:table-cell office:value-type="float" office:value="153.25" calcext:value-type="float">
            <text:p>153.25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table:number-columns-repeated="3"/>
          <table:table-cell office:value-type="float" office:value="153.5" calcext:value-type="float">
            <text:p>153.5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table:number-columns-repeated="3"/>
          <table:table-cell office:value-type="float" office:value="153.75" calcext:value-type="float">
            <text:p>153.75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table:number-columns-repeated="3"/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table:number-columns-repeated="3"/>
          <table:table-cell office:value-type="float" office:value="154.25" calcext:value-type="float">
            <text:p>154.25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table:number-columns-repeated="3"/>
          <table:table-cell office:value-type="float" office:value="154.5" calcext:value-type="float">
            <text:p>154.5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table:number-columns-repeated="3"/>
          <table:table-cell office:value-type="float" office:value="154.75" calcext:value-type="float">
            <text:p>154.75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table:number-columns-repeated="3"/>
          <table:table-cell office:value-type="float" office:value="155.25" calcext:value-type="float">
            <text:p>155.25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table:number-columns-repeated="3"/>
          <table:table-cell office:value-type="float" office:value="155.5" calcext:value-type="float">
            <text:p>155.5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table:number-columns-repeated="3"/>
          <table:table-cell office:value-type="float" office:value="155.75" calcext:value-type="float">
            <text:p>155.75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table:number-columns-repeated="3"/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table:number-columns-repeated="3"/>
          <table:table-cell office:value-type="float" office:value="156.25" calcext:value-type="float">
            <text:p>156.25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table:number-columns-repeated="3"/>
          <table:table-cell office:value-type="float" office:value="156.5" calcext:value-type="float">
            <text:p>156.5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number-columns-repeated="3"/>
          <table:table-cell office:value-type="float" office:value="156.75" calcext:value-type="float">
            <text:p>156.75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table:number-columns-repeated="3"/>
          <table:table-cell office:value-type="float" office:value="157.25" calcext:value-type="float">
            <text:p>157.25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table:number-columns-repeated="3"/>
          <table:table-cell office:value-type="float" office:value="157.5" calcext:value-type="float">
            <text:p>157.5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table:number-columns-repeated="3"/>
          <table:table-cell office:value-type="float" office:value="157.75" calcext:value-type="float">
            <text:p>157.75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table:number-columns-repeated="3"/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table:number-columns-repeated="3"/>
          <table:table-cell office:value-type="float" office:value="158.25" calcext:value-type="float">
            <text:p>158.25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table:number-columns-repeated="3"/>
          <table:table-cell office:value-type="float" office:value="158.5" calcext:value-type="float">
            <text:p>158.5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table:number-columns-repeated="3"/>
          <table:table-cell office:value-type="float" office:value="158.75" calcext:value-type="float">
            <text:p>158.75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table:number-columns-repeated="3"/>
          <table:table-cell office:value-type="float" office:value="159.25" calcext:value-type="float">
            <text:p>159.25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table:number-columns-repeated="3"/>
          <table:table-cell office:value-type="float" office:value="159.25" calcext:value-type="float">
            <text:p>159.25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table:number-columns-repeated="3"/>
          <table:table-cell office:value-type="float" office:value="159.75" calcext:value-type="float">
            <text:p>159.75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table:number-columns-repeated="3"/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table:number-columns-repeated="3"/>
          <table:table-cell office:value-type="float" office:value="160.25" calcext:value-type="float">
            <text:p>160.25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table:number-columns-repeated="3"/>
          <table:table-cell office:value-type="float" office:value="160.5" calcext:value-type="float">
            <text:p>160.5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table:number-columns-repeated="3"/>
          <table:table-cell office:value-type="float" office:value="160.75" calcext:value-type="float">
            <text:p>160.75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table:number-columns-repeated="3"/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table:number-columns-repeated="3"/>
          <table:table-cell office:value-type="float" office:value="161.25" calcext:value-type="float">
            <text:p>161.25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table:number-columns-repeated="3"/>
          <table:table-cell office:value-type="float" office:value="161.5" calcext:value-type="float">
            <text:p>161.5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number-columns-repeated="3"/>
          <table:table-cell office:value-type="float" office:value="161.5" calcext:value-type="float">
            <text:p>161.5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table:number-columns-repeated="3"/>
          <table:table-cell office:value-type="float" office:value="161.75" calcext:value-type="float">
            <text:p>161.75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table:number-columns-repeated="3"/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table:number-columns-repeated="3"/>
          <table:table-cell office:value-type="float" office:value="162.25" calcext:value-type="float">
            <text:p>162.25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table:number-columns-repeated="3"/>
          <table:table-cell office:value-type="float" office:value="162.5" calcext:value-type="float">
            <text:p>162.5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table:number-columns-repeated="3"/>
          <table:table-cell office:value-type="float" office:value="162.75" calcext:value-type="float">
            <text:p>162.75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table:number-columns-repeated="3"/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table:number-columns-repeated="3"/>
          <table:table-cell office:value-type="float" office:value="163.25" calcext:value-type="float">
            <text:p>163.25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table:number-columns-repeated="3"/>
          <table:table-cell office:value-type="float" office:value="163.5" calcext:value-type="float">
            <text:p>163.5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table:number-columns-repeated="3"/>
          <table:table-cell office:value-type="float" office:value="163.75" calcext:value-type="float">
            <text:p>163.75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table:number-columns-repeated="3"/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table:number-columns-repeated="3"/>
          <table:table-cell office:value-type="float" office:value="164.25" calcext:value-type="float">
            <text:p>164.25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table:number-columns-repeated="3"/>
          <table:table-cell office:value-type="float" office:value="164.25" calcext:value-type="float">
            <text:p>164.25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table:number-columns-repeated="3"/>
          <table:table-cell office:value-type="float" office:value="164.5" calcext:value-type="float">
            <text:p>164.5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table:number-columns-repeated="3"/>
          <table:table-cell office:value-type="float" office:value="165.25" calcext:value-type="float">
            <text:p>165.25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table:number-columns-repeated="3"/>
          <table:table-cell office:value-type="float" office:value="165.5" calcext:value-type="float">
            <text:p>165.5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number-columns-repeated="3"/>
          <table:table-cell office:value-type="float" office:value="165.75" calcext:value-type="float">
            <text:p>165.75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table:number-columns-repeated="3"/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table:number-columns-repeated="3"/>
          <table:table-cell office:value-type="float" office:value="166.25" calcext:value-type="float">
            <text:p>166.25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table:number-columns-repeated="3"/>
          <table:table-cell office:value-type="float" office:value="166.5" calcext:value-type="float">
            <text:p>166.5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number-columns-repeated="3"/>
          <table:table-cell office:value-type="float" office:value="166.75" calcext:value-type="float">
            <text:p>166.75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table:number-columns-repeated="3"/>
          <table:table-cell office:value-type="float" office:value="167.25" calcext:value-type="float">
            <text:p>167.25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table:number-columns-repeated="3"/>
          <table:table-cell office:value-type="float" office:value="167.25" calcext:value-type="float">
            <text:p>167.25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table:number-columns-repeated="3"/>
          <table:table-cell office:value-type="float" office:value="167.5" calcext:value-type="float">
            <text:p>167.5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table:number-columns-repeated="3"/>
          <table:table-cell office:value-type="float" office:value="167.75" calcext:value-type="float">
            <text:p>167.75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table:number-columns-repeated="3"/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table:number-columns-repeated="3"/>
          <table:table-cell office:value-type="float" office:value="168.25" calcext:value-type="float">
            <text:p>168.25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table:number-columns-repeated="3"/>
          <table:table-cell office:value-type="float" office:value="168.5" calcext:value-type="float">
            <text:p>168.5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table:number-columns-repeated="3"/>
          <table:table-cell office:value-type="float" office:value="168.75" calcext:value-type="float">
            <text:p>168.75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table:number-columns-repeated="3"/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table:number-columns-repeated="3"/>
          <table:table-cell office:value-type="float" office:value="169.25" calcext:value-type="float">
            <text:p>169.25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table:number-columns-repeated="3"/>
          <table:table-cell office:value-type="float" office:value="169.5" calcext:value-type="float">
            <text:p>169.5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table:number-columns-repeated="3"/>
          <table:table-cell office:value-type="float" office:value="169.75" calcext:value-type="float">
            <text:p>169.75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table:number-columns-repeated="3"/>
          <table:table-cell office:value-type="float" office:value="170.25" calcext:value-type="float">
            <text:p>170.25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table:number-columns-repeated="3"/>
          <table:table-cell office:value-type="float" office:value="170.5" calcext:value-type="float">
            <text:p>170.5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table:number-columns-repeated="3"/>
          <table:table-cell office:value-type="float" office:value="170.75" calcext:value-type="float">
            <text:p>170.75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table:number-columns-repeated="3"/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table:number-columns-repeated="3"/>
          <table:table-cell office:value-type="float" office:value="171.25" calcext:value-type="float">
            <text:p>171.25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table:number-columns-repeated="3"/>
          <table:table-cell office:value-type="float" office:value="171.5" calcext:value-type="float">
            <text:p>171.5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table:number-columns-repeated="3"/>
          <table:table-cell office:value-type="float" office:value="171.75" calcext:value-type="float">
            <text:p>171.75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table:number-columns-repeated="3"/>
          <table:table-cell office:value-type="float" office:value="171.75" calcext:value-type="float">
            <text:p>171.75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table:number-columns-repeated="3"/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table:number-columns-repeated="3"/>
          <table:table-cell office:value-type="float" office:value="172.25" calcext:value-type="float">
            <text:p>172.25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table:number-columns-repeated="3"/>
          <table:table-cell office:value-type="float" office:value="172.5" calcext:value-type="float">
            <text:p>172.5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table:number-columns-repeated="3"/>
          <table:table-cell office:value-type="float" office:value="172.75" calcext:value-type="float">
            <text:p>172.75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table:number-columns-repeated="3"/>
          <table:table-cell office:value-type="float" office:value="173.25" calcext:value-type="float">
            <text:p>173.25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table:number-columns-repeated="3"/>
          <table:table-cell office:value-type="float" office:value="173.25" calcext:value-type="float">
            <text:p>173.25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number-columns-repeated="3"/>
          <table:table-cell office:value-type="float" office:value="173.5" calcext:value-type="float">
            <text:p>173.5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table:number-columns-repeated="3"/>
          <table:table-cell office:value-type="float" office:value="173.75" calcext:value-type="float">
            <text:p>173.75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table:number-columns-repeated="3"/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table:number-columns-repeated="3"/>
          <table:table-cell office:value-type="float" office:value="174.25" calcext:value-type="float">
            <text:p>174.25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number-columns-repeated="3"/>
          <table:table-cell office:value-type="float" office:value="174.5" calcext:value-type="float">
            <text:p>174.5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table:number-columns-repeated="3"/>
          <table:table-cell office:value-type="float" office:value="174.75" calcext:value-type="float">
            <text:p>174.75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table:number-columns-repeated="3"/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table:number-columns-repeated="3"/>
          <table:table-cell office:value-type="float" office:value="175.25" calcext:value-type="float">
            <text:p>175.25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table:number-columns-repeated="3"/>
          <table:table-cell office:value-type="float" office:value="175.5" calcext:value-type="float">
            <text:p>175.5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table:number-columns-repeated="3"/>
          <table:table-cell office:value-type="float" office:value="175.75" calcext:value-type="float">
            <text:p>175.75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table:number-columns-repeated="3"/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table:number-columns-repeated="3"/>
          <table:table-cell office:value-type="float" office:value="176.25" calcext:value-type="float">
            <text:p>176.25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table:number-columns-repeated="3"/>
          <table:table-cell office:value-type="float" office:value="176.5" calcext:value-type="float">
            <text:p>176.5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table:number-columns-repeated="3"/>
          <table:table-cell office:value-type="float" office:value="176.75" calcext:value-type="float">
            <text:p>176.75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table:number-columns-repeated="3"/>
          <table:table-cell office:value-type="float" office:value="176.75" calcext:value-type="float">
            <text:p>176.75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number-columns-repeated="3"/>
          <table:table-cell office:value-type="float" office:value="177.5" calcext:value-type="float">
            <text:p>177.5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table:number-columns-repeated="3"/>
          <table:table-cell office:value-type="float" office:value="177.5" calcext:value-type="float">
            <text:p>177.5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table:number-columns-repeated="3"/>
          <table:table-cell office:value-type="float" office:value="177.75" calcext:value-type="float">
            <text:p>177.75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table:number-columns-repeated="3"/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table:number-columns-repeated="3"/>
          <table:table-cell office:value-type="float" office:value="178.25" calcext:value-type="float">
            <text:p>178.25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table:number-columns-repeated="3"/>
          <table:table-cell office:value-type="float" office:value="178.25" calcext:value-type="float">
            <text:p>178.25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table:number-columns-repeated="3"/>
          <table:table-cell office:value-type="float" office:value="178.5" calcext:value-type="float">
            <text:p>178.5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table:number-columns-repeated="3"/>
          <table:table-cell office:value-type="float" office:value="178.75" calcext:value-type="float">
            <text:p>178.75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table:number-columns-repeated="3"/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table:number-columns-repeated="3"/>
          <table:table-cell office:value-type="float" office:value="179.25" calcext:value-type="float">
            <text:p>179.25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table:number-columns-repeated="3"/>
          <table:table-cell office:value-type="float" office:value="179.5" calcext:value-type="float">
            <text:p>179.5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table:number-columns-repeated="3"/>
          <table:table-cell office:value-type="float" office:value="179.75" calcext:value-type="float">
            <text:p>179.75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table:number-columns-repeated="3"/>
          <table:table-cell office:value-type="float" office:value="180.25" calcext:value-type="float">
            <text:p>180.25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table:number-columns-repeated="3"/>
          <table:table-cell office:value-type="float" office:value="180.5" calcext:value-type="float">
            <text:p>180.5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table:number-columns-repeated="3"/>
          <table:table-cell office:value-type="float" office:value="180.75" calcext:value-type="float">
            <text:p>180.75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table:number-columns-repeated="3"/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table:number-columns-repeated="3"/>
          <table:table-cell office:value-type="float" office:value="181.25" calcext:value-type="float">
            <text:p>181.25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table:number-columns-repeated="3"/>
          <table:table-cell office:value-type="float" office:value="181.5" calcext:value-type="float">
            <text:p>181.5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table:number-columns-repeated="3"/>
          <table:table-cell office:value-type="float" office:value="181.5" calcext:value-type="float">
            <text:p>181.5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number-columns-repeated="3"/>
          <table:table-cell office:value-type="float" office:value="181.75" calcext:value-type="float">
            <text:p>181.75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table:number-columns-repeated="3"/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table:number-columns-repeated="3"/>
          <table:table-cell office:value-type="float" office:value="182.25" calcext:value-type="float">
            <text:p>182.25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table:number-columns-repeated="3"/>
          <table:table-cell office:value-type="float" office:value="182.5" calcext:value-type="float">
            <text:p>182.5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table:number-columns-repeated="3"/>
          <table:table-cell office:value-type="float" office:value="182.75" calcext:value-type="float">
            <text:p>182.75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table:number-columns-repeated="3"/>
          <table:table-cell office:value-type="float" office:value="182.75" calcext:value-type="float">
            <text:p>182.75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number-columns-repeated="3"/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table:number-columns-repeated="3"/>
          <table:table-cell office:value-type="float" office:value="183.25" calcext:value-type="float">
            <text:p>183.25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table:number-columns-repeated="3"/>
          <table:table-cell office:value-type="float" office:value="183.5" calcext:value-type="float">
            <text:p>183.5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table:number-columns-repeated="3"/>
          <table:table-cell office:value-type="float" office:value="183.75" calcext:value-type="float">
            <text:p>183.75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table:number-columns-repeated="3"/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number-columns-repeated="3"/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table:number-columns-repeated="3"/>
          <table:table-cell office:value-type="float" office:value="184.25" calcext:value-type="float">
            <text:p>184.25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table:number-columns-repeated="3"/>
          <table:table-cell office:value-type="float" office:value="184.5" calcext:value-type="float">
            <text:p>184.5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table:number-columns-repeated="3"/>
          <table:table-cell office:value-type="float" office:value="184.75" calcext:value-type="float">
            <text:p>184.75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table:number-columns-repeated="3"/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table:number-columns-repeated="3"/>
          <table:table-cell office:value-type="float" office:value="185.25" calcext:value-type="float">
            <text:p>185.25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table:number-columns-repeated="3"/>
          <table:table-cell office:value-type="float" office:value="185.5" calcext:value-type="float">
            <text:p>185.5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table:number-columns-repeated="3"/>
          <table:table-cell office:value-type="float" office:value="185.75" calcext:value-type="float">
            <text:p>185.75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table:number-columns-repeated="3"/>
          <table:table-cell office:value-type="float" office:value="185.75" calcext:value-type="float">
            <text:p>185.75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table:number-columns-repeated="3"/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table:number-columns-repeated="3"/>
          <table:table-cell office:value-type="float" office:value="186.25" calcext:value-type="float">
            <text:p>186.25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table:number-columns-repeated="3"/>
          <table:table-cell office:value-type="float" office:value="186.5" calcext:value-type="float">
            <text:p>186.5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table:number-columns-repeated="3"/>
          <table:table-cell office:value-type="float" office:value="186.5" calcext:value-type="float">
            <text:p>186.5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table:number-columns-repeated="3"/>
          <table:table-cell office:value-type="float" office:value="186.75" calcext:value-type="float">
            <text:p>186.75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table:number-columns-repeated="3"/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table:number-columns-repeated="3"/>
          <table:table-cell office:value-type="float" office:value="187.25" calcext:value-type="float">
            <text:p>187.25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table:number-columns-repeated="3"/>
          <table:table-cell office:value-type="float" office:value="187.25" calcext:value-type="float">
            <text:p>187.25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table:number-columns-repeated="3"/>
          <table:table-cell office:value-type="float" office:value="187.5" calcext:value-type="float">
            <text:p>187.5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table:number-columns-repeated="3"/>
          <table:table-cell office:value-type="float" office:value="187.75" calcext:value-type="float">
            <text:p>187.75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table:number-columns-repeated="3"/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table:number-columns-repeated="3"/>
          <table:table-cell office:value-type="float" office:value="188.25" calcext:value-type="float">
            <text:p>188.25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table:number-columns-repeated="3"/>
          <table:table-cell office:value-type="float" office:value="188.5" calcext:value-type="float">
            <text:p>188.5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table:number-columns-repeated="3"/>
          <table:table-cell office:value-type="float" office:value="188.5" calcext:value-type="float">
            <text:p>188.5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table:number-columns-repeated="3"/>
          <table:table-cell office:value-type="float" office:value="188.75" calcext:value-type="float">
            <text:p>188.75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table:number-columns-repeated="3"/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table:number-columns-repeated="3"/>
          <table:table-cell office:value-type="float" office:value="189.25" calcext:value-type="float">
            <text:p>189.25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table:number-columns-repeated="3"/>
          <table:table-cell office:value-type="float" office:value="189.5" calcext:value-type="float">
            <text:p>189.5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table:number-columns-repeated="3"/>
          <table:table-cell office:value-type="float" office:value="189.5" calcext:value-type="float">
            <text:p>189.5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table:number-columns-repeated="3"/>
          <table:table-cell office:value-type="float" office:value="190.5" calcext:value-type="float">
            <text:p>190.5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table:number-columns-repeated="3"/>
          <table:table-cell office:value-type="float" office:value="190.5" calcext:value-type="float">
            <text:p>190.5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table:number-columns-repeated="3"/>
          <table:table-cell office:value-type="float" office:value="190.75" calcext:value-type="float">
            <text:p>190.75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table:number-columns-repeated="3"/>
          <table:table-cell office:value-type="float" office:value="190.75" calcext:value-type="float">
            <text:p>190.75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table:number-columns-repeated="3"/>
          <table:table-cell office:value-type="float" office:value="191.25" calcext:value-type="float">
            <text:p>191.25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table:number-columns-repeated="3"/>
          <table:table-cell office:value-type="float" office:value="191.25" calcext:value-type="float">
            <text:p>191.25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table:number-columns-repeated="3"/>
          <table:table-cell office:value-type="float" office:value="191.5" calcext:value-type="float">
            <text:p>191.5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table:number-columns-repeated="3"/>
          <table:table-cell office:value-type="float" office:value="191.75" calcext:value-type="float">
            <text:p>191.75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table:number-columns-repeated="3"/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table:number-columns-repeated="3"/>
          <table:table-cell office:value-type="float" office:value="192.25" calcext:value-type="float">
            <text:p>192.25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table:number-columns-repeated="3"/>
          <table:table-cell office:value-type="float" office:value="192.5" calcext:value-type="float">
            <text:p>192.5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table:number-columns-repeated="3"/>
          <table:table-cell office:value-type="float" office:value="192.75" calcext:value-type="float">
            <text:p>192.75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table:number-columns-repeated="3"/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table:number-columns-repeated="3"/>
          <table:table-cell office:value-type="float" office:value="193.25" calcext:value-type="float">
            <text:p>193.25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table:number-columns-repeated="3"/>
          <table:table-cell office:value-type="float" office:value="193.5" calcext:value-type="float">
            <text:p>193.5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table:number-columns-repeated="3"/>
          <table:table-cell office:value-type="float" office:value="193.5" calcext:value-type="float">
            <text:p>193.5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table:number-columns-repeated="3"/>
          <table:table-cell office:value-type="float" office:value="193.75" calcext:value-type="float">
            <text:p>193.75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table:number-columns-repeated="3"/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table:number-columns-repeated="3"/>
          <table:table-cell office:value-type="float" office:value="194.25" calcext:value-type="float">
            <text:p>194.25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table:number-columns-repeated="3"/>
          <table:table-cell office:value-type="float" office:value="194.25" calcext:value-type="float">
            <text:p>194.25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table:number-columns-repeated="3"/>
          <table:table-cell office:value-type="float" office:value="194.5" calcext:value-type="float">
            <text:p>194.5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table:number-columns-repeated="3"/>
          <table:table-cell office:value-type="float" office:value="194.75" calcext:value-type="float">
            <text:p>194.75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table:number-columns-repeated="3"/>
          <table:table-cell office:value-type="float" office:value="194.75" calcext:value-type="float">
            <text:p>194.75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table:number-columns-repeated="3"/>
          <table:table-cell office:value-type="float" office:value="195.25" calcext:value-type="float">
            <text:p>195.25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number-columns-repeated="3"/>
          <table:table-cell office:value-type="float" office:value="195.5" calcext:value-type="float">
            <text:p>195.5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table:number-columns-repeated="3"/>
          <table:table-cell office:value-type="float" office:value="195.5" calcext:value-type="float">
            <text:p>195.5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table:number-columns-repeated="3"/>
          <table:table-cell office:value-type="float" office:value="195.75" calcext:value-type="float">
            <text:p>195.75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table:number-columns-repeated="3"/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table:number-columns-repeated="3"/>
          <table:table-cell office:value-type="float" office:value="196.25" calcext:value-type="float">
            <text:p>196.25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table:number-columns-repeated="3"/>
          <table:table-cell office:value-type="float" office:value="196.5" calcext:value-type="float">
            <text:p>196.5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table:number-columns-repeated="3"/>
          <table:table-cell office:value-type="float" office:value="196.5" calcext:value-type="float">
            <text:p>196.5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table:number-columns-repeated="3"/>
          <table:table-cell office:value-type="float" office:value="196.75" calcext:value-type="float">
            <text:p>196.75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table:number-columns-repeated="3"/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table:number-columns-repeated="3"/>
          <table:table-cell office:value-type="float" office:value="197.25" calcext:value-type="float">
            <text:p>197.25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table:number-columns-repeated="3"/>
          <table:table-cell office:value-type="float" office:value="197.5" calcext:value-type="float">
            <text:p>197.5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table:number-columns-repeated="3"/>
          <table:table-cell office:value-type="float" office:value="197.75" calcext:value-type="float">
            <text:p>197.75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table:number-columns-repeated="3"/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table:number-columns-repeated="3"/>
          <table:table-cell office:value-type="float" office:value="198.25" calcext:value-type="float">
            <text:p>198.25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table:number-columns-repeated="3"/>
          <table:table-cell office:value-type="float" office:value="198.25" calcext:value-type="float">
            <text:p>198.25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table:number-columns-repeated="3"/>
          <table:table-cell office:value-type="float" office:value="198.5" calcext:value-type="float">
            <text:p>198.5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table:number-columns-repeated="3"/>
          <table:table-cell office:value-type="float" office:value="198.5" calcext:value-type="float">
            <text:p>198.5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table:number-columns-repeated="3"/>
          <table:table-cell office:value-type="float" office:value="198.75" calcext:value-type="float">
            <text:p>198.75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table:number-columns-repeated="3"/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table:number-columns-repeated="3"/>
          <table:table-cell office:value-type="float" office:value="199.25" calcext:value-type="float">
            <text:p>199.25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table:number-columns-repeated="3"/>
          <table:table-cell office:value-type="float" office:value="199.25" calcext:value-type="float">
            <text:p>199.25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table:number-columns-repeated="3"/>
          <table:table-cell office:value-type="float" office:value="199.5" calcext:value-type="float">
            <text:p>199.5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table:number-columns-repeated="3"/>
          <table:table-cell office:value-type="float" office:value="199.75" calcext:value-type="float">
            <text:p>199.75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table:number-columns-repeated="3"/>
          <table:table-cell office:value-type="float" office:value="200.25" calcext:value-type="float">
            <text:p>200.25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table:number-columns-repeated="3"/>
          <table:table-cell office:value-type="float" office:value="200.5" calcext:value-type="float">
            <text:p>200.5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table:number-columns-repeated="3"/>
          <table:table-cell office:value-type="float" office:value="200.75" calcext:value-type="float">
            <text:p>200.75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table:number-columns-repeated="3"/>
          <table:table-cell office:value-type="float" office:value="200.75" calcext:value-type="float">
            <text:p>200.75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table:number-columns-repeated="3"/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table:number-columns-repeated="3"/>
          <table:table-cell office:value-type="float" office:value="201.25" calcext:value-type="float">
            <text:p>201.25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table:number-columns-repeated="3"/>
          <table:table-cell office:value-type="float" office:value="201.25" calcext:value-type="float">
            <text:p>201.25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table:number-columns-repeated="3"/>
          <table:table-cell office:value-type="float" office:value="201.5" calcext:value-type="float">
            <text:p>201.5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table:number-columns-repeated="3"/>
          <table:table-cell office:value-type="float" office:value="201.75" calcext:value-type="float">
            <text:p>201.75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table:number-columns-repeated="3"/>
          <table:table-cell office:value-type="float" office:value="201.75" calcext:value-type="float">
            <text:p>201.75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table:number-columns-repeated="3"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table:number-columns-repeated="3"/>
          <table:table-cell office:value-type="float" office:value="202.25" calcext:value-type="float">
            <text:p>202.25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table:number-columns-repeated="3"/>
          <table:table-cell office:value-type="float" office:value="202.5" calcext:value-type="float">
            <text:p>202.5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table:number-columns-repeated="3"/>
          <table:table-cell office:value-type="float" office:value="202.5" calcext:value-type="float">
            <text:p>202.5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table:number-columns-repeated="3"/>
          <table:table-cell office:value-type="float" office:value="202.75" calcext:value-type="float">
            <text:p>202.75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table:number-columns-repeated="3"/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table:number-columns-repeated="3"/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table:number-columns-repeated="3"/>
          <table:table-cell office:value-type="float" office:value="203.25" calcext:value-type="float">
            <text:p>203.25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table:number-columns-repeated="3"/>
          <table:table-cell office:value-type="float" office:value="203.5" calcext:value-type="float">
            <text:p>203.5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table:number-columns-repeated="3"/>
          <table:table-cell office:value-type="float" office:value="203.75" calcext:value-type="float">
            <text:p>203.75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table:number-columns-repeated="3"/>
          <table:table-cell office:value-type="float" office:value="203.75" calcext:value-type="float">
            <text:p>203.75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table:number-columns-repeated="3"/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table:number-columns-repeated="3"/>
          <table:table-cell office:value-type="float" office:value="204.25" calcext:value-type="float">
            <text:p>204.25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table:number-columns-repeated="3"/>
          <table:table-cell office:value-type="float" office:value="204.5" calcext:value-type="float">
            <text:p>204.5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table:number-columns-repeated="3"/>
          <table:table-cell office:value-type="float" office:value="204.5" calcext:value-type="float">
            <text:p>204.5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table:number-columns-repeated="3"/>
          <table:table-cell office:value-type="float" office:value="204.75" calcext:value-type="float">
            <text:p>204.75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table:number-columns-repeated="3"/>
          <table:table-cell office:value-type="float" office:value="204.75" calcext:value-type="float">
            <text:p>204.75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table:number-columns-repeated="3"/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table:number-columns-repeated="3"/>
          <table:table-cell office:value-type="float" office:value="205.25" calcext:value-type="float">
            <text:p>205.25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table:number-columns-repeated="3"/>
          <table:table-cell office:value-type="float" office:value="205.5" calcext:value-type="float">
            <text:p>205.5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table:number-columns-repeated="3"/>
          <table:table-cell office:value-type="float" office:value="205.5" calcext:value-type="float">
            <text:p>205.5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table:number-columns-repeated="3"/>
          <table:table-cell office:value-type="float" office:value="205.75" calcext:value-type="float">
            <text:p>205.75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table:number-columns-repeated="3"/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table:number-columns-repeated="3"/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table:number-columns-repeated="3"/>
          <table:table-cell office:value-type="float" office:value="206.25" calcext:value-type="float">
            <text:p>206.25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table:number-columns-repeated="3"/>
          <table:table-cell office:value-type="float" office:value="206.5" calcext:value-type="float">
            <text:p>206.5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table:number-columns-repeated="3"/>
          <table:table-cell office:value-type="float" office:value="206.5" calcext:value-type="float">
            <text:p>206.5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table:number-columns-repeated="3"/>
          <table:table-cell office:value-type="float" office:value="206.75" calcext:value-type="float">
            <text:p>206.75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table:number-columns-repeated="3"/>
          <table:table-cell office:value-type="float" office:value="206.75" calcext:value-type="float">
            <text:p>206.75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table:number-columns-repeated="3"/>
          <table:table-cell office:value-type="float" office:value="206.75" calcext:value-type="float">
            <text:p>206.75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table:number-columns-repeated="3"/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table:number-columns-repeated="3"/>
          <table:table-cell office:value-type="float" office:value="207.25" calcext:value-type="float">
            <text:p>207.25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table:number-columns-repeated="3"/>
          <table:table-cell office:value-type="float" office:value="207.25" calcext:value-type="float">
            <text:p>207.25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table:number-columns-repeated="3"/>
          <table:table-cell office:value-type="float" office:value="207.5" calcext:value-type="float">
            <text:p>207.5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table:number-columns-repeated="3"/>
          <table:table-cell office:value-type="float" office:value="207.75" calcext:value-type="float">
            <text:p>207.75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table:number-columns-repeated="3"/>
          <table:table-cell office:value-type="float" office:value="207.75" calcext:value-type="float">
            <text:p>207.75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number-columns-repeated="3"/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number-columns-repeated="3"/>
          <table:table-cell office:value-type="float" office:value="208.25" calcext:value-type="float">
            <text:p>208.25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table:number-columns-repeated="3"/>
          <table:table-cell office:value-type="float" office:value="208.25" calcext:value-type="float">
            <text:p>208.25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table:number-columns-repeated="3"/>
          <table:table-cell office:value-type="float" office:value="208.25" calcext:value-type="float">
            <text:p>208.25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table:number-columns-repeated="3"/>
          <table:table-cell office:value-type="float" office:value="208.5" calcext:value-type="float">
            <text:p>208.5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table:number-columns-repeated="3"/>
          <table:table-cell office:value-type="float" office:value="209.25" calcext:value-type="float">
            <text:p>209.25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number-columns-repeated="3"/>
          <table:table-cell office:value-type="float" office:value="209.25" calcext:value-type="float">
            <text:p>209.25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table:number-columns-repeated="3"/>
          <table:table-cell office:value-type="float" office:value="209.5" calcext:value-type="float">
            <text:p>209.5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table:number-columns-repeated="3"/>
          <table:table-cell office:value-type="float" office:value="209.75" calcext:value-type="float">
            <text:p>209.75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table:number-columns-repeated="3"/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table:number-columns-repeated="3"/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table:number-columns-repeated="3"/>
          <table:table-cell office:value-type="float" office:value="210.25" calcext:value-type="float">
            <text:p>210.25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table:number-columns-repeated="3"/>
          <table:table-cell office:value-type="float" office:value="210.25" calcext:value-type="float">
            <text:p>210.25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number-columns-repeated="3"/>
          <table:table-cell office:value-type="float" office:value="210.5" calcext:value-type="float">
            <text:p>210.5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table:number-columns-repeated="3"/>
          <table:table-cell office:value-type="float" office:value="210.75" calcext:value-type="float">
            <text:p>210.75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table:number-columns-repeated="3"/>
          <table:table-cell office:value-type="float" office:value="210.75" calcext:value-type="float">
            <text:p>210.75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table:number-columns-repeated="3"/>
          <table:table-cell office:value-type="float" office:value="210.75" calcext:value-type="float">
            <text:p>210.75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table:number-columns-repeated="3"/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table:number-columns-repeated="3"/>
          <table:table-cell office:value-type="float" office:value="211.25" calcext:value-type="float">
            <text:p>211.25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table:number-columns-repeated="3"/>
          <table:table-cell office:value-type="float" office:value="211.25" calcext:value-type="float">
            <text:p>211.25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table:number-columns-repeated="3"/>
          <table:table-cell office:value-type="float" office:value="211.5" calcext:value-type="float">
            <text:p>211.5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table:number-columns-repeated="3"/>
          <table:table-cell office:value-type="float" office:value="211.5" calcext:value-type="float">
            <text:p>211.5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table:number-columns-repeated="3"/>
          <table:table-cell office:value-type="float" office:value="211.75" calcext:value-type="float">
            <text:p>211.75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table:number-columns-repeated="3"/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table:number-columns-repeated="3"/>
          <table:table-cell office:value-type="float" office:value="212.25" calcext:value-type="float">
            <text:p>212.25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table:number-columns-repeated="3"/>
          <table:table-cell office:value-type="float" office:value="212.25" calcext:value-type="float">
            <text:p>212.25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table:number-columns-repeated="3"/>
          <table:table-cell office:value-type="float" office:value="212.5" calcext:value-type="float">
            <text:p>212.5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table:number-columns-repeated="3"/>
          <table:table-cell office:value-type="float" office:value="212.75" calcext:value-type="float">
            <text:p>212.75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table:number-columns-repeated="3"/>
          <table:table-cell office:value-type="float" office:value="212.75" calcext:value-type="float">
            <text:p>212.75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table:number-columns-repeated="3"/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table:number-columns-repeated="3"/>
          <table:table-cell office:value-type="float" office:value="213.25" calcext:value-type="float">
            <text:p>213.25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table:number-columns-repeated="3"/>
          <table:table-cell office:value-type="float" office:value="213.5" calcext:value-type="float">
            <text:p>213.5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number-columns-repeated="3"/>
          <table:table-cell office:value-type="float" office:value="213.5" calcext:value-type="float">
            <text:p>213.5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table:number-columns-repeated="3"/>
          <table:table-cell office:value-type="float" office:value="213.75" calcext:value-type="float">
            <text:p>213.75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table:number-columns-repeated="3"/>
          <table:table-cell office:value-type="float" office:value="214" calcext:value-type="float">
            <text:p>214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table:number-columns-repeated="3"/>
          <table:table-cell office:value-type="float" office:value="214" calcext:value-type="float">
            <text:p>214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table:number-columns-repeated="3"/>
          <table:table-cell office:value-type="float" office:value="214.25" calcext:value-type="float">
            <text:p>214.25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table:number-columns-repeated="3"/>
          <table:table-cell office:value-type="float" office:value="214.5" calcext:value-type="float">
            <text:p>214.5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table:number-columns-repeated="3"/>
          <table:table-cell office:value-type="float" office:value="214.5" calcext:value-type="float">
            <text:p>214.5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table:number-columns-repeated="3"/>
          <table:table-cell office:value-type="float" office:value="214.5" calcext:value-type="float">
            <text:p>214.5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table:number-columns-repeated="3"/>
          <table:table-cell office:value-type="float" office:value="214.75" calcext:value-type="float">
            <text:p>214.75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table:number-columns-repeated="3"/>
          <table:table-cell office:value-type="float" office:value="214.75" calcext:value-type="float">
            <text:p>214.75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number-columns-repeated="3"/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table:number-columns-repeated="3"/>
          <table:table-cell office:value-type="float" office:value="215.25" calcext:value-type="float">
            <text:p>215.25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table:number-columns-repeated="3"/>
          <table:table-cell office:value-type="float" office:value="215.25" calcext:value-type="float">
            <text:p>215.25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table:number-columns-repeated="3"/>
          <table:table-cell office:value-type="float" office:value="215.25" calcext:value-type="float">
            <text:p>215.25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table:number-columns-repeated="3"/>
          <table:table-cell office:value-type="float" office:value="215.5" calcext:value-type="float">
            <text:p>215.5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table:number-columns-repeated="3"/>
          <table:table-cell office:value-type="float" office:value="215.75" calcext:value-type="float">
            <text:p>215.75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table:number-columns-repeated="3"/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table:number-columns-repeated="3"/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table:number-columns-repeated="3"/>
          <table:table-cell office:value-type="float" office:value="216.25" calcext:value-type="float">
            <text:p>216.25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table:number-columns-repeated="3"/>
          <table:table-cell office:value-type="float" office:value="216.5" calcext:value-type="float">
            <text:p>216.5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table:number-columns-repeated="3"/>
          <table:table-cell office:value-type="float" office:value="216.5" calcext:value-type="float">
            <text:p>216.5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table:number-columns-repeated="3"/>
          <table:table-cell office:value-type="float" office:value="216.75" calcext:value-type="float">
            <text:p>216.75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table:number-columns-repeated="3"/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table:number-columns-repeated="3"/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table:number-columns-repeated="3"/>
          <table:table-cell office:value-type="float" office:value="217.25" calcext:value-type="float">
            <text:p>217.25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table:number-columns-repeated="3"/>
          <table:table-cell office:value-type="float" office:value="217.5" calcext:value-type="float">
            <text:p>217.5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table:number-columns-repeated="3"/>
          <table:table-cell office:value-type="float" office:value="217.5" calcext:value-type="float">
            <text:p>217.5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table:number-columns-repeated="3"/>
          <table:table-cell office:value-type="float" office:value="217.75" calcext:value-type="float">
            <text:p>217.75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table:number-columns-repeated="3"/>
          <table:table-cell office:value-type="float" office:value="217.75" calcext:value-type="float">
            <text:p>217.75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table:number-columns-repeated="3"/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table:number-columns-repeated="3"/>
          <table:table-cell office:value-type="float" office:value="218.25" calcext:value-type="float">
            <text:p>218.25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table:number-columns-repeated="3"/>
          <table:table-cell office:value-type="float" office:value="218.25" calcext:value-type="float">
            <text:p>218.25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table:number-columns-repeated="3"/>
          <table:table-cell office:value-type="float" office:value="218.5" calcext:value-type="float">
            <text:p>218.5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table:number-columns-repeated="3"/>
          <table:table-cell office:value-type="float" office:value="218.5" calcext:value-type="float">
            <text:p>218.5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table:number-columns-repeated="3"/>
          <table:table-cell office:value-type="float" office:value="218.75" calcext:value-type="float">
            <text:p>218.75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table:number-columns-repeated="3"/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table:number-columns-repeated="3"/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table:number-columns-repeated="3"/>
          <table:table-cell office:value-type="float" office:value="219.25" calcext:value-type="float">
            <text:p>219.25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table:number-columns-repeated="3"/>
          <table:table-cell office:value-type="float" office:value="219.25" calcext:value-type="float">
            <text:p>219.25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table:number-columns-repeated="3"/>
          <table:table-cell office:value-type="float" office:value="219.5" calcext:value-type="float">
            <text:p>219.5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table:number-columns-repeated="3"/>
          <table:table-cell office:value-type="float" office:value="219.75" calcext:value-type="float">
            <text:p>219.75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table:number-columns-repeated="3"/>
          <table:table-cell office:value-type="float" office:value="219.75" calcext:value-type="float">
            <text:p>219.75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table:number-columns-repeated="3"/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table:number-columns-repeated="3"/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table:number-columns-repeated="3"/>
          <table:table-cell office:value-type="float" office:value="220.25" calcext:value-type="float">
            <text:p>220.25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table:number-columns-repeated="3"/>
          <table:table-cell office:value-type="float" office:value="220.25" calcext:value-type="float">
            <text:p>220.25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table:number-columns-repeated="3"/>
          <table:table-cell office:value-type="float" office:value="220.5" calcext:value-type="float">
            <text:p>220.5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table:number-columns-repeated="3"/>
          <table:table-cell office:value-type="float" office:value="220.5" calcext:value-type="float">
            <text:p>220.5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table:number-columns-repeated="3"/>
          <table:table-cell office:value-type="float" office:value="220.75" calcext:value-type="float">
            <text:p>220.75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table:number-columns-repeated="3"/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table:number-columns-repeated="3"/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table:number-columns-repeated="3"/>
          <table:table-cell office:value-type="float" office:value="221.25" calcext:value-type="float">
            <text:p>221.25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table:number-columns-repeated="3"/>
          <table:table-cell office:value-type="float" office:value="221.25" calcext:value-type="float">
            <text:p>221.25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table:number-columns-repeated="3"/>
          <table:table-cell office:value-type="float" office:value="221.5" calcext:value-type="float">
            <text:p>221.5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table:number-columns-repeated="3"/>
          <table:table-cell office:value-type="float" office:value="221.5" calcext:value-type="float">
            <text:p>221.5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table:number-columns-repeated="3"/>
          <table:table-cell office:value-type="float" office:value="221.75" calcext:value-type="float">
            <text:p>221.75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table:number-columns-repeated="3"/>
          <table:table-cell office:value-type="float" office:value="221.75" calcext:value-type="float">
            <text:p>221.75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table:number-columns-repeated="3"/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table:number-columns-repeated="3"/>
          <table:table-cell office:value-type="float" office:value="222.25" calcext:value-type="float">
            <text:p>222.25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table:number-columns-repeated="3"/>
          <table:table-cell office:value-type="float" office:value="222.25" calcext:value-type="float">
            <text:p>222.25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table:number-columns-repeated="3"/>
          <table:table-cell office:value-type="float" office:value="222.5" calcext:value-type="float">
            <text:p>222.5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table:number-columns-repeated="3"/>
          <table:table-cell office:value-type="float" office:value="222.5" calcext:value-type="float">
            <text:p>222.5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table:number-columns-repeated="3"/>
          <table:table-cell office:value-type="float" office:value="222.75" calcext:value-type="float">
            <text:p>222.75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table:number-columns-repeated="3"/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table:number-columns-repeated="3"/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table:number-columns-repeated="3"/>
          <table:table-cell office:value-type="float" office:value="223.25" calcext:value-type="float">
            <text:p>223.25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table:number-columns-repeated="3"/>
          <table:table-cell office:value-type="float" office:value="223.25" calcext:value-type="float">
            <text:p>223.25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table:number-columns-repeated="3"/>
          <table:table-cell office:value-type="float" office:value="223.5" calcext:value-type="float">
            <text:p>223.5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table:number-columns-repeated="3"/>
          <table:table-cell office:value-type="float" office:value="223.5" calcext:value-type="float">
            <text:p>223.5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table:number-columns-repeated="3"/>
          <table:table-cell office:value-type="float" office:value="223.75" calcext:value-type="float">
            <text:p>223.75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table:number-columns-repeated="3"/>
          <table:table-cell office:value-type="float" office:value="223.75" calcext:value-type="float">
            <text:p>223.75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table:number-columns-repeated="3"/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table:number-columns-repeated="3"/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table:number-columns-repeated="3"/>
          <table:table-cell office:value-type="float" office:value="224.25" calcext:value-type="float">
            <text:p>224.25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table:number-columns-repeated="3"/>
          <table:table-cell office:value-type="float" office:value="224.25" calcext:value-type="float">
            <text:p>224.25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table:number-columns-repeated="3"/>
          <table:table-cell office:value-type="float" office:value="224.5" calcext:value-type="float">
            <text:p>224.5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table:number-columns-repeated="3"/>
          <table:table-cell office:value-type="float" office:value="224.75" calcext:value-type="float">
            <text:p>224.75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table:number-columns-repeated="3"/>
          <table:table-cell office:value-type="float" office:value="224.75" calcext:value-type="float">
            <text:p>224.75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table:number-columns-repeated="3"/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table:number-columns-repeated="3"/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table:number-columns-repeated="3"/>
          <table:table-cell office:value-type="float" office:value="225.25" calcext:value-type="float">
            <text:p>225.25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table:number-columns-repeated="3"/>
          <table:table-cell office:value-type="float" office:value="225.25" calcext:value-type="float">
            <text:p>225.25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table:number-columns-repeated="3"/>
          <table:table-cell office:value-type="float" office:value="225.5" calcext:value-type="float">
            <text:p>225.5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table:number-columns-repeated="3"/>
          <table:table-cell office:value-type="float" office:value="225.5" calcext:value-type="float">
            <text:p>225.5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table:number-columns-repeated="3"/>
          <table:table-cell office:value-type="float" office:value="225.75" calcext:value-type="float">
            <text:p>225.75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table:number-columns-repeated="3"/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table:number-columns-repeated="3"/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table:number-columns-repeated="3"/>
          <table:table-cell office:value-type="float" office:value="226.25" calcext:value-type="float">
            <text:p>226.25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table:number-columns-repeated="3"/>
          <table:table-cell office:value-type="float" office:value="226.5" calcext:value-type="float">
            <text:p>226.5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table:number-columns-repeated="3"/>
          <table:table-cell office:value-type="float" office:value="226.5" calcext:value-type="float">
            <text:p>226.5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table:number-columns-repeated="3"/>
          <table:table-cell office:value-type="float" office:value="226.5" calcext:value-type="float">
            <text:p>226.5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table:number-columns-repeated="3"/>
          <table:table-cell office:value-type="float" office:value="226.75" calcext:value-type="float">
            <text:p>226.75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table:number-columns-repeated="3"/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table:number-columns-repeated="3"/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table:number-columns-repeated="3"/>
          <table:table-cell office:value-type="float" office:value="227.25" calcext:value-type="float">
            <text:p>227.25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table:number-columns-repeated="3"/>
          <table:table-cell office:value-type="float" office:value="227.25" calcext:value-type="float">
            <text:p>227.25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table:number-columns-repeated="3"/>
          <table:table-cell office:value-type="float" office:value="227.5" calcext:value-type="float">
            <text:p>227.5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table:number-columns-repeated="3"/>
          <table:table-cell office:value-type="float" office:value="227.5" calcext:value-type="float">
            <text:p>227.5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table:number-columns-repeated="3"/>
          <table:table-cell office:value-type="float" office:value="227.75" calcext:value-type="float">
            <text:p>227.75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table:number-columns-repeated="3"/>
          <table:table-cell office:value-type="float" office:value="227.75" calcext:value-type="float">
            <text:p>227.75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table:number-columns-repeated="3"/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table:number-columns-repeated="3"/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table:number-columns-repeated="3"/>
          <table:table-cell office:value-type="float" office:value="228.25" calcext:value-type="float">
            <text:p>228.25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table:number-columns-repeated="3"/>
          <table:table-cell office:value-type="float" office:value="228.25" calcext:value-type="float">
            <text:p>228.25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table:number-columns-repeated="3"/>
          <table:table-cell office:value-type="float" office:value="228.5" calcext:value-type="float">
            <text:p>228.5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table:number-columns-repeated="3"/>
          <table:table-cell office:value-type="float" office:value="228.5" calcext:value-type="float">
            <text:p>228.5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table:number-columns-repeated="3"/>
          <table:table-cell office:value-type="float" office:value="228.75" calcext:value-type="float">
            <text:p>228.75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table:number-columns-repeated="3"/>
          <table:table-cell office:value-type="float" office:value="228.75" calcext:value-type="float">
            <text:p>228.75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table:number-columns-repeated="3"/>
          <table:table-cell office:value-type="float" office:value="229" calcext:value-type="float">
            <text:p>229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table:number-columns-repeated="3"/>
          <table:table-cell office:value-type="float" office:value="229" calcext:value-type="float">
            <text:p>229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table:number-columns-repeated="3"/>
          <table:table-cell office:value-type="float" office:value="229.25" calcext:value-type="float">
            <text:p>229.25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table:number-columns-repeated="3"/>
          <table:table-cell office:value-type="float" office:value="229.5" calcext:value-type="float">
            <text:p>229.5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table:number-columns-repeated="3"/>
          <table:table-cell office:value-type="float" office:value="229.5" calcext:value-type="float">
            <text:p>229.5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table:number-columns-repeated="3"/>
          <table:table-cell office:value-type="float" office:value="229.5" calcext:value-type="float">
            <text:p>229.5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table:number-columns-repeated="3"/>
          <table:table-cell office:value-type="float" office:value="229.75" calcext:value-type="float">
            <text:p>229.75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table:number-columns-repeated="3"/>
          <table:table-cell office:value-type="float" office:value="230" calcext:value-type="float">
            <text:p>230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table:number-columns-repeated="3"/>
          <table:table-cell office:value-type="float" office:value="230" calcext:value-type="float">
            <text:p>230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table:number-columns-repeated="3"/>
          <table:table-cell office:value-type="float" office:value="230.25" calcext:value-type="float">
            <text:p>230.25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table:number-columns-repeated="3"/>
          <table:table-cell office:value-type="float" office:value="230.25" calcext:value-type="float">
            <text:p>230.25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table:number-columns-repeated="3"/>
          <table:table-cell office:value-type="float" office:value="230.25" calcext:value-type="float">
            <text:p>230.25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table:number-columns-repeated="3"/>
          <table:table-cell office:value-type="float" office:value="230.5" calcext:value-type="float">
            <text:p>230.5</text:p>
          </table:table-cell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table:number-columns-repeated="3"/>
          <table:table-cell office:value-type="float" office:value="230.5" calcext:value-type="float">
            <text:p>230.5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table:number-columns-repeated="3"/>
          <table:table-cell office:value-type="float" office:value="230.75" calcext:value-type="float">
            <text:p>230.75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table:number-columns-repeated="3"/>
          <table:table-cell office:value-type="float" office:value="230.75" calcext:value-type="float">
            <text:p>230.75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table:number-columns-repeated="3"/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table:number-columns-repeated="3"/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table:number-columns-repeated="3"/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table:number-columns-repeated="3"/>
          <table:table-cell office:value-type="float" office:value="231.25" calcext:value-type="float">
            <text:p>231.25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table:number-columns-repeated="3"/>
          <table:table-cell office:value-type="float" office:value="231.5" calcext:value-type="float">
            <text:p>231.5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table:number-columns-repeated="3"/>
          <table:table-cell office:value-type="float" office:value="231.5" calcext:value-type="float">
            <text:p>231.5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table:number-columns-repeated="3"/>
          <table:table-cell office:value-type="float" office:value="231.75" calcext:value-type="float">
            <text:p>231.75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table:number-columns-repeated="3"/>
          <table:table-cell office:value-type="float" office:value="231.75" calcext:value-type="float">
            <text:p>231.75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table:number-columns-repeated="3"/>
          <table:table-cell office:value-type="float" office:value="231.75" calcext:value-type="float">
            <text:p>231.75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table:number-columns-repeated="3"/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table:number-columns-repeated="3"/>
          <table:table-cell office:value-type="float" office:value="232.25" calcext:value-type="float">
            <text:p>232.25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table:number-columns-repeated="3"/>
          <table:table-cell office:value-type="float" office:value="232.25" calcext:value-type="float">
            <text:p>232.25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table:number-columns-repeated="3"/>
          <table:table-cell office:value-type="float" office:value="232.25" calcext:value-type="float">
            <text:p>232.25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table:number-columns-repeated="3"/>
          <table:table-cell office:value-type="float" office:value="232.75" calcext:value-type="float">
            <text:p>232.75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table:number-columns-repeated="3"/>
          <table:table-cell office:value-type="float" office:value="232.75" calcext:value-type="float">
            <text:p>232.75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table:number-columns-repeated="3"/>
          <table:table-cell office:value-type="float" office:value="232.75" calcext:value-type="float">
            <text:p>232.75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table:number-columns-repeated="3"/>
          <table:table-cell office:value-type="float" office:value="233" calcext:value-type="float">
            <text:p>233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table:number-columns-repeated="3"/>
          <table:table-cell office:value-type="float" office:value="233.25" calcext:value-type="float">
            <text:p>233.25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table:number-columns-repeated="3"/>
          <table:table-cell office:value-type="float" office:value="233.25" calcext:value-type="float">
            <text:p>233.25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table:number-columns-repeated="3"/>
          <table:table-cell office:value-type="float" office:value="233.5" calcext:value-type="float">
            <text:p>233.5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table:number-columns-repeated="3"/>
          <table:table-cell office:value-type="float" office:value="233.5" calcext:value-type="float">
            <text:p>233.5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table:number-columns-repeated="3"/>
          <table:table-cell office:value-type="float" office:value="233.5" calcext:value-type="float">
            <text:p>233.5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table:number-columns-repeated="3"/>
          <table:table-cell office:value-type="float" office:value="233.75" calcext:value-type="float">
            <text:p>233.75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table:number-columns-repeated="3"/>
          <table:table-cell office:value-type="float" office:value="233.75" calcext:value-type="float">
            <text:p>233.75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table:number-columns-repeated="3"/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table:number-columns-repeated="3"/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table:number-columns-repeated="3"/>
          <table:table-cell office:value-type="float" office:value="234.25" calcext:value-type="float">
            <text:p>234.25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table:number-columns-repeated="3"/>
          <table:table-cell office:value-type="float" office:value="234.25" calcext:value-type="float">
            <text:p>234.25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table:number-columns-repeated="3"/>
          <table:table-cell office:value-type="float" office:value="234.5" calcext:value-type="float">
            <text:p>234.5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table:number-columns-repeated="3"/>
          <table:table-cell office:value-type="float" office:value="234.5" calcext:value-type="float">
            <text:p>234.5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table:number-columns-repeated="3"/>
          <table:table-cell office:value-type="float" office:value="234.75" calcext:value-type="float">
            <text:p>234.75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table:number-columns-repeated="3"/>
          <table:table-cell office:value-type="float" office:value="234.75" calcext:value-type="float">
            <text:p>234.75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table:number-columns-repeated="3"/>
          <table:table-cell office:value-type="float" office:value="234.75" calcext:value-type="float">
            <text:p>234.75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table:number-columns-repeated="3"/>
          <table:table-cell office:value-type="float" office:value="235" calcext:value-type="float">
            <text:p>235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table:number-columns-repeated="3"/>
          <table:table-cell office:value-type="float" office:value="235" calcext:value-type="float">
            <text:p>235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table:number-columns-repeated="3"/>
          <table:table-cell office:value-type="float" office:value="235.25" calcext:value-type="float">
            <text:p>235.25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table:number-columns-repeated="3"/>
          <table:table-cell office:value-type="float" office:value="235.25" calcext:value-type="float">
            <text:p>235.25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table:number-columns-repeated="3"/>
          <table:table-cell office:value-type="float" office:value="235.5" calcext:value-type="float">
            <text:p>235.5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table:number-columns-repeated="3"/>
          <table:table-cell office:value-type="float" office:value="235.5" calcext:value-type="float">
            <text:p>235.5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table:number-columns-repeated="3"/>
          <table:table-cell office:value-type="float" office:value="235.75" calcext:value-type="float">
            <text:p>235.75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table:number-columns-repeated="3"/>
          <table:table-cell office:value-type="float" office:value="235.75" calcext:value-type="float">
            <text:p>235.75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table:number-columns-repeated="3"/>
          <table:table-cell office:value-type="float" office:value="235.75" calcext:value-type="float">
            <text:p>235.75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table:number-columns-repeated="3"/>
          <table:table-cell office:value-type="float" office:value="236" calcext:value-type="float">
            <text:p>236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table:number-columns-repeated="3"/>
          <table:table-cell office:value-type="float" office:value="236" calcext:value-type="float">
            <text:p>236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table:number-columns-repeated="3"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table:number-columns-repeated="3"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table:number-columns-repeated="3"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table:number-columns-repeated="3"/>
          <table:table-cell office:value-type="float" office:value="236.75" calcext:value-type="float">
            <text:p>236.75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table:number-columns-repeated="3"/>
          <table:table-cell office:value-type="float" office:value="236.75" calcext:value-type="float">
            <text:p>236.75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table:number-columns-repeated="3"/>
          <table:table-cell office:value-type="float" office:value="236.75" calcext:value-type="float">
            <text:p>236.75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table:number-columns-repeated="3"/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table:number-columns-repeated="3"/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table:number-columns-repeated="3"/>
          <table:table-cell office:value-type="float" office:value="237.25" calcext:value-type="float">
            <text:p>237.25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table:number-columns-repeated="3"/>
          <table:table-cell office:value-type="float" office:value="237.25" calcext:value-type="float">
            <text:p>237.25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table:number-columns-repeated="3"/>
          <table:table-cell office:value-type="float" office:value="237.25" calcext:value-type="float">
            <text:p>237.25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table:number-columns-repeated="3"/>
          <table:table-cell office:value-type="float" office:value="237.5" calcext:value-type="float">
            <text:p>237.5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table:number-columns-repeated="3"/>
          <table:table-cell office:value-type="float" office:value="237.75" calcext:value-type="float">
            <text:p>237.75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table:number-columns-repeated="3"/>
          <table:table-cell office:value-type="float" office:value="237.75" calcext:value-type="float">
            <text:p>237.75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table:number-columns-repeated="3"/>
          <table:table-cell office:value-type="float" office:value="237.75" calcext:value-type="float">
            <text:p>237.75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table:number-columns-repeated="3"/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table:number-columns-repeated="3"/>
          <table:table-cell office:value-type="float" office:value="238.25" calcext:value-type="float">
            <text:p>238.25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table:number-columns-repeated="3"/>
          <table:table-cell office:value-type="float" office:value="238.25" calcext:value-type="float">
            <text:p>238.25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table:number-columns-repeated="3"/>
          <table:table-cell office:value-type="float" office:value="238.25" calcext:value-type="float">
            <text:p>238.25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table:number-columns-repeated="3"/>
          <table:table-cell office:value-type="float" office:value="238.5" calcext:value-type="float">
            <text:p>238.5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table:number-columns-repeated="3"/>
          <table:table-cell office:value-type="float" office:value="238.5" calcext:value-type="float">
            <text:p>238.5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table:number-columns-repeated="3"/>
          <table:table-cell office:value-type="float" office:value="238.5" calcext:value-type="float">
            <text:p>238.5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table:number-columns-repeated="3"/>
          <table:table-cell office:value-type="float" office:value="238.75" calcext:value-type="float">
            <text:p>238.75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table:number-columns-repeated="3"/>
          <table:table-cell office:value-type="float" office:value="238.75" calcext:value-type="float">
            <text:p>238.75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table:number-columns-repeated="3"/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table:number-columns-repeated="3"/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table:number-columns-repeated="3"/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table:number-columns-repeated="3"/>
          <table:table-cell office:value-type="float" office:value="239.25" calcext:value-type="float">
            <text:p>239.25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table:number-columns-repeated="3"/>
          <table:table-cell office:value-type="float" office:value="239.5" calcext:value-type="float">
            <text:p>239.5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table:number-columns-repeated="3"/>
          <table:table-cell office:value-type="float" office:value="239.5" calcext:value-type="float">
            <text:p>239.5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table:number-columns-repeated="3"/>
          <table:table-cell office:value-type="float" office:value="239.5" calcext:value-type="float">
            <text:p>239.5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table:number-columns-repeated="3"/>
          <table:table-cell office:value-type="float" office:value="239.75" calcext:value-type="float">
            <text:p>239.75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table:number-columns-repeated="3"/>
          <table:table-cell office:value-type="float" office:value="239.75" calcext:value-type="float">
            <text:p>239.75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table:number-columns-repeated="3"/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table:number-columns-repeated="3"/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table:number-columns-repeated="3"/>
          <table:table-cell office:value-type="float" office:value="240.25" calcext:value-type="float">
            <text:p>240.25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table:number-columns-repeated="3"/>
          <table:table-cell office:value-type="float" office:value="240.25" calcext:value-type="float">
            <text:p>240.25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table:number-columns-repeated="3"/>
          <table:table-cell office:value-type="float" office:value="240.25" calcext:value-type="float">
            <text:p>240.25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table:number-columns-repeated="3"/>
          <table:table-cell office:value-type="float" office:value="240.5" calcext:value-type="float">
            <text:p>240.5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table:number-columns-repeated="3"/>
          <table:table-cell office:value-type="float" office:value="240.5" calcext:value-type="float">
            <text:p>240.5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table:number-columns-repeated="3"/>
          <table:table-cell office:value-type="float" office:value="240.75" calcext:value-type="float">
            <text:p>240.75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table:number-columns-repeated="3"/>
          <table:table-cell office:value-type="float" office:value="240.75" calcext:value-type="float">
            <text:p>240.75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table:number-columns-repeated="3"/>
          <table:table-cell office:value-type="float" office:value="240.75" calcext:value-type="float">
            <text:p>240.75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table:number-columns-repeated="3"/>
          <table:table-cell office:value-type="float" office:value="241" calcext:value-type="float">
            <text:p>241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table:number-columns-repeated="3"/>
          <table:table-cell office:value-type="float" office:value="241" calcext:value-type="float">
            <text:p>241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table:number-columns-repeated="3"/>
          <table:table-cell office:value-type="float" office:value="241.25" calcext:value-type="float">
            <text:p>241.25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table:number-columns-repeated="3"/>
          <table:table-cell office:value-type="float" office:value="241.25" calcext:value-type="float">
            <text:p>241.25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table:number-columns-repeated="3"/>
          <table:table-cell office:value-type="float" office:value="241.25" calcext:value-type="float">
            <text:p>241.25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table:number-columns-repeated="3"/>
          <table:table-cell office:value-type="float" office:value="241.5" calcext:value-type="float">
            <text:p>241.5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table:number-columns-repeated="3"/>
          <table:table-cell office:value-type="float" office:value="241.5" calcext:value-type="float">
            <text:p>241.5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table:number-columns-repeated="3"/>
          <table:table-cell office:value-type="float" office:value="241.75" calcext:value-type="float">
            <text:p>241.75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table:number-columns-repeated="3"/>
          <table:table-cell office:value-type="float" office:value="241.75" calcext:value-type="float">
            <text:p>241.75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table:number-columns-repeated="3"/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table:number-columns-repeated="3"/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table:number-columns-repeated="3"/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table:number-columns-repeated="3"/>
          <table:table-cell office:value-type="float" office:value="242.25" calcext:value-type="float">
            <text:p>242.25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table:number-columns-repeated="3"/>
          <table:table-cell office:value-type="float" office:value="242.25" calcext:value-type="float">
            <text:p>242.25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table:number-columns-repeated="3"/>
          <table:table-cell office:value-type="float" office:value="242.5" calcext:value-type="float">
            <text:p>242.5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table:number-columns-repeated="3"/>
          <table:table-cell office:value-type="float" office:value="242.5" calcext:value-type="float">
            <text:p>242.5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table:number-columns-repeated="3"/>
          <table:table-cell office:value-type="float" office:value="242.5" calcext:value-type="float">
            <text:p>242.5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table:number-columns-repeated="3"/>
          <table:table-cell office:value-type="float" office:value="242.75" calcext:value-type="float">
            <text:p>242.75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table:number-columns-repeated="3"/>
          <table:table-cell office:value-type="float" office:value="242.75" calcext:value-type="float">
            <text:p>242.75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table:number-columns-repeated="3"/>
          <table:table-cell office:value-type="float" office:value="242.75" calcext:value-type="float">
            <text:p>242.75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table:number-columns-repeated="3"/>
          <table:table-cell office:value-type="float" office:value="243.25" calcext:value-type="float">
            <text:p>243.25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table:number-columns-repeated="3"/>
          <table:table-cell office:value-type="float" office:value="243.25" calcext:value-type="float">
            <text:p>243.25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table:number-columns-repeated="3"/>
          <table:table-cell office:value-type="float" office:value="243.25" calcext:value-type="float">
            <text:p>243.25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table:number-columns-repeated="3"/>
          <table:table-cell office:value-type="float" office:value="243.5" calcext:value-type="float">
            <text:p>243.5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table:number-columns-repeated="3"/>
          <table:table-cell office:value-type="float" office:value="243.5" calcext:value-type="float">
            <text:p>243.5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table:number-columns-repeated="3"/>
          <table:table-cell office:value-type="float" office:value="243.75" calcext:value-type="float">
            <text:p>243.75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table:number-columns-repeated="3"/>
          <table:table-cell office:value-type="float" office:value="243.75" calcext:value-type="float">
            <text:p>243.75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table:number-columns-repeated="3"/>
          <table:table-cell office:value-type="float" office:value="243.75" calcext:value-type="float">
            <text:p>243.75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table:number-columns-repeated="3"/>
          <table:table-cell office:value-type="float" office:value="243.75" calcext:value-type="float">
            <text:p>243.75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table:number-columns-repeated="3"/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table:number-columns-repeated="3"/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table:number-columns-repeated="3"/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table:number-columns-repeated="3"/>
          <table:table-cell office:value-type="float" office:value="244.25" calcext:value-type="float">
            <text:p>244.25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table:number-columns-repeated="3"/>
          <table:table-cell office:value-type="float" office:value="244.25" calcext:value-type="float">
            <text:p>244.25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table:number-columns-repeated="3"/>
          <table:table-cell office:value-type="float" office:value="244.25" calcext:value-type="float">
            <text:p>244.25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table:number-columns-repeated="3"/>
          <table:table-cell office:value-type="float" office:value="244.5" calcext:value-type="float">
            <text:p>244.5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table:number-columns-repeated="3"/>
          <table:table-cell office:value-type="float" office:value="244.5" calcext:value-type="float">
            <text:p>244.5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table:number-columns-repeated="3"/>
          <table:table-cell office:value-type="float" office:value="244.5" calcext:value-type="float">
            <text:p>244.5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table:number-columns-repeated="3"/>
          <table:table-cell office:value-type="float" office:value="244.75" calcext:value-type="float">
            <text:p>244.75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table:number-columns-repeated="3"/>
          <table:table-cell office:value-type="float" office:value="244.75" calcext:value-type="float">
            <text:p>244.75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table:number-columns-repeated="3"/>
          <table:table-cell office:value-type="float" office:value="244.75" calcext:value-type="float">
            <text:p>244.75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table:number-columns-repeated="3"/>
          <table:table-cell office:value-type="float" office:value="245" calcext:value-type="float">
            <text:p>245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table:number-columns-repeated="3"/>
          <table:table-cell office:value-type="float" office:value="245.5" calcext:value-type="float">
            <text:p>245.5</text:p>
          </table:table-cell>
        </table:table-row>
        <table:table-row table:style-name="ro1">
          <table:table-cell table:formula="of:=[.A1001]+1" office:value-type="float" office:value="1001" calcext:value-type="float">
            <text:p>1001</text:p>
          </table:table-cell>
          <table:table-cell table:number-columns-repeated="3"/>
          <table:table-cell office:value-type="float" office:value="245.75" calcext:value-type="float">
            <text:p>245.75</text:p>
          </table:table-cell>
        </table:table-row>
        <table:table-row table:style-name="ro1">
          <table:table-cell table:formula="of:=[.A1002]+1" office:value-type="float" office:value="1002" calcext:value-type="float">
            <text:p>1002</text:p>
          </table:table-cell>
          <table:table-cell table:number-columns-repeated="3"/>
          <table:table-cell office:value-type="float" office:value="245.75" calcext:value-type="float">
            <text:p>245.75</text:p>
          </table:table-cell>
        </table:table-row>
        <table:table-row table:style-name="ro1">
          <table:table-cell table:formula="of:=[.A1003]+1" office:value-type="float" office:value="1003" calcext:value-type="float">
            <text:p>1003</text:p>
          </table:table-cell>
          <table:table-cell table:number-columns-repeated="3"/>
          <table:table-cell office:value-type="float" office:value="245.75" calcext:value-type="float">
            <text:p>245.75</text:p>
          </table:table-cell>
        </table:table-row>
        <table:table-row table:style-name="ro1">
          <table:table-cell table:formula="of:=[.A1004]+1" office:value-type="float" office:value="1004" calcext:value-type="float">
            <text:p>1004</text:p>
          </table:table-cell>
          <table:table-cell table:number-columns-repeated="3"/>
          <table:table-cell office:value-type="float" office:value="246" calcext:value-type="float">
            <text:p>246</text:p>
          </table:table-cell>
        </table:table-row>
        <table:table-row table:style-name="ro1">
          <table:table-cell table:formula="of:=[.A1005]+1" office:value-type="float" office:value="1005" calcext:value-type="float">
            <text:p>1005</text:p>
          </table:table-cell>
          <table:table-cell table:number-columns-repeated="3"/>
          <table:table-cell office:value-type="float" office:value="246" calcext:value-type="float">
            <text:p>246</text:p>
          </table:table-cell>
        </table:table-row>
        <table:table-row table:style-name="ro1">
          <table:table-cell table:formula="of:=[.A1006]+1" office:value-type="float" office:value="1006" calcext:value-type="float">
            <text:p>1006</text:p>
          </table:table-cell>
          <table:table-cell table:number-columns-repeated="3"/>
          <table:table-cell office:value-type="float" office:value="246.25" calcext:value-type="float">
            <text:p>246.25</text:p>
          </table:table-cell>
        </table:table-row>
        <table:table-row table:style-name="ro1">
          <table:table-cell table:formula="of:=[.A1007]+1" office:value-type="float" office:value="1007" calcext:value-type="float">
            <text:p>1007</text:p>
          </table:table-cell>
          <table:table-cell table:number-columns-repeated="3"/>
          <table:table-cell office:value-type="float" office:value="246.25" calcext:value-type="float">
            <text:p>246.25</text:p>
          </table:table-cell>
        </table:table-row>
        <table:table-row table:style-name="ro1">
          <table:table-cell table:formula="of:=[.A1008]+1" office:value-type="float" office:value="1008" calcext:value-type="float">
            <text:p>1008</text:p>
          </table:table-cell>
          <table:table-cell table:number-columns-repeated="3"/>
          <table:table-cell office:value-type="float" office:value="246.25" calcext:value-type="float">
            <text:p>246.25</text:p>
          </table:table-cell>
        </table:table-row>
        <table:table-row table:style-name="ro1">
          <table:table-cell table:formula="of:=[.A1009]+1" office:value-type="float" office:value="1009" calcext:value-type="float">
            <text:p>1009</text:p>
          </table:table-cell>
          <table:table-cell table:number-columns-repeated="3"/>
          <table:table-cell office:value-type="float" office:value="246.25" calcext:value-type="float">
            <text:p>246.25</text:p>
          </table:table-cell>
        </table:table-row>
        <table:table-row table:style-name="ro1">
          <table:table-cell table:formula="of:=[.A1010]+1" office:value-type="float" office:value="1010" calcext:value-type="float">
            <text:p>1010</text:p>
          </table:table-cell>
          <table:table-cell table:number-columns-repeated="3"/>
          <table:table-cell office:value-type="float" office:value="246.5" calcext:value-type="float">
            <text:p>246.5</text:p>
          </table:table-cell>
        </table:table-row>
        <table:table-row table:style-name="ro1">
          <table:table-cell table:formula="of:=[.A1011]+1" office:value-type="float" office:value="1011" calcext:value-type="float">
            <text:p>1011</text:p>
          </table:table-cell>
          <table:table-cell table:number-columns-repeated="3"/>
          <table:table-cell office:value-type="float" office:value="246.75" calcext:value-type="float">
            <text:p>246.75</text:p>
          </table:table-cell>
        </table:table-row>
        <table:table-row table:style-name="ro1">
          <table:table-cell table:formula="of:=[.A1012]+1" office:value-type="float" office:value="1012" calcext:value-type="float">
            <text:p>1012</text:p>
          </table:table-cell>
          <table:table-cell table:number-columns-repeated="3"/>
          <table:table-cell office:value-type="float" office:value="246.75" calcext:value-type="float">
            <text:p>246.75</text:p>
          </table:table-cell>
        </table:table-row>
        <table:table-row table:style-name="ro1">
          <table:table-cell table:formula="of:=[.A1013]+1" office:value-type="float" office:value="1013" calcext:value-type="float">
            <text:p>1013</text:p>
          </table:table-cell>
          <table:table-cell table:number-columns-repeated="3"/>
          <table:table-cell office:value-type="float" office:value="246.75" calcext:value-type="float">
            <text:p>246.75</text:p>
          </table:table-cell>
        </table:table-row>
        <table:table-row table:style-name="ro1">
          <table:table-cell table:formula="of:=[.A1014]+1" office:value-type="float" office:value="1014" calcext:value-type="float">
            <text:p>1014</text:p>
          </table:table-cell>
          <table:table-cell table:number-columns-repeated="3"/>
          <table:table-cell office:value-type="float" office:value="246.75" calcext:value-type="float">
            <text:p>246.75</text:p>
          </table:table-cell>
        </table:table-row>
        <table:table-row table:style-name="ro1">
          <table:table-cell table:formula="of:=[.A1015]+1" office:value-type="float" office:value="1015" calcext:value-type="float">
            <text:p>1015</text:p>
          </table:table-cell>
          <table:table-cell table:number-columns-repeated="3"/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A1016]+1" office:value-type="float" office:value="1016" calcext:value-type="float">
            <text:p>1016</text:p>
          </table:table-cell>
          <table:table-cell table:number-columns-repeated="3"/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A1017]+1" office:value-type="float" office:value="1017" calcext:value-type="float">
            <text:p>1017</text:p>
          </table:table-cell>
          <table:table-cell table:number-columns-repeated="3"/>
          <table:table-cell office:value-type="float" office:value="247.25" calcext:value-type="float">
            <text:p>247.25</text:p>
          </table:table-cell>
        </table:table-row>
        <table:table-row table:style-name="ro1">
          <table:table-cell table:formula="of:=[.A1018]+1" office:value-type="float" office:value="1018" calcext:value-type="float">
            <text:p>1018</text:p>
          </table:table-cell>
          <table:table-cell table:number-columns-repeated="3"/>
          <table:table-cell office:value-type="float" office:value="247.25" calcext:value-type="float">
            <text:p>247.25</text:p>
          </table:table-cell>
        </table:table-row>
        <table:table-row table:style-name="ro1">
          <table:table-cell table:formula="of:=[.A1019]+1" office:value-type="float" office:value="1019" calcext:value-type="float">
            <text:p>1019</text:p>
          </table:table-cell>
          <table:table-cell table:number-columns-repeated="3"/>
          <table:table-cell office:value-type="float" office:value="247.5" calcext:value-type="float">
            <text:p>247.5</text:p>
          </table:table-cell>
        </table:table-row>
        <table:table-row table:style-name="ro1">
          <table:table-cell table:formula="of:=[.A1020]+1" office:value-type="float" office:value="1020" calcext:value-type="float">
            <text:p>1020</text:p>
          </table:table-cell>
          <table:table-cell table:number-columns-repeated="3"/>
          <table:table-cell office:value-type="float" office:value="247.5" calcext:value-type="float">
            <text:p>247.5</text:p>
          </table:table-cell>
        </table:table-row>
        <table:table-row table:style-name="ro1">
          <table:table-cell table:formula="of:=[.A1021]+1" office:value-type="float" office:value="1021" calcext:value-type="float">
            <text:p>1021</text:p>
          </table:table-cell>
          <table:table-cell table:number-columns-repeated="3"/>
          <table:table-cell office:value-type="float" office:value="247.5" calcext:value-type="float">
            <text:p>247.5</text:p>
          </table:table-cell>
        </table:table-row>
        <table:table-row table:style-name="ro1">
          <table:table-cell table:formula="of:=[.A1022]+1" office:value-type="float" office:value="1022" calcext:value-type="float">
            <text:p>1022</text:p>
          </table:table-cell>
          <table:table-cell table:number-columns-repeated="3"/>
          <table:table-cell office:value-type="float" office:value="247.75" calcext:value-type="float">
            <text:p>247.75</text:p>
          </table:table-cell>
        </table:table-row>
        <table:table-row table:style-name="ro1">
          <table:table-cell table:formula="of:=[.A1023]+1" office:value-type="float" office:value="1023" calcext:value-type="float">
            <text:p>1023</text:p>
          </table:table-cell>
          <table:table-cell table:number-columns-repeated="3"/>
          <table:table-cell office:value-type="float" office:value="247.75" calcext:value-type="float">
            <text:p>247.75</text:p>
          </table:table-cell>
        </table:table-row>
        <table:table-row table:style-name="ro1">
          <table:table-cell table:formula="of:=[.A1024]+1" office:value-type="float" office:value="1024" calcext:value-type="float">
            <text:p>1024</text:p>
          </table:table-cell>
          <table:table-cell table:number-columns-repeated="3"/>
          <table:table-cell office:value-type="float" office:value="247.75" calcext:value-type="float">
            <text:p>247.75</text:p>
          </table:table-cell>
        </table:table-row>
        <table:table-row table:style-name="ro1">
          <table:table-cell table:formula="of:=[.A1025]+1" office:value-type="float" office:value="1025" calcext:value-type="float">
            <text:p>1025</text:p>
          </table:table-cell>
          <table:table-cell table:number-columns-repeated="3"/>
          <table:table-cell office:value-type="float" office:value="247.75" calcext:value-type="float">
            <text:p>247.75</text:p>
          </table:table-cell>
        </table:table-row>
        <table:table-row table:style-name="ro1">
          <table:table-cell table:formula="of:=[.A1026]+1" office:value-type="float" office:value="1026" calcext:value-type="float">
            <text:p>1026</text:p>
          </table:table-cell>
          <table:table-cell table:number-columns-repeated="3"/>
          <table:table-cell office:value-type="float" office:value="247.75" calcext:value-type="float">
            <text:p>247.75</text:p>
          </table:table-cell>
        </table:table-row>
        <table:table-row table:style-name="ro1">
          <table:table-cell table:formula="of:=[.A1027]+1" office:value-type="float" office:value="1027" calcext:value-type="float">
            <text:p>1027</text:p>
          </table:table-cell>
          <table:table-cell table:number-columns-repeated="3"/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[.A1028]+1" office:value-type="float" office:value="1028" calcext:value-type="float">
            <text:p>1028</text:p>
          </table:table-cell>
          <table:table-cell table:number-columns-repeated="3"/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[.A1029]+1" office:value-type="float" office:value="1029" calcext:value-type="float">
            <text:p>1029</text:p>
          </table:table-cell>
          <table:table-cell table:number-columns-repeated="3"/>
          <table:table-cell office:value-type="float" office:value="248.25" calcext:value-type="float">
            <text:p>248.25</text:p>
          </table:table-cell>
        </table:table-row>
        <table:table-row table:style-name="ro1">
          <table:table-cell table:formula="of:=[.A1030]+1" office:value-type="float" office:value="1030" calcext:value-type="float">
            <text:p>1030</text:p>
          </table:table-cell>
          <table:table-cell table:number-columns-repeated="3"/>
          <table:table-cell office:value-type="float" office:value="248.25" calcext:value-type="float">
            <text:p>248.25</text:p>
          </table:table-cell>
        </table:table-row>
        <table:table-row table:style-name="ro1">
          <table:table-cell table:formula="of:=[.A1031]+1" office:value-type="float" office:value="1031" calcext:value-type="float">
            <text:p>1031</text:p>
          </table:table-cell>
          <table:table-cell table:number-columns-repeated="3"/>
          <table:table-cell office:value-type="float" office:value="248.25" calcext:value-type="float">
            <text:p>248.25</text:p>
          </table:table-cell>
        </table:table-row>
        <table:table-row table:style-name="ro1">
          <table:table-cell table:formula="of:=[.A1032]+1" office:value-type="float" office:value="1032" calcext:value-type="float">
            <text:p>1032</text:p>
          </table:table-cell>
          <table:table-cell table:number-columns-repeated="3"/>
          <table:table-cell office:value-type="float" office:value="248.25" calcext:value-type="float">
            <text:p>248.25</text:p>
          </table:table-cell>
        </table:table-row>
        <table:table-row table:style-name="ro1">
          <table:table-cell table:formula="of:=[.A1033]+1" office:value-type="float" office:value="1033" calcext:value-type="float">
            <text:p>1033</text:p>
          </table:table-cell>
          <table:table-cell table:number-columns-repeated="3"/>
          <table:table-cell office:value-type="float" office:value="248.5" calcext:value-type="float">
            <text:p>248.5</text:p>
          </table:table-cell>
        </table:table-row>
        <table:table-row table:style-name="ro1">
          <table:table-cell table:formula="of:=[.A1034]+1" office:value-type="float" office:value="1034" calcext:value-type="float">
            <text:p>1034</text:p>
          </table:table-cell>
          <table:table-cell table:number-columns-repeated="3"/>
          <table:table-cell office:value-type="float" office:value="248.5" calcext:value-type="float">
            <text:p>248.5</text:p>
          </table:table-cell>
        </table:table-row>
        <table:table-row table:style-name="ro1">
          <table:table-cell table:formula="of:=[.A1035]+1" office:value-type="float" office:value="1035" calcext:value-type="float">
            <text:p>1035</text:p>
          </table:table-cell>
          <table:table-cell table:number-columns-repeated="3"/>
          <table:table-cell office:value-type="float" office:value="248.5" calcext:value-type="float">
            <text:p>248.5</text:p>
          </table:table-cell>
        </table:table-row>
        <table:table-row table:style-name="ro1">
          <table:table-cell table:formula="of:=[.A1036]+1" office:value-type="float" office:value="1036" calcext:value-type="float">
            <text:p>1036</text:p>
          </table:table-cell>
          <table:table-cell table:number-columns-repeated="3"/>
          <table:table-cell office:value-type="float" office:value="248.5" calcext:value-type="float">
            <text:p>248.5</text:p>
          </table:table-cell>
        </table:table-row>
        <table:table-row table:style-name="ro1">
          <table:table-cell table:formula="of:=[.A1037]+1" office:value-type="float" office:value="1037" calcext:value-type="float">
            <text:p>1037</text:p>
          </table:table-cell>
          <table:table-cell table:number-columns-repeated="3"/>
          <table:table-cell office:value-type="float" office:value="248.75" calcext:value-type="float">
            <text:p>248.75</text:p>
          </table:table-cell>
        </table:table-row>
        <table:table-row table:style-name="ro1">
          <table:table-cell table:formula="of:=[.A1038]+1" office:value-type="float" office:value="1038" calcext:value-type="float">
            <text:p>1038</text:p>
          </table:table-cell>
          <table:table-cell table:number-columns-repeated="3"/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1039]+1" office:value-type="float" office:value="1039" calcext:value-type="float">
            <text:p>1039</text:p>
          </table:table-cell>
          <table:table-cell table:number-columns-repeated="3"/>
          <table:table-cell office:value-type="float" office:value="248.75" calcext:value-type="float">
            <text:p>248.75</text:p>
          </table:table-cell>
        </table:table-row>
        <table:table-row table:style-name="ro1">
          <table:table-cell table:formula="of:=[.A1040]+1" office:value-type="float" office:value="1040" calcext:value-type="float">
            <text:p>1040</text:p>
          </table:table-cell>
          <table:table-cell table:number-columns-repeated="3"/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1041]+1" office:value-type="float" office:value="1041" calcext:value-type="float">
            <text:p>1041</text:p>
          </table:table-cell>
          <table:table-cell table:number-columns-repeated="3"/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1042]+1" office:value-type="float" office:value="1042" calcext:value-type="float">
            <text:p>1042</text:p>
          </table:table-cell>
          <table:table-cell table:number-columns-repeated="3"/>
          <table:table-cell office:value-type="float" office:value="249.25" calcext:value-type="float">
            <text:p>249.25</text:p>
          </table:table-cell>
        </table:table-row>
        <table:table-row table:style-name="ro1">
          <table:table-cell table:formula="of:=[.A1043]+1" office:value-type="float" office:value="1043" calcext:value-type="float">
            <text:p>1043</text:p>
          </table:table-cell>
          <table:table-cell table:number-columns-repeated="3"/>
          <table:table-cell office:value-type="float" office:value="249.25" calcext:value-type="float">
            <text:p>249.25</text:p>
          </table:table-cell>
        </table:table-row>
        <table:table-row table:style-name="ro1">
          <table:table-cell table:formula="of:=[.A1044]+1" office:value-type="float" office:value="1044" calcext:value-type="float">
            <text:p>1044</text:p>
          </table:table-cell>
          <table:table-cell table:number-columns-repeated="3"/>
          <table:table-cell office:value-type="float" office:value="249.25" calcext:value-type="float">
            <text:p>249.25</text:p>
          </table:table-cell>
        </table:table-row>
        <table:table-row table:style-name="ro1">
          <table:table-cell table:formula="of:=[.A1045]+1" office:value-type="float" office:value="1045" calcext:value-type="float">
            <text:p>1045</text:p>
          </table:table-cell>
          <table:table-cell table:number-columns-repeated="3"/>
          <table:table-cell office:value-type="float" office:value="249.25" calcext:value-type="float">
            <text:p>249.25</text:p>
          </table:table-cell>
        </table:table-row>
        <table:table-row table:style-name="ro1">
          <table:table-cell table:formula="of:=[.A1046]+1" office:value-type="float" office:value="1046" calcext:value-type="float">
            <text:p>1046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47]+1" office:value-type="float" office:value="1047" calcext:value-type="float">
            <text:p>1047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48]+1" office:value-type="float" office:value="1048" calcext:value-type="float">
            <text:p>1048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49]+1" office:value-type="float" office:value="1049" calcext:value-type="float">
            <text:p>1049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50]+1" office:value-type="float" office:value="1050" calcext:value-type="float">
            <text:p>1050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51]+1" office:value-type="float" office:value="1051" calcext:value-type="float">
            <text:p>1051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52]+1" office:value-type="float" office:value="1052" calcext:value-type="float">
            <text:p>1052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1054]+1" office:value-type="float" office:value="1054" calcext:value-type="float">
            <text:p>1054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1055]+1" office:value-type="float" office:value="1055" calcext:value-type="float">
            <text:p>1055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56]+1" office:value-type="float" office:value="1056" calcext:value-type="float">
            <text:p>1056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57]+1" office:value-type="float" office:value="1057" calcext:value-type="float">
            <text:p>1057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58]+1" office:value-type="float" office:value="1058" calcext:value-type="float">
            <text:p>1058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59]+1" office:value-type="float" office:value="1059" calcext:value-type="float">
            <text:p>1059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0]+1" office:value-type="float" office:value="1060" calcext:value-type="float">
            <text:p>1060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1]+1" office:value-type="float" office:value="1061" calcext:value-type="float">
            <text:p>1061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2]+1" office:value-type="float" office:value="1062" calcext:value-type="float">
            <text:p>1062</text:p>
          </table:table-cell>
          <table:table-cell table:number-columns-repeated="3"/>
          <table:table-cell office:value-type="float" office:value="250.5" calcext:value-type="float">
            <text:p>250.5</text:p>
          </table:table-cell>
        </table:table-row>
        <table:table-row table:style-name="ro1">
          <table:table-cell table:formula="of:=[.A1063]+1" office:value-type="float" office:value="1063" calcext:value-type="float">
            <text:p>1063</text:p>
          </table:table-cell>
          <table:table-cell table:number-columns-repeated="3"/>
          <table:table-cell office:value-type="float" office:value="250.5" calcext:value-type="float">
            <text:p>250.5</text:p>
          </table:table-cell>
        </table:table-row>
        <table:table-row table:style-name="ro1">
          <table:table-cell table:formula="of:=[.A1064]+1" office:value-type="float" office:value="1064" calcext:value-type="float">
            <text:p>1064</text:p>
          </table:table-cell>
          <table:table-cell table:number-columns-repeated="3"/>
          <table:table-cell office:value-type="float" office:value="250.5" calcext:value-type="float">
            <text:p>250.5</text:p>
          </table:table-cell>
        </table:table-row>
        <table:table-row table:style-name="ro1">
          <table:table-cell table:formula="of:=[.A1065]+1" office:value-type="float" office:value="1065" calcext:value-type="float">
            <text:p>1065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6]+1" office:value-type="float" office:value="1066" calcext:value-type="float">
            <text:p>1066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7]+1" office:value-type="float" office:value="1067" calcext:value-type="float">
            <text:p>1067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8]+1" office:value-type="float" office:value="1068" calcext:value-type="float">
            <text:p>1068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69]+1" office:value-type="float" office:value="1069" calcext:value-type="float">
            <text:p>1069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70]+1" office:value-type="float" office:value="1070" calcext:value-type="float">
            <text:p>1070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71]+1" office:value-type="float" office:value="1071" calcext:value-type="float">
            <text:p>1071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72]+1" office:value-type="float" office:value="1072" calcext:value-type="float">
            <text:p>1072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73]+1" office:value-type="float" office:value="1073" calcext:value-type="float">
            <text:p>1073</text:p>
          </table:table-cell>
          <table:table-cell table:number-columns-repeated="3"/>
          <table:table-cell office:value-type="float" office:value="250.25" calcext:value-type="float">
            <text:p>250.25</text:p>
          </table:table-cell>
        </table:table-row>
        <table:table-row table:style-name="ro1">
          <table:table-cell table:formula="of:=[.A1074]+1" office:value-type="float" office:value="1074" calcext:value-type="float">
            <text:p>1074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1075]+1" office:value-type="float" office:value="1075" calcext:value-type="float">
            <text:p>1075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1076]+1" office:value-type="float" office:value="1076" calcext:value-type="float">
            <text:p>1076</text:p>
          </table:table-cell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formula="of:=[.A1077]+1" office:value-type="float" office:value="1077" calcext:value-type="float">
            <text:p>1077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78]+1" office:value-type="float" office:value="1078" calcext:value-type="float">
            <text:p>1078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79]+1" office:value-type="float" office:value="1079" calcext:value-type="float">
            <text:p>1079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80]+1" office:value-type="float" office:value="1080" calcext:value-type="float">
            <text:p>1080</text:p>
          </table:table-cell>
          <table:table-cell table:number-columns-repeated="3"/>
          <table:table-cell office:value-type="float" office:value="249.75" calcext:value-type="float">
            <text:p>249.75</text:p>
          </table:table-cell>
        </table:table-row>
        <table:table-row table:style-name="ro1">
          <table:table-cell table:formula="of:=[.A1081]+1" office:value-type="float" office:value="1081" calcext:value-type="float">
            <text:p>1081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82]+1" office:value-type="float" office:value="1082" calcext:value-type="float">
            <text:p>1082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83]+1" office:value-type="float" office:value="1083" calcext:value-type="float">
            <text:p>1083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84]+1" office:value-type="float" office:value="1084" calcext:value-type="float">
            <text:p>1084</text:p>
          </table:table-cell>
          <table:table-cell table:number-columns-repeated="3"/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formula="of:=[.A1085]+1" office:value-type="float" office:value="1085" calcext:value-type="float">
            <text:p>1085</text:p>
          </table:table-cell>
          <table:table-cell table:number-columns-repeated="3"/>
          <table:table-cell office:value-type="float" office:value="249.25" calcext:value-type="float">
            <text:p>249.25</text:p>
          </table:table-cell>
        </table:table-row>
        <table:table-row table:style-name="ro1">
          <table:table-cell table:formula="of:=[.A1086]+1" office:value-type="float" office:value="1086" calcext:value-type="float">
            <text:p>1086</text:p>
          </table:table-cell>
          <table:table-cell table:number-columns-repeated="3"/>
          <table:table-cell office:value-type="float" office:value="249.25" calcext:value-type="float">
            <text:p>249.25</text:p>
          </table:table-cell>
        </table:table-row>
        <table:table-row table:style-name="ro1">
          <table:table-cell table:formula="of:=[.A1087]+1" office:value-type="float" office:value="1087" calcext:value-type="float">
            <text:p>1087</text:p>
          </table:table-cell>
          <table:table-cell table:number-columns-repeated="3"/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1088]+1" office:value-type="float" office:value="1088" calcext:value-type="float">
            <text:p>1088</text:p>
          </table:table-cell>
          <table:table-cell table:number-columns-repeated="3"/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1089]+1" office:value-type="float" office:value="1089" calcext:value-type="float">
            <text:p>1089</text:p>
          </table:table-cell>
          <table:table-cell table:number-columns-repeated="3"/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1090]+1" office:value-type="float" office:value="1090" calcext:value-type="float">
            <text:p>1090</text:p>
          </table:table-cell>
          <table:table-cell table:number-columns-repeated="3"/>
          <table:table-cell office:value-type="float" office:value="248.75" calcext:value-type="float">
            <text:p>248.75</text:p>
          </table:table-cell>
        </table:table-row>
        <table:table-row table:style-name="ro1">
          <table:table-cell table:formula="of:=[.A1091]+1" office:value-type="float" office:value="1091" calcext:value-type="float">
            <text:p>1091</text:p>
          </table:table-cell>
          <table:table-cell table:number-columns-repeated="3"/>
          <table:table-cell office:value-type="float" office:value="248.75" calcext:value-type="float">
            <text:p>248.75</text:p>
          </table:table-cell>
        </table:table-row>
        <table:table-row table:style-name="ro1">
          <table:table-cell table:formula="of:=[.A1092]+1" office:value-type="float" office:value="1092" calcext:value-type="float">
            <text:p>1092</text:p>
          </table:table-cell>
          <table:table-cell table:number-columns-repeated="3"/>
          <table:table-cell office:value-type="float" office:value="248.5" calcext:value-type="float">
            <text:p>248.5</text:p>
          </table:table-cell>
        </table:table-row>
        <table:table-row table:style-name="ro1">
          <table:table-cell table:formula="of:=[.A1093]+1" office:value-type="float" office:value="1093" calcext:value-type="float">
            <text:p>1093</text:p>
          </table:table-cell>
          <table:table-cell table:number-columns-repeated="3"/>
          <table:table-cell office:value-type="float" office:value="248.5" calcext:value-type="float">
            <text:p>248.5</text:p>
          </table:table-cell>
        </table:table-row>
        <table:table-row table:style-name="ro1">
          <table:table-cell table:formula="of:=[.A1094]+1" office:value-type="float" office:value="1094" calcext:value-type="float">
            <text:p>1094</text:p>
          </table:table-cell>
          <table:table-cell table:number-columns-repeated="3"/>
          <table:table-cell office:value-type="float" office:value="248.25" calcext:value-type="float">
            <text:p>248.25</text:p>
          </table:table-cell>
        </table:table-row>
        <table:table-row table:style-name="ro1">
          <table:table-cell table:formula="of:=[.A1095]+1" office:value-type="float" office:value="1095" calcext:value-type="float">
            <text:p>1095</text:p>
          </table:table-cell>
          <table:table-cell table:number-columns-repeated="3"/>
          <table:table-cell office:value-type="float" office:value="248.25" calcext:value-type="float">
            <text:p>248.25</text:p>
          </table:table-cell>
        </table:table-row>
        <table:table-row table:style-name="ro1">
          <table:table-cell table:formula="of:=[.A1096]+1" office:value-type="float" office:value="1096" calcext:value-type="float">
            <text:p>1096</text:p>
          </table:table-cell>
          <table:table-cell table:number-columns-repeated="3"/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[.A1097]+1" office:value-type="float" office:value="1097" calcext:value-type="float">
            <text:p>1097</text:p>
          </table:table-cell>
          <table:table-cell table:number-columns-repeated="3"/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[.A1098]+1" office:value-type="float" office:value="1098" calcext:value-type="float">
            <text:p>1098</text:p>
          </table:table-cell>
          <table:table-cell table:number-columns-repeated="3"/>
          <table:table-cell office:value-type="float" office:value="247.75" calcext:value-type="float">
            <text:p>247.75</text:p>
          </table:table-cell>
        </table:table-row>
        <table:table-row table:style-name="ro1">
          <table:table-cell table:formula="of:=[.A1099]+1" office:value-type="float" office:value="1099" calcext:value-type="float">
            <text:p>1099</text:p>
          </table:table-cell>
          <table:table-cell table:number-columns-repeated="3"/>
          <table:table-cell office:value-type="float" office:value="247.5" calcext:value-type="float">
            <text:p>247.5</text:p>
          </table:table-cell>
        </table:table-row>
        <table:table-row table:style-name="ro1">
          <table:table-cell table:formula="of:=[.A1100]+1" office:value-type="float" office:value="1100" calcext:value-type="float">
            <text:p>1100</text:p>
          </table:table-cell>
          <table:table-cell table:number-columns-repeated="3"/>
          <table:table-cell office:value-type="float" office:value="247.25" calcext:value-type="float">
            <text:p>247.25</text:p>
          </table:table-cell>
        </table:table-row>
        <table:table-row table:style-name="ro1">
          <table:table-cell table:formula="of:=[.A1101]+1" office:value-type="float" office:value="1101" calcext:value-type="float">
            <text:p>1101</text:p>
          </table:table-cell>
          <table:table-cell table:number-columns-repeated="3"/>
          <table:table-cell office:value-type="float" office:value="247.25" calcext:value-type="float">
            <text:p>247.25</text:p>
          </table:table-cell>
        </table:table-row>
        <table:table-row table:style-name="ro1">
          <table:table-cell table:formula="of:=[.A1102]+1" office:value-type="float" office:value="1102" calcext:value-type="float">
            <text:p>1102</text:p>
          </table:table-cell>
          <table:table-cell table:number-columns-repeated="3"/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A1103]+1" office:value-type="float" office:value="1103" calcext:value-type="float">
            <text:p>1103</text:p>
          </table:table-cell>
          <table:table-cell table:number-columns-repeated="3"/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A1104]+1" office:value-type="float" office:value="1104" calcext:value-type="float">
            <text:p>1104</text:p>
          </table:table-cell>
          <table:table-cell table:number-columns-repeated="3"/>
          <table:table-cell office:value-type="float" office:value="246.75" calcext:value-type="float">
            <text:p>246.75</text:p>
          </table:table-cell>
        </table:table-row>
        <table:table-row table:style-name="ro1">
          <table:table-cell table:formula="of:=[.A1105]+1" office:value-type="float" office:value="1105" calcext:value-type="float">
            <text:p>1105</text:p>
          </table:table-cell>
          <table:table-cell table:number-columns-repeated="3"/>
          <table:table-cell office:value-type="float" office:value="246.75" calcext:value-type="float">
            <text:p>246.75</text:p>
          </table:table-cell>
        </table:table-row>
        <table:table-row table:style-name="ro1">
          <table:table-cell table:formula="of:=[.A1106]+1" office:value-type="float" office:value="1106" calcext:value-type="float">
            <text:p>1106</text:p>
          </table:table-cell>
          <table:table-cell table:number-columns-repeated="3"/>
          <table:table-cell office:value-type="float" office:value="246.5" calcext:value-type="float">
            <text:p>246.5</text:p>
          </table:table-cell>
        </table:table-row>
        <table:table-row table:style-name="ro1">
          <table:table-cell table:formula="of:=[.A1107]+1" office:value-type="float" office:value="1107" calcext:value-type="float">
            <text:p>1107</text:p>
          </table:table-cell>
          <table:table-cell table:number-columns-repeated="3"/>
          <table:table-cell office:value-type="float" office:value="246.25" calcext:value-type="float">
            <text:p>246.25</text:p>
          </table:table-cell>
        </table:table-row>
        <table:table-row table:style-name="ro1">
          <table:table-cell table:formula="of:=[.A1108]+1" office:value-type="float" office:value="1108" calcext:value-type="float">
            <text:p>1108</text:p>
          </table:table-cell>
          <table:table-cell table:number-columns-repeated="3"/>
          <table:table-cell office:value-type="float" office:value="246.25" calcext:value-type="float">
            <text:p>246.25</text:p>
          </table:table-cell>
        </table:table-row>
        <table:table-row table:style-name="ro1">
          <table:table-cell table:formula="of:=[.A1109]+1" office:value-type="float" office:value="1109" calcext:value-type="float">
            <text:p>1109</text:p>
          </table:table-cell>
          <table:table-cell table:number-columns-repeated="3"/>
          <table:table-cell office:value-type="float" office:value="246" calcext:value-type="float">
            <text:p>246</text:p>
          </table:table-cell>
        </table:table-row>
        <table:table-row table:style-name="ro1">
          <table:table-cell table:formula="of:=[.A1110]+1" office:value-type="float" office:value="1110" calcext:value-type="float">
            <text:p>1110</text:p>
          </table:table-cell>
          <table:table-cell table:number-columns-repeated="3"/>
          <table:table-cell office:value-type="float" office:value="245.75" calcext:value-type="float">
            <text:p>245.75</text:p>
          </table:table-cell>
        </table:table-row>
        <table:table-row table:style-name="ro1">
          <table:table-cell table:formula="of:=[.A1111]+1" office:value-type="float" office:value="1111" calcext:value-type="float">
            <text:p>1111</text:p>
          </table:table-cell>
          <table:table-cell table:number-columns-repeated="3"/>
          <table:table-cell office:value-type="float" office:value="245.5" calcext:value-type="float">
            <text:p>245.5</text:p>
          </table:table-cell>
        </table:table-row>
        <table:table-row table:style-name="ro1">
          <table:table-cell table:formula="of:=[.A1112]+1" office:value-type="float" office:value="1112" calcext:value-type="float">
            <text:p>1112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1113]+1" office:value-type="float" office:value="1113" calcext:value-type="float">
            <text:p>1113</text:p>
          </table:table-cell>
          <table:table-cell table:number-columns-repeated="3"/>
          <table:table-cell office:value-type="float" office:value="245.25" calcext:value-type="float">
            <text:p>245.25</text:p>
          </table:table-cell>
        </table:table-row>
        <table:table-row table:style-name="ro1">
          <table:table-cell table:formula="of:=[.A1114]+1" office:value-type="float" office:value="1114" calcext:value-type="float">
            <text:p>1114</text:p>
          </table:table-cell>
          <table:table-cell table:number-columns-repeated="3"/>
          <table:table-cell office:value-type="float" office:value="245" calcext:value-type="float">
            <text:p>245</text:p>
          </table:table-cell>
        </table:table-row>
        <table:table-row table:style-name="ro1">
          <table:table-cell table:formula="of:=[.A1115]+1" office:value-type="float" office:value="1115" calcext:value-type="float">
            <text:p>1115</text:p>
          </table:table-cell>
          <table:table-cell table:number-columns-repeated="3"/>
          <table:table-cell office:value-type="float" office:value="244.75" calcext:value-type="float">
            <text:p>244.75</text:p>
          </table:table-cell>
        </table:table-row>
        <table:table-row table:style-name="ro1">
          <table:table-cell table:formula="of:=[.A1116]+1" office:value-type="float" office:value="1116" calcext:value-type="float">
            <text:p>1116</text:p>
          </table:table-cell>
          <table:table-cell table:number-columns-repeated="3"/>
          <table:table-cell office:value-type="float" office:value="244.5" calcext:value-type="float">
            <text:p>244.5</text:p>
          </table:table-cell>
        </table:table-row>
        <table:table-row table:style-name="ro1">
          <table:table-cell table:formula="of:=[.A1117]+1" office:value-type="float" office:value="1117" calcext:value-type="float">
            <text:p>1117</text:p>
          </table:table-cell>
          <table:table-cell table:number-columns-repeated="3"/>
          <table:table-cell office:value-type="float" office:value="244.5" calcext:value-type="float">
            <text:p>244.5</text:p>
          </table:table-cell>
        </table:table-row>
        <table:table-row table:style-name="ro1">
          <table:table-cell table:formula="of:=[.A1118]+1" office:value-type="float" office:value="1118" calcext:value-type="float">
            <text:p>1118</text:p>
          </table:table-cell>
          <table:table-cell table:number-columns-repeated="3"/>
          <table:table-cell office:value-type="float" office:value="244.25" calcext:value-type="float">
            <text:p>244.25</text:p>
          </table:table-cell>
        </table:table-row>
        <table:table-row table:style-name="ro1">
          <table:table-cell table:formula="of:=[.A1119]+1" office:value-type="float" office:value="1119" calcext:value-type="float">
            <text:p>1119</text:p>
          </table:table-cell>
          <table:table-cell table:number-columns-repeated="3"/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A1120]+1" office:value-type="float" office:value="1120" calcext:value-type="float">
            <text:p>1120</text:p>
          </table:table-cell>
          <table:table-cell table:number-columns-repeated="3"/>
          <table:table-cell office:value-type="float" office:value="243.75" calcext:value-type="float">
            <text:p>243.75</text:p>
          </table:table-cell>
        </table:table-row>
        <table:table-row table:style-name="ro1">
          <table:table-cell table:formula="of:=[.A1121]+1" office:value-type="float" office:value="1121" calcext:value-type="float">
            <text:p>1121</text:p>
          </table:table-cell>
          <table:table-cell table:number-columns-repeated="3"/>
          <table:table-cell office:value-type="float" office:value="243.5" calcext:value-type="float">
            <text:p>243.5</text:p>
          </table:table-cell>
        </table:table-row>
        <table:table-row table:style-name="ro1">
          <table:table-cell table:formula="of:=[.A1122]+1" office:value-type="float" office:value="1122" calcext:value-type="float">
            <text:p>1122</text:p>
          </table:table-cell>
          <table:table-cell table:number-columns-repeated="3"/>
          <table:table-cell office:value-type="float" office:value="243.25" calcext:value-type="float">
            <text:p>243.25</text:p>
          </table:table-cell>
        </table:table-row>
        <table:table-row table:style-name="ro1">
          <table:table-cell table:formula="of:=[.A1123]+1" office:value-type="float" office:value="1123" calcext:value-type="float">
            <text:p>1123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1124]+1" office:value-type="float" office:value="1124" calcext:value-type="float">
            <text:p>1124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1125]+1" office:value-type="float" office:value="1125" calcext:value-type="float">
            <text:p>1125</text:p>
          </table:table-cell>
          <table:table-cell table:number-columns-repeated="3"/>
          <table:table-cell office:value-type="float" office:value="242.75" calcext:value-type="float">
            <text:p>242.75</text:p>
          </table:table-cell>
        </table:table-row>
        <table:table-row table:style-name="ro1">
          <table:table-cell table:formula="of:=[.A1126]+1" office:value-type="float" office:value="1126" calcext:value-type="float">
            <text:p>1126</text:p>
          </table:table-cell>
          <table:table-cell table:number-columns-repeated="3"/>
          <table:table-cell office:value-type="float" office:value="242.5" calcext:value-type="float">
            <text:p>242.5</text:p>
          </table:table-cell>
        </table:table-row>
        <table:table-row table:style-name="ro1">
          <table:table-cell table:formula="of:=[.A1127]+1" office:value-type="float" office:value="1127" calcext:value-type="float">
            <text:p>1127</text:p>
          </table:table-cell>
          <table:table-cell table:number-columns-repeated="3"/>
          <table:table-cell office:value-type="float" office:value="242.25" calcext:value-type="float">
            <text:p>242.25</text:p>
          </table:table-cell>
        </table:table-row>
        <table:table-row table:style-name="ro1">
          <table:table-cell table:formula="of:=[.A1128]+1" office:value-type="float" office:value="1128" calcext:value-type="float">
            <text:p>1128</text:p>
          </table:table-cell>
          <table:table-cell table:number-columns-repeated="3"/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1129]+1" office:value-type="float" office:value="1129" calcext:value-type="float">
            <text:p>1129</text:p>
          </table:table-cell>
          <table:table-cell table:number-columns-repeated="3"/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1130]+1" office:value-type="float" office:value="1130" calcext:value-type="float">
            <text:p>1130</text:p>
          </table:table-cell>
          <table:table-cell table:number-columns-repeated="3"/>
          <table:table-cell office:value-type="float" office:value="241.75" calcext:value-type="float">
            <text:p>241.75</text:p>
          </table:table-cell>
        </table:table-row>
        <table:table-row table:style-name="ro1">
          <table:table-cell table:formula="of:=[.A1131]+1" office:value-type="float" office:value="1131" calcext:value-type="float">
            <text:p>1131</text:p>
          </table:table-cell>
          <table:table-cell table:number-columns-repeated="3"/>
          <table:table-cell office:value-type="float" office:value="241.5" calcext:value-type="float">
            <text:p>241.5</text:p>
          </table:table-cell>
        </table:table-row>
        <table:table-row table:style-name="ro1">
          <table:table-cell table:formula="of:=[.A1132]+1" office:value-type="float" office:value="1132" calcext:value-type="float">
            <text:p>1132</text:p>
          </table:table-cell>
          <table:table-cell table:number-columns-repeated="3"/>
          <table:table-cell office:value-type="float" office:value="241.25" calcext:value-type="float">
            <text:p>241.25</text:p>
          </table:table-cell>
        </table:table-row>
        <table:table-row table:style-name="ro1">
          <table:table-cell table:formula="of:=[.A1133]+1" office:value-type="float" office:value="1133" calcext:value-type="float">
            <text:p>1133</text:p>
          </table:table-cell>
          <table:table-cell table:number-columns-repeated="3"/>
          <table:table-cell office:value-type="float" office:value="241.25" calcext:value-type="float">
            <text:p>241.25</text:p>
          </table:table-cell>
        </table:table-row>
        <table:table-row table:style-name="ro1">
          <table:table-cell table:formula="of:=[.A1134]+1" office:value-type="float" office:value="1134" calcext:value-type="float">
            <text:p>1134</text:p>
          </table:table-cell>
          <table:table-cell table:number-columns-repeated="3"/>
          <table:table-cell office:value-type="float" office:value="241" calcext:value-type="float">
            <text:p>241</text:p>
          </table:table-cell>
        </table:table-row>
        <table:table-row table:style-name="ro1">
          <table:table-cell table:formula="of:=[.A1135]+1" office:value-type="float" office:value="1135" calcext:value-type="float">
            <text:p>1135</text:p>
          </table:table-cell>
          <table:table-cell table:number-columns-repeated="3"/>
          <table:table-cell office:value-type="float" office:value="240.75" calcext:value-type="float">
            <text:p>240.75</text:p>
          </table:table-cell>
        </table:table-row>
        <table:table-row table:style-name="ro1">
          <table:table-cell table:formula="of:=[.A1136]+1" office:value-type="float" office:value="1136" calcext:value-type="float">
            <text:p>1136</text:p>
          </table:table-cell>
          <table:table-cell table:number-columns-repeated="3"/>
          <table:table-cell office:value-type="float" office:value="240.5" calcext:value-type="float">
            <text:p>240.5</text:p>
          </table:table-cell>
        </table:table-row>
        <table:table-row table:style-name="ro1">
          <table:table-cell table:formula="of:=[.A1137]+1" office:value-type="float" office:value="1137" calcext:value-type="float">
            <text:p>1137</text:p>
          </table:table-cell>
          <table:table-cell table:number-columns-repeated="3"/>
          <table:table-cell office:value-type="float" office:value="240.25" calcext:value-type="float">
            <text:p>240.25</text:p>
          </table:table-cell>
        </table:table-row>
        <table:table-row table:style-name="ro1">
          <table:table-cell table:formula="of:=[.A1138]+1" office:value-type="float" office:value="1138" calcext:value-type="float">
            <text:p>1138</text:p>
          </table:table-cell>
          <table:table-cell table:number-columns-repeated="3"/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A1139]+1" office:value-type="float" office:value="1139" calcext:value-type="float">
            <text:p>1139</text:p>
          </table:table-cell>
          <table:table-cell table:number-columns-repeated="3"/>
          <table:table-cell office:value-type="float" office:value="239.75" calcext:value-type="float">
            <text:p>239.75</text:p>
          </table:table-cell>
        </table:table-row>
        <table:table-row table:style-name="ro1">
          <table:table-cell table:formula="of:=[.A1140]+1" office:value-type="float" office:value="1140" calcext:value-type="float">
            <text:p>1140</text:p>
          </table:table-cell>
          <table:table-cell table:number-columns-repeated="3"/>
          <table:table-cell office:value-type="float" office:value="239.75" calcext:value-type="float">
            <text:p>239.75</text:p>
          </table:table-cell>
        </table:table-row>
        <table:table-row table:style-name="ro1">
          <table:table-cell table:formula="of:=[.A1141]+1" office:value-type="float" office:value="1141" calcext:value-type="float">
            <text:p>1141</text:p>
          </table:table-cell>
          <table:table-cell table:number-columns-repeated="3"/>
          <table:table-cell office:value-type="float" office:value="239.5" calcext:value-type="float">
            <text:p>239.5</text:p>
          </table:table-cell>
        </table:table-row>
        <table:table-row table:style-name="ro1">
          <table:table-cell table:formula="of:=[.A1142]+1" office:value-type="float" office:value="1142" calcext:value-type="float">
            <text:p>1142</text:p>
          </table:table-cell>
          <table:table-cell table:number-columns-repeated="3"/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1143]+1" office:value-type="float" office:value="1143" calcext:value-type="float">
            <text:p>1143</text:p>
          </table:table-cell>
          <table:table-cell table:number-columns-repeated="3"/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1144]+1" office:value-type="float" office:value="1144" calcext:value-type="float">
            <text:p>1144</text:p>
          </table:table-cell>
          <table:table-cell table:number-columns-repeated="3"/>
          <table:table-cell office:value-type="float" office:value="238.75" calcext:value-type="float">
            <text:p>238.75</text:p>
          </table:table-cell>
        </table:table-row>
        <table:table-row table:style-name="ro1">
          <table:table-cell table:formula="of:=[.A1145]+1" office:value-type="float" office:value="1145" calcext:value-type="float">
            <text:p>1145</text:p>
          </table:table-cell>
          <table:table-cell table:number-columns-repeated="3"/>
          <table:table-cell office:value-type="float" office:value="238.5" calcext:value-type="float">
            <text:p>238.5</text:p>
          </table:table-cell>
        </table:table-row>
        <table:table-row table:style-name="ro1">
          <table:table-cell table:formula="of:=[.A1146]+1" office:value-type="float" office:value="1146" calcext:value-type="float">
            <text:p>1146</text:p>
          </table:table-cell>
          <table:table-cell table:number-columns-repeated="3"/>
          <table:table-cell office:value-type="float" office:value="238.25" calcext:value-type="float">
            <text:p>238.25</text:p>
          </table:table-cell>
        </table:table-row>
        <table:table-row table:style-name="ro1">
          <table:table-cell table:formula="of:=[.A1147]+1" office:value-type="float" office:value="1147" calcext:value-type="float">
            <text:p>1147</text:p>
          </table:table-cell>
          <table:table-cell table:number-columns-repeated="3"/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A1148]+1" office:value-type="float" office:value="1148" calcext:value-type="float">
            <text:p>1148</text:p>
          </table:table-cell>
          <table:table-cell table:number-columns-repeated="3"/>
          <table:table-cell office:value-type="float" office:value="237.75" calcext:value-type="float">
            <text:p>237.75</text:p>
          </table:table-cell>
        </table:table-row>
        <table:table-row table:style-name="ro1">
          <table:table-cell table:formula="of:=[.A1149]+1" office:value-type="float" office:value="1149" calcext:value-type="float">
            <text:p>1149</text:p>
          </table:table-cell>
          <table:table-cell table:number-columns-repeated="3"/>
          <table:table-cell office:value-type="float" office:value="237.5" calcext:value-type="float">
            <text:p>237.5</text:p>
          </table:table-cell>
        </table:table-row>
        <table:table-row table:style-name="ro1">
          <table:table-cell table:formula="of:=[.A1150]+1" office:value-type="float" office:value="1150" calcext:value-type="float">
            <text:p>1150</text:p>
          </table:table-cell>
          <table:table-cell table:number-columns-repeated="3"/>
          <table:table-cell office:value-type="float" office:value="237.25" calcext:value-type="float">
            <text:p>237.25</text:p>
          </table:table-cell>
        </table:table-row>
        <table:table-row table:style-name="ro1">
          <table:table-cell table:formula="of:=[.A1151]+1" office:value-type="float" office:value="1151" calcext:value-type="float">
            <text:p>1151</text:p>
          </table:table-cell>
          <table:table-cell table:number-columns-repeated="3"/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1152]+1" office:value-type="float" office:value="1152" calcext:value-type="float">
            <text:p>1152</text:p>
          </table:table-cell>
          <table:table-cell table:number-columns-repeated="3"/>
          <table:table-cell office:value-type="float" office:value="236.75" calcext:value-type="float">
            <text:p>236.75</text:p>
          </table:table-cell>
        </table:table-row>
        <table:table-row table:style-name="ro1">
          <table:table-cell table:formula="of:=[.A1153]+1" office:value-type="float" office:value="1153" calcext:value-type="float">
            <text:p>1153</text:p>
          </table:table-cell>
          <table:table-cell table:number-columns-repeated="3"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formula="of:=[.A1154]+1" office:value-type="float" office:value="1154" calcext:value-type="float">
            <text:p>1154</text:p>
          </table:table-cell>
          <table:table-cell table:number-columns-repeated="3"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formula="of:=[.A1155]+1" office:value-type="float" office:value="1155" calcext:value-type="float">
            <text:p>1155</text:p>
          </table:table-cell>
          <table:table-cell table:number-columns-repeated="3"/>
          <table:table-cell office:value-type="float" office:value="236" calcext:value-type="float">
            <text:p>236</text:p>
          </table:table-cell>
        </table:table-row>
        <table:table-row table:style-name="ro1">
          <table:table-cell table:formula="of:=[.A1156]+1" office:value-type="float" office:value="1156" calcext:value-type="float">
            <text:p>1156</text:p>
          </table:table-cell>
          <table:table-cell table:number-columns-repeated="3"/>
          <table:table-cell office:value-type="float" office:value="236" calcext:value-type="float">
            <text:p>236</text:p>
          </table:table-cell>
        </table:table-row>
        <table:table-row table:style-name="ro1">
          <table:table-cell table:formula="of:=[.A1157]+1" office:value-type="float" office:value="1157" calcext:value-type="float">
            <text:p>1157</text:p>
          </table:table-cell>
          <table:table-cell table:number-columns-repeated="3"/>
          <table:table-cell office:value-type="float" office:value="235.75" calcext:value-type="float">
            <text:p>235.75</text:p>
          </table:table-cell>
        </table:table-row>
        <table:table-row table:style-name="ro1">
          <table:table-cell table:formula="of:=[.A1158]+1" office:value-type="float" office:value="1158" calcext:value-type="float">
            <text:p>1158</text:p>
          </table:table-cell>
          <table:table-cell table:number-columns-repeated="3"/>
          <table:table-cell office:value-type="float" office:value="235.5" calcext:value-type="float">
            <text:p>235.5</text:p>
          </table:table-cell>
        </table:table-row>
        <table:table-row table:style-name="ro1">
          <table:table-cell table:formula="of:=[.A1159]+1" office:value-type="float" office:value="1159" calcext:value-type="float">
            <text:p>1159</text:p>
          </table:table-cell>
          <table:table-cell table:number-columns-repeated="3"/>
          <table:table-cell office:value-type="float" office:value="235.25" calcext:value-type="float">
            <text:p>235.25</text:p>
          </table:table-cell>
        </table:table-row>
        <table:table-row table:style-name="ro1">
          <table:table-cell table:formula="of:=[.A1160]+1" office:value-type="float" office:value="1160" calcext:value-type="float">
            <text:p>1160</text:p>
          </table:table-cell>
          <table:table-cell table:number-columns-repeated="3"/>
          <table:table-cell office:value-type="float" office:value="235" calcext:value-type="float">
            <text:p>235</text:p>
          </table:table-cell>
        </table:table-row>
        <table:table-row table:style-name="ro1">
          <table:table-cell table:formula="of:=[.A1161]+1" office:value-type="float" office:value="1161" calcext:value-type="float">
            <text:p>1161</text:p>
          </table:table-cell>
          <table:table-cell table:number-columns-repeated="3"/>
          <table:table-cell office:value-type="float" office:value="234.5" calcext:value-type="float">
            <text:p>234.5</text:p>
          </table:table-cell>
        </table:table-row>
        <table:table-row table:style-name="ro1">
          <table:table-cell table:formula="of:=[.A1162]+1" office:value-type="float" office:value="1162" calcext:value-type="float">
            <text:p>1162</text:p>
          </table:table-cell>
          <table:table-cell table:number-columns-repeated="3"/>
          <table:table-cell office:value-type="float" office:value="234.5" calcext:value-type="float">
            <text:p>234.5</text:p>
          </table:table-cell>
        </table:table-row>
        <table:table-row table:style-name="ro1">
          <table:table-cell table:formula="of:=[.A1163]+1" office:value-type="float" office:value="1163" calcext:value-type="float">
            <text:p>1163</text:p>
          </table:table-cell>
          <table:table-cell table:number-columns-repeated="3"/>
          <table:table-cell office:value-type="float" office:value="234.25" calcext:value-type="float">
            <text:p>234.25</text:p>
          </table:table-cell>
        </table:table-row>
        <table:table-row table:style-name="ro1">
          <table:table-cell table:formula="of:=[.A1164]+1" office:value-type="float" office:value="1164" calcext:value-type="float">
            <text:p>1164</text:p>
          </table:table-cell>
          <table:table-cell table:number-columns-repeated="3"/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1165]+1" office:value-type="float" office:value="1165" calcext:value-type="float">
            <text:p>1165</text:p>
          </table:table-cell>
          <table:table-cell table:number-columns-repeated="3"/>
          <table:table-cell office:value-type="float" office:value="233.75" calcext:value-type="float">
            <text:p>233.75</text:p>
          </table:table-cell>
        </table:table-row>
        <table:table-row table:style-name="ro1">
          <table:table-cell table:formula="of:=[.A1166]+1" office:value-type="float" office:value="1166" calcext:value-type="float">
            <text:p>1166</text:p>
          </table:table-cell>
          <table:table-cell table:number-columns-repeated="3"/>
          <table:table-cell office:value-type="float" office:value="233.5" calcext:value-type="float">
            <text:p>233.5</text:p>
          </table:table-cell>
        </table:table-row>
        <table:table-row table:style-name="ro1">
          <table:table-cell table:formula="of:=[.A1167]+1" office:value-type="float" office:value="1167" calcext:value-type="float">
            <text:p>1167</text:p>
          </table:table-cell>
          <table:table-cell table:number-columns-repeated="3"/>
          <table:table-cell office:value-type="float" office:value="233.25" calcext:value-type="float">
            <text:p>233.25</text:p>
          </table:table-cell>
        </table:table-row>
        <table:table-row table:style-name="ro1">
          <table:table-cell table:formula="of:=[.A1168]+1" office:value-type="float" office:value="1168" calcext:value-type="float">
            <text:p>1168</text:p>
          </table:table-cell>
          <table:table-cell table:number-columns-repeated="3"/>
          <table:table-cell office:value-type="float" office:value="233" calcext:value-type="float">
            <text:p>233</text:p>
          </table:table-cell>
        </table:table-row>
        <table:table-row table:style-name="ro1">
          <table:table-cell table:formula="of:=[.A1169]+1" office:value-type="float" office:value="1169" calcext:value-type="float">
            <text:p>1169</text:p>
          </table:table-cell>
          <table:table-cell table:number-columns-repeated="3"/>
          <table:table-cell office:value-type="float" office:value="232.75" calcext:value-type="float">
            <text:p>232.75</text:p>
          </table:table-cell>
        </table:table-row>
        <table:table-row table:style-name="ro1">
          <table:table-cell table:formula="of:=[.A1170]+1" office:value-type="float" office:value="1170" calcext:value-type="float">
            <text:p>1170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</table:table-row>
        <table:table-row table:style-name="ro1">
          <table:table-cell table:formula="of:=[.A1171]+1" office:value-type="float" office:value="1171" calcext:value-type="float">
            <text:p>1171</text:p>
          </table:table-cell>
          <table:table-cell table:number-columns-repeated="3"/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[.A1172]+1" office:value-type="float" office:value="1172" calcext:value-type="float">
            <text:p>1172</text:p>
          </table:table-cell>
          <table:table-cell table:number-columns-repeated="3"/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[.A1173]+1" office:value-type="float" office:value="1173" calcext:value-type="float">
            <text:p>1173</text:p>
          </table:table-cell>
          <table:table-cell table:number-columns-repeated="3"/>
          <table:table-cell office:value-type="float" office:value="231.5" calcext:value-type="float">
            <text:p>231.5</text:p>
          </table:table-cell>
        </table:table-row>
        <table:table-row table:style-name="ro1">
          <table:table-cell table:formula="of:=[.A1174]+1" office:value-type="float" office:value="1174" calcext:value-type="float">
            <text:p>1174</text:p>
          </table:table-cell>
          <table:table-cell table:number-columns-repeated="3"/>
          <table:table-cell office:value-type="float" office:value="231.25" calcext:value-type="float">
            <text:p>231.25</text:p>
          </table:table-cell>
        </table:table-row>
        <table:table-row table:style-name="ro1">
          <table:table-cell table:formula="of:=[.A1175]+1" office:value-type="float" office:value="1175" calcext:value-type="float">
            <text:p>1175</text:p>
          </table:table-cell>
          <table:table-cell table:number-columns-repeated="3"/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1176]+1" office:value-type="float" office:value="1176" calcext:value-type="float">
            <text:p>1176</text:p>
          </table:table-cell>
          <table:table-cell table:number-columns-repeated="3"/>
          <table:table-cell office:value-type="float" office:value="230.75" calcext:value-type="float">
            <text:p>230.75</text:p>
          </table:table-cell>
        </table:table-row>
        <table:table-row table:style-name="ro1">
          <table:table-cell table:formula="of:=[.A1177]+1" office:value-type="float" office:value="1177" calcext:value-type="float">
            <text:p>1177</text:p>
          </table:table-cell>
          <table:table-cell table:number-columns-repeated="3"/>
          <table:table-cell office:value-type="float" office:value="230.75" calcext:value-type="float">
            <text:p>230.75</text:p>
          </table:table-cell>
        </table:table-row>
        <table:table-row table:style-name="ro1">
          <table:table-cell table:formula="of:=[.A1178]+1" office:value-type="float" office:value="1178" calcext:value-type="float">
            <text:p>1178</text:p>
          </table:table-cell>
          <table:table-cell table:number-columns-repeated="3"/>
          <table:table-cell office:value-type="float" office:value="230.25" calcext:value-type="float">
            <text:p>230.25</text:p>
          </table:table-cell>
        </table:table-row>
        <table:table-row table:style-name="ro1">
          <table:table-cell table:formula="of:=[.A1179]+1" office:value-type="float" office:value="1179" calcext:value-type="float">
            <text:p>1179</text:p>
          </table:table-cell>
          <table:table-cell table:number-columns-repeated="3"/>
          <table:table-cell office:value-type="float" office:value="230" calcext:value-type="float">
            <text:p>230</text:p>
          </table:table-cell>
        </table:table-row>
        <table:table-row table:style-name="ro1">
          <table:table-cell table:formula="of:=[.A1180]+1" office:value-type="float" office:value="1180" calcext:value-type="float">
            <text:p>1180</text:p>
          </table:table-cell>
          <table:table-cell table:number-columns-repeated="3"/>
          <table:table-cell office:value-type="float" office:value="229.75" calcext:value-type="float">
            <text:p>229.75</text:p>
          </table:table-cell>
        </table:table-row>
        <table:table-row table:style-name="ro1">
          <table:table-cell table:formula="of:=[.A1181]+1" office:value-type="float" office:value="1181" calcext:value-type="float">
            <text:p>1181</text:p>
          </table:table-cell>
          <table:table-cell table:number-columns-repeated="3"/>
          <table:table-cell office:value-type="float" office:value="229.5" calcext:value-type="float">
            <text:p>229.5</text:p>
          </table:table-cell>
        </table:table-row>
        <table:table-row table:style-name="ro1">
          <table:table-cell table:formula="of:=[.A1182]+1" office:value-type="float" office:value="1182" calcext:value-type="float">
            <text:p>1182</text:p>
          </table:table-cell>
          <table:table-cell table:number-columns-repeated="3"/>
          <table:table-cell office:value-type="float" office:value="229.25" calcext:value-type="float">
            <text:p>229.25</text:p>
          </table:table-cell>
        </table:table-row>
        <table:table-row table:style-name="ro1">
          <table:table-cell table:formula="of:=[.A1183]+1" office:value-type="float" office:value="1183" calcext:value-type="float">
            <text:p>1183</text:p>
          </table:table-cell>
          <table:table-cell table:number-columns-repeated="3"/>
          <table:table-cell office:value-type="float" office:value="229.25" calcext:value-type="float">
            <text:p>229.25</text:p>
          </table:table-cell>
        </table:table-row>
        <table:table-row table:style-name="ro1">
          <table:table-cell table:formula="of:=[.A1184]+1" office:value-type="float" office:value="1184" calcext:value-type="float">
            <text:p>1184</text:p>
          </table:table-cell>
          <table:table-cell table:number-columns-repeated="3"/>
          <table:table-cell office:value-type="float" office:value="228.75" calcext:value-type="float">
            <text:p>228.75</text:p>
          </table:table-cell>
        </table:table-row>
        <table:table-row table:style-name="ro1">
          <table:table-cell table:formula="of:=[.A1185]+1" office:value-type="float" office:value="1185" calcext:value-type="float">
            <text:p>1185</text:p>
          </table:table-cell>
          <table:table-cell table:number-columns-repeated="3"/>
          <table:table-cell office:value-type="float" office:value="228.5" calcext:value-type="float">
            <text:p>228.5</text:p>
          </table:table-cell>
        </table:table-row>
        <table:table-row table:style-name="ro1">
          <table:table-cell table:formula="of:=[.A1186]+1" office:value-type="float" office:value="1186" calcext:value-type="float">
            <text:p>1186</text:p>
          </table:table-cell>
          <table:table-cell table:number-columns-repeated="3"/>
          <table:table-cell office:value-type="float" office:value="228.25" calcext:value-type="float">
            <text:p>228.25</text:p>
          </table:table-cell>
        </table:table-row>
        <table:table-row table:style-name="ro1">
          <table:table-cell table:formula="of:=[.A1187]+1" office:value-type="float" office:value="1187" calcext:value-type="float">
            <text:p>1187</text:p>
          </table:table-cell>
          <table:table-cell table:number-columns-repeated="3"/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1188]+1" office:value-type="float" office:value="1188" calcext:value-type="float">
            <text:p>1188</text:p>
          </table:table-cell>
          <table:table-cell table:number-columns-repeated="3"/>
          <table:table-cell office:value-type="float" office:value="227.75" calcext:value-type="float">
            <text:p>227.75</text:p>
          </table:table-cell>
        </table:table-row>
        <table:table-row table:style-name="ro1">
          <table:table-cell table:formula="of:=[.A1189]+1" office:value-type="float" office:value="1189" calcext:value-type="float">
            <text:p>1189</text:p>
          </table:table-cell>
          <table:table-cell table:number-columns-repeated="3"/>
          <table:table-cell office:value-type="float" office:value="227.5" calcext:value-type="float">
            <text:p>227.5</text:p>
          </table:table-cell>
        </table:table-row>
        <table:table-row table:style-name="ro1">
          <table:table-cell table:formula="of:=[.A1190]+1" office:value-type="float" office:value="1190" calcext:value-type="float">
            <text:p>1190</text:p>
          </table:table-cell>
          <table:table-cell table:number-columns-repeated="3"/>
          <table:table-cell office:value-type="float" office:value="227.25" calcext:value-type="float">
            <text:p>227.25</text:p>
          </table:table-cell>
        </table:table-row>
        <table:table-row table:style-name="ro1">
          <table:table-cell table:formula="of:=[.A1191]+1" office:value-type="float" office:value="1191" calcext:value-type="float">
            <text:p>1191</text:p>
          </table:table-cell>
          <table:table-cell table:number-columns-repeated="3"/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1192]+1" office:value-type="float" office:value="1192" calcext:value-type="float">
            <text:p>1192</text:p>
          </table:table-cell>
          <table:table-cell table:number-columns-repeated="3"/>
          <table:table-cell office:value-type="float" office:value="226.75" calcext:value-type="float">
            <text:p>226.75</text:p>
          </table:table-cell>
        </table:table-row>
        <table:table-row table:style-name="ro1">
          <table:table-cell table:formula="of:=[.A1193]+1" office:value-type="float" office:value="1193" calcext:value-type="float">
            <text:p>1193</text:p>
          </table:table-cell>
          <table:table-cell table:number-columns-repeated="3"/>
          <table:table-cell office:value-type="float" office:value="226.5" calcext:value-type="float">
            <text:p>226.5</text:p>
          </table:table-cell>
        </table:table-row>
        <table:table-row table:style-name="ro1">
          <table:table-cell table:formula="of:=[.A1194]+1" office:value-type="float" office:value="1194" calcext:value-type="float">
            <text:p>1194</text:p>
          </table:table-cell>
          <table:table-cell table:number-columns-repeated="3"/>
          <table:table-cell office:value-type="float" office:value="226.25" calcext:value-type="float">
            <text:p>226.25</text:p>
          </table:table-cell>
        </table:table-row>
        <table:table-row table:style-name="ro1">
          <table:table-cell table:formula="of:=[.A1195]+1" office:value-type="float" office:value="1195" calcext:value-type="float">
            <text:p>1195</text:p>
          </table:table-cell>
          <table:table-cell table:number-columns-repeated="3"/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1196]+1" office:value-type="float" office:value="1196" calcext:value-type="float">
            <text:p>1196</text:p>
          </table:table-cell>
          <table:table-cell table:number-columns-repeated="3"/>
          <table:table-cell office:value-type="float" office:value="225.75" calcext:value-type="float">
            <text:p>225.75</text:p>
          </table:table-cell>
        </table:table-row>
        <table:table-row table:style-name="ro1">
          <table:table-cell table:formula="of:=[.A1197]+1" office:value-type="float" office:value="1197" calcext:value-type="float">
            <text:p>1197</text:p>
          </table:table-cell>
          <table:table-cell table:number-columns-repeated="3"/>
          <table:table-cell office:value-type="float" office:value="225.5" calcext:value-type="float">
            <text:p>225.5</text:p>
          </table:table-cell>
        </table:table-row>
        <table:table-row table:style-name="ro1">
          <table:table-cell table:formula="of:=[.A1198]+1" office:value-type="float" office:value="1198" calcext:value-type="float">
            <text:p>1198</text:p>
          </table:table-cell>
          <table:table-cell table:number-columns-repeated="3"/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1199]+1" office:value-type="float" office:value="1199" calcext:value-type="float">
            <text:p>1199</text:p>
          </table:table-cell>
          <table:table-cell table:number-columns-repeated="3"/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1200]+1" office:value-type="float" office:value="1200" calcext:value-type="float">
            <text:p>1200</text:p>
          </table:table-cell>
          <table:table-cell table:number-columns-repeated="3"/>
          <table:table-cell office:value-type="float" office:value="224.5" calcext:value-type="float">
            <text:p>224.5</text:p>
          </table:table-cell>
        </table:table-row>
        <table:table-row table:style-name="ro1">
          <table:table-cell table:formula="of:=[.A1201]+1" office:value-type="float" office:value="1201" calcext:value-type="float">
            <text:p>1201</text:p>
          </table:table-cell>
          <table:table-cell table:number-columns-repeated="3"/>
          <table:table-cell office:value-type="float" office:value="224.25" calcext:value-type="float">
            <text:p>224.25</text:p>
          </table:table-cell>
        </table:table-row>
        <table:table-row table:style-name="ro1">
          <table:table-cell table:formula="of:=[.A1202]+1" office:value-type="float" office:value="1202" calcext:value-type="float">
            <text:p>1202</text:p>
          </table:table-cell>
          <table:table-cell table:number-columns-repeated="3"/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A1203]+1" office:value-type="float" office:value="1203" calcext:value-type="float">
            <text:p>1203</text:p>
          </table:table-cell>
          <table:table-cell table:number-columns-repeated="3"/>
          <table:table-cell office:value-type="float" office:value="223.75" calcext:value-type="float">
            <text:p>223.75</text:p>
          </table:table-cell>
        </table:table-row>
        <table:table-row table:style-name="ro1">
          <table:table-cell table:formula="of:=[.A1204]+1" office:value-type="float" office:value="1204" calcext:value-type="float">
            <text:p>1204</text:p>
          </table:table-cell>
          <table:table-cell table:number-columns-repeated="3"/>
          <table:table-cell office:value-type="float" office:value="223.5" calcext:value-type="float">
            <text:p>223.5</text:p>
          </table:table-cell>
        </table:table-row>
        <table:table-row table:style-name="ro1">
          <table:table-cell table:formula="of:=[.A1205]+1" office:value-type="float" office:value="1205" calcext:value-type="float">
            <text:p>1205</text:p>
          </table:table-cell>
          <table:table-cell table:number-columns-repeated="3"/>
          <table:table-cell office:value-type="float" office:value="223.25" calcext:value-type="float">
            <text:p>223.25</text:p>
          </table:table-cell>
        </table:table-row>
        <table:table-row table:style-name="ro1">
          <table:table-cell table:formula="of:=[.A1206]+1" office:value-type="float" office:value="1206" calcext:value-type="float">
            <text:p>1206</text:p>
          </table:table-cell>
          <table:table-cell table:number-columns-repeated="3"/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A1207]+1" office:value-type="float" office:value="1207" calcext:value-type="float">
            <text:p>1207</text:p>
          </table:table-cell>
          <table:table-cell table:number-columns-repeated="3"/>
          <table:table-cell office:value-type="float" office:value="222.75" calcext:value-type="float">
            <text:p>222.75</text:p>
          </table:table-cell>
        </table:table-row>
        <table:table-row table:style-name="ro1">
          <table:table-cell table:formula="of:=[.A1208]+1" office:value-type="float" office:value="1208" calcext:value-type="float">
            <text:p>1208</text:p>
          </table:table-cell>
          <table:table-cell table:number-columns-repeated="3"/>
          <table:table-cell office:value-type="float" office:value="222.5" calcext:value-type="float">
            <text:p>222.5</text:p>
          </table:table-cell>
        </table:table-row>
        <table:table-row table:style-name="ro1">
          <table:table-cell table:formula="of:=[.A1209]+1" office:value-type="float" office:value="1209" calcext:value-type="float">
            <text:p>1209</text:p>
          </table:table-cell>
          <table:table-cell table:number-columns-repeated="3"/>
          <table:table-cell office:value-type="float" office:value="222.25" calcext:value-type="float">
            <text:p>222.25</text:p>
          </table:table-cell>
        </table:table-row>
        <table:table-row table:style-name="ro1">
          <table:table-cell table:formula="of:=[.A1210]+1" office:value-type="float" office:value="1210" calcext:value-type="float">
            <text:p>1210</text:p>
          </table:table-cell>
          <table:table-cell table:number-columns-repeated="3"/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1211]+1" office:value-type="float" office:value="1211" calcext:value-type="float">
            <text:p>1211</text:p>
          </table:table-cell>
          <table:table-cell table:number-columns-repeated="3"/>
          <table:table-cell office:value-type="float" office:value="221.75" calcext:value-type="float">
            <text:p>221.75</text:p>
          </table:table-cell>
        </table:table-row>
        <table:table-row table:style-name="ro1">
          <table:table-cell table:formula="of:=[.A1212]+1" office:value-type="float" office:value="1212" calcext:value-type="float">
            <text:p>1212</text:p>
          </table:table-cell>
          <table:table-cell table:number-columns-repeated="3"/>
          <table:table-cell office:value-type="float" office:value="221.25" calcext:value-type="float">
            <text:p>221.25</text:p>
          </table:table-cell>
        </table:table-row>
        <table:table-row table:style-name="ro1">
          <table:table-cell table:formula="of:=[.A1213]+1" office:value-type="float" office:value="1213" calcext:value-type="float">
            <text:p>1213</text:p>
          </table:table-cell>
          <table:table-cell table:number-columns-repeated="3"/>
          <table:table-cell office:value-type="float" office:value="221.25" calcext:value-type="float">
            <text:p>221.25</text:p>
          </table:table-cell>
        </table:table-row>
        <table:table-row table:style-name="ro1">
          <table:table-cell table:formula="of:=[.A1214]+1" office:value-type="float" office:value="1214" calcext:value-type="float">
            <text:p>1214</text:p>
          </table:table-cell>
          <table:table-cell table:number-columns-repeated="3"/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A1215]+1" office:value-type="float" office:value="1215" calcext:value-type="float">
            <text:p>1215</text:p>
          </table:table-cell>
          <table:table-cell table:number-columns-repeated="3"/>
          <table:table-cell office:value-type="float" office:value="220.5" calcext:value-type="float">
            <text:p>220.5</text:p>
          </table:table-cell>
        </table:table-row>
        <table:table-row table:style-name="ro1">
          <table:table-cell table:formula="of:=[.A1216]+1" office:value-type="float" office:value="1216" calcext:value-type="float">
            <text:p>1216</text:p>
          </table:table-cell>
          <table:table-cell table:number-columns-repeated="3"/>
          <table:table-cell office:value-type="float" office:value="220.25" calcext:value-type="float">
            <text:p>220.25</text:p>
          </table:table-cell>
        </table:table-row>
        <table:table-row table:style-name="ro1">
          <table:table-cell table:formula="of:=[.A1217]+1" office:value-type="float" office:value="1217" calcext:value-type="float">
            <text:p>1217</text:p>
          </table:table-cell>
          <table:table-cell table:number-columns-repeated="3"/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1218]+1" office:value-type="float" office:value="1218" calcext:value-type="float">
            <text:p>1218</text:p>
          </table:table-cell>
          <table:table-cell table:number-columns-repeated="3"/>
          <table:table-cell office:value-type="float" office:value="219.75" calcext:value-type="float">
            <text:p>219.75</text:p>
          </table:table-cell>
        </table:table-row>
        <table:table-row table:style-name="ro1">
          <table:table-cell table:formula="of:=[.A1219]+1" office:value-type="float" office:value="1219" calcext:value-type="float">
            <text:p>1219</text:p>
          </table:table-cell>
          <table:table-cell table:number-columns-repeated="3"/>
          <table:table-cell office:value-type="float" office:value="219.5" calcext:value-type="float">
            <text:p>219.5</text:p>
          </table:table-cell>
        </table:table-row>
        <table:table-row table:style-name="ro1">
          <table:table-cell table:formula="of:=[.A1220]+1" office:value-type="float" office:value="1220" calcext:value-type="float">
            <text:p>1220</text:p>
          </table:table-cell>
          <table:table-cell table:number-columns-repeated="3"/>
          <table:table-cell office:value-type="float" office:value="219.25" calcext:value-type="float">
            <text:p>219.25</text:p>
          </table:table-cell>
        </table:table-row>
        <table:table-row table:style-name="ro1">
          <table:table-cell table:formula="of:=[.A1221]+1" office:value-type="float" office:value="1221" calcext:value-type="float">
            <text:p>1221</text:p>
          </table:table-cell>
          <table:table-cell table:number-columns-repeated="3"/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1222]+1" office:value-type="float" office:value="1222" calcext:value-type="float">
            <text:p>1222</text:p>
          </table:table-cell>
          <table:table-cell table:number-columns-repeated="3"/>
          <table:table-cell office:value-type="float" office:value="218.75" calcext:value-type="float">
            <text:p>218.75</text:p>
          </table:table-cell>
        </table:table-row>
        <table:table-row table:style-name="ro1">
          <table:table-cell table:formula="of:=[.A1223]+1" office:value-type="float" office:value="1223" calcext:value-type="float">
            <text:p>1223</text:p>
          </table:table-cell>
          <table:table-cell table:number-columns-repeated="3"/>
          <table:table-cell office:value-type="float" office:value="218.25" calcext:value-type="float">
            <text:p>218.25</text:p>
          </table:table-cell>
        </table:table-row>
        <table:table-row table:style-name="ro1">
          <table:table-cell table:formula="of:=[.A1224]+1" office:value-type="float" office:value="1224" calcext:value-type="float">
            <text:p>1224</text:p>
          </table:table-cell>
          <table:table-cell table:number-columns-repeated="3"/>
          <table:table-cell office:value-type="float" office:value="218.25" calcext:value-type="float">
            <text:p>218.25</text:p>
          </table:table-cell>
        </table:table-row>
        <table:table-row table:style-name="ro1">
          <table:table-cell table:formula="of:=[.A1225]+1" office:value-type="float" office:value="1225" calcext:value-type="float">
            <text:p>1225</text:p>
          </table:table-cell>
          <table:table-cell table:number-columns-repeated="3"/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[.A1226]+1" office:value-type="float" office:value="1226" calcext:value-type="float">
            <text:p>1226</text:p>
          </table:table-cell>
          <table:table-cell table:number-columns-repeated="3"/>
          <table:table-cell office:value-type="float" office:value="217.5" calcext:value-type="float">
            <text:p>217.5</text:p>
          </table:table-cell>
        </table:table-row>
        <table:table-row table:style-name="ro1">
          <table:table-cell table:formula="of:=[.A1227]+1" office:value-type="float" office:value="1227" calcext:value-type="float">
            <text:p>1227</text:p>
          </table:table-cell>
          <table:table-cell table:number-columns-repeated="3"/>
          <table:table-cell office:value-type="float" office:value="217.25" calcext:value-type="float">
            <text:p>217.25</text:p>
          </table:table-cell>
        </table:table-row>
        <table:table-row table:style-name="ro1">
          <table:table-cell table:formula="of:=[.A1228]+1" office:value-type="float" office:value="1228" calcext:value-type="float">
            <text:p>1228</text:p>
          </table:table-cell>
          <table:table-cell table:number-columns-repeated="3"/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1229]+1" office:value-type="float" office:value="1229" calcext:value-type="float">
            <text:p>1229</text:p>
          </table:table-cell>
          <table:table-cell table:number-columns-repeated="3"/>
          <table:table-cell office:value-type="float" office:value="216.75" calcext:value-type="float">
            <text:p>216.75</text:p>
          </table:table-cell>
        </table:table-row>
        <table:table-row table:style-name="ro1">
          <table:table-cell table:formula="of:=[.A1230]+1" office:value-type="float" office:value="1230" calcext:value-type="float">
            <text:p>1230</text:p>
          </table:table-cell>
          <table:table-cell table:number-columns-repeated="3"/>
          <table:table-cell office:value-type="float" office:value="216.5" calcext:value-type="float">
            <text:p>216.5</text:p>
          </table:table-cell>
        </table:table-row>
        <table:table-row table:style-name="ro1">
          <table:table-cell table:formula="of:=[.A1231]+1" office:value-type="float" office:value="1231" calcext:value-type="float">
            <text:p>1231</text:p>
          </table:table-cell>
          <table:table-cell table:number-columns-repeated="3"/>
          <table:table-cell office:value-type="float" office:value="216.25" calcext:value-type="float">
            <text:p>216.25</text:p>
          </table:table-cell>
        </table:table-row>
        <table:table-row table:style-name="ro1">
          <table:table-cell table:formula="of:=[.A1232]+1" office:value-type="float" office:value="1232" calcext:value-type="float">
            <text:p>1232</text:p>
          </table:table-cell>
          <table:table-cell table:number-columns-repeated="3"/>
          <table:table-cell office:value-type="float" office:value="215.75" calcext:value-type="float">
            <text:p>215.75</text:p>
          </table:table-cell>
        </table:table-row>
        <table:table-row table:style-name="ro1">
          <table:table-cell table:formula="of:=[.A1233]+1" office:value-type="float" office:value="1233" calcext:value-type="float">
            <text:p>1233</text:p>
          </table:table-cell>
          <table:table-cell table:number-columns-repeated="3"/>
          <table:table-cell office:value-type="float" office:value="215.75" calcext:value-type="float">
            <text:p>215.75</text:p>
          </table:table-cell>
        </table:table-row>
        <table:table-row table:style-name="ro1">
          <table:table-cell table:formula="of:=[.A1234]+1" office:value-type="float" office:value="1234" calcext:value-type="float">
            <text:p>1234</text:p>
          </table:table-cell>
          <table:table-cell table:number-columns-repeated="3"/>
          <table:table-cell office:value-type="float" office:value="215.25" calcext:value-type="float">
            <text:p>215.25</text:p>
          </table:table-cell>
        </table:table-row>
        <table:table-row table:style-name="ro1">
          <table:table-cell table:formula="of:=[.A1235]+1" office:value-type="float" office:value="1235" calcext:value-type="float">
            <text:p>1235</text:p>
          </table:table-cell>
          <table:table-cell table:number-columns-repeated="3"/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A1236]+1" office:value-type="float" office:value="1236" calcext:value-type="float">
            <text:p>1236</text:p>
          </table:table-cell>
          <table:table-cell table:number-columns-repeated="3"/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A1237]+1" office:value-type="float" office:value="1237" calcext:value-type="float">
            <text:p>1237</text:p>
          </table:table-cell>
          <table:table-cell table:number-columns-repeated="3"/>
          <table:table-cell office:value-type="float" office:value="214.5" calcext:value-type="float">
            <text:p>214.5</text:p>
          </table:table-cell>
        </table:table-row>
        <table:table-row table:style-name="ro1">
          <table:table-cell table:formula="of:=[.A1238]+1" office:value-type="float" office:value="1238" calcext:value-type="float">
            <text:p>1238</text:p>
          </table:table-cell>
          <table:table-cell table:number-columns-repeated="3"/>
          <table:table-cell office:value-type="float" office:value="214.25" calcext:value-type="float">
            <text:p>214.25</text:p>
          </table:table-cell>
        </table:table-row>
        <table:table-row table:style-name="ro1">
          <table:table-cell table:formula="of:=[.A1239]+1" office:value-type="float" office:value="1239" calcext:value-type="float">
            <text:p>1239</text:p>
          </table:table-cell>
          <table:table-cell table:number-columns-repeated="3"/>
          <table:table-cell office:value-type="float" office:value="214" calcext:value-type="float">
            <text:p>214</text:p>
          </table:table-cell>
        </table:table-row>
        <table:table-row table:style-name="ro1">
          <table:table-cell table:formula="of:=[.A1240]+1" office:value-type="float" office:value="1240" calcext:value-type="float">
            <text:p>1240</text:p>
          </table:table-cell>
          <table:table-cell table:number-columns-repeated="3"/>
          <table:table-cell office:value-type="float" office:value="213.75" calcext:value-type="float">
            <text:p>213.75</text:p>
          </table:table-cell>
        </table:table-row>
        <table:table-row table:style-name="ro1">
          <table:table-cell table:formula="of:=[.A1241]+1" office:value-type="float" office:value="1241" calcext:value-type="float">
            <text:p>1241</text:p>
          </table:table-cell>
          <table:table-cell table:number-columns-repeated="3"/>
          <table:table-cell office:value-type="float" office:value="213.5" calcext:value-type="float">
            <text:p>213.5</text:p>
          </table:table-cell>
        </table:table-row>
        <table:table-row table:style-name="ro1">
          <table:table-cell table:formula="of:=[.A1242]+1" office:value-type="float" office:value="1242" calcext:value-type="float">
            <text:p>1242</text:p>
          </table:table-cell>
          <table:table-cell table:number-columns-repeated="3"/>
          <table:table-cell office:value-type="float" office:value="213.25" calcext:value-type="float">
            <text:p>213.25</text:p>
          </table:table-cell>
        </table:table-row>
        <table:table-row table:style-name="ro1">
          <table:table-cell table:formula="of:=[.A1243]+1" office:value-type="float" office:value="1243" calcext:value-type="float">
            <text:p>1243</text:p>
          </table:table-cell>
          <table:table-cell table:number-columns-repeated="3"/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A1244]+1" office:value-type="float" office:value="1244" calcext:value-type="float">
            <text:p>1244</text:p>
          </table:table-cell>
          <table:table-cell table:number-columns-repeated="3"/>
          <table:table-cell office:value-type="float" office:value="212.5" calcext:value-type="float">
            <text:p>212.5</text:p>
          </table:table-cell>
        </table:table-row>
        <table:table-row table:style-name="ro1">
          <table:table-cell table:formula="of:=[.A1245]+1" office:value-type="float" office:value="1245" calcext:value-type="float">
            <text:p>1245</text:p>
          </table:table-cell>
          <table:table-cell table:number-columns-repeated="3"/>
          <table:table-cell office:value-type="float" office:value="212.25" calcext:value-type="float">
            <text:p>212.25</text:p>
          </table:table-cell>
        </table:table-row>
        <table:table-row table:style-name="ro1">
          <table:table-cell table:formula="of:=[.A1246]+1" office:value-type="float" office:value="1246" calcext:value-type="float">
            <text:p>1246</text:p>
          </table:table-cell>
          <table:table-cell table:number-columns-repeated="3"/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[.A1247]+1" office:value-type="float" office:value="1247" calcext:value-type="float">
            <text:p>1247</text:p>
          </table:table-cell>
          <table:table-cell table:number-columns-repeated="3"/>
          <table:table-cell office:value-type="float" office:value="211.75" calcext:value-type="float">
            <text:p>211.75</text:p>
          </table:table-cell>
        </table:table-row>
        <table:table-row table:style-name="ro1">
          <table:table-cell table:formula="of:=[.A1248]+1" office:value-type="float" office:value="1248" calcext:value-type="float">
            <text:p>1248</text:p>
          </table:table-cell>
          <table:table-cell table:number-columns-repeated="3"/>
          <table:table-cell office:value-type="float" office:value="211.5" calcext:value-type="float">
            <text:p>211.5</text:p>
          </table:table-cell>
        </table:table-row>
        <table:table-row table:style-name="ro1">
          <table:table-cell table:formula="of:=[.A1249]+1" office:value-type="float" office:value="1249" calcext:value-type="float">
            <text:p>1249</text:p>
          </table:table-cell>
          <table:table-cell table:number-columns-repeated="3"/>
          <table:table-cell office:value-type="float" office:value="211.25" calcext:value-type="float">
            <text:p>211.25</text:p>
          </table:table-cell>
        </table:table-row>
        <table:table-row table:style-name="ro1">
          <table:table-cell table:formula="of:=[.A1250]+1" office:value-type="float" office:value="1250" calcext:value-type="float">
            <text:p>1250</text:p>
          </table:table-cell>
          <table:table-cell table:number-columns-repeated="3"/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A1251]+1" office:value-type="float" office:value="1251" calcext:value-type="float">
            <text:p>1251</text:p>
          </table:table-cell>
          <table:table-cell table:number-columns-repeated="3"/>
          <table:table-cell office:value-type="float" office:value="210.75" calcext:value-type="float">
            <text:p>210.75</text:p>
          </table:table-cell>
        </table:table-row>
        <table:table-row table:style-name="ro1">
          <table:table-cell table:formula="of:=[.A1252]+1" office:value-type="float" office:value="1252" calcext:value-type="float">
            <text:p>1252</text:p>
          </table:table-cell>
          <table:table-cell table:number-columns-repeated="3"/>
          <table:table-cell office:value-type="float" office:value="210.75" calcext:value-type="float">
            <text:p>210.75</text:p>
          </table:table-cell>
        </table:table-row>
        <table:table-row table:style-name="ro1">
          <table:table-cell table:formula="of:=[.A1253]+1" office:value-type="float" office:value="1253" calcext:value-type="float">
            <text:p>1253</text:p>
          </table:table-cell>
          <table:table-cell table:number-columns-repeated="3"/>
          <table:table-cell office:value-type="float" office:value="210.25" calcext:value-type="float">
            <text:p>210.25</text:p>
          </table:table-cell>
        </table:table-row>
        <table:table-row table:style-name="ro1">
          <table:table-cell table:formula="of:=[.A1254]+1" office:value-type="float" office:value="1254" calcext:value-type="float">
            <text:p>1254</text:p>
          </table:table-cell>
          <table:table-cell table:number-columns-repeated="3"/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1255]+1" office:value-type="float" office:value="1255" calcext:value-type="float">
            <text:p>1255</text:p>
          </table:table-cell>
          <table:table-cell table:number-columns-repeated="3"/>
          <table:table-cell office:value-type="float" office:value="209.75" calcext:value-type="float">
            <text:p>209.75</text:p>
          </table:table-cell>
        </table:table-row>
        <table:table-row table:style-name="ro1">
          <table:table-cell table:formula="of:=[.A1256]+1" office:value-type="float" office:value="1256" calcext:value-type="float">
            <text:p>1256</text:p>
          </table:table-cell>
          <table:table-cell table:number-columns-repeated="3"/>
          <table:table-cell office:value-type="float" office:value="209.25" calcext:value-type="float">
            <text:p>209.25</text:p>
          </table:table-cell>
        </table:table-row>
        <table:table-row table:style-name="ro1">
          <table:table-cell table:formula="of:=[.A1257]+1" office:value-type="float" office:value="1257" calcext:value-type="float">
            <text:p>1257</text:p>
          </table:table-cell>
          <table:table-cell table:number-columns-repeated="3"/>
          <table:table-cell office:value-type="float" office:value="209.25" calcext:value-type="float">
            <text:p>209.25</text:p>
          </table:table-cell>
        </table:table-row>
        <table:table-row table:style-name="ro1">
          <table:table-cell table:formula="of:=[.A1258]+1" office:value-type="float" office:value="1258" calcext:value-type="float">
            <text:p>1258</text:p>
          </table:table-cell>
          <table:table-cell table:number-columns-repeated="3"/>
          <table:table-cell office:value-type="float" office:value="208.75" calcext:value-type="float">
            <text:p>208.75</text:p>
          </table:table-cell>
        </table:table-row>
        <table:table-row table:style-name="ro1">
          <table:table-cell table:formula="of:=[.A1259]+1" office:value-type="float" office:value="1259" calcext:value-type="float">
            <text:p>1259</text:p>
          </table:table-cell>
          <table:table-cell table:number-columns-repeated="3"/>
          <table:table-cell office:value-type="float" office:value="208.5" calcext:value-type="float">
            <text:p>208.5</text:p>
          </table:table-cell>
        </table:table-row>
        <table:table-row table:style-name="ro1">
          <table:table-cell table:formula="of:=[.A1260]+1" office:value-type="float" office:value="1260" calcext:value-type="float">
            <text:p>1260</text:p>
          </table:table-cell>
          <table:table-cell table:number-columns-repeated="3"/>
          <table:table-cell office:value-type="float" office:value="208.25" calcext:value-type="float">
            <text:p>208.25</text:p>
          </table:table-cell>
        </table:table-row>
        <table:table-row table:style-name="ro1">
          <table:table-cell table:formula="of:=[.A1261]+1" office:value-type="float" office:value="1261" calcext:value-type="float">
            <text:p>1261</text:p>
          </table:table-cell>
          <table:table-cell table:number-columns-repeated="3"/>
          <table:table-cell office:value-type="float" office:value="208.25" calcext:value-type="float">
            <text:p>208.25</text:p>
          </table:table-cell>
        </table:table-row>
        <table:table-row table:style-name="ro1">
          <table:table-cell table:formula="of:=[.A1262]+1" office:value-type="float" office:value="1262" calcext:value-type="float">
            <text:p>1262</text:p>
          </table:table-cell>
          <table:table-cell table:number-columns-repeated="3"/>
          <table:table-cell office:value-type="float" office:value="207.75" calcext:value-type="float">
            <text:p>207.75</text:p>
          </table:table-cell>
        </table:table-row>
        <table:table-row table:style-name="ro1">
          <table:table-cell table:formula="of:=[.A1263]+1" office:value-type="float" office:value="1263" calcext:value-type="float">
            <text:p>1263</text:p>
          </table:table-cell>
          <table:table-cell table:number-columns-repeated="3"/>
          <table:table-cell office:value-type="float" office:value="207.5" calcext:value-type="float">
            <text:p>207.5</text:p>
          </table:table-cell>
        </table:table-row>
        <table:table-row table:style-name="ro1">
          <table:table-cell table:formula="of:=[.A1264]+1" office:value-type="float" office:value="1264" calcext:value-type="float">
            <text:p>1264</text:p>
          </table:table-cell>
          <table:table-cell table:number-columns-repeated="3"/>
          <table:table-cell office:value-type="float" office:value="207.25" calcext:value-type="float">
            <text:p>207.25</text:p>
          </table:table-cell>
        </table:table-row>
        <table:table-row table:style-name="ro1">
          <table:table-cell table:formula="of:=[.A1265]+1" office:value-type="float" office:value="1265" calcext:value-type="float">
            <text:p>1265</text:p>
          </table:table-cell>
          <table:table-cell table:number-columns-repeated="3"/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1266]+1" office:value-type="float" office:value="1266" calcext:value-type="float">
            <text:p>1266</text:p>
          </table:table-cell>
          <table:table-cell table:number-columns-repeated="3"/>
          <table:table-cell office:value-type="float" office:value="206.75" calcext:value-type="float">
            <text:p>206.75</text:p>
          </table:table-cell>
        </table:table-row>
        <table:table-row table:style-name="ro1">
          <table:table-cell table:formula="of:=[.A1267]+1" office:value-type="float" office:value="1267" calcext:value-type="float">
            <text:p>1267</text:p>
          </table:table-cell>
          <table:table-cell table:number-columns-repeated="3"/>
          <table:table-cell office:value-type="float" office:value="206.5" calcext:value-type="float">
            <text:p>206.5</text:p>
          </table:table-cell>
        </table:table-row>
        <table:table-row table:style-name="ro1">
          <table:table-cell table:formula="of:=[.A1268]+1" office:value-type="float" office:value="1268" calcext:value-type="float">
            <text:p>1268</text:p>
          </table:table-cell>
          <table:table-cell table:number-columns-repeated="3"/>
          <table:table-cell office:value-type="float" office:value="206.25" calcext:value-type="float">
            <text:p>206.25</text:p>
          </table:table-cell>
        </table:table-row>
        <table:table-row table:style-name="ro1">
          <table:table-cell table:formula="of:=[.A1269]+1" office:value-type="float" office:value="1269" calcext:value-type="float">
            <text:p>1269</text:p>
          </table:table-cell>
          <table:table-cell table:number-columns-repeated="3"/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1270]+1" office:value-type="float" office:value="1270" calcext:value-type="float">
            <text:p>1270</text:p>
          </table:table-cell>
          <table:table-cell table:number-columns-repeated="3"/>
          <table:table-cell office:value-type="float" office:value="205.75" calcext:value-type="float">
            <text:p>205.75</text:p>
          </table:table-cell>
        </table:table-row>
        <table:table-row table:style-name="ro1">
          <table:table-cell table:formula="of:=[.A1271]+1" office:value-type="float" office:value="1271" calcext:value-type="float">
            <text:p>1271</text:p>
          </table:table-cell>
          <table:table-cell table:number-columns-repeated="3"/>
          <table:table-cell office:value-type="float" office:value="205.5" calcext:value-type="float">
            <text:p>205.5</text:p>
          </table:table-cell>
        </table:table-row>
        <table:table-row table:style-name="ro1">
          <table:table-cell table:formula="of:=[.A1272]+1" office:value-type="float" office:value="1272" calcext:value-type="float">
            <text:p>1272</text:p>
          </table:table-cell>
          <table:table-cell table:number-columns-repeated="3"/>
          <table:table-cell office:value-type="float" office:value="205.25" calcext:value-type="float">
            <text:p>205.25</text:p>
          </table:table-cell>
        </table:table-row>
        <table:table-row table:style-name="ro1">
          <table:table-cell table:formula="of:=[.A1273]+1" office:value-type="float" office:value="1273" calcext:value-type="float">
            <text:p>1273</text:p>
          </table:table-cell>
          <table:table-cell table:number-columns-repeated="3"/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1274]+1" office:value-type="float" office:value="1274" calcext:value-type="float">
            <text:p>1274</text:p>
          </table:table-cell>
          <table:table-cell table:number-columns-repeated="3"/>
          <table:table-cell office:value-type="float" office:value="204.75" calcext:value-type="float">
            <text:p>204.75</text:p>
          </table:table-cell>
        </table:table-row>
        <table:table-row table:style-name="ro1">
          <table:table-cell table:formula="of:=[.A1275]+1" office:value-type="float" office:value="1275" calcext:value-type="float">
            <text:p>1275</text:p>
          </table:table-cell>
          <table:table-cell table:number-columns-repeated="3"/>
          <table:table-cell office:value-type="float" office:value="204.5" calcext:value-type="float">
            <text:p>204.5</text:p>
          </table:table-cell>
        </table:table-row>
        <table:table-row table:style-name="ro1">
          <table:table-cell table:formula="of:=[.A1276]+1" office:value-type="float" office:value="1276" calcext:value-type="float">
            <text:p>1276</text:p>
          </table:table-cell>
          <table:table-cell table:number-columns-repeated="3"/>
          <table:table-cell office:value-type="float" office:value="204.25" calcext:value-type="float">
            <text:p>204.25</text:p>
          </table:table-cell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4"/>
          <table:table-cell office:value-type="float" office:value="203.75" calcext:value-type="float">
            <text:p>203.75</text:p>
          </table:table-cell>
        </table:table-row>
        <table:table-row table:style-name="ro1">
          <table:table-cell table:number-columns-repeated="4"/>
          <table:table-cell office:value-type="float" office:value="203.5" calcext:value-type="float">
            <text:p>203.5</text:p>
          </table:table-cell>
        </table:table-row>
        <table:table-row table:style-name="ro1">
          <table:table-cell table:number-columns-repeated="4"/>
          <table:table-cell office:value-type="float" office:value="203.25" calcext:value-type="float">
            <text:p>203.25</text:p>
          </table:table-cell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4"/>
          <table:table-cell office:value-type="float" office:value="202.75" calcext:value-type="float">
            <text:p>202.75</text:p>
          </table:table-cell>
        </table:table-row>
        <table:table-row table:style-name="ro1">
          <table:table-cell table:number-columns-repeated="4"/>
          <table:table-cell office:value-type="float" office:value="202.5" calcext:value-type="float">
            <text:p>202.5</text:p>
          </table:table-cell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4"/>
          <table:table-cell office:value-type="float" office:value="201.5" calcext:value-type="float">
            <text:p>201.5</text:p>
          </table:table-cell>
        </table:table-row>
        <table:table-row table:style-name="ro1">
          <table:table-cell table:number-columns-repeated="4"/>
          <table:table-cell office:value-type="float" office:value="201.25" calcext:value-type="float">
            <text:p>201.25</text:p>
          </table:table-cell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4"/>
          <table:table-cell office:value-type="float" office:value="200.75" calcext:value-type="float">
            <text:p>200.75</text:p>
          </table:table-cell>
        </table:table-row>
        <table:table-row table:style-name="ro1">
          <table:table-cell table:number-columns-repeated="4"/>
          <table:table-cell office:value-type="float" office:value="200.25" calcext:value-type="float">
            <text:p>200.25</text:p>
          </table:table-cell>
        </table:table-row>
        <table:table-row table:style-name="ro1">
          <table:table-cell table:number-columns-repeated="4"/>
          <table:table-cell office:value-type="float" office:value="200.25" calcext:value-type="float">
            <text:p>200.25</text:p>
          </table:table-cell>
        </table:table-row>
        <table:table-row table:style-name="ro1">
          <table:table-cell table:number-columns-repeated="4"/>
          <table:table-cell office:value-type="float" office:value="199.75" calcext:value-type="float">
            <text:p>199.75</text:p>
          </table:table-cell>
        </table:table-row>
        <table:table-row table:style-name="ro1">
          <table:table-cell table:number-columns-repeated="4"/>
          <table:table-cell office:value-type="float" office:value="199.75" calcext:value-type="float">
            <text:p>199.75</text:p>
          </table:table-cell>
        </table:table-row>
        <table:table-row table:style-name="ro1">
          <table:table-cell table:number-columns-repeated="4"/>
          <table:table-cell office:value-type="float" office:value="199.25" calcext:value-type="float">
            <text:p>199.25</text:p>
          </table:table-cell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4"/>
          <table:table-cell office:value-type="float" office:value="198.75" calcext:value-type="float">
            <text:p>198.75</text:p>
          </table:table-cell>
        </table:table-row>
        <table:table-row table:style-name="ro1">
          <table:table-cell table:number-columns-repeated="4"/>
          <table:table-cell office:value-type="float" office:value="198.5" calcext:value-type="float">
            <text:p>198.5</text:p>
          </table:table-cell>
        </table:table-row>
        <table:table-row table:style-name="ro1">
          <table:table-cell table:number-columns-repeated="4"/>
          <table:table-cell office:value-type="float" office:value="198.25" calcext:value-type="float">
            <text:p>198.25</text:p>
          </table:table-cell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4"/>
          <table:table-cell office:value-type="float" office:value="197.75" calcext:value-type="float">
            <text:p>197.75</text:p>
          </table:table-cell>
        </table:table-row>
        <table:table-row table:style-name="ro1">
          <table:table-cell table:number-columns-repeated="4"/>
          <table:table-cell office:value-type="float" office:value="197.5" calcext:value-type="float">
            <text:p>197.5</text:p>
          </table:table-cell>
        </table:table-row>
        <table:table-row table:style-name="ro1">
          <table:table-cell table:number-columns-repeated="4"/>
          <table:table-cell office:value-type="float" office:value="197.25" calcext:value-type="float">
            <text:p>197.25</text:p>
          </table:table-cell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office:value-type="float" office:value="196.75" calcext:value-type="float">
            <text:p>196.75</text:p>
          </table:table-cell>
        </table:table-row>
        <table:table-row table:style-name="ro1">
          <table:table-cell table:number-columns-repeated="4"/>
          <table:table-cell office:value-type="float" office:value="196.5" calcext:value-type="float">
            <text:p>196.5</text:p>
          </table:table-cell>
        </table:table-row>
        <table:table-row table:style-name="ro1">
          <table:table-cell table:number-columns-repeated="4"/>
          <table:table-cell office:value-type="float" office:value="196.25" calcext:value-type="float">
            <text:p>196.25</text:p>
          </table:table-cell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office:value-type="float" office:value="195.75" calcext:value-type="float">
            <text:p>195.75</text:p>
          </table:table-cell>
        </table:table-row>
        <table:table-row table:style-name="ro1">
          <table:table-cell table:number-columns-repeated="4"/>
          <table:table-cell office:value-type="float" office:value="195.5" calcext:value-type="float">
            <text:p>195.5</text:p>
          </table:table-cell>
        </table:table-row>
        <table:table-row table:style-name="ro1">
          <table:table-cell table:number-columns-repeated="4"/>
          <table:table-cell office:value-type="float" office:value="195.25" calcext:value-type="float">
            <text:p>195.25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office:value-type="float" office:value="194.75" calcext:value-type="float">
            <text:p>194.75</text:p>
          </table:table-cell>
        </table:table-row>
        <table:table-row table:style-name="ro1">
          <table:table-cell table:number-columns-repeated="4"/>
          <table:table-cell office:value-type="float" office:value="194.5" calcext:value-type="float">
            <text:p>194.5</text:p>
          </table:table-cell>
        </table:table-row>
        <table:table-row table:style-name="ro1">
          <table:table-cell table:number-columns-repeated="4"/>
          <table:table-cell office:value-type="float" office:value="194.25" calcext:value-type="float">
            <text:p>194.25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office:value-type="float" office:value="193.75" calcext:value-type="float">
            <text:p>193.75</text:p>
          </table:table-cell>
        </table:table-row>
        <table:table-row table:style-name="ro1">
          <table:table-cell table:number-columns-repeated="4"/>
          <table:table-cell office:value-type="float" office:value="193.5" calcext:value-type="float">
            <text:p>193.5</text:p>
          </table:table-cell>
        </table:table-row>
        <table:table-row table:style-name="ro1">
          <table:table-cell table:number-columns-repeated="4"/>
          <table:table-cell office:value-type="float" office:value="193.25" calcext:value-type="float">
            <text:p>193.25</text:p>
          </table:table-cell>
        </table:table-row>
        <table:table-row table:style-name="ro1">
          <table:table-cell table:number-columns-repeated="4"/>
          <table:table-cell office:value-type="float" office:value="193.25" calcext:value-type="float">
            <text:p>193.25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4"/>
          <table:table-cell office:value-type="float" office:value="192.5" calcext:value-type="float">
            <text:p>192.5</text:p>
          </table:table-cell>
        </table:table-row>
        <table:table-row table:style-name="ro1">
          <table:table-cell table:number-columns-repeated="4"/>
          <table:table-cell office:value-type="float" office:value="192.5" calcext:value-type="float">
            <text:p>192.5</text:p>
          </table:table-cell>
        </table:table-row>
        <table:table-row table:style-name="ro1">
          <table:table-cell table:number-columns-repeated="4"/>
          <table:table-cell office:value-type="float" office:value="192.25" calcext:value-type="float">
            <text:p>192.25</text:p>
          </table:table-cell>
        </table:table-row>
        <table:table-row table:style-name="ro1">
          <table:table-cell table:number-columns-repeated="4"/>
          <table:table-cell office:value-type="float" office:value="191.75" calcext:value-type="float">
            <text:p>191.75</text:p>
          </table:table-cell>
        </table:table-row>
        <table:table-row table:style-name="ro1">
          <table:table-cell table:number-columns-repeated="4"/>
          <table:table-cell office:value-type="float" office:value="191.5" calcext:value-type="float">
            <text:p>191.5</text:p>
          </table:table-cell>
        </table:table-row>
        <table:table-row table:style-name="ro1">
          <table:table-cell table:number-columns-repeated="4"/>
          <table:table-cell office:value-type="float" office:value="191.5" calcext:value-type="float">
            <text:p>191.5</text:p>
          </table:table-cell>
        </table:table-row>
        <table:table-row table:style-name="ro1">
          <table:table-cell table:number-columns-repeated="4"/>
          <table:table-cell office:value-type="float" office:value="191.25" calcext:value-type="float">
            <text:p>191.25</text:p>
          </table:table-cell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office:value-type="float" office:value="190.5" calcext:value-type="float">
            <text:p>190.5</text:p>
          </table:table-cell>
        </table:table-row>
        <table:table-row table:style-name="ro1">
          <table:table-cell table:number-columns-repeated="4"/>
          <table:table-cell office:value-type="float" office:value="190.5" calcext:value-type="float">
            <text:p>190.5</text:p>
          </table:table-cell>
        </table:table-row>
        <table:table-row table:style-name="ro1">
          <table:table-cell table:number-columns-repeated="4"/>
          <table:table-cell office:value-type="float" office:value="190.25" calcext:value-type="float">
            <text:p>190.25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4"/>
          <table:table-cell office:value-type="float" office:value="189.75" calcext:value-type="float">
            <text:p>189.75</text:p>
          </table:table-cell>
        </table:table-row>
        <table:table-row table:style-name="ro1">
          <table:table-cell table:number-columns-repeated="4"/>
          <table:table-cell office:value-type="float" office:value="189.5" calcext:value-type="float">
            <text:p>189.5</text:p>
          </table:table-cell>
        </table:table-row>
        <table:table-row table:style-name="ro1">
          <table:table-cell table:number-columns-repeated="4"/>
          <table:table-cell office:value-type="float" office:value="189.25" calcext:value-type="float">
            <text:p>189.25</text:p>
          </table:table-cell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4"/>
          <table:table-cell office:value-type="float" office:value="188.75" calcext:value-type="float">
            <text:p>188.75</text:p>
          </table:table-cell>
        </table:table-row>
        <table:table-row table:style-name="ro1">
          <table:table-cell table:number-columns-repeated="4"/>
          <table:table-cell office:value-type="float" office:value="188.75" calcext:value-type="float">
            <text:p>188.75</text:p>
          </table:table-cell>
        </table:table-row>
        <table:table-row table:style-name="ro1">
          <table:table-cell table:number-columns-repeated="4"/>
          <table:table-cell office:value-type="float" office:value="188.25" calcext:value-type="float">
            <text:p>188.25</text:p>
          </table:table-cell>
        </table:table-row>
        <table:table-row table:style-name="ro1">
          <table:table-cell table:number-columns-repeated="4"/>
          <table:table-cell office:value-type="float" office:value="188.25" calcext:value-type="float">
            <text:p>188.25</text:p>
          </table:table-cell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4"/>
          <table:table-cell office:value-type="float" office:value="187.75" calcext:value-type="float">
            <text:p>187.75</text:p>
          </table:table-cell>
        </table:table-row>
        <table:table-row table:style-name="ro1">
          <table:table-cell table:number-columns-repeated="4"/>
          <table:table-cell office:value-type="float" office:value="187.5" calcext:value-type="float">
            <text:p>187.5</text:p>
          </table:table-cell>
        </table:table-row>
        <table:table-row table:style-name="ro1">
          <table:table-cell table:number-columns-repeated="4"/>
          <table:table-cell office:value-type="float" office:value="187.25" calcext:value-type="float">
            <text:p>187.25</text:p>
          </table:table-cell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4"/>
          <table:table-cell office:value-type="float" office:value="186.75" calcext:value-type="float">
            <text:p>186.75</text:p>
          </table:table-cell>
        </table:table-row>
        <table:table-row table:style-name="ro1">
          <table:table-cell table:number-columns-repeated="4"/>
          <table:table-cell office:value-type="float" office:value="186.5" calcext:value-type="float">
            <text:p>186.5</text:p>
          </table:table-cell>
        </table:table-row>
        <table:table-row table:style-name="ro1">
          <table:table-cell table:number-columns-repeated="4"/>
          <table:table-cell office:value-type="float" office:value="186.25" calcext:value-type="float">
            <text:p>186.25</text:p>
          </table:table-cell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office:value-type="float" office:value="185.75" calcext:value-type="float">
            <text:p>185.75</text:p>
          </table:table-cell>
        </table:table-row>
        <table:table-row table:style-name="ro1">
          <table:table-cell table:number-columns-repeated="4"/>
          <table:table-cell office:value-type="float" office:value="185.5" calcext:value-type="float">
            <text:p>185.5</text:p>
          </table:table-cell>
        </table:table-row>
        <table:table-row table:style-name="ro1">
          <table:table-cell table:number-columns-repeated="4"/>
          <table:table-cell office:value-type="float" office:value="185.25" calcext:value-type="float">
            <text:p>185.25</text:p>
          </table:table-cell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4"/>
          <table:table-cell office:value-type="float" office:value="184.75" calcext:value-type="float">
            <text:p>184.75</text:p>
          </table:table-cell>
        </table:table-row>
        <table:table-row table:style-name="ro1">
          <table:table-cell table:number-columns-repeated="4"/>
          <table:table-cell office:value-type="float" office:value="184.5" calcext:value-type="float">
            <text:p>184.5</text:p>
          </table:table-cell>
        </table:table-row>
        <table:table-row table:style-name="ro1">
          <table:table-cell table:number-columns-repeated="4"/>
          <table:table-cell office:value-type="float" office:value="184.5" calcext:value-type="float">
            <text:p>184.5</text:p>
          </table:table-cell>
        </table:table-row>
        <table:table-row table:style-name="ro1">
          <table:table-cell table:number-columns-repeated="4"/>
          <table:table-cell office:value-type="float" office:value="184.25" calcext:value-type="float">
            <text:p>184.25</text:p>
          </table:table-cell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4"/>
          <table:table-cell office:value-type="float" office:value="183.75" calcext:value-type="float">
            <text:p>183.75</text:p>
          </table:table-cell>
        </table:table-row>
        <table:table-row table:style-name="ro1">
          <table:table-cell table:number-columns-repeated="4"/>
          <table:table-cell office:value-type="float" office:value="183.5" calcext:value-type="float">
            <text:p>183.5</text:p>
          </table:table-cell>
        </table:table-row>
        <table:table-row table:style-name="ro1">
          <table:table-cell table:number-columns-repeated="4"/>
          <table:table-cell office:value-type="float" office:value="183.25" calcext:value-type="float">
            <text:p>183.25</text:p>
          </table:table-cell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4"/>
          <table:table-cell office:value-type="float" office:value="182.75" calcext:value-type="float">
            <text:p>182.75</text:p>
          </table:table-cell>
        </table:table-row>
        <table:table-row table:style-name="ro1">
          <table:table-cell table:number-columns-repeated="4"/>
          <table:table-cell office:value-type="float" office:value="182.5" calcext:value-type="float">
            <text:p>182.5</text:p>
          </table:table-cell>
        </table:table-row>
        <table:table-row table:style-name="ro1">
          <table:table-cell table:number-columns-repeated="4"/>
          <table:table-cell office:value-type="float" office:value="182.25" calcext:value-type="float">
            <text:p>182.25</text:p>
          </table:table-cell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4"/>
          <table:table-cell office:value-type="float" office:value="181.75" calcext:value-type="float">
            <text:p>181.75</text:p>
          </table:table-cell>
        </table:table-row>
        <table:table-row table:style-name="ro1">
          <table:table-cell table:number-columns-repeated="4"/>
          <table:table-cell office:value-type="float" office:value="181.75" calcext:value-type="float">
            <text:p>181.75</text:p>
          </table:table-cell>
        </table:table-row>
        <table:table-row table:style-name="ro1">
          <table:table-cell table:number-columns-repeated="4"/>
          <table:table-cell office:value-type="float" office:value="181.5" calcext:value-type="float">
            <text:p>181.5</text:p>
          </table:table-cell>
        </table:table-row>
        <table:table-row table:style-name="ro1">
          <table:table-cell table:number-columns-repeated="4"/>
          <table:table-cell office:value-type="float" office:value="181.25" calcext:value-type="float">
            <text:p>181.25</text:p>
          </table:table-cell>
        </table:table-row>
        <table:table-row table:style-name="ro1">
          <table:table-cell table:number-columns-repeated="4"/>
          <table:table-cell office:value-type="float" office:value="180.75" calcext:value-type="float">
            <text:p>180.75</text:p>
          </table:table-cell>
        </table:table-row>
        <table:table-row table:style-name="ro1">
          <table:table-cell table:number-columns-repeated="4"/>
          <table:table-cell office:value-type="float" office:value="180.75" calcext:value-type="float">
            <text:p>180.75</text:p>
          </table:table-cell>
        </table:table-row>
        <table:table-row table:style-name="ro1">
          <table:table-cell table:number-columns-repeated="4"/>
          <table:table-cell office:value-type="float" office:value="180.5" calcext:value-type="float">
            <text:p>180.5</text:p>
          </table:table-cell>
        </table:table-row>
        <table:table-row table:style-name="ro1">
          <table:table-cell table:number-columns-repeated="4"/>
          <table:table-cell office:value-type="float" office:value="180.25" calcext:value-type="float">
            <text:p>180.25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  <table:table-cell office:value-type="float" office:value="179.75" calcext:value-type="float">
            <text:p>179.75</text:p>
          </table:table-cell>
        </table:table-row>
        <table:table-row table:style-name="ro1">
          <table:table-cell table:number-columns-repeated="4"/>
          <table:table-cell office:value-type="float" office:value="179.5" calcext:value-type="float">
            <text:p>179.5</text:p>
          </table:table-cell>
        </table:table-row>
        <table:table-row table:style-name="ro1">
          <table:table-cell table:number-columns-repeated="4"/>
          <table:table-cell office:value-type="float" office:value="179.25" calcext:value-type="float">
            <text:p>179.25</text:p>
          </table:table-cell>
        </table:table-row>
        <table:table-row table:style-name="ro1">
          <table:table-cell table:number-columns-repeated="4"/>
          <table:table-cell office:value-type="float" office:value="179.25" calcext:value-type="float">
            <text:p>179.25</text:p>
          </table:table-cell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office:value-type="float" office:value="178.75" calcext:value-type="float">
            <text:p>178.75</text:p>
          </table:table-cell>
        </table:table-row>
        <table:table-row table:style-name="ro1">
          <table:table-cell table:number-columns-repeated="4"/>
          <table:table-cell office:value-type="float" office:value="178.5" calcext:value-type="float">
            <text:p>178.5</text:p>
          </table:table-cell>
        </table:table-row>
        <table:table-row table:style-name="ro1">
          <table:table-cell table:number-columns-repeated="4"/>
          <table:table-cell office:value-type="float" office:value="178.25" calcext:value-type="float">
            <text:p>178.25</text:p>
          </table:table-cell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4"/>
          <table:table-cell office:value-type="float" office:value="177.75" calcext:value-type="float">
            <text:p>177.75</text:p>
          </table:table-cell>
        </table:table-row>
        <table:table-row table:style-name="ro1">
          <table:table-cell table:number-columns-repeated="4"/>
          <table:table-cell office:value-type="float" office:value="177.5" calcext:value-type="float">
            <text:p>177.5</text:p>
          </table:table-cell>
        </table:table-row>
        <table:table-row table:style-name="ro1">
          <table:table-cell table:number-columns-repeated="4"/>
          <table:table-cell office:value-type="float" office:value="177.5" calcext:value-type="float">
            <text:p>177.5</text:p>
          </table:table-cell>
        </table:table-row>
        <table:table-row table:style-name="ro1">
          <table:table-cell table:number-columns-repeated="4"/>
          <table:table-cell office:value-type="float" office:value="177.25" calcext:value-type="float">
            <text:p>177.25</text:p>
          </table:table-cell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4"/>
          <table:table-cell office:value-type="float" office:value="176.75" calcext:value-type="float">
            <text:p>176.75</text:p>
          </table:table-cell>
        </table:table-row>
        <table:table-row table:style-name="ro1">
          <table:table-cell table:number-columns-repeated="4"/>
          <table:table-cell office:value-type="float" office:value="176.5" calcext:value-type="float">
            <text:p>176.5</text:p>
          </table:table-cell>
        </table:table-row>
        <table:table-row table:style-name="ro1">
          <table:table-cell table:number-columns-repeated="4"/>
          <table:table-cell office:value-type="float" office:value="176.5" calcext:value-type="float">
            <text:p>176.5</text:p>
          </table:table-cell>
        </table:table-row>
        <table:table-row table:style-name="ro1">
          <table:table-cell table:number-columns-repeated="4"/>
          <table:table-cell office:value-type="float" office:value="176.25" calcext:value-type="float">
            <text:p>176.25</text:p>
          </table:table-cell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  <table:table-cell office:value-type="float" office:value="175.75" calcext:value-type="float">
            <text:p>175.75</text:p>
          </table:table-cell>
        </table:table-row>
        <table:table-row table:style-name="ro1">
          <table:table-cell table:number-columns-repeated="4"/>
          <table:table-cell office:value-type="float" office:value="175.5" calcext:value-type="float">
            <text:p>175.5</text:p>
          </table:table-cell>
        </table:table-row>
        <table:table-row table:style-name="ro1">
          <table:table-cell table:number-columns-repeated="4"/>
          <table:table-cell office:value-type="float" office:value="175.25" calcext:value-type="float">
            <text:p>175.25</text:p>
          </table:table-cell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4"/>
          <table:table-cell office:value-type="float" office:value="174.75" calcext:value-type="float">
            <text:p>174.75</text:p>
          </table:table-cell>
        </table:table-row>
        <table:table-row table:style-name="ro1">
          <table:table-cell table:number-columns-repeated="4"/>
          <table:table-cell office:value-type="float" office:value="174.5" calcext:value-type="float">
            <text:p>174.5</text:p>
          </table:table-cell>
        </table:table-row>
        <table:table-row table:style-name="ro1">
          <table:table-cell table:number-columns-repeated="4"/>
          <table:table-cell office:value-type="float" office:value="174.25" calcext:value-type="float">
            <text:p>174.25</text:p>
          </table:table-cell>
        </table:table-row>
        <table:table-row table:style-name="ro1">
          <table:table-cell table:number-columns-repeated="4"/>
          <table:table-cell office:value-type="float" office:value="174.25" calcext:value-type="float">
            <text:p>174.25</text:p>
          </table:table-cell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4"/>
          <table:table-cell office:value-type="float" office:value="173.75" calcext:value-type="float">
            <text:p>173.75</text:p>
          </table:table-cell>
        </table:table-row>
        <table:table-row table:style-name="ro1">
          <table:table-cell table:number-columns-repeated="4"/>
          <table:table-cell office:value-type="float" office:value="173.5" calcext:value-type="float">
            <text:p>173.5</text:p>
          </table:table-cell>
        </table:table-row>
        <table:table-row table:style-name="ro1">
          <table:table-cell table:number-columns-repeated="4"/>
          <table:table-cell office:value-type="float" office:value="173.25" calcext:value-type="float">
            <text:p>173.25</text:p>
          </table:table-cell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4"/>
          <table:table-cell office:value-type="float" office:value="172.75" calcext:value-type="float">
            <text:p>172.75</text:p>
          </table:table-cell>
        </table:table-row>
        <table:table-row table:style-name="ro1">
          <table:table-cell table:number-columns-repeated="4"/>
          <table:table-cell office:value-type="float" office:value="172.5" calcext:value-type="float">
            <text:p>172.5</text:p>
          </table:table-cell>
        </table:table-row>
        <table:table-row table:style-name="ro1">
          <table:table-cell table:number-columns-repeated="4"/>
          <table:table-cell office:value-type="float" office:value="172.5" calcext:value-type="float">
            <text:p>172.5</text:p>
          </table:table-cell>
        </table:table-row>
        <table:table-row table:style-name="ro1">
          <table:table-cell table:number-columns-repeated="4"/>
          <table:table-cell office:value-type="float" office:value="172.25" calcext:value-type="float">
            <text:p>172.25</text:p>
          </table:table-cell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4"/>
          <table:table-cell office:value-type="float" office:value="171.75" calcext:value-type="float">
            <text:p>171.75</text:p>
          </table:table-cell>
        </table:table-row>
        <table:table-row table:style-name="ro1">
          <table:table-cell table:number-columns-repeated="4"/>
          <table:table-cell office:value-type="float" office:value="171.5" calcext:value-type="float">
            <text:p>171.5</text:p>
          </table:table-cell>
        </table:table-row>
        <table:table-row table:style-name="ro1">
          <table:table-cell table:number-columns-repeated="4"/>
          <table:table-cell office:value-type="float" office:value="171.5" calcext:value-type="float">
            <text:p>171.5</text:p>
          </table:table-cell>
        </table:table-row>
        <table:table-row table:style-name="ro1">
          <table:table-cell table:number-columns-repeated="4"/>
          <table:table-cell office:value-type="float" office:value="171.25" calcext:value-type="float">
            <text:p>171.25</text:p>
          </table:table-cell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4"/>
          <table:table-cell office:value-type="float" office:value="170.75" calcext:value-type="float">
            <text:p>170.75</text:p>
          </table:table-cell>
        </table:table-row>
        <table:table-row table:style-name="ro1">
          <table:table-cell table:number-columns-repeated="4"/>
          <table:table-cell office:value-type="float" office:value="170.5" calcext:value-type="float">
            <text:p>170.5</text:p>
          </table:table-cell>
        </table:table-row>
        <table:table-row table:style-name="ro1">
          <table:table-cell table:number-columns-repeated="4"/>
          <table:table-cell office:value-type="float" office:value="170.25" calcext:value-type="float">
            <text:p>170.25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4"/>
          <table:table-cell office:value-type="float" office:value="169.5" calcext:value-type="float">
            <text:p>169.5</text:p>
          </table:table-cell>
        </table:table-row>
        <table:table-row table:style-name="ro1">
          <table:table-cell table:number-columns-repeated="4"/>
          <table:table-cell office:value-type="float" office:value="169.5" calcext:value-type="float">
            <text:p>169.5</text:p>
          </table:table-cell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office:value-type="float" office:value="168.75" calcext:value-type="float">
            <text:p>168.75</text:p>
          </table:table-cell>
        </table:table-row>
        <table:table-row table:style-name="ro1">
          <table:table-cell table:number-columns-repeated="4"/>
          <table:table-cell office:value-type="float" office:value="168.5" calcext:value-type="float">
            <text:p>168.5</text:p>
          </table:table-cell>
        </table:table-row>
        <table:table-row table:style-name="ro1">
          <table:table-cell table:number-columns-repeated="4"/>
          <table:table-cell office:value-type="float" office:value="168.25" calcext:value-type="float">
            <text:p>168.25</text:p>
          </table:table-cell>
        </table:table-row>
        <table:table-row table:style-name="ro1">
          <table:table-cell table:number-columns-repeated="4"/>
          <table:table-cell office:value-type="float" office:value="168.25" calcext:value-type="float">
            <text:p>168.25</text:p>
          </table:table-cell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4"/>
          <table:table-cell office:value-type="float" office:value="167.75" calcext:value-type="float">
            <text:p>167.75</text:p>
          </table:table-cell>
        </table:table-row>
        <table:table-row table:style-name="ro1">
          <table:table-cell table:number-columns-repeated="4"/>
          <table:table-cell office:value-type="float" office:value="167.5" calcext:value-type="float">
            <text:p>167.5</text:p>
          </table:table-cell>
        </table:table-row>
        <table:table-row table:style-name="ro1">
          <table:table-cell table:number-columns-repeated="4"/>
          <table:table-cell office:value-type="float" office:value="167.25" calcext:value-type="float">
            <text:p>167.25</text:p>
          </table:table-cell>
        </table:table-row>
        <table:table-row table:style-name="ro1">
          <table:table-cell table:number-columns-repeated="4"/>
          <table:table-cell office:value-type="float" office:value="167.25" calcext:value-type="float">
            <text:p>167.25</text:p>
          </table:table-cell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4"/>
          <table:table-cell office:value-type="float" office:value="166.75" calcext:value-type="float">
            <text:p>166.75</text:p>
          </table:table-cell>
        </table:table-row>
        <table:table-row table:style-name="ro1">
          <table:table-cell table:number-columns-repeated="4"/>
          <table:table-cell office:value-type="float" office:value="166.5" calcext:value-type="float">
            <text:p>166.5</text:p>
          </table:table-cell>
        </table:table-row>
        <table:table-row table:style-name="ro1">
          <table:table-cell table:number-columns-repeated="4"/>
          <table:table-cell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4"/>
          <table:table-cell office:value-type="float" office:value="165.75" calcext:value-type="float">
            <text:p>165.75</text:p>
          </table:table-cell>
        </table:table-row>
        <table:table-row table:style-name="ro1">
          <table:table-cell table:number-columns-repeated="4"/>
          <table:table-cell office:value-type="float" office:value="165.5" calcext:value-type="float">
            <text:p>165.5</text:p>
          </table:table-cell>
        </table:table-row>
        <table:table-row table:style-name="ro1">
          <table:table-cell table:number-columns-repeated="4"/>
          <table:table-cell office:value-type="float" office:value="165.25" calcext:value-type="float">
            <text:p>165.25</text:p>
          </table:table-cell>
        </table:table-row>
        <table:table-row table:style-name="ro1">
          <table:table-cell table:number-columns-repeated="4"/>
          <table:table-cell office:value-type="float" office:value="165.25" calcext:value-type="float">
            <text:p>165.25</text:p>
          </table:table-cell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4"/>
          <table:table-cell office:value-type="float" office:value="164.75" calcext:value-type="float">
            <text:p>164.75</text:p>
          </table:table-cell>
        </table:table-row>
        <table:table-row table:style-name="ro1">
          <table:table-cell table:number-columns-repeated="4"/>
          <table:table-cell office:value-type="float" office:value="164.5" calcext:value-type="float">
            <text:p>164.5</text:p>
          </table:table-cell>
        </table:table-row>
        <table:table-row table:style-name="ro1">
          <table:table-cell table:number-columns-repeated="4"/>
          <table:table-cell office:value-type="float" office:value="164.5" calcext:value-type="float">
            <text:p>164.5</text:p>
          </table:table-cell>
        </table:table-row>
        <table:table-row table:style-name="ro1">
          <table:table-cell table:number-columns-repeated="4"/>
          <table:table-cell office:value-type="float" office:value="164.25" calcext:value-type="float">
            <text:p>164.25</text:p>
          </table:table-cell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4"/>
          <table:table-cell office:value-type="float" office:value="163.75" calcext:value-type="float">
            <text:p>163.75</text:p>
          </table:table-cell>
        </table:table-row>
        <table:table-row table:style-name="ro1">
          <table:table-cell table:number-columns-repeated="4"/>
          <table:table-cell office:value-type="float" office:value="163.5" calcext:value-type="float">
            <text:p>163.5</text:p>
          </table:table-cell>
        </table:table-row>
        <table:table-row table:style-name="ro1">
          <table:table-cell table:number-columns-repeated="4"/>
          <table:table-cell office:value-type="float" office:value="163.5" calcext:value-type="float">
            <text:p>163.5</text:p>
          </table:table-cell>
        </table:table-row>
        <table:table-row table:style-name="ro1">
          <table:table-cell table:number-columns-repeated="4"/>
          <table:table-cell office:value-type="float" office:value="163.25" calcext:value-type="float">
            <text:p>163.25</text:p>
          </table:table-cell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4"/>
          <table:table-cell office:value-type="float" office:value="162.75" calcext:value-type="float">
            <text:p>162.75</text:p>
          </table:table-cell>
        </table:table-row>
        <table:table-row table:style-name="ro1">
          <table:table-cell table:number-columns-repeated="4"/>
          <table:table-cell office:value-type="float" office:value="162.5" calcext:value-type="float">
            <text:p>162.5</text:p>
          </table:table-cell>
        </table:table-row>
        <table:table-row table:style-name="ro1">
          <table:table-cell table:number-columns-repeated="4"/>
          <table:table-cell office:value-type="float" office:value="162.25" calcext:value-type="float">
            <text:p>162.25</text:p>
          </table:table-cell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4"/>
          <table:table-cell office:value-type="float" office:value="161.75" calcext:value-type="float">
            <text:p>161.75</text:p>
          </table:table-cell>
        </table:table-row>
        <table:table-row table:style-name="ro1">
          <table:table-cell table:number-columns-repeated="4"/>
          <table:table-cell office:value-type="float" office:value="161.75" calcext:value-type="float">
            <text:p>161.75</text:p>
          </table:table-cell>
        </table:table-row>
        <table:table-row table:style-name="ro1">
          <table:table-cell table:number-columns-repeated="4"/>
          <table:table-cell office:value-type="float" office:value="161.25" calcext:value-type="float">
            <text:p>161.25</text:p>
          </table:table-cell>
        </table:table-row>
        <table:table-row table:style-name="ro1">
          <table:table-cell table:number-columns-repeated="4"/>
          <table:table-cell office:value-type="float" office:value="161.25" calcext:value-type="float">
            <text:p>161.25</text:p>
          </table:table-cell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office:value-type="float" office:value="160.75" calcext:value-type="float">
            <text:p>160.75</text:p>
          </table:table-cell>
        </table:table-row>
        <table:table-row table:style-name="ro1">
          <table:table-cell table:number-columns-repeated="4"/>
          <table:table-cell office:value-type="float" office:value="160.5" calcext:value-type="float">
            <text:p>160.5</text:p>
          </table:table-cell>
        </table:table-row>
        <table:table-row table:style-name="ro1">
          <table:table-cell table:number-columns-repeated="4"/>
          <table:table-cell office:value-type="float" office:value="160.5" calcext:value-type="float">
            <text:p>160.5</text:p>
          </table:table-cell>
        </table:table-row>
        <table:table-row table:style-name="ro1">
          <table:table-cell table:number-columns-repeated="4"/>
          <table:table-cell office:value-type="float" office:value="160.25" calcext:value-type="float">
            <text:p>160.25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4"/>
          <table:table-cell office:value-type="float" office:value="159.5" calcext:value-type="float">
            <text:p>159.5</text:p>
          </table:table-cell>
        </table:table-row>
        <table:table-row table:style-name="ro1">
          <table:table-cell table:number-columns-repeated="4"/>
          <table:table-cell office:value-type="float" office:value="159.5" calcext:value-type="float">
            <text:p>159.5</text:p>
          </table:table-cell>
        </table:table-row>
        <table:table-row table:style-name="ro1">
          <table:table-cell table:number-columns-repeated="4"/>
          <table:table-cell office:value-type="float" office:value="159.25" calcext:value-type="float">
            <text:p>159.25</text:p>
          </table:table-cell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4"/>
          <table:table-cell office:value-type="float" office:value="158.75" calcext:value-type="float">
            <text:p>158.75</text:p>
          </table:table-cell>
        </table:table-row>
        <table:table-row table:style-name="ro1">
          <table:table-cell table:number-columns-repeated="4"/>
          <table:table-cell office:value-type="float" office:value="158.5" calcext:value-type="float">
            <text:p>158.5</text:p>
          </table:table-cell>
        </table:table-row>
        <table:table-row table:style-name="ro1">
          <table:table-cell table:number-columns-repeated="4"/>
          <table:table-cell office:value-type="float" office:value="158.5" calcext:value-type="float">
            <text:p>158.5</text:p>
          </table:table-cell>
        </table:table-row>
        <table:table-row table:style-name="ro1">
          <table:table-cell table:number-columns-repeated="4"/>
          <table:table-cell office:value-type="float" office:value="158.25" calcext:value-type="float">
            <text:p>158.25</text:p>
          </table:table-cell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4"/>
          <table:table-cell office:value-type="float" office:value="157.75" calcext:value-type="float">
            <text:p>157.75</text:p>
          </table:table-cell>
        </table:table-row>
        <table:table-row table:style-name="ro1">
          <table:table-cell table:number-columns-repeated="4"/>
          <table:table-cell office:value-type="float" office:value="157.75" calcext:value-type="float">
            <text:p>157.75</text:p>
          </table:table-cell>
        </table:table-row>
        <table:table-row table:style-name="ro1">
          <table:table-cell table:number-columns-repeated="4"/>
          <table:table-cell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office:value-type="float" office:value="157.25" calcext:value-type="float">
            <text:p>157.25</text:p>
          </table:table-cell>
        </table:table-row>
        <table:table-row table:style-name="ro1">
          <table:table-cell table:number-columns-repeated="4"/>
          <table:table-cell office:value-type="float" office:value="157.25" calcext:value-type="float">
            <text:p>157.25</text:p>
          </table:table-cell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4"/>
          <table:table-cell office:value-type="float" office:value="156.75" calcext:value-type="float">
            <text:p>156.75</text:p>
          </table:table-cell>
        </table:table-row>
        <table:table-row table:style-name="ro1">
          <table:table-cell table:number-columns-repeated="4"/>
          <table:table-cell office:value-type="float" office:value="156.5" calcext:value-type="float">
            <text:p>156.5</text:p>
          </table:table-cell>
        </table:table-row>
        <table:table-row table:style-name="ro1">
          <table:table-cell table:number-columns-repeated="4"/>
          <table:table-cell office:value-type="float" office:value="156.5" calcext:value-type="float">
            <text:p>156.5</text:p>
          </table:table-cell>
        </table:table-row>
        <table:table-row table:style-name="ro1">
          <table:table-cell table:number-columns-repeated="4"/>
          <table:table-cell office:value-type="float" office:value="156.25" calcext:value-type="float">
            <text:p>156.25</text:p>
          </table:table-cell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4"/>
          <table:table-cell office:value-type="float" office:value="155.75" calcext:value-type="float">
            <text:p>155.75</text:p>
          </table:table-cell>
        </table:table-row>
        <table:table-row table:style-name="ro1">
          <table:table-cell table:number-columns-repeated="4"/>
          <table:table-cell office:value-type="float" office:value="155.5" calcext:value-type="float">
            <text:p>155.5</text:p>
          </table:table-cell>
        </table:table-row>
        <table:table-row table:style-name="ro1">
          <table:table-cell table:number-columns-repeated="4"/>
          <table:table-cell office:value-type="float" office:value="155.5" calcext:value-type="float">
            <text:p>155.5</text:p>
          </table:table-cell>
        </table:table-row>
        <table:table-row table:style-name="ro1">
          <table:table-cell table:number-columns-repeated="4"/>
          <table:table-cell office:value-type="float" office:value="155.25" calcext:value-type="float">
            <text:p>155.25</text:p>
          </table:table-cell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4"/>
          <table:table-cell office:value-type="float" office:value="154.75" calcext:value-type="float">
            <text:p>154.75</text:p>
          </table:table-cell>
        </table:table-row>
        <table:table-row table:style-name="ro1">
          <table:table-cell table:number-columns-repeated="4"/>
          <table:table-cell office:value-type="float" office:value="154.5" calcext:value-type="float">
            <text:p>154.5</text:p>
          </table:table-cell>
        </table:table-row>
        <table:table-row table:style-name="ro1">
          <table:table-cell table:number-columns-repeated="4"/>
          <table:table-cell office:value-type="float" office:value="154.5" calcext:value-type="float">
            <text:p>154.5</text:p>
          </table:table-cell>
        </table:table-row>
        <table:table-row table:style-name="ro1">
          <table:table-cell table:number-columns-repeated="4"/>
          <table:table-cell office:value-type="float" office:value="154.25" calcext:value-type="float">
            <text:p>154.25</text:p>
          </table:table-cell>
        </table:table-row>
        <table:table-row table:style-name="ro1">
          <table:table-cell table:number-columns-repeated="4"/>
          <table:table-cell office:value-type="float" office:value="154.25" calcext:value-type="float">
            <text:p>154.25</text:p>
          </table:table-cell>
        </table:table-row>
        <table:table-row table:style-name="ro1">
          <table:table-cell table:number-columns-repeated="4"/>
          <table:table-cell office:value-type="float" office:value="154.25" calcext:value-type="float">
            <text:p>154.25</text:p>
          </table:table-cell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4"/>
          <table:table-cell office:value-type="float" office:value="153.75" calcext:value-type="float">
            <text:p>153.75</text:p>
          </table:table-cell>
        </table:table-row>
        <table:table-row table:style-name="ro1">
          <table:table-cell table:number-columns-repeated="4"/>
          <table:table-cell office:value-type="float" office:value="153.5" calcext:value-type="float">
            <text:p>153.5</text:p>
          </table:table-cell>
        </table:table-row>
        <table:table-row table:style-name="ro1">
          <table:table-cell table:number-columns-repeated="4"/>
          <table:table-cell office:value-type="float" office:value="153.5" calcext:value-type="float">
            <text:p>153.5</text:p>
          </table:table-cell>
        </table:table-row>
        <table:table-row table:style-name="ro1">
          <table:table-cell table:number-columns-repeated="4"/>
          <table:table-cell office:value-type="float" office:value="153.25" calcext:value-type="float">
            <text:p>153.25</text:p>
          </table:table-cell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4"/>
          <table:table-cell office:value-type="float" office:value="152.75" calcext:value-type="float">
            <text:p>152.75</text:p>
          </table:table-cell>
        </table:table-row>
        <table:table-row table:style-name="ro1">
          <table:table-cell table:number-columns-repeated="4"/>
          <table:table-cell office:value-type="float" office:value="152.5" calcext:value-type="float">
            <text:p>152.5</text:p>
          </table:table-cell>
        </table:table-row>
        <table:table-row table:style-name="ro1">
          <table:table-cell table:number-columns-repeated="4"/>
          <table:table-cell office:value-type="float" office:value="152.25" calcext:value-type="float">
            <text:p>152.25</text:p>
          </table:table-cell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  <table:table-cell office:value-type="float" office:value="151.75" calcext:value-type="float">
            <text:p>151.75</text:p>
          </table:table-cell>
        </table:table-row>
        <table:table-row table:style-name="ro1">
          <table:table-cell table:number-columns-repeated="4"/>
          <table:table-cell office:value-type="float" office:value="151.5" calcext:value-type="float">
            <text:p>151.5</text:p>
          </table:table-cell>
        </table:table-row>
        <table:table-row table:style-name="ro1">
          <table:table-cell table:number-columns-repeated="4"/>
          <table:table-cell office:value-type="float" office:value="151.5" calcext:value-type="float">
            <text:p>151.5</text:p>
          </table:table-cell>
        </table:table-row>
        <table:table-row table:style-name="ro1">
          <table:table-cell table:number-columns-repeated="4"/>
          <table:table-cell office:value-type="float" office:value="151.25" calcext:value-type="float">
            <text:p>151.25</text:p>
          </table:table-cell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4"/>
          <table:table-cell office:value-type="float" office:value="150.75" calcext:value-type="float">
            <text:p>150.75</text:p>
          </table:table-cell>
        </table:table-row>
        <table:table-row table:style-name="ro1">
          <table:table-cell table:number-columns-repeated="4"/>
          <table:table-cell office:value-type="float" office:value="150.5" calcext:value-type="float">
            <text:p>150.5</text:p>
          </table:table-cell>
        </table:table-row>
        <table:table-row table:style-name="ro1">
          <table:table-cell table:number-columns-repeated="4"/>
          <table:table-cell office:value-type="float" office:value="150.5" calcext:value-type="float">
            <text:p>150.5</text:p>
          </table:table-cell>
        </table:table-row>
        <table:table-row table:style-name="ro1">
          <table:table-cell table:number-columns-repeated="4"/>
          <table:table-cell office:value-type="float" office:value="150.25" calcext:value-type="float">
            <text:p>150.25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office:value-type="float" office:value="149.75" calcext:value-type="float">
            <text:p>149.75</text:p>
          </table:table-cell>
        </table:table-row>
        <table:table-row table:style-name="ro1">
          <table:table-cell table:number-columns-repeated="4"/>
          <table:table-cell office:value-type="float" office:value="149.5" calcext:value-type="float">
            <text:p>149.5</text:p>
          </table:table-cell>
        </table:table-row>
        <table:table-row table:style-name="ro1">
          <table:table-cell table:number-columns-repeated="4"/>
          <table:table-cell office:value-type="float" office:value="149.5" calcext:value-type="float">
            <text:p>149.5</text:p>
          </table:table-cell>
        </table:table-row>
        <table:table-row table:style-name="ro1">
          <table:table-cell table:number-columns-repeated="4"/>
          <table:table-cell office:value-type="float" office:value="149.25" calcext:value-type="float">
            <text:p>149.25</text:p>
          </table:table-cell>
        </table:table-row>
        <table:table-row table:style-name="ro1">
          <table:table-cell table:number-columns-repeated="4"/>
          <table:table-cell office:value-type="float" office:value="149.25" calcext:value-type="float">
            <text:p>149.25</text:p>
          </table:table-cell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4"/>
          <table:table-cell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office:value-type="float" office:value="148.5" calcext:value-type="float">
            <text:p>148.5</text:p>
          </table:table-cell>
        </table:table-row>
        <table:table-row table:style-name="ro1">
          <table:table-cell table:number-columns-repeated="4"/>
          <table:table-cell office:value-type="float" office:value="148.5" calcext:value-type="float">
            <text:p>148.5</text:p>
          </table:table-cell>
        </table:table-row>
        <table:table-row table:style-name="ro1">
          <table:table-cell table:number-columns-repeated="4"/>
          <table:table-cell office:value-type="float" office:value="148.25" calcext:value-type="float">
            <text:p>148.25</text:p>
          </table:table-cell>
        </table:table-row>
        <table:table-row table:style-name="ro1">
          <table:table-cell table:number-columns-repeated="4"/>
          <table:table-cell office:value-type="float" office:value="148.25" calcext:value-type="float">
            <text:p>148.25</text:p>
          </table:table-cell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4"/>
          <table:table-cell office:value-type="float" office:value="147.75" calcext:value-type="float">
            <text:p>147.75</text:p>
          </table:table-cell>
        </table:table-row>
        <table:table-row table:style-name="ro1">
          <table:table-cell table:number-columns-repeated="4"/>
          <table:table-cell office:value-type="float" office:value="147.5" calcext:value-type="float">
            <text:p>147.5</text:p>
          </table:table-cell>
        </table:table-row>
        <table:table-row table:style-name="ro1">
          <table:table-cell table:number-columns-repeated="4"/>
          <table:table-cell office:value-type="float" office:value="147.5" calcext:value-type="float">
            <text:p>147.5</text:p>
          </table:table-cell>
        </table:table-row>
        <table:table-row table:style-name="ro1">
          <table:table-cell table:number-columns-repeated="4"/>
          <table:table-cell office:value-type="float" office:value="147.5" calcext:value-type="float">
            <text:p>147.5</text:p>
          </table:table-cell>
        </table:table-row>
        <table:table-row table:style-name="ro1">
          <table:table-cell table:number-columns-repeated="4"/>
          <table:table-cell office:value-type="float" office:value="147.25" calcext:value-type="float">
            <text:p>147.25</text:p>
          </table:table-cell>
        </table:table-row>
        <table:table-row table:style-name="ro1">
          <table:table-cell table:number-columns-repeated="4"/>
          <table:table-cell office:value-type="float" office:value="147.25" calcext:value-type="float">
            <text:p>147.25</text:p>
          </table:table-cell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4"/>
          <table:table-cell office:value-type="float" office:value="146.75" calcext:value-type="float">
            <text:p>146.75</text:p>
          </table:table-cell>
        </table:table-row>
        <table:table-row table:style-name="ro1">
          <table:table-cell table:number-columns-repeated="4"/>
          <table:table-cell office:value-type="float" office:value="146.75" calcext:value-type="float">
            <text:p>146.75</text:p>
          </table:table-cell>
        </table:table-row>
        <table:table-row table:style-name="ro1">
          <table:table-cell table:number-columns-repeated="4"/>
          <table:table-cell office:value-type="float" office:value="146.5" calcext:value-type="float">
            <text:p>146.5</text:p>
          </table:table-cell>
        </table:table-row>
        <table:table-row table:style-name="ro1">
          <table:table-cell table:number-columns-repeated="4"/>
          <table:table-cell office:value-type="float" office:value="146.25" calcext:value-type="float">
            <text:p>146.25</text:p>
          </table:table-cell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4"/>
          <table:table-cell office:value-type="float" office:value="145.75" calcext:value-type="float">
            <text:p>145.75</text:p>
          </table:table-cell>
        </table:table-row>
        <table:table-row table:style-name="ro1">
          <table:table-cell table:number-columns-repeated="4"/>
          <table:table-cell office:value-type="float" office:value="145.75" calcext:value-type="float">
            <text:p>145.75</text:p>
          </table:table-cell>
        </table:table-row>
        <table:table-row table:style-name="ro1">
          <table:table-cell table:number-columns-repeated="4"/>
          <table:table-cell office:value-type="float" office:value="145.5" calcext:value-type="float">
            <text:p>145.5</text:p>
          </table:table-cell>
        </table:table-row>
        <table:table-row table:style-name="ro1">
          <table:table-cell table:number-columns-repeated="4"/>
          <table:table-cell office:value-type="float" office:value="145.5" calcext:value-type="float">
            <text:p>145.5</text:p>
          </table:table-cell>
        </table:table-row>
        <table:table-row table:style-name="ro1">
          <table:table-cell table:number-columns-repeated="4"/>
          <table:table-cell office:value-type="float" office:value="145.5" calcext:value-type="float">
            <text:p>145.5</text:p>
          </table:table-cell>
        </table:table-row>
        <table:table-row table:style-name="ro1">
          <table:table-cell table:number-columns-repeated="4"/>
          <table:table-cell office:value-type="float" office:value="145.25" calcext:value-type="float">
            <text:p>145.25</text:p>
          </table:table-cell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4"/>
          <table:table-cell office:value-type="float" office:value="144.75" calcext:value-type="float">
            <text:p>144.75</text:p>
          </table:table-cell>
        </table:table-row>
        <table:table-row table:style-name="ro1">
          <table:table-cell table:number-columns-repeated="4"/>
          <table:table-cell office:value-type="float" office:value="144.5" calcext:value-type="float">
            <text:p>144.5</text:p>
          </table:table-cell>
        </table:table-row>
        <table:table-row table:style-name="ro1">
          <table:table-cell table:number-columns-repeated="4"/>
          <table:table-cell office:value-type="float" office:value="144.5" calcext:value-type="float">
            <text:p>144.5</text:p>
          </table:table-cell>
        </table:table-row>
        <table:table-row table:style-name="ro1">
          <table:table-cell table:number-columns-repeated="4"/>
          <table:table-cell office:value-type="float" office:value="144.25" calcext:value-type="float">
            <text:p>144.25</text:p>
          </table:table-cell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4"/>
          <table:table-cell office:value-type="float" office:value="143.75" calcext:value-type="float">
            <text:p>143.75</text:p>
          </table:table-cell>
        </table:table-row>
        <table:table-row table:style-name="ro1">
          <table:table-cell table:number-columns-repeated="4"/>
          <table:table-cell office:value-type="float" office:value="143.5" calcext:value-type="float">
            <text:p>143.5</text:p>
          </table:table-cell>
        </table:table-row>
        <table:table-row table:style-name="ro1">
          <table:table-cell table:number-columns-repeated="4"/>
          <table:table-cell office:value-type="float" office:value="143.5" calcext:value-type="float">
            <text:p>143.5</text:p>
          </table:table-cell>
        </table:table-row>
        <table:table-row table:style-name="ro1">
          <table:table-cell table:number-columns-repeated="4"/>
          <table:table-cell office:value-type="float" office:value="143.5" calcext:value-type="float">
            <text:p>143.5</text:p>
          </table:table-cell>
        </table:table-row>
        <table:table-row table:style-name="ro1">
          <table:table-cell table:number-columns-repeated="4"/>
          <table:table-cell office:value-type="float" office:value="143.25" calcext:value-type="float">
            <text:p>143.25</text:p>
          </table:table-cell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4"/>
          <table:table-cell office:value-type="float" office:value="142.75" calcext:value-type="float">
            <text:p>142.75</text:p>
          </table:table-cell>
        </table:table-row>
        <table:table-row table:style-name="ro1">
          <table:table-cell table:number-columns-repeated="4"/>
          <table:table-cell office:value-type="float" office:value="142.75" calcext:value-type="float">
            <text:p>142.75</text:p>
          </table:table-cell>
        </table:table-row>
        <table:table-row table:style-name="ro1">
          <table:table-cell table:number-columns-repeated="4"/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4"/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4"/>
          <table:table-cell office:value-type="float" office:value="142.25" calcext:value-type="float">
            <text:p>142.25</text:p>
          </table:table-cell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  <table:table-cell office:value-type="float" office:value="141.75" calcext:value-type="float">
            <text:p>141.75</text:p>
          </table:table-cell>
        </table:table-row>
        <table:table-row table:style-name="ro1">
          <table:table-cell table:number-columns-repeated="4"/>
          <table:table-cell office:value-type="float" office:value="141.75" calcext:value-type="float">
            <text:p>141.75</text:p>
          </table:table-cell>
        </table:table-row>
        <table:table-row table:style-name="ro1">
          <table:table-cell table:number-columns-repeated="4"/>
          <table:table-cell office:value-type="float" office:value="141.5" calcext:value-type="float">
            <text:p>141.5</text:p>
          </table:table-cell>
        </table:table-row>
        <table:table-row table:style-name="ro1">
          <table:table-cell table:number-columns-repeated="4"/>
          <table:table-cell office:value-type="float" office:value="141.5" calcext:value-type="float">
            <text:p>141.5</text:p>
          </table:table-cell>
        </table:table-row>
        <table:table-row table:style-name="ro1">
          <table:table-cell table:number-columns-repeated="4"/>
          <table:table-cell office:value-type="float" office:value="141.25" calcext:value-type="float">
            <text:p>141.25</text:p>
          </table:table-cell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4"/>
          <table:table-cell office:value-type="float" office:value="140.75" calcext:value-type="float">
            <text:p>140.75</text:p>
          </table:table-cell>
        </table:table-row>
        <table:table-row table:style-name="ro1">
          <table:table-cell table:number-columns-repeated="4"/>
          <table:table-cell office:value-type="float" office:value="140.5" calcext:value-type="float">
            <text:p>140.5</text:p>
          </table:table-cell>
        </table:table-row>
        <table:table-row table:style-name="ro1">
          <table:table-cell table:number-columns-repeated="4"/>
          <table:table-cell office:value-type="float" office:value="140.5" calcext:value-type="float">
            <text:p>140.5</text:p>
          </table:table-cell>
        </table:table-row>
        <table:table-row table:style-name="ro1">
          <table:table-cell table:number-columns-repeated="4"/>
          <table:table-cell office:value-type="float" office:value="140.25" calcext:value-type="float">
            <text:p>140.25</text:p>
          </table:table-cell>
        </table:table-row>
        <table:table-row table:style-name="ro1">
          <table:table-cell table:number-columns-repeated="4"/>
          <table:table-cell office:value-type="float" office:value="140.25" calcext:value-type="float">
            <text:p>140.25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4"/>
          <table:table-cell office:value-type="float" office:value="139.75" calcext:value-type="float">
            <text:p>139.75</text:p>
          </table:table-cell>
        </table:table-row>
        <table:table-row table:style-name="ro1">
          <table:table-cell table:number-columns-repeated="4"/>
          <table:table-cell office:value-type="float" office:value="139.75" calcext:value-type="float">
            <text:p>139.75</text:p>
          </table:table-cell>
        </table:table-row>
        <table:table-row table:style-name="ro1">
          <table:table-cell table:number-columns-repeated="4"/>
          <table:table-cell office:value-type="float" office:value="139.5" calcext:value-type="float">
            <text:p>139.5</text:p>
          </table:table-cell>
        </table:table-row>
        <table:table-row table:style-name="ro1">
          <table:table-cell table:number-columns-repeated="4"/>
          <table:table-cell office:value-type="float" office:value="139.25" calcext:value-type="float">
            <text:p>139.25</text:p>
          </table:table-cell>
        </table:table-row>
        <table:table-row table:style-name="ro1">
          <table:table-cell table:number-columns-repeated="4"/>
          <table:table-cell office:value-type="float" office:value="139.25" calcext:value-type="float">
            <text:p>139.25</text:p>
          </table:table-cell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4"/>
          <table:table-cell office:value-type="float" office:value="138.75" calcext:value-type="float">
            <text:p>138.75</text:p>
          </table:table-cell>
        </table:table-row>
        <table:table-row table:style-name="ro1">
          <table:table-cell table:number-columns-repeated="4"/>
          <table:table-cell office:value-type="float" office:value="138.75" calcext:value-type="float">
            <text:p>138.75</text:p>
          </table:table-cell>
        </table:table-row>
        <table:table-row table:style-name="ro1">
          <table:table-cell table:number-columns-repeated="4"/>
          <table:table-cell office:value-type="float" office:value="138.5" calcext:value-type="float">
            <text:p>138.5</text:p>
          </table:table-cell>
        </table:table-row>
        <table:table-row table:style-name="ro1">
          <table:table-cell table:number-columns-repeated="4"/>
          <table:table-cell office:value-type="float" office:value="138.25" calcext:value-type="float">
            <text:p>138.25</text:p>
          </table:table-cell>
        </table:table-row>
        <table:table-row table:style-name="ro1">
          <table:table-cell table:number-columns-repeated="4"/>
          <table:table-cell office:value-type="float" office:value="138.25" calcext:value-type="float">
            <text:p>138.25</text:p>
          </table:table-cell>
        </table:table-row>
        <table:table-row table:style-name="ro1">
          <table:table-cell table:number-columns-repeated="4"/>
          <table:table-cell office:value-type="float" office:value="138.25" calcext:value-type="float">
            <text:p>138.25</text:p>
          </table:table-cell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4"/>
          <table:table-cell office:value-type="float" office:value="137.75" calcext:value-type="float">
            <text:p>137.75</text:p>
          </table:table-cell>
        </table:table-row>
        <table:table-row table:style-name="ro1">
          <table:table-cell table:number-columns-repeated="4"/>
          <table:table-cell office:value-type="float" office:value="137.75" calcext:value-type="float">
            <text:p>137.75</text:p>
          </table:table-cell>
        </table:table-row>
        <table:table-row table:style-name="ro1">
          <table:table-cell table:number-columns-repeated="4"/>
          <table:table-cell office:value-type="float" office:value="137.5" calcext:value-type="float">
            <text:p>137.5</text:p>
          </table:table-cell>
        </table:table-row>
        <table:table-row table:style-name="ro1">
          <table:table-cell table:number-columns-repeated="4"/>
          <table:table-cell office:value-type="float" office:value="137.5" calcext:value-type="float">
            <text:p>137.5</text:p>
          </table:table-cell>
        </table:table-row>
        <table:table-row table:style-name="ro1">
          <table:table-cell table:number-columns-repeated="4"/>
          <table:table-cell office:value-type="float" office:value="137.25" calcext:value-type="float">
            <text:p>137.25</text:p>
          </table:table-cell>
        </table:table-row>
        <table:table-row table:style-name="ro1">
          <table:table-cell table:number-columns-repeated="4"/>
          <table:table-cell office:value-type="float" office:value="137.25" calcext:value-type="float">
            <text:p>137.25</text:p>
          </table:table-cell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4"/>
          <table:table-cell office:value-type="float" office:value="136.75" calcext:value-type="float">
            <text:p>136.75</text:p>
          </table:table-cell>
        </table:table-row>
        <table:table-row table:style-name="ro1">
          <table:table-cell table:number-columns-repeated="4"/>
          <table:table-cell office:value-type="float" office:value="136.5" calcext:value-type="float">
            <text:p>136.5</text:p>
          </table:table-cell>
        </table:table-row>
        <table:table-row table:style-name="ro1">
          <table:table-cell table:number-columns-repeated="4"/>
          <table:table-cell office:value-type="float" office:value="136.5" calcext:value-type="float">
            <text:p>136.5</text:p>
          </table:table-cell>
        </table:table-row>
        <table:table-row table:style-name="ro1">
          <table:table-cell table:number-columns-repeated="4"/>
          <table:table-cell office:value-type="float" office:value="136.25" calcext:value-type="float">
            <text:p>136.25</text:p>
          </table:table-cell>
        </table:table-row>
        <table:table-row table:style-name="ro1">
          <table:table-cell table:number-columns-repeated="4"/>
          <table:table-cell office:value-type="float" office:value="136.25" calcext:value-type="float">
            <text:p>136.25</text:p>
          </table:table-cell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4"/>
          <table:table-cell office:value-type="float" office:value="135.75" calcext:value-type="float">
            <text:p>135.75</text:p>
          </table:table-cell>
        </table:table-row>
        <table:table-row table:style-name="ro1">
          <table:table-cell table:number-columns-repeated="4"/>
          <table:table-cell office:value-type="float" office:value="135.75" calcext:value-type="float">
            <text:p>135.75</text:p>
          </table:table-cell>
        </table:table-row>
        <table:table-row table:style-name="ro1">
          <table:table-cell table:number-columns-repeated="4"/>
          <table:table-cell office:value-type="float" office:value="135.5" calcext:value-type="float">
            <text:p>135.5</text:p>
          </table:table-cell>
        </table:table-row>
        <table:table-row table:style-name="ro1">
          <table:table-cell table:number-columns-repeated="4"/>
          <table:table-cell office:value-type="float" office:value="135.25" calcext:value-type="float">
            <text:p>135.25</text:p>
          </table:table-cell>
        </table:table-row>
        <table:table-row table:style-name="ro1">
          <table:table-cell table:number-columns-repeated="4"/>
          <table:table-cell office:value-type="float" office:value="135.25" calcext:value-type="float">
            <text:p>135.25</text:p>
          </table:table-cell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"/>
          <table:table-cell office:value-type="float" office:value="134.75" calcext:value-type="float">
            <text:p>134.75</text:p>
          </table:table-cell>
        </table:table-row>
        <table:table-row table:style-name="ro1">
          <table:table-cell table:number-columns-repeated="4"/>
          <table:table-cell office:value-type="float" office:value="134.75" calcext:value-type="float">
            <text:p>134.75</text:p>
          </table:table-cell>
        </table:table-row>
        <table:table-row table:style-name="ro1">
          <table:table-cell table:number-columns-repeated="4"/>
          <table:table-cell office:value-type="float" office:value="134.5" calcext:value-type="float">
            <text:p>134.5</text:p>
          </table:table-cell>
        </table:table-row>
        <table:table-row table:style-name="ro1">
          <table:table-cell table:number-columns-repeated="4"/>
          <table:table-cell office:value-type="float" office:value="134.25" calcext:value-type="float">
            <text:p>134.25</text:p>
          </table:table-cell>
        </table:table-row>
        <table:table-row table:style-name="ro1">
          <table:table-cell table:number-columns-repeated="4"/>
          <table:table-cell office:value-type="float" office:value="134.25" calcext:value-type="float">
            <text:p>134.25</text:p>
          </table:table-cell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4"/>
          <table:table-cell office:value-type="float" office:value="133.75" calcext:value-type="float">
            <text:p>133.75</text:p>
          </table:table-cell>
        </table:table-row>
        <table:table-row table:style-name="ro1">
          <table:table-cell table:number-columns-repeated="4"/>
          <table:table-cell office:value-type="float" office:value="133.5" calcext:value-type="float">
            <text:p>133.5</text:p>
          </table:table-cell>
        </table:table-row>
        <table:table-row table:style-name="ro1">
          <table:table-cell table:number-columns-repeated="4"/>
          <table:table-cell office:value-type="float" office:value="133.5" calcext:value-type="float">
            <text:p>133.5</text:p>
          </table:table-cell>
        </table:table-row>
        <table:table-row table:style-name="ro1">
          <table:table-cell table:number-columns-repeated="4"/>
          <table:table-cell office:value-type="float" office:value="133.25" calcext:value-type="float">
            <text:p>133.25</text:p>
          </table:table-cell>
        </table:table-row>
        <table:table-row table:style-name="ro1">
          <table:table-cell table:number-columns-repeated="4"/>
          <table:table-cell office:value-type="float" office:value="133.25" calcext:value-type="float">
            <text:p>133.25</text:p>
          </table:table-cell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4"/>
          <table:table-cell office:value-type="float" office:value="132.75" calcext:value-type="float">
            <text:p>132.75</text:p>
          </table:table-cell>
        </table:table-row>
        <table:table-row table:style-name="ro1">
          <table:table-cell table:number-columns-repeated="4"/>
          <table:table-cell office:value-type="float" office:value="132.75" calcext:value-type="float">
            <text:p>132.75</text:p>
          </table:table-cell>
        </table:table-row>
        <table:table-row table:style-name="ro1">
          <table:table-cell table:number-columns-repeated="4"/>
          <table:table-cell office:value-type="float" office:value="132.5" calcext:value-type="float">
            <text:p>132.5</text:p>
          </table:table-cell>
        </table:table-row>
        <table:table-row table:style-name="ro1">
          <table:table-cell table:number-columns-repeated="4"/>
          <table:table-cell office:value-type="float" office:value="132.5" calcext:value-type="float">
            <text:p>132.5</text:p>
          </table:table-cell>
        </table:table-row>
        <table:table-row table:style-name="ro1">
          <table:table-cell table:number-columns-repeated="4"/>
          <table:table-cell office:value-type="float" office:value="132.25" calcext:value-type="float">
            <text:p>132.25</text:p>
          </table:table-cell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office:value-type="float" office:value="131.75" calcext:value-type="float">
            <text:p>131.75</text:p>
          </table:table-cell>
        </table:table-row>
        <table:table-row table:style-name="ro1">
          <table:table-cell table:number-columns-repeated="4"/>
          <table:table-cell office:value-type="float" office:value="131.75" calcext:value-type="float">
            <text:p>131.75</text:p>
          </table:table-cell>
        </table:table-row>
        <table:table-row table:style-name="ro1">
          <table:table-cell table:number-columns-repeated="4"/>
          <table:table-cell office:value-type="float" office:value="131.5" calcext:value-type="float">
            <text:p>131.5</text:p>
          </table:table-cell>
        </table:table-row>
        <table:table-row table:style-name="ro1">
          <table:table-cell table:number-columns-repeated="4"/>
          <table:table-cell office:value-type="float" office:value="131.5" calcext:value-type="float">
            <text:p>131.5</text:p>
          </table:table-cell>
        </table:table-row>
        <table:table-row table:style-name="ro1">
          <table:table-cell table:number-columns-repeated="4"/>
          <table:table-cell office:value-type="float" office:value="131.25" calcext:value-type="float">
            <text:p>131.25</text:p>
          </table:table-cell>
        </table:table-row>
        <table:table-row table:style-name="ro1">
          <table:table-cell table:number-columns-repeated="4"/>
          <table:table-cell office:value-type="float" office:value="131.25" calcext:value-type="float">
            <text:p>131.25</text:p>
          </table:table-cell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4"/>
          <table:table-cell office:value-type="float" office:value="130.75" calcext:value-type="float">
            <text:p>130.75</text:p>
          </table:table-cell>
        </table:table-row>
        <table:table-row table:style-name="ro1">
          <table:table-cell table:number-columns-repeated="4"/>
          <table:table-cell office:value-type="float" office:value="130.75" calcext:value-type="float">
            <text:p>130.75</text:p>
          </table:table-cell>
        </table:table-row>
        <table:table-row table:style-name="ro1">
          <table:table-cell table:number-columns-repeated="4"/>
          <table:table-cell office:value-type="float" office:value="130.5" calcext:value-type="float">
            <text:p>130.5</text:p>
          </table:table-cell>
        </table:table-row>
        <table:table-row table:style-name="ro1">
          <table:table-cell table:number-columns-repeated="4"/>
          <table:table-cell office:value-type="float" office:value="130.5" calcext:value-type="float">
            <text:p>130.5</text:p>
          </table:table-cell>
        </table:table-row>
        <table:table-row table:style-name="ro1">
          <table:table-cell table:number-columns-repeated="4"/>
          <table:table-cell office:value-type="float" office:value="130.25" calcext:value-type="float">
            <text:p>130.25</text:p>
          </table:table-cell>
        </table:table-row>
        <table:table-row table:style-name="ro1">
          <table:table-cell table:number-columns-repeated="4"/>
          <table:table-cell office:value-type="float" office:value="130.25" calcext:value-type="float">
            <text:p>130.25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  <table:table-cell office:value-type="float" office:value="129.75" calcext:value-type="float">
            <text:p>129.75</text:p>
          </table:table-cell>
        </table:table-row>
        <table:table-row table:style-name="ro1">
          <table:table-cell table:number-columns-repeated="4"/>
          <table:table-cell office:value-type="float" office:value="129.5" calcext:value-type="float">
            <text:p>129.5</text:p>
          </table:table-cell>
        </table:table-row>
        <table:table-row table:style-name="ro1">
          <table:table-cell table:number-columns-repeated="4"/>
          <table:table-cell office:value-type="float" office:value="129.25" calcext:value-type="float">
            <text:p>129.25</text:p>
          </table:table-cell>
        </table:table-row>
        <table:table-row table:style-name="ro1">
          <table:table-cell table:number-columns-repeated="4"/>
          <table:table-cell office:value-type="float" office:value="129.25" calcext:value-type="float">
            <text:p>129.25</text:p>
          </table:table-cell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4"/>
          <table:table-cell office:value-type="float" office:value="128.75" calcext:value-type="float">
            <text:p>128.75</text:p>
          </table:table-cell>
        </table:table-row>
        <table:table-row table:style-name="ro1">
          <table:table-cell table:number-columns-repeated="4"/>
          <table:table-cell office:value-type="float" office:value="128.75" calcext:value-type="float">
            <text:p>128.75</text:p>
          </table:table-cell>
        </table:table-row>
        <table:table-row table:style-name="ro1">
          <table:table-cell table:number-columns-repeated="4"/>
          <table:table-cell office:value-type="float" office:value="128.5" calcext:value-type="float">
            <text:p>128.5</text:p>
          </table:table-cell>
        </table:table-row>
        <table:table-row table:style-name="ro1">
          <table:table-cell table:number-columns-repeated="4"/>
          <table:table-cell office:value-type="float" office:value="128.5" calcext:value-type="float">
            <text:p>128.5</text:p>
          </table:table-cell>
        </table:table-row>
        <table:table-row table:style-name="ro1">
          <table:table-cell table:number-columns-repeated="4"/>
          <table:table-cell office:value-type="float" office:value="128.25" calcext:value-type="float">
            <text:p>128.25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office:value-type="float" office:value="127.75" calcext:value-type="float">
            <text:p>127.75</text:p>
          </table:table-cell>
        </table:table-row>
        <table:table-row table:style-name="ro1">
          <table:table-cell table:number-columns-repeated="4"/>
          <table:table-cell office:value-type="float" office:value="127.75" calcext:value-type="float">
            <text:p>127.75</text:p>
          </table:table-cell>
        </table:table-row>
        <table:table-row table:style-name="ro1">
          <table:table-cell table:number-columns-repeated="4"/>
          <table:table-cell office:value-type="float" office:value="127.5" calcext:value-type="float">
            <text:p>127.5</text:p>
          </table:table-cell>
        </table:table-row>
        <table:table-row table:style-name="ro1">
          <table:table-cell table:number-columns-repeated="4"/>
          <table:table-cell office:value-type="float" office:value="127.5" calcext:value-type="float">
            <text:p>127.5</text:p>
          </table:table-cell>
        </table:table-row>
        <table:table-row table:style-name="ro1">
          <table:table-cell table:number-columns-repeated="4"/>
          <table:table-cell office:value-type="float" office:value="127.25" calcext:value-type="float">
            <text:p>127.25</text:p>
          </table:table-cell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4"/>
          <table:table-cell office:value-type="float" office:value="126.75" calcext:value-type="float">
            <text:p>126.75</text:p>
          </table:table-cell>
        </table:table-row>
        <table:table-row table:style-name="ro1">
          <table:table-cell table:number-columns-repeated="4"/>
          <table:table-cell office:value-type="float" office:value="126.5" calcext:value-type="float">
            <text:p>126.5</text:p>
          </table:table-cell>
        </table:table-row>
        <table:table-row table:style-name="ro1">
          <table:table-cell table:number-columns-repeated="4"/>
          <table:table-cell office:value-type="float" office:value="126.5" calcext:value-type="float">
            <text:p>126.5</text:p>
          </table:table-cell>
        </table:table-row>
        <table:table-row table:style-name="ro1">
          <table:table-cell table:number-columns-repeated="4"/>
          <table:table-cell office:value-type="float" office:value="126.25" calcext:value-type="float">
            <text:p>126.25</text:p>
          </table:table-cell>
        </table:table-row>
        <table:table-row table:style-name="ro1">
          <table:table-cell table:number-columns-repeated="4"/>
          <table:table-cell office:value-type="float" office:value="126.25" calcext:value-type="float">
            <text:p>126.25</text:p>
          </table:table-cell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4"/>
          <table:table-cell office:value-type="float" office:value="125.75" calcext:value-type="float">
            <text:p>125.75</text:p>
          </table:table-cell>
        </table:table-row>
        <table:table-row table:style-name="ro1">
          <table:table-cell table:number-columns-repeated="4"/>
          <table:table-cell office:value-type="float" office:value="125.75" calcext:value-type="float">
            <text:p>125.75</text:p>
          </table:table-cell>
        </table:table-row>
        <table:table-row table:style-name="ro1">
          <table:table-cell table:number-columns-repeated="4"/>
          <table:table-cell office:value-type="float" office:value="125.5" calcext:value-type="float">
            <text:p>125.5</text:p>
          </table:table-cell>
        </table:table-row>
        <table:table-row table:style-name="ro1">
          <table:table-cell table:number-columns-repeated="4"/>
          <table:table-cell office:value-type="float" office:value="125.5" calcext:value-type="float">
            <text:p>125.5</text:p>
          </table:table-cell>
        </table:table-row>
        <table:table-row table:style-name="ro1">
          <table:table-cell table:number-columns-repeated="4"/>
          <table:table-cell office:value-type="float" office:value="125.25" calcext:value-type="float">
            <text:p>125.25</text:p>
          </table:table-cell>
        </table:table-row>
        <table:table-row table:style-name="ro1">
          <table:table-cell table:number-columns-repeated="4"/>
          <table:table-cell office:value-type="float" office:value="125.25" calcext:value-type="float">
            <text:p>125.25</text:p>
          </table:table-cell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4"/>
          <table:table-cell office:value-type="float" office:value="124.75" calcext:value-type="float">
            <text:p>124.75</text:p>
          </table:table-cell>
        </table:table-row>
        <table:table-row table:style-name="ro1">
          <table:table-cell table:number-columns-repeated="4"/>
          <table:table-cell office:value-type="float" office:value="124.75" calcext:value-type="float">
            <text:p>124.75</text:p>
          </table:table-cell>
        </table:table-row>
        <table:table-row table:style-name="ro1">
          <table:table-cell table:number-columns-repeated="4"/>
          <table:table-cell office:value-type="float" office:value="124.5" calcext:value-type="float">
            <text:p>124.5</text:p>
          </table:table-cell>
        </table:table-row>
        <table:table-row table:style-name="ro1">
          <table:table-cell table:number-columns-repeated="4"/>
          <table:table-cell office:value-type="float" office:value="124.5" calcext:value-type="float">
            <text:p>124.5</text:p>
          </table:table-cell>
        </table:table-row>
        <table:table-row table:style-name="ro1">
          <table:table-cell table:number-columns-repeated="4"/>
          <table:table-cell office:value-type="float" office:value="124.25" calcext:value-type="float">
            <text:p>124.25</text:p>
          </table:table-cell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4"/>
          <table:table-cell office:value-type="float" office:value="123.75" calcext:value-type="float">
            <text:p>123.75</text:p>
          </table:table-cell>
        </table:table-row>
        <table:table-row table:style-name="ro1">
          <table:table-cell table:number-columns-repeated="4"/>
          <table:table-cell office:value-type="float" office:value="123.75" calcext:value-type="float">
            <text:p>123.75</text:p>
          </table:table-cell>
        </table:table-row>
        <table:table-row table:style-name="ro1">
          <table:table-cell table:number-columns-repeated="4"/>
          <table:table-cell office:value-type="float" office:value="123.5" calcext:value-type="float">
            <text:p>123.5</text:p>
          </table:table-cell>
        </table:table-row>
        <table:table-row table:style-name="ro1">
          <table:table-cell table:number-columns-repeated="4"/>
          <table:table-cell office:value-type="float" office:value="123.25" calcext:value-type="float">
            <text:p>123.25</text:p>
          </table:table-cell>
        </table:table-row>
        <table:table-row table:style-name="ro1">
          <table:table-cell table:number-columns-repeated="4"/>
          <table:table-cell office:value-type="float" office:value="123.25" calcext:value-type="float">
            <text:p>123.25</text:p>
          </table:table-cell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4"/>
          <table:table-cell office:value-type="float" office:value="122.75" calcext:value-type="float">
            <text:p>122.75</text:p>
          </table:table-cell>
        </table:table-row>
        <table:table-row table:style-name="ro1">
          <table:table-cell table:number-columns-repeated="4"/>
          <table:table-cell office:value-type="float" office:value="122.75" calcext:value-type="float">
            <text:p>122.75</text:p>
          </table:table-cell>
        </table:table-row>
        <table:table-row table:style-name="ro1">
          <table:table-cell table:number-columns-repeated="4"/>
          <table:table-cell office:value-type="float" office:value="122.5" calcext:value-type="float">
            <text:p>122.5</text:p>
          </table:table-cell>
        </table:table-row>
        <table:table-row table:style-name="ro1">
          <table:table-cell table:number-columns-repeated="4"/>
          <table:table-cell office:value-type="float" office:value="122.5" calcext:value-type="float">
            <text:p>122.5</text:p>
          </table:table-cell>
        </table:table-row>
        <table:table-row table:style-name="ro1">
          <table:table-cell table:number-columns-repeated="4"/>
          <table:table-cell office:value-type="float" office:value="122.25" calcext:value-type="float">
            <text:p>122.25</text:p>
          </table:table-cell>
        </table:table-row>
        <table:table-row table:style-name="ro1">
          <table:table-cell table:number-columns-repeated="4"/>
          <table:table-cell office:value-type="float" office:value="122.25" calcext:value-type="float">
            <text:p>122.25</text:p>
          </table:table-cell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4"/>
          <table:table-cell office:value-type="float" office:value="121.75" calcext:value-type="float">
            <text:p>121.75</text:p>
          </table:table-cell>
        </table:table-row>
        <table:table-row table:style-name="ro1">
          <table:table-cell table:number-columns-repeated="4"/>
          <table:table-cell office:value-type="float" office:value="121.75" calcext:value-type="float">
            <text:p>121.75</text:p>
          </table:table-cell>
        </table:table-row>
        <table:table-row table:style-name="ro1">
          <table:table-cell table:number-columns-repeated="4"/>
          <table:table-cell office:value-type="float" office:value="121.5" calcext:value-type="float">
            <text:p>121.5</text:p>
          </table:table-cell>
        </table:table-row>
        <table:table-row table:style-name="ro1">
          <table:table-cell table:number-columns-repeated="4"/>
          <table:table-cell office:value-type="float" office:value="121.25" calcext:value-type="float">
            <text:p>121.25</text:p>
          </table:table-cell>
        </table:table-row>
        <table:table-row table:style-name="ro1">
          <table:table-cell table:number-columns-repeated="4"/>
          <table:table-cell office:value-type="float" office:value="121.25" calcext:value-type="float">
            <text:p>121.25</text:p>
          </table:table-cell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4"/>
          <table:table-cell office:value-type="float" office:value="120.75" calcext:value-type="float">
            <text:p>120.75</text:p>
          </table:table-cell>
        </table:table-row>
        <table:table-row table:style-name="ro1">
          <table:table-cell table:number-columns-repeated="4"/>
          <table:table-cell office:value-type="float" office:value="120.75" calcext:value-type="float">
            <text:p>120.75</text:p>
          </table:table-cell>
        </table:table-row>
        <table:table-row table:style-name="ro1">
          <table:table-cell table:number-columns-repeated="4"/>
          <table:table-cell office:value-type="float" office:value="120.5" calcext:value-type="float">
            <text:p>120.5</text:p>
          </table:table-cell>
        </table:table-row>
        <table:table-row table:style-name="ro1">
          <table:table-cell table:number-columns-repeated="4"/>
          <table:table-cell office:value-type="float" office:value="120.5" calcext:value-type="float">
            <text:p>120.5</text:p>
          </table:table-cell>
        </table:table-row>
        <table:table-row table:style-name="ro1">
          <table:table-cell table:number-columns-repeated="4"/>
          <table:table-cell office:value-type="float" office:value="120.25" calcext:value-type="float">
            <text:p>120.25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119.75" calcext:value-type="float">
            <text:p>119.75</text:p>
          </table:table-cell>
        </table:table-row>
        <table:table-row table:style-name="ro1">
          <table:table-cell table:number-columns-repeated="4"/>
          <table:table-cell office:value-type="float" office:value="119.5" calcext:value-type="float">
            <text:p>119.5</text:p>
          </table:table-cell>
        </table:table-row>
        <table:table-row table:style-name="ro1">
          <table:table-cell table:number-columns-repeated="4"/>
          <table:table-cell office:value-type="float" office:value="119.25" calcext:value-type="float">
            <text:p>119.25</text:p>
          </table:table-cell>
        </table:table-row>
        <table:table-row table:style-name="ro1">
          <table:table-cell table:number-columns-repeated="4"/>
          <table:table-cell office:value-type="float" office:value="119.25" calcext:value-type="float">
            <text:p>119.25</text:p>
          </table:table-cell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4"/>
          <table:table-cell office:value-type="float" office:value="118.75" calcext:value-type="float">
            <text:p>118.75</text:p>
          </table:table-cell>
        </table:table-row>
        <table:table-row table:style-name="ro1">
          <table:table-cell table:number-columns-repeated="4"/>
          <table:table-cell office:value-type="float" office:value="118.5" calcext:value-type="float">
            <text:p>118.5</text:p>
          </table:table-cell>
        </table:table-row>
        <table:table-row table:style-name="ro1">
          <table:table-cell table:number-columns-repeated="4"/>
          <table:table-cell office:value-type="float" office:value="118.5" calcext:value-type="float">
            <text:p>118.5</text:p>
          </table:table-cell>
        </table:table-row>
        <table:table-row table:style-name="ro1">
          <table:table-cell table:number-columns-repeated="4"/>
          <table:table-cell office:value-type="float" office:value="118.25" calcext:value-type="float">
            <text:p>118.25</text:p>
          </table:table-cell>
        </table:table-row>
        <table:table-row table:style-name="ro1">
          <table:table-cell table:number-columns-repeated="4"/>
          <table:table-cell office:value-type="float" office:value="118.25" calcext:value-type="float">
            <text:p>118.25</text:p>
          </table:table-cell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4"/>
          <table:table-cell office:value-type="float" office:value="117.75" calcext:value-type="float">
            <text:p>117.75</text:p>
          </table:table-cell>
        </table:table-row>
        <table:table-row table:style-name="ro1">
          <table:table-cell table:number-columns-repeated="4"/>
          <table:table-cell office:value-type="float" office:value="117.75" calcext:value-type="float">
            <text:p>117.75</text:p>
          </table:table-cell>
        </table:table-row>
        <table:table-row table:style-name="ro1">
          <table:table-cell table:number-columns-repeated="4"/>
          <table:table-cell office:value-type="float" office:value="117.5" calcext:value-type="float">
            <text:p>117.5</text:p>
          </table:table-cell>
        </table:table-row>
        <table:table-row table:style-name="ro1">
          <table:table-cell table:number-columns-repeated="4"/>
          <table:table-cell office:value-type="float" office:value="117.5" calcext:value-type="float">
            <text:p>117.5</text:p>
          </table:table-cell>
        </table:table-row>
        <table:table-row table:style-name="ro1">
          <table:table-cell table:number-columns-repeated="4"/>
          <table:table-cell office:value-type="float" office:value="117.25" calcext:value-type="float">
            <text:p>117.25</text:p>
          </table:table-cell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float" office:value="116.75" calcext:value-type="float">
            <text:p>116.75</text:p>
          </table:table-cell>
        </table:table-row>
        <table:table-row table:style-name="ro1">
          <table:table-cell table:number-columns-repeated="4"/>
          <table:table-cell office:value-type="float" office:value="116.5" calcext:value-type="float">
            <text:p>116.5</text:p>
          </table:table-cell>
        </table:table-row>
        <table:table-row table:style-name="ro1">
          <table:table-cell table:number-columns-repeated="4"/>
          <table:table-cell office:value-type="float" office:value="116.5" calcext:value-type="float">
            <text:p>116.5</text:p>
          </table:table-cell>
        </table:table-row>
        <table:table-row table:style-name="ro1">
          <table:table-cell table:number-columns-repeated="4"/>
          <table:table-cell office:value-type="float" office:value="116.25" calcext:value-type="float">
            <text:p>116.25</text:p>
          </table:table-cell>
        </table:table-row>
        <table:table-row table:style-name="ro1">
          <table:table-cell table:number-columns-repeated="4"/>
          <table:table-cell office:value-type="float" office:value="116.25" calcext:value-type="float">
            <text:p>116.25</text:p>
          </table:table-cell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4"/>
          <table:table-cell office:value-type="float" office:value="115.75" calcext:value-type="float">
            <text:p>115.75</text:p>
          </table:table-cell>
        </table:table-row>
        <table:table-row table:style-name="ro1">
          <table:table-cell table:number-columns-repeated="4"/>
          <table:table-cell office:value-type="float" office:value="115.75" calcext:value-type="float">
            <text:p>115.75</text:p>
          </table:table-cell>
        </table:table-row>
        <table:table-row table:style-name="ro1">
          <table:table-cell table:number-columns-repeated="4"/>
          <table:table-cell office:value-type="float" office:value="115.75" calcext:value-type="float">
            <text:p>115.75</text:p>
          </table:table-cell>
        </table:table-row>
        <table:table-row table:style-name="ro1">
          <table:table-cell table:number-columns-repeated="4"/>
          <table:table-cell office:value-type="float" office:value="115.5" calcext:value-type="float">
            <text:p>115.5</text:p>
          </table:table-cell>
        </table:table-row>
        <table:table-row table:style-name="ro1">
          <table:table-cell table:number-columns-repeated="4"/>
          <table:table-cell office:value-type="float" office:value="115.25" calcext:value-type="float">
            <text:p>115.25</text:p>
          </table:table-cell>
        </table:table-row>
        <table:table-row table:style-name="ro1">
          <table:table-cell table:number-columns-repeated="4"/>
          <table:table-cell office:value-type="float" office:value="115.25" calcext:value-type="float">
            <text:p>115.25</text:p>
          </table:table-cell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4"/>
          <table:table-cell office:value-type="float" office:value="114.75" calcext:value-type="float">
            <text:p>114.75</text:p>
          </table:table-cell>
        </table:table-row>
        <table:table-row table:style-name="ro1">
          <table:table-cell table:number-columns-repeated="4"/>
          <table:table-cell office:value-type="float" office:value="114.5" calcext:value-type="float">
            <text:p>114.5</text:p>
          </table:table-cell>
        </table:table-row>
        <table:table-row table:style-name="ro1">
          <table:table-cell table:number-columns-repeated="4"/>
          <table:table-cell office:value-type="float" office:value="114.5" calcext:value-type="float">
            <text:p>114.5</text:p>
          </table:table-cell>
        </table:table-row>
        <table:table-row table:style-name="ro1">
          <table:table-cell table:number-columns-repeated="4"/>
          <table:table-cell office:value-type="float" office:value="114.25" calcext:value-type="float">
            <text:p>114.25</text:p>
          </table:table-cell>
        </table:table-row>
        <table:table-row table:style-name="ro1">
          <table:table-cell table:number-columns-repeated="4"/>
          <table:table-cell office:value-type="float" office:value="114.25" calcext:value-type="float">
            <text:p>114.25</text:p>
          </table:table-cell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  <table:table-cell office:value-type="float" office:value="113.75" calcext:value-type="float">
            <text:p>113.75</text:p>
          </table:table-cell>
        </table:table-row>
        <table:table-row table:style-name="ro1">
          <table:table-cell table:number-columns-repeated="4"/>
          <table:table-cell office:value-type="float" office:value="113.75" calcext:value-type="float">
            <text:p>113.75</text:p>
          </table:table-cell>
        </table:table-row>
        <table:table-row table:style-name="ro1">
          <table:table-cell table:number-columns-repeated="4"/>
          <table:table-cell office:value-type="float" office:value="113.5" calcext:value-type="float">
            <text:p>113.5</text:p>
          </table:table-cell>
        </table:table-row>
        <table:table-row table:style-name="ro1">
          <table:table-cell table:number-columns-repeated="4"/>
          <table:table-cell office:value-type="float" office:value="113.5" calcext:value-type="float">
            <text:p>113.5</text:p>
          </table:table-cell>
        </table:table-row>
        <table:table-row table:style-name="ro1">
          <table:table-cell table:number-columns-repeated="4"/>
          <table:table-cell office:value-type="float" office:value="113.25" calcext:value-type="float">
            <text:p>113.25</text:p>
          </table:table-cell>
        </table:table-row>
        <table:table-row table:style-name="ro1">
          <table:table-cell table:number-columns-repeated="4"/>
          <table:table-cell office:value-type="float" office:value="113.25" calcext:value-type="float">
            <text:p>113.25</text:p>
          </table:table-cell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4"/>
          <table:table-cell office:value-type="float" office:value="112.75" calcext:value-type="float">
            <text:p>112.75</text:p>
          </table:table-cell>
        </table:table-row>
        <table:table-row table:style-name="ro1">
          <table:table-cell table:number-columns-repeated="4"/>
          <table:table-cell office:value-type="float" office:value="112.75" calcext:value-type="float">
            <text:p>112.75</text:p>
          </table:table-cell>
        </table:table-row>
        <table:table-row table:style-name="ro1">
          <table:table-cell table:number-columns-repeated="4"/>
          <table:table-cell office:value-type="float" office:value="112.5" calcext:value-type="float">
            <text:p>112.5</text:p>
          </table:table-cell>
        </table:table-row>
        <table:table-row table:style-name="ro1">
          <table:table-cell table:number-columns-repeated="4"/>
          <table:table-cell office:value-type="float" office:value="112.5" calcext:value-type="float">
            <text:p>112.5</text:p>
          </table:table-cell>
        </table:table-row>
        <table:table-row table:style-name="ro1">
          <table:table-cell table:number-columns-repeated="4"/>
          <table:table-cell office:value-type="float" office:value="112.25" calcext:value-type="float">
            <text:p>112.25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office:value-type="float" office:value="111.75" calcext:value-type="float">
            <text:p>111.75</text:p>
          </table:table-cell>
        </table:table-row>
        <table:table-row table:style-name="ro1">
          <table:table-cell table:number-columns-repeated="4"/>
          <table:table-cell office:value-type="float" office:value="111.5" calcext:value-type="float">
            <text:p>111.5</text:p>
          </table:table-cell>
        </table:table-row>
        <table:table-row table:style-name="ro1">
          <table:table-cell table:number-columns-repeated="4"/>
          <table:table-cell office:value-type="float" office:value="111.5" calcext:value-type="float">
            <text:p>111.5</text:p>
          </table:table-cell>
        </table:table-row>
        <table:table-row table:style-name="ro1">
          <table:table-cell table:number-columns-repeated="4"/>
          <table:table-cell office:value-type="float" office:value="111.25" calcext:value-type="float">
            <text:p>111.25</text:p>
          </table:table-cell>
        </table:table-row>
        <table:table-row table:style-name="ro1">
          <table:table-cell table:number-columns-repeated="4"/>
          <table:table-cell office:value-type="float" office:value="111.25" calcext:value-type="float">
            <text:p>111.25</text:p>
          </table:table-cell>
        </table:table-row>
        <table:table-row table:style-name="ro1">
          <table:table-cell table:number-columns-repeated="4"/>
          <table:table-cell office:value-type="float" office:value="111.25" calcext:value-type="float">
            <text:p>111.25</text:p>
          </table:table-cell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office:value-type="float" office:value="110.75" calcext:value-type="float">
            <text:p>110.75</text:p>
          </table:table-cell>
        </table:table-row>
        <table:table-row table:style-name="ro1">
          <table:table-cell table:number-columns-repeated="4"/>
          <table:table-cell office:value-type="float" office:value="110.75" calcext:value-type="float">
            <text:p>110.75</text:p>
          </table:table-cell>
        </table:table-row>
        <table:table-row table:style-name="ro1">
          <table:table-cell table:number-columns-repeated="4"/>
          <table:table-cell office:value-type="float" office:value="110.5" calcext:value-type="float">
            <text:p>110.5</text:p>
          </table:table-cell>
        </table:table-row>
        <table:table-row table:style-name="ro1">
          <table:table-cell table:number-columns-repeated="4"/>
          <table:table-cell office:value-type="float" office:value="110.5" calcext:value-type="float">
            <text:p>110.5</text:p>
          </table:table-cell>
        </table:table-row>
        <table:table-row table:style-name="ro1">
          <table:table-cell table:number-columns-repeated="4"/>
          <table:table-cell office:value-type="float" office:value="110.25" calcext:value-type="float">
            <text:p>110.25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office:value-type="float" office:value="109.75" calcext:value-type="float">
            <text:p>109.75</text:p>
          </table:table-cell>
        </table:table-row>
        <table:table-row table:style-name="ro1">
          <table:table-cell table:number-columns-repeated="4"/>
          <table:table-cell office:value-type="float" office:value="109.75" calcext:value-type="float">
            <text:p>109.75</text:p>
          </table:table-cell>
        </table:table-row>
        <table:table-row table:style-name="ro1">
          <table:table-cell table:number-columns-repeated="4"/>
          <table:table-cell office:value-type="float" office:value="109.5" calcext:value-type="float">
            <text:p>109.5</text:p>
          </table:table-cell>
        </table:table-row>
        <table:table-row table:style-name="ro1">
          <table:table-cell table:number-columns-repeated="4"/>
          <table:table-cell office:value-type="float" office:value="109.5" calcext:value-type="float">
            <text:p>109.5</text:p>
          </table:table-cell>
        </table:table-row>
        <table:table-row table:style-name="ro1">
          <table:table-cell table:number-columns-repeated="4"/>
          <table:table-cell office:value-type="float" office:value="109.25" calcext:value-type="float">
            <text:p>109.25</text:p>
          </table:table-cell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office:value-type="float" office:value="108.75" calcext:value-type="float">
            <text:p>108.75</text:p>
          </table:table-cell>
        </table:table-row>
        <table:table-row table:style-name="ro1">
          <table:table-cell table:number-columns-repeated="4"/>
          <table:table-cell office:value-type="float" office:value="108.75" calcext:value-type="float">
            <text:p>108.75</text:p>
          </table:table-cell>
        </table:table-row>
        <table:table-row table:style-name="ro1">
          <table:table-cell table:number-columns-repeated="4"/>
          <table:table-cell office:value-type="float" office:value="108.5" calcext:value-type="float">
            <text:p>108.5</text:p>
          </table:table-cell>
        </table:table-row>
        <table:table-row table:style-name="ro1">
          <table:table-cell table:number-columns-repeated="4"/>
          <table:table-cell office:value-type="float" office:value="108.5" calcext:value-type="float">
            <text:p>108.5</text:p>
          </table:table-cell>
        </table:table-row>
        <table:table-row table:style-name="ro1">
          <table:table-cell table:number-columns-repeated="4"/>
          <table:table-cell office:value-type="float" office:value="108.25" calcext:value-type="float">
            <text:p>108.25</text:p>
          </table:table-cell>
        </table:table-row>
        <table:table-row table:style-name="ro1">
          <table:table-cell table:number-columns-repeated="4"/>
          <table:table-cell office:value-type="float" office:value="108.25" calcext:value-type="float">
            <text:p>108.25</text:p>
          </table:table-cell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4"/>
          <table:table-cell office:value-type="float" office:value="107.75" calcext:value-type="float">
            <text:p>107.75</text:p>
          </table:table-cell>
        </table:table-row>
        <table:table-row table:style-name="ro1">
          <table:table-cell table:number-columns-repeated="4"/>
          <table:table-cell office:value-type="float" office:value="107.75" calcext:value-type="float">
            <text:p>107.75</text:p>
          </table:table-cell>
        </table:table-row>
        <table:table-row table:style-name="ro1">
          <table:table-cell table:number-columns-repeated="4"/>
          <table:table-cell office:value-type="float" office:value="107.5" calcext:value-type="float">
            <text:p>107.5</text:p>
          </table:table-cell>
        </table:table-row>
        <table:table-row table:style-name="ro1">
          <table:table-cell table:number-columns-repeated="4"/>
          <table:table-cell office:value-type="float" office:value="107.5" calcext:value-type="float">
            <text:p>107.5</text:p>
          </table:table-cell>
        </table:table-row>
        <table:table-row table:style-name="ro1">
          <table:table-cell table:number-columns-repeated="4"/>
          <table:table-cell office:value-type="float" office:value="107.25" calcext:value-type="float">
            <text:p>107.25</text:p>
          </table:table-cell>
        </table:table-row>
        <table:table-row table:style-name="ro1">
          <table:table-cell table:number-columns-repeated="4"/>
          <table:table-cell office:value-type="float" office:value="107.25" calcext:value-type="float">
            <text:p>107.25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4"/>
          <table:table-cell office:value-type="float" office:value="106.75" calcext:value-type="float">
            <text:p>106.75</text:p>
          </table:table-cell>
        </table:table-row>
        <table:table-row table:style-name="ro1">
          <table:table-cell table:number-columns-repeated="4"/>
          <table:table-cell office:value-type="float" office:value="106.75" calcext:value-type="float">
            <text:p>106.75</text:p>
          </table:table-cell>
        </table:table-row>
        <table:table-row table:style-name="ro1">
          <table:table-cell table:number-columns-repeated="4"/>
          <table:table-cell office:value-type="float" office:value="106.75" calcext:value-type="float">
            <text:p>106.75</text:p>
          </table:table-cell>
        </table:table-row>
        <table:table-row table:style-name="ro1">
          <table:table-cell table:number-columns-repeated="4"/>
          <table:table-cell office:value-type="float" office:value="106.5" calcext:value-type="float">
            <text:p>106.5</text:p>
          </table:table-cell>
        </table:table-row>
        <table:table-row table:style-name="ro1">
          <table:table-cell table:number-columns-repeated="4"/>
          <table:table-cell office:value-type="float" office:value="106.5" calcext:value-type="float">
            <text:p>106.5</text:p>
          </table:table-cell>
        </table:table-row>
        <table:table-row table:style-name="ro1">
          <table:table-cell table:number-columns-repeated="4"/>
          <table:table-cell office:value-type="float" office:value="106.25" calcext:value-type="float">
            <text:p>106.25</text:p>
          </table:table-cell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4"/>
          <table:table-cell office:value-type="float" office:value="105.75" calcext:value-type="float">
            <text:p>105.75</text:p>
          </table:table-cell>
        </table:table-row>
        <table:table-row table:style-name="ro1">
          <table:table-cell table:number-columns-repeated="4"/>
          <table:table-cell office:value-type="float" office:value="105.75" calcext:value-type="float">
            <text:p>105.75</text:p>
          </table:table-cell>
        </table:table-row>
        <table:table-row table:style-name="ro1">
          <table:table-cell table:number-columns-repeated="4"/>
          <table:table-cell office:value-type="float" office:value="105.5" calcext:value-type="float">
            <text:p>105.5</text:p>
          </table:table-cell>
        </table:table-row>
        <table:table-row table:style-name="ro1">
          <table:table-cell table:number-columns-repeated="4"/>
          <table:table-cell office:value-type="float" office:value="105.5" calcext:value-type="float">
            <text:p>105.5</text:p>
          </table:table-cell>
        </table:table-row>
        <table:table-row table:style-name="ro1">
          <table:table-cell table:number-columns-repeated="4"/>
          <table:table-cell office:value-type="float" office:value="105.5" calcext:value-type="float">
            <text:p>105.5</text:p>
          </table:table-cell>
        </table:table-row>
        <table:table-row table:style-name="ro1">
          <table:table-cell table:number-columns-repeated="4"/>
          <table:table-cell office:value-type="float" office:value="105.25" calcext:value-type="float">
            <text:p>105.25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4"/>
          <table:table-cell office:value-type="float" office:value="104.75" calcext:value-type="float">
            <text:p>104.75</text:p>
          </table:table-cell>
        </table:table-row>
        <table:table-row table:style-name="ro1">
          <table:table-cell table:number-columns-repeated="4"/>
          <table:table-cell office:value-type="float" office:value="104.75" calcext:value-type="float">
            <text:p>104.75</text:p>
          </table:table-cell>
        </table:table-row>
        <table:table-row table:style-name="ro1">
          <table:table-cell table:number-columns-repeated="4"/>
          <table:table-cell office:value-type="float" office:value="104.5" calcext:value-type="float">
            <text:p>104.5</text:p>
          </table:table-cell>
        </table:table-row>
        <table:table-row table:style-name="ro1">
          <table:table-cell table:number-columns-repeated="4"/>
          <table:table-cell office:value-type="float" office:value="104.5" calcext:value-type="float">
            <text:p>104.5</text:p>
          </table:table-cell>
        </table:table-row>
        <table:table-row table:style-name="ro1">
          <table:table-cell table:number-columns-repeated="4"/>
          <table:table-cell office:value-type="float" office:value="104.25" calcext:value-type="float">
            <text:p>104.25</text:p>
          </table:table-cell>
        </table:table-row>
        <table:table-row table:style-name="ro1">
          <table:table-cell table:number-columns-repeated="4"/>
          <table:table-cell office:value-type="float" office:value="104.25" calcext:value-type="float">
            <text:p>104.25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office:value-type="float" office:value="103.75" calcext:value-type="float">
            <text:p>103.75</text:p>
          </table:table-cell>
        </table:table-row>
        <table:table-row table:style-name="ro1">
          <table:table-cell table:number-columns-repeated="4"/>
          <table:table-cell office:value-type="float" office:value="103.75" calcext:value-type="float">
            <text:p>103.75</text:p>
          </table:table-cell>
        </table:table-row>
        <table:table-row table:style-name="ro1">
          <table:table-cell table:number-columns-repeated="4"/>
          <table:table-cell office:value-type="float" office:value="103.75" calcext:value-type="float">
            <text:p>103.75</text:p>
          </table:table-cell>
        </table:table-row>
        <table:table-row table:style-name="ro1">
          <table:table-cell table:number-columns-repeated="4"/>
          <table:table-cell office:value-type="float" office:value="103.5" calcext:value-type="float">
            <text:p>103.5</text:p>
          </table:table-cell>
        </table:table-row>
        <table:table-row table:style-name="ro1">
          <table:table-cell table:number-columns-repeated="4"/>
          <table:table-cell office:value-type="float" office:value="103.25" calcext:value-type="float">
            <text:p>103.25</text:p>
          </table:table-cell>
        </table:table-row>
        <table:table-row table:style-name="ro1">
          <table:table-cell table:number-columns-repeated="4"/>
          <table:table-cell office:value-type="float" office:value="103.25" calcext:value-type="float">
            <text:p>103.25</text:p>
          </table:table-cell>
        </table:table-row>
        <table:table-row table:style-name="ro1">
          <table:table-cell table:number-columns-repeated="4"/>
          <table:table-cell office:value-type="float" office:value="103.25" calcext:value-type="float">
            <text:p>103.25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4"/>
          <table:table-cell office:value-type="float" office:value="102.75" calcext:value-type="float">
            <text:p>102.75</text:p>
          </table:table-cell>
        </table:table-row>
        <table:table-row table:style-name="ro1">
          <table:table-cell table:number-columns-repeated="4"/>
          <table:table-cell office:value-type="float" office:value="102.5" calcext:value-type="float">
            <text:p>102.5</text:p>
          </table:table-cell>
        </table:table-row>
        <table:table-row table:style-name="ro1">
          <table:table-cell table:number-columns-repeated="4"/>
          <table:table-cell office:value-type="float" office:value="102.5" calcext:value-type="float">
            <text:p>102.5</text:p>
          </table:table-cell>
        </table:table-row>
        <table:table-row table:style-name="ro1">
          <table:table-cell table:number-columns-repeated="4"/>
          <table:table-cell office:value-type="float" office:value="102.25" calcext:value-type="float">
            <text:p>102.25</text:p>
          </table:table-cell>
        </table:table-row>
        <table:table-row table:style-name="ro1">
          <table:table-cell table:number-columns-repeated="4"/>
          <table:table-cell office:value-type="float" office:value="102.25" calcext:value-type="float">
            <text:p>102.25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float" office:value="101.75" calcext:value-type="float">
            <text:p>101.75</text:p>
          </table:table-cell>
        </table:table-row>
        <table:table-row table:style-name="ro1">
          <table:table-cell table:number-columns-repeated="4"/>
          <table:table-cell office:value-type="float" office:value="101.75" calcext:value-type="float">
            <text:p>101.75</text:p>
          </table:table-cell>
        </table:table-row>
        <table:table-row table:style-name="ro1">
          <table:table-cell table:number-columns-repeated="4"/>
          <table:table-cell office:value-type="float" office:value="101.5" calcext:value-type="float">
            <text:p>101.5</text:p>
          </table:table-cell>
        </table:table-row>
        <table:table-row table:style-name="ro1">
          <table:table-cell table:number-columns-repeated="4"/>
          <table:table-cell office:value-type="float" office:value="101.5" calcext:value-type="float">
            <text:p>101.5</text:p>
          </table:table-cell>
        </table:table-row>
        <table:table-row table:style-name="ro1">
          <table:table-cell table:number-columns-repeated="4"/>
          <table:table-cell office:value-type="float" office:value="101.25" calcext:value-type="float">
            <text:p>101.25</text:p>
          </table:table-cell>
        </table:table-row>
        <table:table-row table:style-name="ro1">
          <table:table-cell table:number-columns-repeated="4"/>
          <table:table-cell office:value-type="float" office:value="101.25" calcext:value-type="float">
            <text:p>101.25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office:value-type="float" office:value="100.75" calcext:value-type="float">
            <text:p>100.75</text:p>
          </table:table-cell>
        </table:table-row>
        <table:table-row table:style-name="ro1">
          <table:table-cell table:number-columns-repeated="4"/>
          <table:table-cell office:value-type="float" office:value="100.75" calcext:value-type="float">
            <text:p>100.75</text:p>
          </table:table-cell>
        </table:table-row>
        <table:table-row table:style-name="ro1">
          <table:table-cell table:number-columns-repeated="4"/>
          <table:table-cell office:value-type="float" office:value="100.75" calcext:value-type="float">
            <text:p>100.75</text:p>
          </table:table-cell>
        </table:table-row>
        <table:table-row table:style-name="ro1">
          <table:table-cell table:number-columns-repeated="4"/>
          <table:table-cell office:value-type="float" office:value="100.5" calcext:value-type="float">
            <text:p>100.5</text:p>
          </table:table-cell>
        </table:table-row>
        <table:table-row table:style-name="ro1">
          <table:table-cell table:number-columns-repeated="4"/>
          <table:table-cell office:value-type="float" office:value="100.5" calcext:value-type="float">
            <text:p>100.5</text:p>
          </table:table-cell>
        </table:table-row>
        <table:table-row table:style-name="ro1">
          <table:table-cell table:number-columns-repeated="4"/>
          <table:table-cell office:value-type="float" office:value="100.25" calcext:value-type="float">
            <text:p>100.25</text:p>
          </table:table-cell>
        </table:table-row>
        <table:table-row table:style-name="ro1">
          <table:table-cell table:number-columns-repeated="4"/>
          <table:table-cell office:value-type="float" office:value="100.25" calcext:value-type="float">
            <text:p>100.25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9.75" calcext:value-type="float">
            <text:p>99.75</text:p>
          </table:table-cell>
        </table:table-row>
        <table:table-row table:style-name="ro1">
          <table:table-cell table:number-columns-repeated="4"/>
          <table:table-cell office:value-type="float" office:value="99.75" calcext:value-type="float">
            <text:p>99.75</text:p>
          </table:table-cell>
        </table:table-row>
        <table:table-row table:style-name="ro1">
          <table:table-cell table:number-columns-repeated="4"/>
          <table:table-cell office:value-type="float" office:value="99.5" calcext:value-type="float">
            <text:p>99.5</text:p>
          </table:table-cell>
        </table:table-row>
        <table:table-row table:style-name="ro1">
          <table:table-cell table:number-columns-repeated="4"/>
          <table:table-cell office:value-type="float" office:value="99.5" calcext:value-type="float">
            <text:p>99.5</text:p>
          </table:table-cell>
        </table:table-row>
        <table:table-row table:style-name="ro1">
          <table:table-cell table:number-columns-repeated="4"/>
          <table:table-cell office:value-type="float" office:value="99.5" calcext:value-type="float">
            <text:p>99.5</text:p>
          </table:table-cell>
        </table:table-row>
        <table:table-row table:style-name="ro1">
          <table:table-cell table:number-columns-repeated="4"/>
          <table:table-cell office:value-type="float" office:value="99.25" calcext:value-type="float">
            <text:p>99.25</text:p>
          </table:table-cell>
        </table:table-row>
        <table:table-row table:style-name="ro1">
          <table:table-cell table:number-columns-repeated="4"/>
          <table:table-cell office:value-type="float" office:value="99.25" calcext:value-type="float">
            <text:p>99.25</text:p>
          </table:table-cell>
        </table:table-row>
        <table:table-row table:style-name="ro1">
          <table:table-cell table:number-columns-repeated="4"/>
          <table:table-cell office:value-type="float" office:value="99.25" calcext:value-type="float">
            <text:p>99.25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office:value-type="float" office:value="98.75" calcext:value-type="float">
            <text:p>98.75</text:p>
          </table:table-cell>
        </table:table-row>
        <table:table-row table:style-name="ro1">
          <table:table-cell table:number-columns-repeated="4"/>
          <table:table-cell office:value-type="float" office:value="98.75" calcext:value-type="float">
            <text:p>98.75</text:p>
          </table:table-cell>
        </table:table-row>
        <table:table-row table:style-name="ro1">
          <table:table-cell table:number-columns-repeated="4"/>
          <table:table-cell office:value-type="float" office:value="98.5" calcext:value-type="float">
            <text:p>98.5</text:p>
          </table:table-cell>
        </table:table-row>
        <table:table-row table:style-name="ro1">
          <table:table-cell table:number-columns-repeated="4"/>
          <table:table-cell office:value-type="float" office:value="98.5" calcext:value-type="float">
            <text:p>98.5</text:p>
          </table:table-cell>
        </table:table-row>
        <table:table-row table:style-name="ro1">
          <table:table-cell table:number-columns-repeated="4"/>
          <table:table-cell office:value-type="float" office:value="98.25" calcext:value-type="float">
            <text:p>98.25</text:p>
          </table:table-cell>
        </table:table-row>
        <table:table-row table:style-name="ro1">
          <table:table-cell table:number-columns-repeated="4"/>
          <table:table-cell office:value-type="float" office:value="98.25" calcext:value-type="float">
            <text:p>98.25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float" office:value="97.75" calcext:value-type="float">
            <text:p>97.75</text:p>
          </table:table-cell>
        </table:table-row>
        <table:table-row table:style-name="ro1">
          <table:table-cell table:number-columns-repeated="4"/>
          <table:table-cell office:value-type="float" office:value="97.75" calcext:value-type="float">
            <text:p>97.75</text:p>
          </table:table-cell>
        </table:table-row>
        <table:table-row table:style-name="ro1">
          <table:table-cell table:number-columns-repeated="4"/>
          <table:table-cell office:value-type="float" office:value="97.75" calcext:value-type="float">
            <text:p>97.75</text:p>
          </table:table-cell>
        </table:table-row>
        <table:table-row table:style-name="ro1">
          <table:table-cell table:number-columns-repeated="4"/>
          <table:table-cell office:value-type="float" office:value="97.5" calcext:value-type="float">
            <text:p>97.5</text:p>
          </table:table-cell>
        </table:table-row>
        <table:table-row table:style-name="ro1">
          <table:table-cell table:number-columns-repeated="4"/>
          <table:table-cell office:value-type="float" office:value="97.5" calcext:value-type="float">
            <text:p>97.5</text:p>
          </table:table-cell>
        </table:table-row>
        <table:table-row table:style-name="ro1">
          <table:table-cell table:number-columns-repeated="4"/>
          <table:table-cell office:value-type="float" office:value="97.25" calcext:value-type="float">
            <text:p>97.25</text:p>
          </table:table-cell>
        </table:table-row>
        <table:table-row table:style-name="ro1">
          <table:table-cell table:number-columns-repeated="4"/>
          <table:table-cell office:value-type="float" office:value="97.25" calcext:value-type="float">
            <text:p>97.25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96.75" calcext:value-type="float">
            <text:p>96.75</text:p>
          </table:table-cell>
        </table:table-row>
        <table:table-row table:style-name="ro1">
          <table:table-cell table:number-columns-repeated="4"/>
          <table:table-cell office:value-type="float" office:value="96.75" calcext:value-type="float">
            <text:p>96.75</text:p>
          </table:table-cell>
        </table:table-row>
        <table:table-row table:style-name="ro1">
          <table:table-cell table:number-columns-repeated="4"/>
          <table:table-cell office:value-type="float" office:value="96.75" calcext:value-type="float">
            <text:p>96.75</text:p>
          </table:table-cell>
        </table:table-row>
        <table:table-row table:style-name="ro1">
          <table:table-cell table:number-columns-repeated="4"/>
          <table:table-cell office:value-type="float" office:value="96.75" calcext:value-type="float">
            <text:p>96.75</text:p>
          </table:table-cell>
        </table:table-row>
        <table:table-row table:style-name="ro1">
          <table:table-cell table:number-columns-repeated="4"/>
          <table:table-cell office:value-type="float" office:value="96.5" calcext:value-type="float">
            <text:p>96.5</text:p>
          </table:table-cell>
        </table:table-row>
        <table:table-row table:style-name="ro1">
          <table:table-cell table:number-columns-repeated="4"/>
          <table:table-cell office:value-type="float" office:value="96.5" calcext:value-type="float">
            <text:p>96.5</text:p>
          </table:table-cell>
        </table:table-row>
        <table:table-row table:style-name="ro1">
          <table:table-cell table:number-columns-repeated="4"/>
          <table:table-cell office:value-type="float" office:value="96.25" calcext:value-type="float">
            <text:p>96.25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95.75" calcext:value-type="float">
            <text:p>95.75</text:p>
          </table:table-cell>
        </table:table-row>
        <table:table-row table:style-name="ro1">
          <table:table-cell table:number-columns-repeated="4"/>
          <table:table-cell office:value-type="float" office:value="95.75" calcext:value-type="float">
            <text:p>95.75</text:p>
          </table:table-cell>
        </table:table-row>
        <table:table-row table:style-name="ro1">
          <table:table-cell table:number-columns-repeated="4"/>
          <table:table-cell office:value-type="float" office:value="95.5" calcext:value-type="float">
            <text:p>95.5</text:p>
          </table:table-cell>
        </table:table-row>
        <table:table-row table:style-name="ro1">
          <table:table-cell table:number-columns-repeated="4"/>
          <table:table-cell office:value-type="float" office:value="95.5" calcext:value-type="float">
            <text:p>95.5</text:p>
          </table:table-cell>
        </table:table-row>
        <table:table-row table:style-name="ro1">
          <table:table-cell table:number-columns-repeated="4"/>
          <table:table-cell office:value-type="float" office:value="95.5" calcext:value-type="float">
            <text:p>95.5</text:p>
          </table:table-cell>
        </table:table-row>
        <table:table-row table:style-name="ro1">
          <table:table-cell table:number-columns-repeated="4"/>
          <table:table-cell office:value-type="float" office:value="95.25" calcext:value-type="float">
            <text:p>95.25</text:p>
          </table:table-cell>
        </table:table-row>
        <table:table-row table:style-name="ro1">
          <table:table-cell table:number-columns-repeated="4"/>
          <table:table-cell office:value-type="float" office:value="95.25" calcext:value-type="float">
            <text:p>95.25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94.75" calcext:value-type="float">
            <text:p>94.75</text:p>
          </table:table-cell>
        </table:table-row>
        <table:table-row table:style-name="ro1">
          <table:table-cell table:number-columns-repeated="4"/>
          <table:table-cell office:value-type="float" office:value="94.75" calcext:value-type="float">
            <text:p>94.75</text:p>
          </table:table-cell>
        </table:table-row>
        <table:table-row table:style-name="ro1">
          <table:table-cell table:number-columns-repeated="4"/>
          <table:table-cell office:value-type="float" office:value="94.75" calcext:value-type="float">
            <text:p>94.75</text:p>
          </table:table-cell>
        </table:table-row>
        <table:table-row table:style-name="ro1">
          <table:table-cell table:number-columns-repeated="4"/>
          <table:table-cell office:value-type="float" office:value="94.5" calcext:value-type="float">
            <text:p>94.5</text:p>
          </table:table-cell>
        </table:table-row>
        <table:table-row table:style-name="ro1">
          <table:table-cell table:number-columns-repeated="4"/>
          <table:table-cell office:value-type="float" office:value="94.5" calcext:value-type="float">
            <text:p>94.5</text:p>
          </table:table-cell>
        </table:table-row>
        <table:table-row table:style-name="ro1">
          <table:table-cell table:number-columns-repeated="4"/>
          <table:table-cell office:value-type="float" office:value="94.25" calcext:value-type="float">
            <text:p>94.25</text:p>
          </table:table-cell>
        </table:table-row>
        <table:table-row table:style-name="ro1">
          <table:table-cell table:number-columns-repeated="4"/>
          <table:table-cell office:value-type="float" office:value="94.25" calcext:value-type="float">
            <text:p>94.25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93.75" calcext:value-type="float">
            <text:p>93.75</text:p>
          </table:table-cell>
        </table:table-row>
        <table:table-row table:style-name="ro1">
          <table:table-cell table:number-columns-repeated="4"/>
          <table:table-cell office:value-type="float" office:value="93.75" calcext:value-type="float">
            <text:p>93.75</text:p>
          </table:table-cell>
        </table:table-row>
        <table:table-row table:style-name="ro1">
          <table:table-cell table:number-columns-repeated="4"/>
          <table:table-cell office:value-type="float" office:value="93.75" calcext:value-type="float">
            <text:p>93.75</text:p>
          </table:table-cell>
        </table:table-row>
        <table:table-row table:style-name="ro1">
          <table:table-cell table:number-columns-repeated="4"/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4"/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4"/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4"/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92.75" calcext:value-type="float">
            <text:p>92.75</text:p>
          </table:table-cell>
        </table:table-row>
        <table:table-row table:style-name="ro1">
          <table:table-cell table:number-columns-repeated="4"/>
          <table:table-cell office:value-type="float" office:value="92.75" calcext:value-type="float">
            <text:p>92.75</text:p>
          </table:table-cell>
        </table:table-row>
        <table:table-row table:style-name="ro1">
          <table:table-cell table:number-columns-repeated="4"/>
          <table:table-cell office:value-type="float" office:value="92.5" calcext:value-type="float">
            <text:p>92.5</text:p>
          </table:table-cell>
        </table:table-row>
        <table:table-row table:style-name="ro1">
          <table:table-cell table:number-columns-repeated="4"/>
          <table:table-cell office:value-type="float" office:value="92.25" calcext:value-type="float">
            <text:p>92.25</text:p>
          </table:table-cell>
        </table:table-row>
        <table:table-row table:style-name="ro1">
          <table:table-cell table:number-columns-repeated="4"/>
          <table:table-cell office:value-type="float" office:value="92.25" calcext:value-type="float">
            <text:p>92.25</text:p>
          </table:table-cell>
        </table:table-row>
        <table:table-row table:style-name="ro1">
          <table:table-cell table:number-columns-repeated="4"/>
          <table:table-cell office:value-type="float" office:value="92.25" calcext:value-type="float">
            <text:p>92.25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91.75" calcext:value-type="float">
            <text:p>91.75</text:p>
          </table:table-cell>
        </table:table-row>
        <table:table-row table:style-name="ro1">
          <table:table-cell table:number-columns-repeated="4"/>
          <table:table-cell office:value-type="float" office:value="91.75" calcext:value-type="float">
            <text:p>91.75</text:p>
          </table:table-cell>
        </table:table-row>
        <table:table-row table:style-name="ro1">
          <table:table-cell table:number-columns-repeated="4"/>
          <table:table-cell office:value-type="float" office:value="91.75" calcext:value-type="float">
            <text:p>91.75</text:p>
          </table:table-cell>
        </table:table-row>
        <table:table-row table:style-name="ro1">
          <table:table-cell table:number-columns-repeated="4"/>
          <table:table-cell office:value-type="float" office:value="91.75" calcext:value-type="float">
            <text:p>91.75</text:p>
          </table:table-cell>
        </table:table-row>
        <table:table-row table:style-name="ro1">
          <table:table-cell table:number-columns-repeated="4"/>
          <table:table-cell office:value-type="float" office:value="91.5" calcext:value-type="float">
            <text:p>91.5</text:p>
          </table:table-cell>
        </table:table-row>
        <table:table-row table:style-name="ro1">
          <table:table-cell table:number-columns-repeated="4"/>
          <table:table-cell office:value-type="float" office:value="91.5" calcext:value-type="float">
            <text:p>91.5</text:p>
          </table:table-cell>
        </table:table-row>
        <table:table-row table:style-name="ro1">
          <table:table-cell table:number-columns-repeated="4"/>
          <table:table-cell office:value-type="float" office:value="91.25" calcext:value-type="float">
            <text:p>91.25</text:p>
          </table:table-cell>
        </table:table-row>
        <table:table-row table:style-name="ro1">
          <table:table-cell table:number-columns-repeated="4"/>
          <table:table-cell office:value-type="float" office:value="91.25" calcext:value-type="float">
            <text:p>91.25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90.75" calcext:value-type="float">
            <text:p>90.75</text:p>
          </table:table-cell>
        </table:table-row>
        <table:table-row table:style-name="ro1">
          <table:table-cell table:number-columns-repeated="4"/>
          <table:table-cell office:value-type="float" office:value="90.75" calcext:value-type="float">
            <text:p>90.75</text:p>
          </table:table-cell>
        </table:table-row>
        <table:table-row table:style-name="ro1">
          <table:table-cell table:number-columns-repeated="4"/>
          <table:table-cell office:value-type="float" office:value="90.75" calcext:value-type="float">
            <text:p>90.75</text:p>
          </table:table-cell>
        </table:table-row>
        <table:table-row table:style-name="ro1">
          <table:table-cell table:number-columns-repeated="4"/>
          <table:table-cell office:value-type="float" office:value="90.5" calcext:value-type="float">
            <text:p>90.5</text:p>
          </table:table-cell>
        </table:table-row>
        <table:table-row table:style-name="ro1">
          <table:table-cell table:number-columns-repeated="4"/>
          <table:table-cell office:value-type="float" office:value="90.5" calcext:value-type="float">
            <text:p>90.5</text:p>
          </table:table-cell>
        </table:table-row>
        <table:table-row table:style-name="ro1">
          <table:table-cell table:number-columns-repeated="4"/>
          <table:table-cell office:value-type="float" office:value="90.25" calcext:value-type="float">
            <text:p>90.25</text:p>
          </table:table-cell>
        </table:table-row>
        <table:table-row table:style-name="ro1">
          <table:table-cell table:number-columns-repeated="4"/>
          <table:table-cell office:value-type="float" office:value="90.25" calcext:value-type="float">
            <text:p>90.25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89.75" calcext:value-type="float">
            <text:p>89.75</text:p>
          </table:table-cell>
        </table:table-row>
        <table:table-row table:style-name="ro1">
          <table:table-cell table:number-columns-repeated="4"/>
          <table:table-cell office:value-type="float" office:value="89.75" calcext:value-type="float">
            <text:p>89.75</text:p>
          </table:table-cell>
        </table:table-row>
        <table:table-row table:style-name="ro1">
          <table:table-cell table:number-columns-repeated="4"/>
          <table:table-cell office:value-type="float" office:value="89.5" calcext:value-type="float">
            <text:p>89.5</text:p>
          </table:table-cell>
        </table:table-row>
        <table:table-row table:style-name="ro1">
          <table:table-cell table:number-columns-repeated="4"/>
          <table:table-cell office:value-type="float" office:value="89.5" calcext:value-type="float">
            <text:p>89.5</text:p>
          </table:table-cell>
        </table:table-row>
        <table:table-row table:style-name="ro1">
          <table:table-cell table:number-columns-repeated="4"/>
          <table:table-cell office:value-type="float" office:value="89.25" calcext:value-type="float">
            <text:p>89.25</text:p>
          </table:table-cell>
        </table:table-row>
        <table:table-row table:style-name="ro1">
          <table:table-cell table:number-columns-repeated="4"/>
          <table:table-cell office:value-type="float" office:value="89.25" calcext:value-type="float">
            <text:p>89.25</text:p>
          </table:table-cell>
        </table:table-row>
        <table:table-row table:style-name="ro1">
          <table:table-cell table:number-columns-repeated="4"/>
          <table:table-cell office:value-type="float" office:value="89.25" calcext:value-type="float">
            <text:p>89.25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88.75" calcext:value-type="float">
            <text:p>88.75</text:p>
          </table:table-cell>
        </table:table-row>
        <table:table-row table:style-name="ro1">
          <table:table-cell table:number-columns-repeated="4"/>
          <table:table-cell office:value-type="float" office:value="88.75" calcext:value-type="float">
            <text:p>88.75</text:p>
          </table:table-cell>
        </table:table-row>
        <table:table-row table:style-name="ro1">
          <table:table-cell table:number-columns-repeated="4"/>
          <table:table-cell office:value-type="float" office:value="88.5" calcext:value-type="float">
            <text:p>88.5</text:p>
          </table:table-cell>
        </table:table-row>
        <table:table-row table:style-name="ro1">
          <table:table-cell table:number-columns-repeated="4"/>
          <table:table-cell office:value-type="float" office:value="88.5" calcext:value-type="float">
            <text:p>88.5</text:p>
          </table:table-cell>
        </table:table-row>
        <table:table-row table:style-name="ro1">
          <table:table-cell table:number-columns-repeated="4"/>
          <table:table-cell office:value-type="float" office:value="88.5" calcext:value-type="float">
            <text:p>88.5</text:p>
          </table:table-cell>
        </table:table-row>
        <table:table-row table:style-name="ro1">
          <table:table-cell table:number-columns-repeated="4"/>
          <table:table-cell office:value-type="float" office:value="88.25" calcext:value-type="float">
            <text:p>88.25</text:p>
          </table:table-cell>
        </table:table-row>
        <table:table-row table:style-name="ro1">
          <table:table-cell table:number-columns-repeated="4"/>
          <table:table-cell office:value-type="float" office:value="88.25" calcext:value-type="float">
            <text:p>88.25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87.75" calcext:value-type="float">
            <text:p>87.75</text:p>
          </table:table-cell>
        </table:table-row>
        <table:table-row table:style-name="ro1">
          <table:table-cell table:number-columns-repeated="4"/>
          <table:table-cell office:value-type="float" office:value="87.75" calcext:value-type="float">
            <text:p>87.75</text:p>
          </table:table-cell>
        </table:table-row>
        <table:table-row table:style-name="ro1">
          <table:table-cell table:number-columns-repeated="4"/>
          <table:table-cell office:value-type="float" office:value="87.75" calcext:value-type="float">
            <text:p>87.75</text:p>
          </table:table-cell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</table:table-row>
        <table:table-row table:style-name="ro1">
          <table:table-cell table:number-columns-repeated="4"/>
          <table:table-cell office:value-type="float" office:value="87.25" calcext:value-type="float">
            <text:p>87.25</text:p>
          </table:table-cell>
        </table:table-row>
        <table:table-row table:style-name="ro1">
          <table:table-cell table:number-columns-repeated="4"/>
          <table:table-cell office:value-type="float" office:value="87.25" calcext:value-type="float">
            <text:p>87.25</text:p>
          </table:table-cell>
        </table:table-row>
        <table:table-row table:style-name="ro1">
          <table:table-cell table:number-columns-repeated="4"/>
          <table:table-cell office:value-type="float" office:value="87.25" calcext:value-type="float">
            <text:p>87.25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86.75" calcext:value-type="float">
            <text:p>86.75</text:p>
          </table:table-cell>
        </table:table-row>
        <table:table-row table:style-name="ro1">
          <table:table-cell table:number-columns-repeated="4"/>
          <table:table-cell office:value-type="float" office:value="86.75" calcext:value-type="float">
            <text:p>86.75</text:p>
          </table:table-cell>
        </table:table-row>
        <table:table-row table:style-name="ro1">
          <table:table-cell table:number-columns-repeated="4"/>
          <table:table-cell office:value-type="float" office:value="86.5" calcext:value-type="float">
            <text:p>86.5</text:p>
          </table:table-cell>
        </table:table-row>
        <table:table-row table:style-name="ro1">
          <table:table-cell table:number-columns-repeated="4"/>
          <table:table-cell office:value-type="float" office:value="86.5" calcext:value-type="float">
            <text:p>86.5</text:p>
          </table:table-cell>
        </table:table-row>
        <table:table-row table:style-name="ro1">
          <table:table-cell table:number-columns-repeated="4"/>
          <table:table-cell office:value-type="float" office:value="86.5" calcext:value-type="float">
            <text:p>86.5</text:p>
          </table:table-cell>
        </table:table-row>
        <table:table-row table:style-name="ro1">
          <table:table-cell table:number-columns-repeated="4"/>
          <table:table-cell office:value-type="float" office:value="86.25" calcext:value-type="float">
            <text:p>86.25</text:p>
          </table:table-cell>
        </table:table-row>
        <table:table-row table:style-name="ro1">
          <table:table-cell table:number-columns-repeated="4"/>
          <table:table-cell office:value-type="float" office:value="86.25" calcext:value-type="float">
            <text:p>86.25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85.75" calcext:value-type="float">
            <text:p>85.75</text:p>
          </table:table-cell>
        </table:table-row>
        <table:table-row table:style-name="ro1">
          <table:table-cell table:number-columns-repeated="4"/>
          <table:table-cell office:value-type="float" office:value="85.75" calcext:value-type="float">
            <text:p>85.75</text:p>
          </table:table-cell>
        </table:table-row>
        <table:table-row table:style-name="ro1">
          <table:table-cell table:number-columns-repeated="4"/>
          <table:table-cell office:value-type="float" office:value="85.75" calcext:value-type="float">
            <text:p>85.75</text:p>
          </table:table-cell>
        </table:table-row>
        <table:table-row table:style-name="ro1">
          <table:table-cell table:number-columns-repeated="4"/>
          <table:table-cell office:value-type="float" office:value="85.5" calcext:value-type="float">
            <text:p>85.5</text:p>
          </table:table-cell>
        </table:table-row>
        <table:table-row table:style-name="ro1">
          <table:table-cell table:number-columns-repeated="4"/>
          <table:table-cell office:value-type="float" office:value="85.5" calcext:value-type="float">
            <text:p>85.5</text:p>
          </table:table-cell>
        </table:table-row>
        <table:table-row table:style-name="ro1">
          <table:table-cell table:number-columns-repeated="4"/>
          <table:table-cell office:value-type="float" office:value="85.5" calcext:value-type="float">
            <text:p>85.5</text:p>
          </table:table-cell>
        </table:table-row>
        <table:table-row table:style-name="ro1">
          <table:table-cell table:number-columns-repeated="4"/>
          <table:table-cell office:value-type="float" office:value="85.25" calcext:value-type="float">
            <text:p>85.25</text:p>
          </table:table-cell>
        </table:table-row>
        <table:table-row table:style-name="ro1">
          <table:table-cell table:number-columns-repeated="4"/>
          <table:table-cell office:value-type="float" office:value="85.25" calcext:value-type="float">
            <text:p>85.25</text:p>
          </table:table-cell>
        </table:table-row>
        <table:table-row table:style-name="ro1">
          <table:table-cell table:number-columns-repeated="4"/>
          <table:table-cell office:value-type="float" office:value="85.25" calcext:value-type="float">
            <text:p>85.25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84.75" calcext:value-type="float">
            <text:p>84.75</text:p>
          </table:table-cell>
        </table:table-row>
        <table:table-row table:style-name="ro1">
          <table:table-cell table:number-columns-repeated="4"/>
          <table:table-cell office:value-type="float" office:value="84.75" calcext:value-type="float">
            <text:p>84.75</text:p>
          </table:table-cell>
        </table:table-row>
        <table:table-row table:style-name="ro1">
          <table:table-cell table:number-columns-repeated="4"/>
          <table:table-cell office:value-type="float" office:value="84.75" calcext:value-type="float">
            <text:p>84.75</text:p>
          </table:table-cell>
        </table:table-row>
        <table:table-row table:style-name="ro1">
          <table:table-cell table:number-columns-repeated="4"/>
          <table:table-cell office:value-type="float" office:value="84.75" calcext:value-type="float">
            <text:p>84.75</text:p>
          </table:table-cell>
        </table:table-row>
        <table:table-row table:style-name="ro1">
          <table:table-cell table:number-columns-repeated="4"/>
          <table:table-cell office:value-type="float" office:value="84.5" calcext:value-type="float">
            <text:p>84.5</text:p>
          </table:table-cell>
        </table:table-row>
        <table:table-row table:style-name="ro1">
          <table:table-cell table:number-columns-repeated="4"/>
          <table:table-cell office:value-type="float" office:value="84.5" calcext:value-type="float">
            <text:p>84.5</text:p>
          </table:table-cell>
        </table:table-row>
        <table:table-row table:style-name="ro1">
          <table:table-cell table:number-columns-repeated="4"/>
          <table:table-cell office:value-type="float" office:value="84.25" calcext:value-type="float">
            <text:p>84.25</text:p>
          </table:table-cell>
        </table:table-row>
        <table:table-row table:style-name="ro1">
          <table:table-cell table:number-columns-repeated="4"/>
          <table:table-cell office:value-type="float" office:value="84.25" calcext:value-type="float">
            <text:p>84.25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83.75" calcext:value-type="float">
            <text:p>83.75</text:p>
          </table:table-cell>
        </table:table-row>
        <table:table-row table:style-name="ro1">
          <table:table-cell table:number-columns-repeated="4"/>
          <table:table-cell office:value-type="float" office:value="83.75" calcext:value-type="float">
            <text:p>83.75</text:p>
          </table:table-cell>
        </table:table-row>
        <table:table-row table:style-name="ro1">
          <table:table-cell table:number-columns-repeated="4"/>
          <table:table-cell office:value-type="float" office:value="83.5" calcext:value-type="float">
            <text:p>83.5</text:p>
          </table:table-cell>
        </table:table-row>
        <table:table-row table:style-name="ro1">
          <table:table-cell table:number-columns-repeated="4"/>
          <table:table-cell office:value-type="float" office:value="83.5" calcext:value-type="float">
            <text:p>83.5</text:p>
          </table:table-cell>
        </table:table-row>
        <table:table-row table:style-name="ro1">
          <table:table-cell table:number-columns-repeated="4"/>
          <table:table-cell office:value-type="float" office:value="83.25" calcext:value-type="float">
            <text:p>83.25</text:p>
          </table:table-cell>
        </table:table-row>
        <table:table-row table:style-name="ro1">
          <table:table-cell table:number-columns-repeated="4"/>
          <table:table-cell office:value-type="float" office:value="83.25" calcext:value-type="float">
            <text:p>83.2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82.75" calcext:value-type="float">
            <text:p>82.75</text:p>
          </table:table-cell>
        </table:table-row>
        <table:table-row table:style-name="ro1">
          <table:table-cell table:number-columns-repeated="4"/>
          <table:table-cell office:value-type="float" office:value="82.75" calcext:value-type="float">
            <text:p>82.75</text:p>
          </table:table-cell>
        </table:table-row>
        <table:table-row table:style-name="ro1">
          <table:table-cell table:number-columns-repeated="4"/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4"/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4"/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4"/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4"/>
          <table:table-cell office:value-type="float" office:value="82.25" calcext:value-type="float">
            <text:p>82.25</text:p>
          </table:table-cell>
        </table:table-row>
        <table:table-row table:style-name="ro1">
          <table:table-cell table:number-columns-repeated="4"/>
          <table:table-cell office:value-type="float" office:value="82.25" calcext:value-type="float">
            <text:p>82.25</text:p>
          </table:table-cell>
        </table:table-row>
        <table:table-row table:style-name="ro1">
          <table:table-cell table:number-columns-repeated="4"/>
          <table:table-cell office:value-type="float" office:value="82.25" calcext:value-type="float">
            <text:p>82.25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81.75" calcext:value-type="float">
            <text:p>81.75</text:p>
          </table:table-cell>
        </table:table-row>
        <table:table-row table:style-name="ro1">
          <table:table-cell table:number-columns-repeated="4"/>
          <table:table-cell office:value-type="float" office:value="81.75" calcext:value-type="float">
            <text:p>81.75</text:p>
          </table:table-cell>
        </table:table-row>
        <table:table-row table:style-name="ro1">
          <table:table-cell table:number-columns-repeated="4"/>
          <table:table-cell office:value-type="float" office:value="81.75" calcext:value-type="float">
            <text:p>81.75</text:p>
          </table:table-cell>
        </table:table-row>
        <table:table-row table:style-name="ro1">
          <table:table-cell table:number-columns-repeated="4"/>
          <table:table-cell office:value-type="float" office:value="81.75" calcext:value-type="float">
            <text:p>81.75</text:p>
          </table:table-cell>
        </table:table-row>
        <table:table-row table:style-name="ro1">
          <table:table-cell table:number-columns-repeated="4"/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4"/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4"/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4"/>
          <table:table-cell office:value-type="float" office:value="81.25" calcext:value-type="float">
            <text:p>81.25</text:p>
          </table:table-cell>
        </table:table-row>
        <table:table-row table:style-name="ro1">
          <table:table-cell table:number-columns-repeated="4"/>
          <table:table-cell office:value-type="float" office:value="81.25" calcext:value-type="float">
            <text:p>81.25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80.75" calcext:value-type="float">
            <text:p>80.75</text:p>
          </table:table-cell>
        </table:table-row>
        <table:table-row table:style-name="ro1">
          <table:table-cell table:number-columns-repeated="4"/>
          <table:table-cell office:value-type="float" office:value="80.75" calcext:value-type="float">
            <text:p>80.75</text:p>
          </table:table-cell>
        </table:table-row>
        <table:table-row table:style-name="ro1">
          <table:table-cell table:number-columns-repeated="4"/>
          <table:table-cell office:value-type="float" office:value="80.5" calcext:value-type="float">
            <text:p>80.5</text:p>
          </table:table-cell>
        </table:table-row>
        <table:table-row table:style-name="ro1">
          <table:table-cell table:number-columns-repeated="4"/>
          <table:table-cell office:value-type="float" office:value="80.5" calcext:value-type="float">
            <text:p>80.5</text:p>
          </table:table-cell>
        </table:table-row>
        <table:table-row table:style-name="ro1">
          <table:table-cell table:number-columns-repeated="4"/>
          <table:table-cell office:value-type="float" office:value="80.25" calcext:value-type="float">
            <text:p>80.25</text:p>
          </table:table-cell>
        </table:table-row>
        <table:table-row table:style-name="ro1">
          <table:table-cell table:number-columns-repeated="4"/>
          <table:table-cell office:value-type="float" office:value="80.25" calcext:value-type="float">
            <text:p>80.25</text:p>
          </table:table-cell>
        </table:table-row>
        <table:table-row table:style-name="ro1">
          <table:table-cell table:number-columns-repeated="4"/>
          <table:table-cell office:value-type="float" office:value="80.25" calcext:value-type="float">
            <text:p>80.25</text:p>
          </table:table-cell>
        </table:table-row>
        <table:table-row table:style-name="ro1">
          <table:table-cell table:number-columns-repeated="4"/>
          <table:table-cell office:value-type="float" office:value="80.25" calcext:value-type="float">
            <text:p>80.25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79.75" calcext:value-type="float">
            <text:p>79.75</text:p>
          </table:table-cell>
        </table:table-row>
        <table:table-row table:style-name="ro1">
          <table:table-cell table:number-columns-repeated="4"/>
          <table:table-cell office:value-type="float" office:value="79.75" calcext:value-type="float">
            <text:p>79.75</text:p>
          </table:table-cell>
        </table:table-row>
        <table:table-row table:style-name="ro1">
          <table:table-cell table:number-columns-repeated="4"/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4"/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4"/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4"/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4"/>
          <table:table-cell office:value-type="float" office:value="79.25" calcext:value-type="float">
            <text:p>79.25</text:p>
          </table:table-cell>
        </table:table-row>
        <table:table-row table:style-name="ro1">
          <table:table-cell table:number-columns-repeated="4"/>
          <table:table-cell office:value-type="float" office:value="79.25" calcext:value-type="float">
            <text:p>79.25</text:p>
          </table:table-cell>
        </table:table-row>
        <table:table-row table:style-name="ro1">
          <table:table-cell table:number-columns-repeated="4"/>
          <table:table-cell office:value-type="float" office:value="79.25" calcext:value-type="float">
            <text:p>79.25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4"/>
          <table:table-cell office:value-type="float" office:value="78.75" calcext:value-type="float">
            <text:p>78.75</text:p>
          </table:table-cell>
        </table:table-row>
        <table:table-row table:style-name="ro1">
          <table:table-cell table:number-columns-repeated="4"/>
          <table:table-cell office:value-type="float" office:value="78.75" calcext:value-type="float">
            <text:p>78.75</text:p>
          </table:table-cell>
        </table:table-row>
        <table:table-row table:style-name="ro1">
          <table:table-cell table:number-columns-repeated="4"/>
          <table:table-cell office:value-type="float" office:value="78.75" calcext:value-type="float">
            <text:p>78.75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office:value-type="float" office:value="78.25" calcext:value-type="float">
            <text:p>78.25</text:p>
          </table:table-cell>
        </table:table-row>
        <table:table-row table:style-name="ro1">
          <table:table-cell table:number-columns-repeated="4"/>
          <table:table-cell office:value-type="float" office:value="78.25" calcext:value-type="float">
            <text:p>78.25</text:p>
          </table:table-cell>
        </table:table-row>
        <table:table-row table:style-name="ro1">
          <table:table-cell table:number-columns-repeated="4"/>
          <table:table-cell office:value-type="float" office:value="78.25" calcext:value-type="float">
            <text:p>78.25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4"/>
          <table:table-cell office:value-type="float" office:value="77.75" calcext:value-type="float">
            <text:p>77.75</text:p>
          </table:table-cell>
        </table:table-row>
        <table:table-row table:style-name="ro1">
          <table:table-cell table:number-columns-repeated="4"/>
          <table:table-cell office:value-type="float" office:value="77.75" calcext:value-type="float">
            <text:p>77.75</text:p>
          </table:table-cell>
        </table:table-row>
        <table:table-row table:style-name="ro1">
          <table:table-cell table:number-columns-repeated="4"/>
          <table:table-cell office:value-type="float" office:value="77.75" calcext:value-type="float">
            <text:p>77.75</text:p>
          </table:table-cell>
        </table:table-row>
        <table:table-row table:style-name="ro1">
          <table:table-cell table:number-columns-repeated="4"/>
          <table:table-cell office:value-type="float" office:value="77.5" calcext:value-type="float">
            <text:p>77.5</text:p>
          </table:table-cell>
        </table:table-row>
        <table:table-row table:style-name="ro1">
          <table:table-cell table:number-columns-repeated="4"/>
          <table:table-cell office:value-type="float" office:value="77.5" calcext:value-type="float">
            <text:p>77.5</text:p>
          </table:table-cell>
        </table:table-row>
        <table:table-row table:style-name="ro1">
          <table:table-cell table:number-columns-repeated="4"/>
          <table:table-cell office:value-type="float" office:value="77.5" calcext:value-type="float">
            <text:p>77.5</text:p>
          </table:table-cell>
        </table:table-row>
        <table:table-row table:style-name="ro1">
          <table:table-cell table:number-columns-repeated="4"/>
          <table:table-cell office:value-type="float" office:value="77.25" calcext:value-type="float">
            <text:p>77.25</text:p>
          </table:table-cell>
        </table:table-row>
        <table:table-row table:style-name="ro1">
          <table:table-cell table:number-columns-repeated="4"/>
          <table:table-cell office:value-type="float" office:value="77.25" calcext:value-type="float">
            <text:p>77.25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76.75" calcext:value-type="float">
            <text:p>76.75</text:p>
          </table:table-cell>
        </table:table-row>
        <table:table-row table:style-name="ro1">
          <table:table-cell table:number-columns-repeated="4"/>
          <table:table-cell office:value-type="float" office:value="76.75" calcext:value-type="float">
            <text:p>76.75</text:p>
          </table:table-cell>
        </table:table-row>
        <table:table-row table:style-name="ro1">
          <table:table-cell table:number-columns-repeated="4"/>
          <table:table-cell office:value-type="float" office:value="76.75" calcext:value-type="float">
            <text:p>76.75</text:p>
          </table:table-cell>
        </table:table-row>
        <table:table-row table:style-name="ro1">
          <table:table-cell table:number-columns-repeated="4"/>
          <table:table-cell office:value-type="float" office:value="76.75" calcext:value-type="float">
            <text:p>76.75</text:p>
          </table:table-cell>
        </table:table-row>
        <table:table-row table:style-name="ro1">
          <table:table-cell table:number-columns-repeated="4"/>
          <table:table-cell office:value-type="float" office:value="76.5" calcext:value-type="float">
            <text:p>76.5</text:p>
          </table:table-cell>
        </table:table-row>
        <table:table-row table:style-name="ro1">
          <table:table-cell table:number-columns-repeated="4"/>
          <table:table-cell office:value-type="float" office:value="76.5" calcext:value-type="float">
            <text:p>76.5</text:p>
          </table:table-cell>
        </table:table-row>
        <table:table-row table:style-name="ro1">
          <table:table-cell table:number-columns-repeated="4"/>
          <table:table-cell office:value-type="float" office:value="76.5" calcext:value-type="float">
            <text:p>76.5</text:p>
          </table:table-cell>
        </table:table-row>
        <table:table-row table:style-name="ro1">
          <table:table-cell table:number-columns-repeated="4"/>
          <table:table-cell office:value-type="float" office:value="76.25" calcext:value-type="float">
            <text:p>76.25</text:p>
          </table:table-cell>
        </table:table-row>
        <table:table-row table:style-name="ro1">
          <table:table-cell table:number-columns-repeated="4"/>
          <table:table-cell office:value-type="float" office:value="76.25" calcext:value-type="float">
            <text:p>76.25</text:p>
          </table:table-cell>
        </table:table-row>
        <table:table-row table:style-name="ro1">
          <table:table-cell table:number-columns-repeated="4"/>
          <table:table-cell office:value-type="float" office:value="76.25" calcext:value-type="float">
            <text:p>76.2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75.75" calcext:value-type="float">
            <text:p>75.75</text:p>
          </table:table-cell>
        </table:table-row>
        <table:table-row table:style-name="ro1">
          <table:table-cell table:number-columns-repeated="4"/>
          <table:table-cell office:value-type="float" office:value="75.75" calcext:value-type="float">
            <text:p>75.75</text:p>
          </table:table-cell>
        </table:table-row>
        <table:table-row table:style-name="ro1">
          <table:table-cell table:number-columns-repeated="4"/>
          <table:table-cell office:value-type="float" office:value="75.75" calcext:value-type="float">
            <text:p>75.75</text:p>
          </table:table-cell>
        </table:table-row>
        <table:table-row table:style-name="ro1">
          <table:table-cell table:number-columns-repeated="4"/>
          <table:table-cell office:value-type="float" office:value="75.75" calcext:value-type="float">
            <text:p>75.75</text:p>
          </table:table-cell>
        </table:table-row>
        <table:table-row table:style-name="ro1"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table:number-columns-repeated="4"/>
          <table:table-cell office:value-type="float" office:value="75.5" calcext:value-type="float">
            <text:p>75.5</text:p>
          </table:table-cell>
        </table:table-row>
        <table:table-row table:style-name="ro1">
          <table:table-cell table:number-columns-repeated="4"/>
          <table:table-cell office:value-type="float" office:value="75.25" calcext:value-type="float">
            <text:p>75.25</text:p>
          </table:table-cell>
        </table:table-row>
        <table:table-row table:style-name="ro1">
          <table:table-cell table:number-columns-repeated="4"/>
          <table:table-cell office:value-type="float" office:value="75.25" calcext:value-type="float">
            <text:p>75.25</text:p>
          </table:table-cell>
        </table:table-row>
        <table:table-row table:style-name="ro1">
          <table:table-cell table:number-columns-repeated="4"/>
          <table:table-cell office:value-type="float" office:value="75.25" calcext:value-type="float">
            <text:p>75.25</text:p>
          </table:table-cell>
        </table:table-row>
        <table:table-row table:style-name="ro1">
          <table:table-cell table:number-columns-repeated="4"/>
          <table:table-cell office:value-type="float" office:value="75.25" calcext:value-type="float">
            <text:p>75.2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4"/>
          <table:table-cell office:value-type="float" office:value="74.75" calcext:value-type="float">
            <text:p>74.75</text:p>
          </table:table-cell>
        </table:table-row>
        <table:table-row table:style-name="ro1">
          <table:table-cell table:number-columns-repeated="4"/>
          <table:table-cell office:value-type="float" office:value="74.75" calcext:value-type="float">
            <text:p>74.75</text:p>
          </table:table-cell>
        </table:table-row>
        <table:table-row table:style-name="ro1">
          <table:table-cell table:number-columns-repeated="4"/>
          <table:table-cell office:value-type="float" office:value="74.75" calcext:value-type="float">
            <text:p>74.75</text:p>
          </table:table-cell>
        </table:table-row>
        <table:table-row table:style-name="ro1">
          <table:table-cell table:number-columns-repeated="4"/>
          <table:table-cell office:value-type="float" office:value="74.75" calcext:value-type="float">
            <text:p>74.75</text:p>
          </table:table-cell>
        </table:table-row>
        <table:table-row table:style-name="ro1">
          <table:table-cell table:number-columns-repeated="4"/>
          <table:table-cell office:value-type="float" office:value="74.5" calcext:value-type="float">
            <text:p>74.5</text:p>
          </table:table-cell>
        </table:table-row>
        <table:table-row table:style-name="ro1">
          <table:table-cell table:number-columns-repeated="4"/>
          <table:table-cell office:value-type="float" office:value="74.5" calcext:value-type="float">
            <text:p>74.5</text:p>
          </table:table-cell>
        </table:table-row>
        <table:table-row table:style-name="ro1">
          <table:table-cell table:number-columns-repeated="4"/>
          <table:table-cell office:value-type="float" office:value="74.5" calcext:value-type="float">
            <text:p>74.5</text:p>
          </table:table-cell>
        </table:table-row>
        <table:table-row table:style-name="ro1">
          <table:table-cell table:number-columns-repeated="4"/>
          <table:table-cell office:value-type="float" office:value="74.5" calcext:value-type="float">
            <text:p>74.5</text:p>
          </table:table-cell>
        </table:table-row>
        <table:table-row table:style-name="ro1">
          <table:table-cell table:number-columns-repeated="4"/>
          <table:table-cell office:value-type="float" office:value="74.25" calcext:value-type="float">
            <text:p>74.25</text:p>
          </table:table-cell>
        </table:table-row>
        <table:table-row table:style-name="ro1">
          <table:table-cell table:number-columns-repeated="4"/>
          <table:table-cell office:value-type="float" office:value="74.25" calcext:value-type="float">
            <text:p>74.25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4"/>
          <table:table-cell office:value-type="float" office:value="73.75" calcext:value-type="float">
            <text:p>73.75</text:p>
          </table:table-cell>
        </table:table-row>
        <table:table-row table:style-name="ro1">
          <table:table-cell table:number-columns-repeated="4"/>
          <table:table-cell office:value-type="float" office:value="73.75" calcext:value-type="float">
            <text:p>73.75</text:p>
          </table:table-cell>
        </table:table-row>
        <table:table-row table:style-name="ro1">
          <table:table-cell table:number-columns-repeated="4"/>
          <table:table-cell office:value-type="float" office:value="73.5" calcext:value-type="float">
            <text:p>73.5</text:p>
          </table:table-cell>
        </table:table-row>
        <table:table-row table:style-name="ro1">
          <table:table-cell table:number-columns-repeated="4"/>
          <table:table-cell office:value-type="float" office:value="73.5" calcext:value-type="float">
            <text:p>73.5</text:p>
          </table:table-cell>
        </table:table-row>
        <table:table-row table:style-name="ro1">
          <table:table-cell table:number-columns-repeated="4"/>
          <table:table-cell office:value-type="float" office:value="73.5" calcext:value-type="float">
            <text:p>73.5</text:p>
          </table:table-cell>
        </table:table-row>
        <table:table-row table:style-name="ro1">
          <table:table-cell table:number-columns-repeated="4"/>
          <table:table-cell office:value-type="float" office:value="73.5" calcext:value-type="float">
            <text:p>73.5</text:p>
          </table:table-cell>
        </table:table-row>
        <table:table-row table:style-name="ro1">
          <table:table-cell table:number-columns-repeated="4"/>
          <table:table-cell office:value-type="float" office:value="73.25" calcext:value-type="float">
            <text:p>73.25</text:p>
          </table:table-cell>
        </table:table-row>
        <table:table-row table:style-name="ro1">
          <table:table-cell table:number-columns-repeated="4"/>
          <table:table-cell office:value-type="float" office:value="73.25" calcext:value-type="float">
            <text:p>73.25</text:p>
          </table:table-cell>
        </table:table-row>
        <table:table-row table:style-name="ro1">
          <table:table-cell table:number-columns-repeated="4"/>
          <table:table-cell office:value-type="float" office:value="73.25" calcext:value-type="float">
            <text:p>73.25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float" office:value="72.75" calcext:value-type="float">
            <text:p>72.75</text:p>
          </table:table-cell>
        </table:table-row>
        <table:table-row table:style-name="ro1">
          <table:table-cell table:number-columns-repeated="4"/>
          <table:table-cell office:value-type="float" office:value="72.75" calcext:value-type="float">
            <text:p>72.75</text:p>
          </table:table-cell>
        </table:table-row>
        <table:table-row table:style-name="ro1">
          <table:table-cell table:number-columns-repeated="4"/>
          <table:table-cell office:value-type="float" office:value="72.75" calcext:value-type="float">
            <text:p>72.75</text:p>
          </table:table-cell>
        </table:table-row>
        <table:table-row table:style-name="ro1">
          <table:table-cell table:number-columns-repeated="4"/>
          <table:table-cell office:value-type="float" office:value="72.75" calcext:value-type="float">
            <text:p>72.75</text:p>
          </table:table-cell>
        </table:table-row>
        <table:table-row table:style-name="ro1">
          <table:table-cell table:number-columns-repeated="4"/>
          <table:table-cell office:value-type="float" office:value="72.5" calcext:value-type="float">
            <text:p>72.5</text:p>
          </table:table-cell>
        </table:table-row>
        <table:table-row table:style-name="ro1">
          <table:table-cell table:number-columns-repeated="4"/>
          <table:table-cell office:value-type="float" office:value="72.5" calcext:value-type="float">
            <text:p>72.5</text:p>
          </table:table-cell>
        </table:table-row>
        <table:table-row table:style-name="ro1">
          <table:table-cell table:number-columns-repeated="4"/>
          <table:table-cell office:value-type="float" office:value="72.5" calcext:value-type="float">
            <text:p>72.5</text:p>
          </table:table-cell>
        </table:table-row>
        <table:table-row table:style-name="ro1">
          <table:table-cell table:number-columns-repeated="4"/>
          <table:table-cell office:value-type="float" office:value="72.25" calcext:value-type="float">
            <text:p>72.25</text:p>
          </table:table-cell>
        </table:table-row>
        <table:table-row table:style-name="ro1">
          <table:table-cell table:number-columns-repeated="4"/>
          <table:table-cell office:value-type="float" office:value="72.25" calcext:value-type="float">
            <text:p>72.25</text:p>
          </table:table-cell>
        </table:table-row>
        <table:table-row table:style-name="ro1">
          <table:table-cell table:number-columns-repeated="4"/>
          <table:table-cell office:value-type="float" office:value="72.25" calcext:value-type="float">
            <text:p>72.25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71.75" calcext:value-type="float">
            <text:p>71.75</text:p>
          </table:table-cell>
        </table:table-row>
        <table:table-row table:style-name="ro1">
          <table:table-cell table:number-columns-repeated="4"/>
          <table:table-cell office:value-type="float" office:value="71.75" calcext:value-type="float">
            <text:p>71.75</text:p>
          </table:table-cell>
        </table:table-row>
        <table:table-row table:style-name="ro1">
          <table:table-cell table:number-columns-repeated="4"/>
          <table:table-cell office:value-type="float" office:value="71.75" calcext:value-type="float">
            <text:p>71.75</text:p>
          </table:table-cell>
        </table:table-row>
        <table:table-row table:style-name="ro1">
          <table:table-cell table:number-columns-repeated="4"/>
          <table:table-cell office:value-type="float" office:value="71.75" calcext:value-type="float">
            <text:p>71.75</text:p>
          </table:table-cell>
        </table:table-row>
        <table:table-row table:style-name="ro1">
          <table:table-cell table:number-columns-repeated="4"/>
          <table:table-cell office:value-type="float" office:value="71.5" calcext:value-type="float">
            <text:p>71.5</text:p>
          </table:table-cell>
        </table:table-row>
        <table:table-row table:style-name="ro1">
          <table:table-cell table:number-columns-repeated="4"/>
          <table:table-cell office:value-type="float" office:value="71.5" calcext:value-type="float">
            <text:p>71.5</text:p>
          </table:table-cell>
        </table:table-row>
        <table:table-row table:style-name="ro1">
          <table:table-cell table:number-columns-repeated="4"/>
          <table:table-cell office:value-type="float" office:value="71.5" calcext:value-type="float">
            <text:p>71.5</text:p>
          </table:table-cell>
        </table:table-row>
        <table:table-row table:style-name="ro1">
          <table:table-cell table:number-columns-repeated="4"/>
          <table:table-cell office:value-type="float" office:value="71.25" calcext:value-type="float">
            <text:p>71.25</text:p>
          </table:table-cell>
        </table:table-row>
        <table:table-row table:style-name="ro1">
          <table:table-cell table:number-columns-repeated="4"/>
          <table:table-cell office:value-type="float" office:value="71.25" calcext:value-type="float">
            <text:p>71.25</text:p>
          </table:table-cell>
        </table:table-row>
        <table:table-row table:style-name="ro1">
          <table:table-cell table:number-columns-repeated="4"/>
          <table:table-cell office:value-type="float" office:value="71.25" calcext:value-type="float">
            <text:p>71.25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float" office:value="70.75" calcext:value-type="float">
            <text:p>70.75</text:p>
          </table:table-cell>
        </table:table-row>
        <table:table-row table:style-name="ro1">
          <table:table-cell table:number-columns-repeated="4"/>
          <table:table-cell office:value-type="float" office:value="70.75" calcext:value-type="float">
            <text:p>70.75</text:p>
          </table:table-cell>
        </table:table-row>
        <table:table-row table:style-name="ro1">
          <table:table-cell table:number-columns-repeated="4"/>
          <table:table-cell office:value-type="float" office:value="70.75" calcext:value-type="float">
            <text:p>70.75</text:p>
          </table:table-cell>
        </table:table-row>
        <table:table-row table:style-name="ro1">
          <table:table-cell table:number-columns-repeated="4"/>
          <table:table-cell office:value-type="float" office:value="70.75" calcext:value-type="float">
            <text:p>70.75</text:p>
          </table:table-cell>
        </table:table-row>
        <table:table-row table:style-name="ro1">
          <table:table-cell table:number-columns-repeated="4"/>
          <table:table-cell office:value-type="float" office:value="70.5" calcext:value-type="float">
            <text:p>70.5</text:p>
          </table:table-cell>
        </table:table-row>
        <table:table-row table:style-name="ro1">
          <table:table-cell table:number-columns-repeated="4"/>
          <table:table-cell office:value-type="float" office:value="70.5" calcext:value-type="float">
            <text:p>70.5</text:p>
          </table:table-cell>
        </table:table-row>
        <table:table-row table:style-name="ro1">
          <table:table-cell table:number-columns-repeated="4"/>
          <table:table-cell office:value-type="float" office:value="70.5" calcext:value-type="float">
            <text:p>70.5</text:p>
          </table:table-cell>
        </table:table-row>
        <table:table-row table:style-name="ro1">
          <table:table-cell table:number-columns-repeated="4"/>
          <table:table-cell office:value-type="float" office:value="70.5" calcext:value-type="float">
            <text:p>70.5</text:p>
          </table:table-cell>
        </table:table-row>
        <table:table-row table:style-name="ro1">
          <table:table-cell table:number-columns-repeated="4"/>
          <table:table-cell office:value-type="float" office:value="70.25" calcext:value-type="float">
            <text:p>70.25</text:p>
          </table:table-cell>
        </table:table-row>
        <table:table-row table:style-name="ro1">
          <table:table-cell table:number-columns-repeated="4"/>
          <table:table-cell office:value-type="float" office:value="70.25" calcext:value-type="float">
            <text:p>70.25</text:p>
          </table:table-cell>
        </table:table-row>
        <table:table-row table:style-name="ro1">
          <table:table-cell table:number-columns-repeated="4"/>
          <table:table-cell office:value-type="float" office:value="70.25" calcext:value-type="float">
            <text:p>70.25</text:p>
          </table:table-cell>
        </table:table-row>
        <table:table-row table:style-name="ro1">
          <table:table-cell table:number-columns-repeated="4"/>
          <table:table-cell office:value-type="float" office:value="70.25" calcext:value-type="float">
            <text:p>70.25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float" office:value="69.75" calcext:value-type="float">
            <text:p>69.75</text:p>
          </table:table-cell>
        </table:table-row>
        <table:table-row table:style-name="ro1">
          <table:table-cell table:number-columns-repeated="4"/>
          <table:table-cell office:value-type="float" office:value="69.75" calcext:value-type="float">
            <text:p>69.75</text:p>
          </table:table-cell>
        </table:table-row>
        <table:table-row table:style-name="ro1">
          <table:table-cell table:number-columns-repeated="4"/>
          <table:table-cell office:value-type="float" office:value="69.75" calcext:value-type="float">
            <text:p>69.75</text:p>
          </table:table-cell>
        </table:table-row>
        <table:table-row table:style-name="ro1">
          <table:table-cell table:number-columns-repeated="4"/>
          <table:table-cell office:value-type="float" office:value="69.75" calcext:value-type="float">
            <text:p>69.75</text:p>
          </table:table-cell>
        </table:table-row>
        <table:table-row table:style-name="ro1">
          <table:table-cell table:number-columns-repeated="4"/>
          <table:table-cell office:value-type="float" office:value="69.5" calcext:value-type="float">
            <text:p>69.5</text:p>
          </table:table-cell>
        </table:table-row>
        <table:table-row table:style-name="ro1">
          <table:table-cell table:number-columns-repeated="4"/>
          <table:table-cell office:value-type="float" office:value="69.5" calcext:value-type="float">
            <text:p>69.5</text:p>
          </table:table-cell>
        </table:table-row>
        <table:table-row table:style-name="ro1">
          <table:table-cell table:number-columns-repeated="4"/>
          <table:table-cell office:value-type="float" office:value="69.25" calcext:value-type="float">
            <text:p>69.25</text:p>
          </table:table-cell>
        </table:table-row>
        <table:table-row table:style-name="ro1">
          <table:table-cell table:number-columns-repeated="4"/>
          <table:table-cell office:value-type="float" office:value="69.25" calcext:value-type="float">
            <text:p>69.25</text:p>
          </table:table-cell>
        </table:table-row>
        <table:table-row table:style-name="ro1">
          <table:table-cell table:number-columns-repeated="4"/>
          <table:table-cell office:value-type="float" office:value="69.25" calcext:value-type="float">
            <text:p>69.25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float" office:value="68.75" calcext:value-type="float">
            <text:p>68.75</text:p>
          </table:table-cell>
        </table:table-row>
        <table:table-row table:style-name="ro1">
          <table:table-cell table:number-columns-repeated="4"/>
          <table:table-cell office:value-type="float" office:value="68.75" calcext:value-type="float">
            <text:p>68.75</text:p>
          </table:table-cell>
        </table:table-row>
        <table:table-row table:style-name="ro1">
          <table:table-cell table:number-columns-repeated="4"/>
          <table:table-cell office:value-type="float" office:value="68.75" calcext:value-type="float">
            <text:p>68.75</text:p>
          </table:table-cell>
        </table:table-row>
        <table:table-row table:style-name="ro1">
          <table:table-cell table:number-columns-repeated="4"/>
          <table:table-cell office:value-type="float" office:value="68.5" calcext:value-type="float">
            <text:p>68.5</text:p>
          </table:table-cell>
        </table:table-row>
        <table:table-row table:style-name="ro1">
          <table:table-cell table:number-columns-repeated="4"/>
          <table:table-cell office:value-type="float" office:value="68.5" calcext:value-type="float">
            <text:p>68.5</text:p>
          </table:table-cell>
        </table:table-row>
        <table:table-row table:style-name="ro1">
          <table:table-cell table:number-columns-repeated="4"/>
          <table:table-cell office:value-type="float" office:value="68.5" calcext:value-type="float">
            <text:p>68.5</text:p>
          </table:table-cell>
        </table:table-row>
        <table:table-row table:style-name="ro1">
          <table:table-cell table:number-columns-repeated="4"/>
          <table:table-cell office:value-type="float" office:value="68.5" calcext:value-type="float">
            <text:p>68.5</text:p>
          </table:table-cell>
        </table:table-row>
        <table:table-row table:style-name="ro1">
          <table:table-cell table:number-columns-repeated="4"/>
          <table:table-cell office:value-type="float" office:value="68.25" calcext:value-type="float">
            <text:p>68.25</text:p>
          </table:table-cell>
        </table:table-row>
        <table:table-row table:style-name="ro1">
          <table:table-cell table:number-columns-repeated="4"/>
          <table:table-cell office:value-type="float" office:value="68.25" calcext:value-type="float">
            <text:p>68.25</text:p>
          </table:table-cell>
        </table:table-row>
        <table:table-row table:style-name="ro1">
          <table:table-cell table:number-columns-repeated="4"/>
          <table:table-cell office:value-type="float" office:value="68.25" calcext:value-type="float">
            <text:p>68.25</text:p>
          </table:table-cell>
        </table:table-row>
        <table:table-row table:style-name="ro1">
          <table:table-cell table:number-columns-repeated="4"/>
          <table:table-cell office:value-type="float" office:value="68.25" calcext:value-type="float">
            <text:p>68.25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67.75" calcext:value-type="float">
            <text:p>67.75</text:p>
          </table:table-cell>
        </table:table-row>
        <table:table-row table:style-name="ro1">
          <table:table-cell table:number-columns-repeated="4"/>
          <table:table-cell office:value-type="float" office:value="67.75" calcext:value-type="float">
            <text:p>67.75</text:p>
          </table:table-cell>
        </table:table-row>
        <table:table-row table:style-name="ro1">
          <table:table-cell table:number-columns-repeated="4"/>
          <table:table-cell office:value-type="float" office:value="67.75" calcext:value-type="float">
            <text:p>67.75</text:p>
          </table:table-cell>
        </table:table-row>
        <table:table-row table:style-name="ro1">
          <table:table-cell table:number-columns-repeated="4"/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4"/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4"/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4"/>
          <table:table-cell office:value-type="float" office:value="67.25" calcext:value-type="float">
            <text:p>67.25</text:p>
          </table:table-cell>
        </table:table-row>
        <table:table-row table:style-name="ro1">
          <table:table-cell table:number-columns-repeated="4"/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4"/>
          <table:table-cell office:value-type="float" office:value="67.25" calcext:value-type="float">
            <text:p>67.25</text:p>
          </table:table-cell>
        </table:table-row>
        <table:table-row table:style-name="ro1">
          <table:table-cell table:number-columns-repeated="4"/>
          <table:table-cell office:value-type="float" office:value="67.25" calcext:value-type="float">
            <text:p>67.25</text:p>
          </table:table-cell>
        </table:table-row>
        <table:table-row table:style-name="ro1">
          <table:table-cell table:number-columns-repeated="4"/>
          <table:table-cell office:value-type="float" office:value="67.25" calcext:value-type="float">
            <text:p>67.25</text:p>
          </table:table-cell>
        </table:table-row>
        <table:table-row table:style-name="ro1">
          <table:table-cell table:number-columns-repeated="4"/>
          <table:table-cell office:value-type="float" office:value="67.25" calcext:value-type="float">
            <text:p>67.25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float" office:value="66.75" calcext:value-type="float">
            <text:p>66.75</text:p>
          </table:table-cell>
        </table:table-row>
        <table:table-row table:style-name="ro1">
          <table:table-cell table:number-columns-repeated="4"/>
          <table:table-cell office:value-type="float" office:value="66.75" calcext:value-type="float">
            <text:p>66.75</text:p>
          </table:table-cell>
        </table:table-row>
        <table:table-row table:style-name="ro1">
          <table:table-cell table:number-columns-repeated="4"/>
          <table:table-cell office:value-type="float" office:value="66.75" calcext:value-type="float">
            <text:p>66.75</text:p>
          </table:table-cell>
        </table:table-row>
        <table:table-row table:style-name="ro1">
          <table:table-cell table:number-columns-repeated="4"/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4"/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4"/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4"/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4"/>
          <table:table-cell office:value-type="float" office:value="66.25" calcext:value-type="float">
            <text:p>66.25</text:p>
          </table:table-cell>
        </table:table-row>
        <table:table-row table:style-name="ro1">
          <table:table-cell table:number-columns-repeated="4"/>
          <table:table-cell office:value-type="float" office:value="66.25" calcext:value-type="float">
            <text:p>66.25</text:p>
          </table:table-cell>
        </table:table-row>
        <table:table-row table:style-name="ro1">
          <table:table-cell table:number-columns-repeated="4"/>
          <table:table-cell office:value-type="float" office:value="66.25" calcext:value-type="float">
            <text:p>66.25</text:p>
          </table:table-cell>
        </table:table-row>
        <table:table-row table:style-name="ro1">
          <table:table-cell table:number-columns-repeated="4"/>
          <table:table-cell office:value-type="float" office:value="66.25" calcext:value-type="float">
            <text:p>66.25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float" office:value="65.75" calcext:value-type="float">
            <text:p>65.75</text:p>
          </table:table-cell>
        </table:table-row>
        <table:table-row table:style-name="ro1">
          <table:table-cell table:number-columns-repeated="4"/>
          <table:table-cell office:value-type="float" office:value="65.75" calcext:value-type="float">
            <text:p>65.75</text:p>
          </table:table-cell>
        </table:table-row>
        <table:table-row table:style-name="ro1">
          <table:table-cell table:number-columns-repeated="4"/>
          <table:table-cell office:value-type="float" office:value="65.75" calcext:value-type="float">
            <text:p>65.75</text:p>
          </table:table-cell>
        </table:table-row>
        <table:table-row table:style-name="ro1">
          <table:table-cell table:number-columns-repeated="4"/>
          <table:table-cell office:value-type="float" office:value="65.75" calcext:value-type="float">
            <text:p>65.75</text:p>
          </table:table-cell>
        </table:table-row>
        <table:table-row table:style-name="ro1">
          <table:table-cell table:number-columns-repeated="4"/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4"/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4"/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4"/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4"/>
          <table:table-cell office:value-type="float" office:value="65.25" calcext:value-type="float">
            <text:p>65.25</text:p>
          </table:table-cell>
        </table:table-row>
        <table:table-row table:style-name="ro1">
          <table:table-cell table:number-columns-repeated="4"/>
          <table:table-cell office:value-type="float" office:value="65.25" calcext:value-type="float">
            <text:p>65.25</text:p>
          </table:table-cell>
        </table:table-row>
        <table:table-row table:style-name="ro1">
          <table:table-cell table:number-columns-repeated="4"/>
          <table:table-cell office:value-type="float" office:value="65.25" calcext:value-type="float">
            <text:p>65.25</text:p>
          </table:table-cell>
        </table:table-row>
        <table:table-row table:style-name="ro1">
          <table:table-cell table:number-columns-repeated="4"/>
          <table:table-cell office:value-type="float" office:value="65.25" calcext:value-type="float">
            <text:p>65.2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float" office:value="64.75" calcext:value-type="float">
            <text:p>64.75</text:p>
          </table:table-cell>
        </table:table-row>
        <table:table-row table:style-name="ro1">
          <table:table-cell table:number-columns-repeated="4"/>
          <table:table-cell office:value-type="float" office:value="64.75" calcext:value-type="float">
            <text:p>64.75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4"/>
          <table:table-cell office:value-type="float" office:value="64.25" calcext:value-type="float">
            <text:p>64.25</text:p>
          </table:table-cell>
        </table:table-row>
        <table:table-row table:style-name="ro1">
          <table:table-cell table:number-columns-repeated="4"/>
          <table:table-cell office:value-type="float" office:value="64.25" calcext:value-type="float">
            <text:p>64.25</text:p>
          </table:table-cell>
        </table:table-row>
        <table:table-row table:style-name="ro1">
          <table:table-cell table:number-columns-repeated="4"/>
          <table:table-cell office:value-type="float" office:value="64.25" calcext:value-type="float">
            <text:p>64.25</text:p>
          </table:table-cell>
        </table:table-row>
        <table:table-row table:style-name="ro1">
          <table:table-cell table:number-columns-repeated="4"/>
          <table:table-cell office:value-type="float" office:value="64.25" calcext:value-type="float">
            <text:p>64.2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63.75" calcext:value-type="float">
            <text:p>63.75</text:p>
          </table:table-cell>
        </table:table-row>
        <table:table-row table:style-name="ro1">
          <table:table-cell table:number-columns-repeated="4"/>
          <table:table-cell office:value-type="float" office:value="63.75" calcext:value-type="float">
            <text:p>63.75</text:p>
          </table:table-cell>
        </table:table-row>
        <table:table-row table:style-name="ro1">
          <table:table-cell table:number-columns-repeated="4"/>
          <table:table-cell office:value-type="float" office:value="63.75" calcext:value-type="float">
            <text:p>63.75</text:p>
          </table:table-cell>
        </table:table-row>
        <table:table-row table:style-name="ro1">
          <table:table-cell table:number-columns-repeated="4"/>
          <table:table-cell office:value-type="float" office:value="63.75" calcext:value-type="float">
            <text:p>63.75</text:p>
          </table:table-cell>
        </table:table-row>
        <table:table-row table:style-name="ro1">
          <table:table-cell table:number-columns-repeated="4"/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4"/>
          <table:table-cell office:value-type="float" office:value="63.75" calcext:value-type="float">
            <text:p>63.75</text:p>
          </table:table-cell>
        </table:table-row>
        <table:table-row table:style-name="ro1">
          <table:table-cell table:number-columns-repeated="4"/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4"/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4"/>
          <table:table-cell office:value-type="float" office:value="63.25" calcext:value-type="float">
            <text:p>63.25</text:p>
          </table:table-cell>
        </table:table-row>
        <table:table-row table:style-name="ro1">
          <table:table-cell table:number-columns-repeated="4"/>
          <table:table-cell office:value-type="float" office:value="63.25" calcext:value-type="float">
            <text:p>63.25</text:p>
          </table:table-cell>
        </table:table-row>
        <table:table-row table:style-name="ro1">
          <table:table-cell table:number-columns-repeated="4"/>
          <table:table-cell office:value-type="float" office:value="63.25" calcext:value-type="float">
            <text:p>63.25</text:p>
          </table:table-cell>
        </table:table-row>
        <table:table-row table:style-name="ro1">
          <table:table-cell table:number-columns-repeated="4"/>
          <table:table-cell office:value-type="float" office:value="63.25" calcext:value-type="float">
            <text:p>63.2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4"/>
          <table:table-cell office:value-type="float" office:value="62.75" calcext:value-type="float">
            <text:p>62.75</text:p>
          </table:table-cell>
        </table:table-row>
        <table:table-row table:style-name="ro1">
          <table:table-cell table:number-columns-repeated="4"/>
          <table:table-cell office:value-type="float" office:value="62.75" calcext:value-type="float">
            <text:p>62.75</text:p>
          </table:table-cell>
        </table:table-row>
        <table:table-row table:style-name="ro1">
          <table:table-cell table:number-columns-repeated="4"/>
          <table:table-cell office:value-type="float" office:value="62.75" calcext:value-type="float">
            <text:p>62.75</text:p>
          </table:table-cell>
        </table:table-row>
        <table:table-row table:style-name="ro1">
          <table:table-cell table:number-columns-repeated="4"/>
          <table:table-cell office:value-type="float" office:value="62.75" calcext:value-type="float">
            <text:p>62.75</text:p>
          </table:table-cell>
        </table:table-row>
        <table:table-row table:style-name="ro1">
          <table:table-cell table:number-columns-repeated="4"/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4"/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4"/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4"/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4"/>
          <table:table-cell office:value-type="float" office:value="62.25" calcext:value-type="float">
            <text:p>62.25</text:p>
          </table:table-cell>
        </table:table-row>
        <table:table-row table:style-name="ro1">
          <table:table-cell table:number-columns-repeated="4"/>
          <table:table-cell office:value-type="float" office:value="62.25" calcext:value-type="float">
            <text:p>62.25</text:p>
          </table:table-cell>
        </table:table-row>
        <table:table-row table:style-name="ro1">
          <table:table-cell table:number-columns-repeated="4"/>
          <table:table-cell office:value-type="float" office:value="62.25" calcext:value-type="float">
            <text:p>62.2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61.75" calcext:value-type="float">
            <text:p>61.75</text:p>
          </table:table-cell>
        </table:table-row>
        <table:table-row table:style-name="ro1">
          <table:table-cell table:number-columns-repeated="4"/>
          <table:table-cell office:value-type="float" office:value="61.75" calcext:value-type="float">
            <text:p>61.75</text:p>
          </table:table-cell>
        </table:table-row>
        <table:table-row table:style-name="ro1">
          <table:table-cell table:number-columns-repeated="4"/>
          <table:table-cell office:value-type="float" office:value="61.75" calcext:value-type="float">
            <text:p>61.75</text:p>
          </table:table-cell>
        </table:table-row>
        <table:table-row table:style-name="ro1">
          <table:table-cell table:number-columns-repeated="4"/>
          <table:table-cell office:value-type="float" office:value="61.75" calcext:value-type="float">
            <text:p>61.75</text:p>
          </table:table-cell>
        </table:table-row>
        <table:table-row table:style-name="ro1"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4"/>
          <table:table-cell office:value-type="float" office:value="61.25" calcext:value-type="float">
            <text:p>61.25</text:p>
          </table:table-cell>
        </table:table-row>
        <table:table-row table:style-name="ro1">
          <table:table-cell table:number-columns-repeated="4"/>
          <table:table-cell office:value-type="float" office:value="61.25" calcext:value-type="float">
            <text:p>61.25</text:p>
          </table:table-cell>
        </table:table-row>
        <table:table-row table:style-name="ro1">
          <table:table-cell table:number-columns-repeated="4"/>
          <table:table-cell office:value-type="float" office:value="61.25" calcext:value-type="float">
            <text:p>61.25</text:p>
          </table:table-cell>
        </table:table-row>
        <table:table-row table:style-name="ro1">
          <table:table-cell table:number-columns-repeated="4"/>
          <table:table-cell office:value-type="float" office:value="61.25" calcext:value-type="float">
            <text:p>61.25</text:p>
          </table:table-cell>
        </table:table-row>
        <table:table-row table:style-name="ro1">
          <table:table-cell table:number-columns-repeated="4"/>
          <table:table-cell office:value-type="float" office:value="61.25" calcext:value-type="float">
            <text:p>61.25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float" office:value="60.75" calcext:value-type="float">
            <text:p>60.75</text:p>
          </table:table-cell>
        </table:table-row>
        <table:table-row table:style-name="ro1">
          <table:table-cell table:number-columns-repeated="4"/>
          <table:table-cell office:value-type="float" office:value="60.75" calcext:value-type="float">
            <text:p>60.75</text:p>
          </table:table-cell>
        </table:table-row>
        <table:table-row table:style-name="ro1">
          <table:table-cell table:number-columns-repeated="4"/>
          <table:table-cell office:value-type="float" office:value="60.75" calcext:value-type="float">
            <text:p>60.75</text:p>
          </table:table-cell>
        </table:table-row>
        <table:table-row table:style-name="ro1">
          <table:table-cell table:number-columns-repeated="4"/>
          <table:table-cell office:value-type="float" office:value="60.75" calcext:value-type="float">
            <text:p>60.75</text:p>
          </table:table-cell>
        </table:table-row>
        <table:table-row table:style-name="ro1">
          <table:table-cell table:number-columns-repeated="4"/>
          <table:table-cell office:value-type="float" office:value="60.75" calcext:value-type="float">
            <text:p>60.75</text:p>
          </table:table-cell>
        </table:table-row>
        <table:table-row table:style-name="ro1">
          <table:table-cell table:number-columns-repeated="4"/>
          <table:table-cell office:value-type="float" office:value="60.75" calcext:value-type="float">
            <text:p>60.75</text:p>
          </table:table-cell>
        </table:table-row>
        <table:table-row table:style-name="ro1">
          <table:table-cell table:number-columns-repeated="4"/>
          <table:table-cell office:value-type="float" office:value="60.5" calcext:value-type="float">
            <text:p>60.5</text:p>
          </table:table-cell>
        </table:table-row>
        <table:table-row table:style-name="ro1">
          <table:table-cell table:number-columns-repeated="4"/>
          <table:table-cell office:value-type="float" office:value="60.5" calcext:value-type="float">
            <text:p>60.5</text:p>
          </table:table-cell>
        </table:table-row>
        <table:table-row table:style-name="ro1">
          <table:table-cell table:number-columns-repeated="4"/>
          <table:table-cell office:value-type="float" office:value="60.5" calcext:value-type="float">
            <text:p>60.5</text:p>
          </table:table-cell>
        </table:table-row>
        <table:table-row table:style-name="ro1">
          <table:table-cell table:number-columns-repeated="4"/>
          <table:table-cell office:value-type="float" office:value="60.5" calcext:value-type="float">
            <text:p>60.5</text:p>
          </table:table-cell>
        </table:table-row>
        <table:table-row table:style-name="ro1">
          <table:table-cell table:number-columns-repeated="4"/>
          <table:table-cell office:value-type="float" office:value="60.25" calcext:value-type="float">
            <text:p>60.25</text:p>
          </table:table-cell>
        </table:table-row>
        <table:table-row table:style-name="ro1">
          <table:table-cell table:number-columns-repeated="4"/>
          <table:table-cell office:value-type="float" office:value="60.25" calcext:value-type="float">
            <text:p>60.25</text:p>
          </table:table-cell>
        </table:table-row>
        <table:table-row table:style-name="ro1">
          <table:table-cell table:number-columns-repeated="4"/>
          <table:table-cell office:value-type="float" office:value="60.25" calcext:value-type="float">
            <text:p>60.25</text:p>
          </table:table-cell>
        </table:table-row>
        <table:table-row table:style-name="ro1">
          <table:table-cell table:number-columns-repeated="4"/>
          <table:table-cell office:value-type="float" office:value="60.25" calcext:value-type="float">
            <text:p>60.25</text:p>
          </table:table-cell>
        </table:table-row>
        <table:table-row table:style-name="ro1">
          <table:table-cell table:number-columns-repeated="4"/>
          <table:table-cell office:value-type="float" office:value="60.25" calcext:value-type="float">
            <text:p>60.25</text:p>
          </table:table-cell>
        </table:table-row>
        <table:table-row table:style-name="ro1">
          <table:table-cell table:number-columns-repeated="4"/>
          <table:table-cell office:value-type="float" office:value="60.25" calcext:value-type="float">
            <text:p>60.25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59.75" calcext:value-type="float">
            <text:p>59.75</text:p>
          </table:table-cell>
        </table:table-row>
        <table:table-row table:style-name="ro1">
          <table:table-cell table:number-columns-repeated="4"/>
          <table:table-cell office:value-type="float" office:value="59.75" calcext:value-type="float">
            <text:p>59.75</text:p>
          </table:table-cell>
        </table:table-row>
        <table:table-row table:style-name="ro1">
          <table:table-cell table:number-columns-repeated="4"/>
          <table:table-cell office:value-type="float" office:value="59.75" calcext:value-type="float">
            <text:p>59.75</text:p>
          </table:table-cell>
        </table:table-row>
        <table:table-row table:style-name="ro1">
          <table:table-cell table:number-columns-repeated="4"/>
          <table:table-cell office:value-type="float" office:value="59.75" calcext:value-type="float">
            <text:p>59.75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</table:table-row>
        <table:table-row table:style-name="ro1">
          <table:table-cell table:number-columns-repeated="4"/>
          <table:table-cell office:value-type="float" office:value="59.25" calcext:value-type="float">
            <text:p>59.25</text:p>
          </table:table-cell>
        </table:table-row>
        <table:table-row table:style-name="ro1">
          <table:table-cell table:number-columns-repeated="4"/>
          <table:table-cell office:value-type="float" office:value="59.25" calcext:value-type="float">
            <text:p>59.25</text:p>
          </table:table-cell>
        </table:table-row>
        <table:table-row table:style-name="ro1">
          <table:table-cell table:number-columns-repeated="4"/>
          <table:table-cell office:value-type="float" office:value="59.25" calcext:value-type="float">
            <text:p>59.25</text:p>
          </table:table-cell>
        </table:table-row>
        <table:table-row table:style-name="ro1">
          <table:table-cell table:number-columns-repeated="4"/>
          <table:table-cell office:value-type="float" office:value="59.25" calcext:value-type="float">
            <text:p>59.25</text:p>
          </table:table-cell>
        </table:table-row>
        <table:table-row table:style-name="ro1">
          <table:table-cell table:number-columns-repeated="4"/>
          <table:table-cell office:value-type="float" office:value="59.25" calcext:value-type="float">
            <text:p>59.25</text:p>
          </table:table-cell>
        </table:table-row>
        <table:table-row table:style-name="ro1">
          <table:table-cell table:number-columns-repeated="4"/>
          <table:table-cell office:value-type="float" office:value="59.25" calcext:value-type="float">
            <text:p>59.25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4"/>
          <table:table-cell office:value-type="float" office:value="58.75" calcext:value-type="float">
            <text:p>58.75</text:p>
          </table:table-cell>
        </table:table-row>
        <table:table-row table:style-name="ro1">
          <table:table-cell table:number-columns-repeated="4"/>
          <table:table-cell office:value-type="float" office:value="58.75" calcext:value-type="float">
            <text:p>58.75</text:p>
          </table:table-cell>
        </table:table-row>
        <table:table-row table:style-name="ro1">
          <table:table-cell table:number-columns-repeated="4"/>
          <table:table-cell office:value-type="float" office:value="58.75" calcext:value-type="float">
            <text:p>58.75</text:p>
          </table:table-cell>
        </table:table-row>
        <table:table-row table:style-name="ro1">
          <table:table-cell table:number-columns-repeated="4"/>
          <table:table-cell office:value-type="float" office:value="58.75" calcext:value-type="float">
            <text:p>58.75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4"/>
          <table:table-cell office:value-type="float" office:value="58.25" calcext:value-type="float">
            <text:p>58.25</text:p>
          </table:table-cell>
        </table:table-row>
        <table:table-row table:style-name="ro1">
          <table:table-cell table:number-columns-repeated="4"/>
          <table:table-cell office:value-type="float" office:value="58.25" calcext:value-type="float">
            <text:p>58.25</text:p>
          </table:table-cell>
        </table:table-row>
        <table:table-row table:style-name="ro1">
          <table:table-cell table:number-columns-repeated="4"/>
          <table:table-cell office:value-type="float" office:value="58.25" calcext:value-type="float">
            <text:p>58.25</text:p>
          </table:table-cell>
        </table:table-row>
        <table:table-row table:style-name="ro1">
          <table:table-cell table:number-columns-repeated="4"/>
          <table:table-cell office:value-type="float" office:value="58.25" calcext:value-type="float">
            <text:p>58.25</text:p>
          </table:table-cell>
        </table:table-row>
        <table:table-row table:style-name="ro1">
          <table:table-cell table:number-columns-repeated="4"/>
          <table:table-cell office:value-type="float" office:value="58.25" calcext:value-type="float">
            <text:p>58.25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float" office:value="57.75" calcext:value-type="float">
            <text:p>57.75</text:p>
          </table:table-cell>
        </table:table-row>
        <table:table-row table:style-name="ro1">
          <table:table-cell table:number-columns-repeated="4"/>
          <table:table-cell office:value-type="float" office:value="57.75" calcext:value-type="float">
            <text:p>57.75</text:p>
          </table:table-cell>
        </table:table-row>
        <table:table-row table:style-name="ro1">
          <table:table-cell table:number-columns-repeated="4"/>
          <table:table-cell office:value-type="float" office:value="57.75" calcext:value-type="float">
            <text:p>57.75</text:p>
          </table:table-cell>
        </table:table-row>
        <table:table-row table:style-name="ro1">
          <table:table-cell table:number-columns-repeated="4"/>
          <table:table-cell office:value-type="float" office:value="57.75" calcext:value-type="float">
            <text:p>57.75</text:p>
          </table:table-cell>
        </table:table-row>
        <table:table-row table:style-name="ro1">
          <table:table-cell table:number-columns-repeated="4"/>
          <table:table-cell office:value-type="float" office:value="57.75" calcext:value-type="float">
            <text:p>57.75</text:p>
          </table:table-cell>
        </table:table-row>
        <table:table-row table:style-name="ro1">
          <table:table-cell table:number-columns-repeated="4"/>
          <table:table-cell office:value-type="float" office:value="57.75" calcext:value-type="float">
            <text:p>57.75</text:p>
          </table:table-cell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</table:table-row>
        <table:table-row table:style-name="ro1">
          <table:table-cell table:number-columns-repeated="4"/>
          <table:table-cell office:value-type="float" office:value="57.25" calcext:value-type="float">
            <text:p>57.25</text:p>
          </table:table-cell>
        </table:table-row>
        <table:table-row table:style-name="ro1">
          <table:table-cell table:number-columns-repeated="4"/>
          <table:table-cell office:value-type="float" office:value="57.25" calcext:value-type="float">
            <text:p>57.25</text:p>
          </table:table-cell>
        </table:table-row>
        <table:table-row table:style-name="ro1">
          <table:table-cell table:number-columns-repeated="4"/>
          <table:table-cell office:value-type="float" office:value="57.25" calcext:value-type="float">
            <text:p>57.25</text:p>
          </table:table-cell>
        </table:table-row>
        <table:table-row table:style-name="ro1">
          <table:table-cell table:number-columns-repeated="4"/>
          <table:table-cell office:value-type="float" office:value="57.25" calcext:value-type="float">
            <text:p>57.25</text:p>
          </table:table-cell>
        </table:table-row>
        <table:table-row table:style-name="ro1">
          <table:table-cell table:number-columns-repeated="4"/>
          <table:table-cell office:value-type="float" office:value="57.25" calcext:value-type="float">
            <text:p>57.25</text:p>
          </table:table-cell>
        </table:table-row>
        <table:table-row table:style-name="ro1">
          <table:table-cell table:number-columns-repeated="4"/>
          <table:table-cell office:value-type="float" office:value="57.25" calcext:value-type="float">
            <text:p>57.25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75" calcext:value-type="float">
            <text:p>56.75</text:p>
          </table:table-cell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</table:table-row>
        <table:table-row table:style-name="ro1">
          <table:table-cell table:number-columns-repeated="4"/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4"/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4"/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4"/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4"/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4"/>
          <table:table-cell office:value-type="float" office:value="56.25" calcext:value-type="float">
            <text:p>56.2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55.75" calcext:value-type="float">
            <text:p>55.75</text:p>
          </table:table-cell>
        </table:table-row>
        <table:table-row table:style-name="ro1">
          <table:table-cell table:number-columns-repeated="4"/>
          <table:table-cell office:value-type="float" office:value="55.75" calcext:value-type="float">
            <text:p>55.75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4"/>
          <table:table-cell office:value-type="float" office:value="55.25" calcext:value-type="float">
            <text:p>55.25</text:p>
          </table:table-cell>
        </table:table-row>
        <table:table-row table:style-name="ro1">
          <table:table-cell table:number-columns-repeated="4"/>
          <table:table-cell office:value-type="float" office:value="55.25" calcext:value-type="float">
            <text:p>55.25</text:p>
          </table:table-cell>
        </table:table-row>
        <table:table-row table:style-name="ro1">
          <table:table-cell table:number-columns-repeated="4"/>
          <table:table-cell office:value-type="float" office:value="55.25" calcext:value-type="float">
            <text:p>55.25</text:p>
          </table:table-cell>
        </table:table-row>
        <table:table-row table:style-name="ro1">
          <table:table-cell table:number-columns-repeated="4"/>
          <table:table-cell office:value-type="float" office:value="55.25" calcext:value-type="float">
            <text:p>55.25</text:p>
          </table:table-cell>
        </table:table-row>
        <table:table-row table:style-name="ro1">
          <table:table-cell table:number-columns-repeated="4"/>
          <table:table-cell office:value-type="float" office:value="55.25" calcext:value-type="float">
            <text:p>55.25</text:p>
          </table:table-cell>
        </table:table-row>
        <table:table-row table:style-name="ro1">
          <table:table-cell table:number-columns-repeated="4"/>
          <table:table-cell office:value-type="float" office:value="55.25" calcext:value-type="float">
            <text:p>55.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office:value-type="float" office:value="54.75" calcext:value-type="float">
            <text:p>54.75</text:p>
          </table:table-cell>
        </table:table-row>
        <table:table-row table:style-name="ro1">
          <table:table-cell table:number-columns-repeated="4"/>
          <table:table-cell office:value-type="float" office:value="54.75" calcext:value-type="float">
            <text:p>54.75</text:p>
          </table:table-cell>
        </table:table-row>
        <table:table-row table:style-name="ro1">
          <table:table-cell table:number-columns-repeated="4"/>
          <table:table-cell office:value-type="float" office:value="54.75" calcext:value-type="float">
            <text:p>54.75</text:p>
          </table:table-cell>
        </table:table-row>
        <table:table-row table:style-name="ro1">
          <table:table-cell table:number-columns-repeated="4"/>
          <table:table-cell office:value-type="float" office:value="54.75" calcext:value-type="float">
            <text:p>54.75</text:p>
          </table:table-cell>
        </table:table-row>
        <table:table-row table:style-name="ro1">
          <table:table-cell table:number-columns-repeated="4"/>
          <table:table-cell office:value-type="float" office:value="54.75" calcext:value-type="float">
            <text:p>54.75</text:p>
          </table:table-cell>
        </table:table-row>
        <table:table-row table:style-name="ro1">
          <table:table-cell table:number-columns-repeated="4"/>
          <table:table-cell office:value-type="float" office:value="54.75" calcext:value-type="float">
            <text:p>54.75</text:p>
          </table:table-cell>
        </table:table-row>
        <table:table-row table:style-name="ro1"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1"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1"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.25" calcext:value-type="float">
            <text:p>54.25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53.75" calcext:value-type="float">
            <text:p>53.75</text:p>
          </table:table-cell>
        </table:table-row>
        <table:table-row table:style-name="ro1">
          <table:table-cell table:number-columns-repeated="4"/>
          <table:table-cell office:value-type="float" office:value="53.75" calcext:value-type="float">
            <text:p>53.75</text:p>
          </table:table-cell>
        </table:table-row>
        <table:table-row table:style-name="ro1">
          <table:table-cell table:number-columns-repeated="4"/>
          <table:table-cell office:value-type="float" office:value="53.75" calcext:value-type="float">
            <text:p>53.75</text:p>
          </table:table-cell>
        </table:table-row>
        <table:table-row table:style-name="ro1">
          <table:table-cell table:number-columns-repeated="4"/>
          <table:table-cell office:value-type="float" office:value="53.75" calcext:value-type="float">
            <text:p>53.75</text:p>
          </table:table-cell>
        </table:table-row>
        <table:table-row table:style-name="ro1">
          <table:table-cell table:number-columns-repeated="4"/>
          <table:table-cell office:value-type="float" office:value="53.75" calcext:value-type="float">
            <text:p>53.75</text:p>
          </table:table-cell>
        </table:table-row>
        <table:table-row table:style-name="ro1">
          <table:table-cell table:number-columns-repeated="4"/>
          <table:table-cell office:value-type="float" office:value="53.75" calcext:value-type="float">
            <text:p>53.75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4"/>
          <table:table-cell office:value-type="float" office:value="53.25" calcext:value-type="float">
            <text:p>53.25</text:p>
          </table:table-cell>
        </table:table-row>
        <table:table-row table:style-name="ro1">
          <table:table-cell table:number-columns-repeated="4"/>
          <table:table-cell office:value-type="float" office:value="53.25" calcext:value-type="float">
            <text:p>53.25</text:p>
          </table:table-cell>
        </table:table-row>
        <table:table-row table:style-name="ro1">
          <table:table-cell table:number-columns-repeated="4"/>
          <table:table-cell office:value-type="float" office:value="53.25" calcext:value-type="float">
            <text:p>53.25</text:p>
          </table:table-cell>
        </table:table-row>
        <table:table-row table:style-name="ro1">
          <table:table-cell table:number-columns-repeated="4"/>
          <table:table-cell office:value-type="float" office:value="53.25" calcext:value-type="float">
            <text:p>53.25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4"/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4"/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4"/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4"/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4"/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4"/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office:value-type="float" office:value="51.75" calcext:value-type="float">
            <text:p>51.75</text:p>
          </table:table-cell>
        </table:table-row>
        <table:table-row table:style-name="ro1">
          <table:table-cell table:number-columns-repeated="4"/>
          <table:table-cell office:value-type="float" office:value="51.75" calcext:value-type="float">
            <text:p>51.75</text:p>
          </table:table-cell>
        </table:table-row>
        <table:table-row table:style-name="ro1">
          <table:table-cell table:number-columns-repeated="4"/>
          <table:table-cell office:value-type="float" office:value="51.75" calcext:value-type="float">
            <text:p>51.75</text:p>
          </table:table-cell>
        </table:table-row>
        <table:table-row table:style-name="ro1">
          <table:table-cell table:number-columns-repeated="4"/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4"/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4"/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4"/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4"/>
          <table:table-cell office:value-type="float" office:value="51.25" calcext:value-type="float">
            <text:p>51.25</text:p>
          </table:table-cell>
        </table:table-row>
        <table:table-row table:style-name="ro1">
          <table:table-cell table:number-columns-repeated="4"/>
          <table:table-cell office:value-type="float" office:value="51.25" calcext:value-type="float">
            <text:p>51.25</text:p>
          </table:table-cell>
        </table:table-row>
        <table:table-row table:style-name="ro1">
          <table:table-cell table:number-columns-repeated="4"/>
          <table:table-cell office:value-type="float" office:value="51.25" calcext:value-type="float">
            <text:p>51.25</text:p>
          </table:table-cell>
        </table:table-row>
        <table:table-row table:style-name="ro1">
          <table:table-cell table:number-columns-repeated="4"/>
          <table:table-cell office:value-type="float" office:value="51.25" calcext:value-type="float">
            <text:p>51.25</text:p>
          </table:table-cell>
        </table:table-row>
        <table:table-row table:style-name="ro1">
          <table:table-cell table:number-columns-repeated="4"/>
          <table:table-cell office:value-type="float" office:value="51.25" calcext:value-type="float">
            <text:p>51.25</text:p>
          </table:table-cell>
        </table:table-row>
        <table:table-row table:style-name="ro1">
          <table:table-cell table:number-columns-repeated="4"/>
          <table:table-cell office:value-type="float" office:value="51.25" calcext:value-type="float">
            <text:p>51.25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75" calcext:value-type="float">
            <text:p>50.75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4"/>
          <table:table-cell office:value-type="float" office:value="50.25" calcext:value-type="float">
            <text:p>50.25</text:p>
          </table:table-cell>
        </table:table-row>
        <table:table-row table:style-name="ro1">
          <table:table-cell table:number-columns-repeated="4"/>
          <table:table-cell office:value-type="float" office:value="50.25" calcext:value-type="float">
            <text:p>50.25</text:p>
          </table:table-cell>
        </table:table-row>
        <table:table-row table:style-name="ro1">
          <table:table-cell table:number-columns-repeated="4"/>
          <table:table-cell office:value-type="float" office:value="50.25" calcext:value-type="float">
            <text:p>50.25</text:p>
          </table:table-cell>
        </table:table-row>
        <table:table-row table:style-name="ro1">
          <table:table-cell table:number-columns-repeated="4"/>
          <table:table-cell office:value-type="float" office:value="50.25" calcext:value-type="float">
            <text:p>50.25</text:p>
          </table:table-cell>
        </table:table-row>
        <table:table-row table:style-name="ro1">
          <table:table-cell table:number-columns-repeated="4"/>
          <table:table-cell office:value-type="float" office:value="50.25" calcext:value-type="float">
            <text:p>50.25</text:p>
          </table:table-cell>
        </table:table-row>
        <table:table-row table:style-name="ro1">
          <table:table-cell table:number-columns-repeated="4"/>
          <table:table-cell office:value-type="float" office:value="50.25" calcext:value-type="float">
            <text:p>50.2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49.75" calcext:value-type="float">
            <text:p>49.75</text:p>
          </table:table-cell>
        </table:table-row>
        <table:table-row table:style-name="ro1">
          <table:table-cell table:number-columns-repeated="4"/>
          <table:table-cell office:value-type="float" office:value="49.75" calcext:value-type="float">
            <text:p>49.75</text:p>
          </table:table-cell>
        </table:table-row>
        <table:table-row table:style-name="ro1">
          <table:table-cell table:number-columns-repeated="4"/>
          <table:table-cell office:value-type="float" office:value="49.75" calcext:value-type="float">
            <text:p>49.75</text:p>
          </table:table-cell>
        </table:table-row>
        <table:table-row table:style-name="ro1">
          <table:table-cell table:number-columns-repeated="4"/>
          <table:table-cell office:value-type="float" office:value="49.75" calcext:value-type="float">
            <text:p>49.75</text:p>
          </table:table-cell>
        </table:table-row>
        <table:table-row table:style-name="ro1">
          <table:table-cell table:number-columns-repeated="4"/>
          <table:table-cell office:value-type="float" office:value="49.75" calcext:value-type="float">
            <text:p>49.7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75" calcext:value-type="float">
            <text:p>48.7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75" calcext:value-type="float">
            <text:p>47.7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.25" calcext:value-type="float">
            <text:p>47.25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75" calcext:value-type="float">
            <text:p>46.7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4"/>
          <table:table-cell office:value-type="float" office:value="46.25" calcext:value-type="float">
            <text:p>46.25</text:p>
          </table:table-cell>
        </table:table-row>
        <table:table-row table:style-name="ro1">
          <table:table-cell table:number-columns-repeated="4"/>
          <table:table-cell office:value-type="float" office:value="46.25" calcext:value-type="float">
            <text:p>46.25</text:p>
          </table:table-cell>
        </table:table-row>
        <table:table-row table:style-name="ro1">
          <table:table-cell table:number-columns-repeated="4"/>
          <table:table-cell office:value-type="float" office:value="46.25" calcext:value-type="float">
            <text:p>46.25</text:p>
          </table:table-cell>
        </table:table-row>
        <table:table-row table:style-name="ro1">
          <table:table-cell table:number-columns-repeated="4"/>
          <table:table-cell office:value-type="float" office:value="46.25" calcext:value-type="float">
            <text:p>46.25</text:p>
          </table:table-cell>
        </table:table-row>
        <table:table-row table:style-name="ro1">
          <table:table-cell table:number-columns-repeated="4"/>
          <table:table-cell office:value-type="float" office:value="46.25" calcext:value-type="float">
            <text:p>46.25</text:p>
          </table:table-cell>
        </table:table-row>
        <table:table-row table:style-name="ro1">
          <table:table-cell table:number-columns-repeated="4"/>
          <table:table-cell office:value-type="float" office:value="46.25" calcext:value-type="float">
            <text:p>46.25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75" calcext:value-type="float">
            <text:p>45.7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.25" calcext:value-type="float">
            <text:p>45.2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44.75" calcext:value-type="float">
            <text:p>44.75</text:p>
          </table:table-cell>
        </table:table-row>
        <table:table-row table:style-name="ro1">
          <table:table-cell table:number-columns-repeated="4"/>
          <table:table-cell office:value-type="float" office:value="44.75" calcext:value-type="float">
            <text:p>44.75</text:p>
          </table:table-cell>
        </table:table-row>
        <table:table-row table:style-name="ro1">
          <table:table-cell table:number-columns-repeated="4"/>
          <table:table-cell office:value-type="float" office:value="44.75" calcext:value-type="float">
            <text:p>44.75</text:p>
          </table:table-cell>
        </table:table-row>
        <table:table-row table:style-name="ro1">
          <table:table-cell table:number-columns-repeated="4"/>
          <table:table-cell office:value-type="float" office:value="44.75" calcext:value-type="float">
            <text:p>44.75</text:p>
          </table:table-cell>
        </table:table-row>
        <table:table-row table:style-name="ro1">
          <table:table-cell table:number-columns-repeated="4"/>
          <table:table-cell office:value-type="float" office:value="44.75" calcext:value-type="float">
            <text:p>44.7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.25" calcext:value-type="float">
            <text:p>44.25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75" calcext:value-type="float">
            <text:p>43.7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.25" calcext:value-type="float">
            <text:p>43.2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75" calcext:value-type="float">
            <text:p>42.7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.25" calcext:value-type="float">
            <text:p>42.25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float" office:value="41.75" calcext:value-type="float">
            <text:p>41.75</text:p>
          </table:table-cell>
        </table:table-row>
        <table:table-row table:style-name="ro1">
          <table:table-cell table:number-columns-repeated="4"/>
          <table:table-cell office:value-type="float" office:value="41.75" calcext:value-type="float">
            <text:p>41.75</text:p>
          </table:table-cell>
        </table:table-row>
        <table:table-row table:style-name="ro1">
          <table:table-cell table:number-columns-repeated="4"/>
          <table:table-cell office:value-type="float" office:value="41.75" calcext:value-type="float">
            <text:p>41.75</text:p>
          </table:table-cell>
        </table:table-row>
        <table:table-row table:style-name="ro1">
          <table:table-cell table:number-columns-repeated="4"/>
          <table:table-cell office:value-type="float" office:value="41.75" calcext:value-type="float">
            <text:p>41.75</text:p>
          </table:table-cell>
        </table:table-row>
        <table:table-row table:style-name="ro1">
          <table:table-cell table:number-columns-repeated="4"/>
          <table:table-cell office:value-type="float" office:value="41.75" calcext:value-type="float">
            <text:p>41.75</text:p>
          </table:table-cell>
        </table:table-row>
        <table:table-row table:style-name="ro1">
          <table:table-cell table:number-columns-repeated="4"/>
          <table:table-cell office:value-type="float" office:value="41.75" calcext:value-type="float">
            <text:p>41.7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75" calcext:value-type="float">
            <text:p>40.7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.25" calcext:value-type="float">
            <text:p>40.25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75" calcext:value-type="float">
            <text:p>39.7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.25" calcext:value-type="float">
            <text:p>39.2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.25" calcext:value-type="float">
            <text:p>38.25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75" calcext:value-type="float">
            <text:p>37.7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.25" calcext:value-type="float">
            <text:p>37.2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.25" calcext:value-type="float">
            <text:p>36.2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75" calcext:value-type="float">
            <text:p>35.7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.25" calcext:value-type="float">
            <text:p>35.2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75" calcext:value-type="float">
            <text:p>34.7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.25" calcext:value-type="float">
            <text:p>34.2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.25" calcext:value-type="float">
            <text:p>33.25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75" calcext:value-type="float">
            <text:p>32.7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.25" calcext:value-type="float">
            <text:p>32.2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75" calcext:value-type="float">
            <text:p>31.7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.25" calcext:value-type="float">
            <text:p>31.2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75" calcext:value-type="float">
            <text:p>30.7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.25" calcext:value-type="float">
            <text:p>30.2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.25" calcext:value-type="float">
            <text:p>29.25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75" calcext:value-type="float">
            <text:p>28.7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.25" calcext:value-type="float">
            <text:p>28.2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.25" calcext:value-type="float">
            <text:p>27.2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75" calcext:value-type="float">
            <text:p>26.7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.25" calcext:value-type="float">
            <text:p>26.2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.25" calcext:value-type="float">
            <text:p>25.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75" calcext:value-type="float">
            <text:p>24.7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.25" calcext:value-type="float">
            <text:p>24.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75" calcext:value-type="float">
            <text:p>23.7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0.75" calcext:value-type="float">
            <text:p>20.7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25" calcext:value-type="float">
            <text:p>21.2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6:34:13.718324986</dc:date>
    <meta:document-statistic meta:table-count="1" meta:cell-count="9239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4.201cm" style:legend-expansion="high" chart:style-name="ch2"/>
        <chart:plot-area chart:style-name="ch3" table:cell-range-address="Sheet1.C1:Sheet1.C373" chart:data-source-has-labels="row" svg:x="0.32cm" svg:y="0.18cm" svg:width="13.249cm" svg:height="8.64cm">
          <chartooo:coordinate-region svg:x="1.127cm" svg:y="0.38cm" svg:width="12.442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73" chart:label-cell-address="Sheet1.C1:Sheet1.C1" chart:class="chart:line">
            <chart:data-point chart:repeated="3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C2:Sheet1.C3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75">
                <text:p>107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.75">
                <text:p>116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.75">
                <text:p>121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25">
                <text:p>13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.25">
                <text:p>134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.25">
                <text:p>136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6.25">
                <text:p>136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.75">
                <text:p>141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.75">
                <text:p>149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.75">
                <text:p>151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.25">
                <text:p>157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3.75">
                <text:p>163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.25">
                <text:p>163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.25">
                <text:p>164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.75">
                <text:p>164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.25">
                <text:p>169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.25">
                <text:p>168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.75">
                <text:p>170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4.25">
                <text:p>174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.25">
                <text:p>177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7.75">
                <text:p>177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.75">
                <text:p>186.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9.75">
                <text:p>189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.75">
                <text:p>198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.75">
                <text:p>202.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3.75">
                <text:p>203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.75">
                <text:p>206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9.75">
                <text:p>209.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1.75">
                <text:p>211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2.75">
                <text:p>212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4.75">
                <text:p>214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.75">
                <text:p>215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1.25">
                <text:p>221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5.25">
                <text:p>225.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4.75">
                <text:p>234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8.75">
                <text:p>238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.25">
                <text:p>241.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2.75">
                <text:p>242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4.25">
                <text:p>244.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7.25">
                <text:p>247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2.75">
                <text:p>252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4.25">
                <text:p>254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1.25">
                <text:p>251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.75">
                <text:p>227.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2.25">
                <text:p>222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2.75">
                <text:p>212.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7.75">
                <text:p>207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2.75">
                <text:p>202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8.75">
                <text:p>188.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7.25">
                <text:p>187.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6.75">
                <text:p>186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9.75">
                <text:p>179.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4.25">
                <text:p>174.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.25">
                <text:p>173.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.25">
                <text:p>165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.75">
                <text:p>162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2.25">
                <text:p>162.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1.25">
                <text:p>161.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5.25">
                <text:p>155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C1:Sheet1.C373" chart:data-source-has-labels="row" svg:x="0.32cm" svg:y="0.18cm" svg:width="13.249cm" svg:height="8.64cm">
          <chartooo:coordinate-region svg:x="1.127cm" svg:y="0.38cm" svg:width="12.1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73" chart:label-cell-address="Sheet1.C1:Sheet1.C1" chart:class="chart:scatter">
            <chart:data-point chart:repeated="3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C2:Sheet1.C3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75">
                <text:p>107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.75">
                <text:p>116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.75">
                <text:p>121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25">
                <text:p>13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.25">
                <text:p>134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.25">
                <text:p>136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6.25">
                <text:p>136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.75">
                <text:p>141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.75">
                <text:p>149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.75">
                <text:p>151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.25">
                <text:p>157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3.75">
                <text:p>163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.25">
                <text:p>163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.25">
                <text:p>164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.75">
                <text:p>164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.25">
                <text:p>169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.25">
                <text:p>168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.75">
                <text:p>170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4.25">
                <text:p>174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.25">
                <text:p>177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7.75">
                <text:p>177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.75">
                <text:p>186.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9.75">
                <text:p>189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.75">
                <text:p>198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.75">
                <text:p>202.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3.75">
                <text:p>203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.75">
                <text:p>206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9.75">
                <text:p>209.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1.75">
                <text:p>211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2.75">
                <text:p>212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4.75">
                <text:p>214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.75">
                <text:p>215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1.25">
                <text:p>221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5.25">
                <text:p>225.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4.75">
                <text:p>234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8.75">
                <text:p>238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.25">
                <text:p>241.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2.75">
                <text:p>242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4.25">
                <text:p>244.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7.25">
                <text:p>247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2.75">
                <text:p>252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4.25">
                <text:p>254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1.25">
                <text:p>251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.75">
                <text:p>227.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2.25">
                <text:p>222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2.75">
                <text:p>212.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7.75">
                <text:p>207.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2.75">
                <text:p>202.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9.75">
                <text:p>199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8.75">
                <text:p>188.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7.25">
                <text:p>187.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6.75">
                <text:p>186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9.75">
                <text:p>179.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4.25">
                <text:p>174.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.25">
                <text:p>173.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.25">
                <text:p>165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.75">
                <text:p>162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2.25">
                <text:p>162.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1.25">
                <text:p>161.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.25">
                <text:p>155.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5.25">
                <text:p>15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